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cm"/>
    </style:style>
    <style:style style:name="co2" style:family="table-column">
      <style:table-column-properties fo:break-before="auto" style:column-width="7.07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Puro Gelato - São Caetano do Sul</text:p>
          </table:table-cell>
          <table:table-cell office:value-type="string">
            <text:p>R. Benito Campoi, 166 - Olímpico, São Caetano do Sul - SP, 09570-010, Brazil</text:p>
          </table:table-cell>
          <table:table-cell office:value-type="string">
            <text:p>(11) 91477-8382</text:p>
          </table:table-cell>
        </table:table-row>
        <table:table-row table:style-name="ro1">
          <table:table-cell office:value-type="string">
            <text:p>Bolateria Artesanal Bolos e Doces</text:p>
          </table:table-cell>
          <table:table-cell office:value-type="string">
            <text:p>R. Tiradentes, 686 - Vila Rio Branco, Jundiaí - SP, 13215-370, Brazil</text:p>
          </table:table-cell>
          <table:table-cell office:value-type="string">
            <text:p>(11) 93023-5530</text:p>
          </table:table-cell>
        </table:table-row>
        <table:table-row table:style-name="ro1">
          <table:table-cell office:value-type="string">
            <text:p>Sorveteria do Bicudo</text:p>
          </table:table-cell>
          <table:table-cell office:value-type="string">
            <text:p>R. Floral, 116 - Vila Sao Pedro, São Bernardo do Campo - SP, 09780-670, Brazil</text:p>
          </table:table-cell>
          <table:table-cell office:value-type="string">
            <text:p>(11) 93148-1011</text:p>
          </table:table-cell>
        </table:table-row>
        <table:table-row table:style-name="ro1">
          <table:table-cell office:value-type="string">
            <text:p>Gela Boca - Guarulhos Santa Clara</text:p>
          </table:table-cell>
          <table:table-cell office:value-type="string">
            <text:p>R. Pirapora do Bom Jesus, 10 - Jardim Santa Clara, Guarulhos - SP, 07123-230, Brazil</text:p>
          </table:table-cell>
          <table:table-cell office:value-type="string">
            <text:p>(11) 93200-5992</text:p>
          </table:table-cell>
        </table:table-row>
        <table:table-row table:style-name="ro1">
          <table:table-cell office:value-type="string">
            <text:p>Cololido - Shopping ABC</text:p>
          </table:table-cell>
          <table:table-cell office:value-type="string">
            <text:p>Praça de Alimentação - Av. Pereira Barreto, 42 - Vila Gilda, Santo André - SP, 09190-210, Brazil</text:p>
          </table:table-cell>
          <table:table-cell office:value-type="string">
            <text:p>(11) 93284-6656</text:p>
          </table:table-cell>
        </table:table-row>
        <table:table-row table:style-name="ro1">
          <table:table-cell office:value-type="string">
            <text:p>Sagrado Boulangerie</text:p>
          </table:table-cell>
          <table:table-cell office:value-type="string">
            <text:p>R. Bela Vista, 308 - Centro, São Bernardo do Campo - SP, 09715-030, Brazil</text:p>
          </table:table-cell>
          <table:table-cell office:value-type="string">
            <text:p>(11) 93366-1111</text:p>
          </table:table-cell>
        </table:table-row>
        <table:table-row table:style-name="ro1">
          <table:table-cell office:value-type="string">
            <text:p>Lily Cake Shop</text:p>
          </table:table-cell>
          <table:table-cell office:value-type="string">
            <text:p>Av. Divino Salvador, 670 - Moema, São Paulo - SP, 04078-012, Brazil</text:p>
          </table:table-cell>
          <table:table-cell office:value-type="string">
            <text:p>(11) 93411-4823</text:p>
          </table:table-cell>
        </table:table-row>
        <table:table-row table:style-name="ro1">
          <table:table-cell office:value-type="string">
            <text:p>Açaí e sorveteria da vila</text:p>
          </table:table-cell>
          <table:table-cell office:value-type="string">
            <text:p>R. Gerônimo dos Santos, 158 - Montanhão, São Bernardo do Campo - SP, 09784-400, Brazil</text:p>
          </table:table-cell>
          <table:table-cell office:value-type="string">
            <text:p>(11) 93417-6469</text:p>
          </table:table-cell>
        </table:table-row>
        <table:table-row table:style-name="ro1">
          <table:table-cell office:value-type="string">
            <text:p>Potcake - Desde 2019 - ABC</text:p>
          </table:table-cell>
          <table:table-cell office:value-type="string">
            <text:p>R. Cap. Mario Fláquer, 11 - Centro, Santo André - SP, 09020-150, Brazil</text:p>
          </table:table-cell>
          <table:table-cell office:value-type="string">
            <text:p>(11) 93431-5623</text:p>
          </table:table-cell>
        </table:table-row>
        <table:table-row table:style-name="ro1">
          <table:table-cell office:value-type="string">
            <text:p>Doceria Tutto Doces 🍭</text:p>
          </table:table-cell>
          <table:table-cell office:value-type="string">
            <text:p>SP-036, 2547 - São João, Guarulhos - SP, 07151-051, Brazil</text:p>
          </table:table-cell>
          <table:table-cell office:value-type="string">
            <text:p>(11) 93438-3405</text:p>
          </table:table-cell>
        </table:table-row>
        <table:table-row table:style-name="ro1">
          <table:table-cell office:value-type="string">
            <text:p>Bacio di Latte Shopping Barra</text:p>
          </table:table-cell>
          <table:table-cell office:value-type="string">
            <text:p>Barra, Salvador - State of Bahia, Brazil</text:p>
          </table:table-cell>
          <table:table-cell office:value-type="string">
            <text:p>(11) 93748-1849</text:p>
          </table:table-cell>
        </table:table-row>
        <table:table-row table:style-name="ro1">
          <table:table-cell office:value-type="string">
            <text:p>AÇAI POWER</text:p>
          </table:table-cell>
          <table:table-cell office:value-type="string">
            <text:p>R. São Gonçalo do Rio das Pedras, 927 - Vila Mara, São Paulo - SP, 08022-070, Brazil</text:p>
          </table:table-cell>
          <table:table-cell office:value-type="string">
            <text:p>(11) 94134-0719</text:p>
          </table:table-cell>
        </table:table-row>
        <table:table-row table:style-name="ro1">
          <table:table-cell office:value-type="string">
            <text:p>Fofo Confeitaria Vegan</text:p>
          </table:table-cell>
          <table:table-cell office:value-type="string">
            <text:p>R. Rio Branco, 20 - Fundação, São Caetano do Sul - SP, 09520-620, Brazil</text:p>
          </table:table-cell>
          <table:table-cell office:value-type="string">
            <text:p>(11) 94172-0258</text:p>
          </table:table-cell>
        </table:table-row>
        <table:table-row table:style-name="ro1">
          <table:table-cell office:value-type="string">
            <text:p>Corpfit Gelato Jardins</text:p>
          </table:table-cell>
          <table:table-cell office:value-type="string">
            <text:p>Alameda Lorena, 1504 - Jardim Paulista, São Paulo - SP, 01424-004, Brazil</text:p>
          </table:table-cell>
          <table:table-cell office:value-type="string">
            <text:p>(11) 94392-8001</text:p>
          </table:table-cell>
        </table:table-row>
        <table:table-row table:style-name="ro1">
          <table:table-cell office:value-type="string">
            <text:p>Ateliê Lilian Bolos &amp; Cia</text:p>
          </table:table-cell>
          <table:table-cell office:value-type="string">
            <text:p>R. Salvador Dali, 524 - Jardim Apura, São Paulo - SP, 04470-185, Brazil</text:p>
          </table:table-cell>
          <table:table-cell office:value-type="string">
            <text:p>(11) 94468-2371</text:p>
          </table:table-cell>
        </table:table-row>
        <table:table-row table:style-name="ro1">
          <table:table-cell office:value-type="string">
            <text:p>padaria oliveira</text:p>
          </table:table-cell>
          <table:table-cell office:value-type="string">
            <text:p>Tv. Arroio São Gonçalo - Jardim Toca, São Paulo - SP, 04849-017, Brazil</text:p>
          </table:table-cell>
          <table:table-cell office:value-type="string">
            <text:p>(11) 94483-0049</text:p>
          </table:table-cell>
        </table:table-row>
        <table:table-row table:style-name="ro1">
          <table:table-cell office:value-type="string">
            <text:p>Doceria Doce Amor Festas</text:p>
          </table:table-cell>
          <table:table-cell office:value-type="string">
            <text:p>Av. Barber Greene, 765 - Jardim Santa Clara, Guarulhos - SP, 07120-260, Brazil</text:p>
          </table:table-cell>
          <table:table-cell office:value-type="string">
            <text:p>(11) 94567-9245</text:p>
          </table:table-cell>
        </table:table-row>
        <table:table-row table:style-name="ro1">
          <table:table-cell office:value-type="string">
            <text:p>Tayti Gelateria &amp; Café</text:p>
          </table:table-cell>
          <table:table-cell office:value-type="string">
            <text:p>R. Mariz e Barros, 365 - Chácara Klabin, São Paulo - SP, 01545-010, Brazil</text:p>
          </table:table-cell>
          <table:table-cell office:value-type="string">
            <text:p>(11) 94593-1192</text:p>
          </table:table-cell>
        </table:table-row>
        <table:table-row table:style-name="ro1">
          <table:table-cell office:value-type="string">
            <text:p>Doceria Gi Rondon</text:p>
          </table:table-cell>
          <table:table-cell office:value-type="string">
            <text:p>R. Assis Valente, 86 - Jardim Pinhal, Guarulhos - SP, 07120-020, Brazil</text:p>
          </table:table-cell>
          <table:table-cell office:value-type="string">
            <text:p>(11) 94704-4145</text:p>
          </table:table-cell>
        </table:table-row>
        <table:table-row table:style-name="ro1">
          <table:table-cell office:value-type="string">
            <text:p>São doces</text:p>
          </table:table-cell>
          <table:table-cell office:value-type="string">
            <text:p>R. Anchieta, 50 - Boa Vista, São Caetano do Sul - SP, 09572-060, Brazil</text:p>
          </table:table-cell>
          <table:table-cell office:value-type="string">
            <text:p>(11) 94730-0642</text:p>
          </table:table-cell>
        </table:table-row>
        <table:table-row table:style-name="ro1">
          <table:table-cell office:value-type="string">
            <text:p>Sorveteria Lolly Pop</text:p>
          </table:table-cell>
          <table:table-cell office:value-type="string">
            <text:p>Av. Dom Pedro de Alcântara, 89 - Montanhão, São Bernardo do Campo - SP, 09784-160, Brazil</text:p>
          </table:table-cell>
          <table:table-cell office:value-type="string">
            <text:p>(11) 94758-7529</text:p>
          </table:table-cell>
        </table:table-row>
        <table:table-row table:style-name="ro1">
          <table:table-cell office:value-type="string">
            <text:p>Açaí da Vila</text:p>
          </table:table-cell>
          <table:table-cell office:value-type="string">
            <text:p>Rua José Bonifacio, 671 - Centro, São Bernardo do Campo - SP, 09721-161, Brazil</text:p>
          </table:table-cell>
          <table:table-cell office:value-type="string">
            <text:p>(11) 95020-7272</text:p>
          </table:table-cell>
        </table:table-row>
        <table:table-row table:style-name="ro1">
          <table:table-cell office:value-type="string">
            <text:p>Al Kaseem Gelato (Sorvete Árabe)</text:p>
          </table:table-cell>
          <table:table-cell office:value-type="string">
            <text:p>Alameda dos Nhambiquaras, 1657 - LOJA 5 - Moema, São Paulo - SP, 04090-013, Brazil</text:p>
          </table:table-cell>
          <table:table-cell office:value-type="string">
            <text:p>(11) 95089-4750</text:p>
          </table:table-cell>
        </table:table-row>
        <table:table-row table:style-name="ro1">
          <table:table-cell office:value-type="string">
            <text:p>Sorveteria Skibom - Cocaia | Sorvetes e Açaí</text:p>
          </table:table-cell>
          <table:table-cell office:value-type="string">
            <text:p>Av.Brigadeiro Faria Lima, 1252 - Jardim Cocaia, Guarulhos - SP, 07130-000, Brazil</text:p>
          </table:table-cell>
          <table:table-cell office:value-type="string">
            <text:p>(11) 95127-2612</text:p>
          </table:table-cell>
        </table:table-row>
        <table:table-row table:style-name="ro1">
          <table:table-cell office:value-type="string">
            <text:p>Tortas &amp; Doces - Nanica Guarulhos</text:p>
          </table:table-cell>
          <table:table-cell office:value-type="string">
            <text:p>Av. Paulo Faccini, 2155 - Macedo, Guarulhos - SP, 07111-000, Brazil</text:p>
          </table:table-cell>
          <table:table-cell office:value-type="string">
            <text:p>(11) 95145-9034</text:p>
          </table:table-cell>
        </table:table-row>
        <table:table-row table:style-name="ro1">
          <table:table-cell office:value-type="string">
            <text:p>Amr Doces e Bolos</text:p>
          </table:table-cell>
          <table:table-cell office:value-type="string">
            <text:p>Rua Damianópolis, 37 - Jardim Boa Vista (Zona Oeste), São Paulo - SP, 05584-080, Brazil</text:p>
          </table:table-cell>
          <table:table-cell office:value-type="string">
            <text:p>(11) 95438-8727</text:p>
          </table:table-cell>
        </table:table-row>
        <table:table-row table:style-name="ro1">
          <table:table-cell office:value-type="string">
            <text:p>Padaria Da Vinci - Lago dos Patos Guarulhos</text:p>
          </table:table-cell>
          <table:table-cell office:value-type="string">
            <text:p>Av. Francisco Conde, 674 - Vila Rosalia, Guarulhos - SP, 07070-010, Brazil</text:p>
          </table:table-cell>
          <table:table-cell office:value-type="string">
            <text:p>(11) 95487-6293</text:p>
          </table:table-cell>
        </table:table-row>
        <table:table-row table:style-name="ro1">
          <table:table-cell office:value-type="string">
            <text:p>Marina Mendes Confeitaria(antiga mania de bolo)</text:p>
          </table:table-cell>
          <table:table-cell office:value-type="string">
            <text:p>R. Augusto de Almeida Batista, 401 - Chácaras São Marcos, Embu das Artes - SP, 06814-000, Brazil</text:p>
          </table:table-cell>
          <table:table-cell office:value-type="string">
            <text:p>(11) 95569-4272</text:p>
          </table:table-cell>
        </table:table-row>
        <table:table-row table:style-name="ro1">
          <table:table-cell office:value-type="string">
            <text:p>Oggi Sorvetes SBC Vila São Pedro</text:p>
          </table:table-cell>
          <table:table-cell office:value-type="string">
            <text:p>Av. Dom Pedro de Alcântara, 291 - Nova Petrópolis, São Bernardo do Campo - SP, 09771-281, Brazil</text:p>
          </table:table-cell>
          <table:table-cell office:value-type="string">
            <text:p>(11) 95578-8790</text:p>
          </table:table-cell>
        </table:table-row>
        <table:table-row table:style-name="ro1">
          <table:table-cell office:value-type="string">
            <text:p>Sorveteria Cassiano Ice</text:p>
          </table:table-cell>
          <table:table-cell office:value-type="string">
            <text:p>Av. Luiz Pequini, 184 - Santa Terezinha, São Bernardo do Campo - SP, 09780-250, Brazil</text:p>
          </table:table-cell>
          <table:table-cell office:value-type="string">
            <text:p>(11) 95797-5565</text:p>
          </table:table-cell>
        </table:table-row>
        <table:table-row table:style-name="ro1">
          <table:table-cell office:value-type="string">
            <text:p>Doces Pimentinhas</text:p>
          </table:table-cell>
          <table:table-cell office:value-type="string">
            <text:p>Rua Salvador Mota 560 Vila industrial - zona leste, São Paulo - SP, 03251-180, Brazil</text:p>
          </table:table-cell>
          <table:table-cell office:value-type="string">
            <text:p>(11) 95804-0665</text:p>
          </table:table-cell>
        </table:table-row>
        <table:table-row table:style-name="ro1">
          <table:table-cell office:value-type="string">
            <text:p>Sorveteria Gelado Frescor//Sorvetunes</text:p>
          </table:table-cell>
          <table:table-cell office:value-type="string">
            <text:p>Alameda Yayá, 194 - Jardim Aida, Guarulhos - SP, 07060-000, Brazil</text:p>
          </table:table-cell>
          <table:table-cell office:value-type="string">
            <text:p>(11) 95808-6032</text:p>
          </table:table-cell>
        </table:table-row>
        <table:table-row table:style-name="ro1">
          <table:table-cell office:value-type="string">
            <text:p>Belo doce festa</text:p>
          </table:table-cell>
          <table:table-cell office:value-type="string">
            <text:p>R. Rio Branco, 395 - Centro, Mauá - SP, 09310-110, Brazil</text:p>
          </table:table-cell>
          <table:table-cell office:value-type="string">
            <text:p>(11) 95960-3197</text:p>
          </table:table-cell>
        </table:table-row>
        <table:table-row table:style-name="ro1">
          <table:table-cell office:value-type="string">
            <text:p>CHURROS TRINDADE</text:p>
          </table:table-cell>
          <table:table-cell office:value-type="string">
            <text:p>R. Raulino Galdino da Silva, 867 - Sítio Morro Grande, São Paulo - SP, 02807-000, Brazil</text:p>
          </table:table-cell>
          <table:table-cell office:value-type="string">
            <text:p>(11) 95972-2670</text:p>
          </table:table-cell>
        </table:table-row>
        <table:table-row table:style-name="ro1">
          <table:table-cell office:value-type="string">
            <text:p>Padaria Pão D' Ouro</text:p>
          </table:table-cell>
          <table:table-cell office:value-type="string">
            <text:p>Estr. de Mogi das Cruzes, 460 - Vila Rio Branco, São Paulo - SP, 03890-000, Brazil</text:p>
          </table:table-cell>
          <table:table-cell office:value-type="string">
            <text:p>(11) 96069-7704</text:p>
          </table:table-cell>
        </table:table-row>
        <table:table-row table:style-name="ro1">
          <table:table-cell office:value-type="string">
            <text:p>Lelikita Confeitaria e Sorvetes</text:p>
          </table:table-cell>
          <table:table-cell office:value-type="string">
            <text:p>R. Salvador Risoleu, 163 - Jardim Peri Peri, São Paulo - SP, 05536-020, Brazil</text:p>
          </table:table-cell>
          <table:table-cell office:value-type="string">
            <text:p>(11) 96437-4386</text:p>
          </table:table-cell>
        </table:table-row>
        <table:table-row table:style-name="ro1">
          <table:table-cell office:value-type="string">
            <text:p>Divino Doci</text:p>
          </table:table-cell>
          <table:table-cell office:value-type="string">
            <text:p>Rua Visconde de Rio Branco, 145 - Jardim Rosinha, Diadema - SP, 09910-470, Brazil</text:p>
          </table:table-cell>
          <table:table-cell office:value-type="string">
            <text:p>(11) 96468-0749</text:p>
          </table:table-cell>
        </table:table-row>
        <table:table-row table:style-name="ro1">
          <table:table-cell office:value-type="string">
            <text:p>Doceria Tentação Mooca</text:p>
          </table:table-cell>
          <table:table-cell office:value-type="string">
            <text:p>R. Isabel Dias, 211 - Mooca, São Paulo - SP, 03119-030, Brazil</text:p>
          </table:table-cell>
          <table:table-cell office:value-type="string">
            <text:p>(11) 96482-7711</text:p>
          </table:table-cell>
        </table:table-row>
        <table:table-row table:style-name="ro1">
          <table:table-cell office:value-type="string">
            <text:p>Vivianne Wakuda Pâtisserie - Choux cream</text:p>
          </table:table-cell>
          <table:table-cell office:value-type="string">
            <text:p>R. Joaquim Antunes, 1093 - Pinheiros, São Paulo - SP, 05415-012, Brazil</text:p>
          </table:table-cell>
          <table:table-cell office:value-type="string">
            <text:p>(11) 96488-7708</text:p>
          </table:table-cell>
        </table:table-row>
        <table:table-row table:style-name="ro1">
          <table:table-cell office:value-type="string">
            <text:p>Confeitaria Marilia Zylbersztajn</text:p>
          </table:table-cell>
          <table:table-cell office:value-type="string">
            <text:p>R. Fradique Coutinho, 942 - Pinheiros, São Paulo - SP, 05416-001, Brazil</text:p>
          </table:table-cell>
          <table:table-cell office:value-type="string">
            <text:p>(11) 96570-0094</text:p>
          </table:table-cell>
        </table:table-row>
        <table:table-row table:style-name="ro1">
          <table:table-cell office:value-type="string">
            <text:p>Sorveteria Eloa</text:p>
          </table:table-cell>
          <table:table-cell office:value-type="string">
            <text:p>R. Maraú, 350 - Jardim Pres. Dutra, Guarulhos - SP, 07173-190, Brazil</text:p>
          </table:table-cell>
          <table:table-cell office:value-type="string">
            <text:p>(11) 96574-1586</text:p>
          </table:table-cell>
        </table:table-row>
        <table:table-row table:style-name="ro1">
          <table:table-cell office:value-type="string">
            <text:p>Sweet Clair</text:p>
          </table:table-cell>
          <table:table-cell office:value-type="string">
            <text:p>Rua Cristiânia - Jardim Boa Vista (Zona Sul), São Paulo - SP, 05834-090, Brazil</text:p>
          </table:table-cell>
          <table:table-cell office:value-type="string">
            <text:p>(11) 96613-1839</text:p>
          </table:table-cell>
        </table:table-row>
        <table:table-row table:style-name="ro1">
          <table:table-cell office:value-type="string">
            <text:p>Cor e Sabor Brigaderia Gourmet</text:p>
          </table:table-cell>
          <table:table-cell office:value-type="string">
            <text:p>R. José Josafá de Araújo, 1b - Jardim Boa Vista (Zona Oeste), São Paulo - SP, 05831-110, Brazil</text:p>
          </table:table-cell>
          <table:table-cell office:value-type="string">
            <text:p>(11) 96664-7760</text:p>
          </table:table-cell>
        </table:table-row>
        <table:table-row table:style-name="ro1">
          <table:table-cell office:value-type="string">
            <text:p>🛵💨Delivery Marcos Doces Docinhos de Festa Brigadeiro Beijinho Quindim Queijadinha</text:p>
          </table:table-cell>
          <table:table-cell office:value-type="string">
            <text:p>Rua dos Paulistanos, 252 B Vila Mascote - Zona Sul - Vila Paulista, São Paulo - SP, 04361-120, Brazil</text:p>
          </table:table-cell>
          <table:table-cell office:value-type="string">
            <text:p>(11) 96690-3241</text:p>
          </table:table-cell>
        </table:table-row>
        <table:table-row table:style-name="ro1">
          <table:table-cell office:value-type="string">
            <text:p>The Best Açaí - Guarulhos</text:p>
          </table:table-cell>
          <table:table-cell office:value-type="string">
            <text:p>Avenida salgado filho, 1481 - |, 1 - Centro, Guarulhos - SP, 07115-000, Brazil</text:p>
          </table:table-cell>
          <table:table-cell office:value-type="string">
            <text:p>(11) 96903-8923</text:p>
          </table:table-cell>
        </table:table-row>
        <table:table-row table:style-name="ro1">
          <table:table-cell office:value-type="string">
            <text:p>Raffas Salgados &amp; Sorvetes</text:p>
          </table:table-cell>
          <table:table-cell office:value-type="string">
            <text:p>Av. Dom Pedro de Alcântara, 137 - Vila Sao Pedro, São Bernardo do Campo - SP, 09784-000, Brazil</text:p>
          </table:table-cell>
          <table:table-cell office:value-type="string">
            <text:p>(11) 97020-5624</text:p>
          </table:table-cell>
        </table:table-row>
        <table:table-row table:style-name="ro1">
          <table:table-cell office:value-type="string">
            <text:p>Vem Ca'Mila</text:p>
          </table:table-cell>
          <table:table-cell office:value-type="string">
            <text:p>R. Joaquim Távora, 118 - Vila Assunção, Santo André - SP, 09030-390, Brazil</text:p>
          </table:table-cell>
          <table:table-cell office:value-type="string">
            <text:p>(11) 97176-1031</text:p>
          </table:table-cell>
        </table:table-row>
        <table:table-row table:style-name="ro1">
          <table:table-cell office:value-type="string">
            <text:p>Bachir - Lebanese Ice Cream</text:p>
          </table:table-cell>
          <table:table-cell office:value-type="string">
            <text:p>R. Diogo Jácome, 686 - Vila Nova Conceição, São Paulo - SP, 04512-001, Brazil</text:p>
          </table:table-cell>
          <table:table-cell office:value-type="string">
            <text:p>(11) 97301-7070</text:p>
          </table:table-cell>
        </table:table-row>
        <table:table-row table:style-name="ro1">
          <table:table-cell office:value-type="string">
            <text:p>Doçuras da Paula bolos doces e salgados</text:p>
          </table:table-cell>
          <table:table-cell office:value-type="string">
            <text:p>R. Salvador Dali, 1001 B - Jardim Apura, São Paulo - SP, 04470-010, Brazil</text:p>
          </table:table-cell>
          <table:table-cell office:value-type="string">
            <text:p>(11) 97366-6167</text:p>
          </table:table-cell>
        </table:table-row>
        <table:table-row table:style-name="ro1">
          <table:table-cell office:value-type="string">
            <text:p>Doce Urbano</text:p>
          </table:table-cell>
          <table:table-cell office:value-type="string">
            <text:p>R. Foz do Iguaçu, 42 - Vila Capitao Rabelo, Guarulhos - SP, 07050-190, Brazil</text:p>
          </table:table-cell>
          <table:table-cell office:value-type="string">
            <text:p>(11) 97472-3676</text:p>
          </table:table-cell>
        </table:table-row>
        <table:table-row table:style-name="ro1">
          <table:table-cell office:value-type="string">
            <text:p>Adriana Doces Sonhos</text:p>
          </table:table-cell>
          <table:table-cell office:value-type="string">
            <text:p>Tv. Pio XII, 4 - Jatiúca, Maceió - AL, 57035-650, Brazil</text:p>
          </table:table-cell>
          <table:table-cell office:value-type="string">
            <text:p>(11) 97726-6466</text:p>
          </table:table-cell>
        </table:table-row>
        <table:table-row table:style-name="ro1">
          <table:table-cell office:value-type="string">
            <text:p>Tayti Gelateria &amp; Café</text:p>
          </table:table-cell>
          <table:table-cell office:value-type="string">
            <text:p>Alameda dos Jurupis, 843 - Moema, São Paulo - SP, 04088-002, Brazil</text:p>
          </table:table-cell>
          <table:table-cell office:value-type="string">
            <text:p>(11) 97757-1111</text:p>
          </table:table-cell>
        </table:table-row>
        <table:table-row table:style-name="ro1">
          <table:table-cell office:value-type="string">
            <text:p>Dan Açaí</text:p>
          </table:table-cell>
          <table:table-cell office:value-type="string">
            <text:p>Av. Luiz Pequini, 1341 - Santa Terezinha, São Bernardo do Campo - SP, 09785-020, Brazil</text:p>
          </table:table-cell>
          <table:table-cell office:value-type="string">
            <text:p>(11) 97779-8793</text:p>
          </table:table-cell>
        </table:table-row>
        <table:table-row table:style-name="ro1">
          <table:table-cell office:value-type="string">
            <text:p>La Dolce Amor</text:p>
          </table:table-cell>
          <table:table-cell office:value-type="string">
            <text:p>R. Salvador do Sul, 154 - Vila Progresso (Zona Leste), São Paulo - SP, 08240-500, Brazil</text:p>
          </table:table-cell>
          <table:table-cell office:value-type="string">
            <text:p>(11) 97800-8003</text:p>
          </table:table-cell>
        </table:table-row>
        <table:table-row table:style-name="ro1">
          <table:table-cell office:value-type="string">
            <text:p>LOCCA GELATERIA</text:p>
          </table:table-cell>
          <table:table-cell office:value-type="string">
            <text:p>Av. Salgado Filho, 3938 - Centro, Guarulhos - SP, 07115-000, Brazil</text:p>
          </table:table-cell>
          <table:table-cell office:value-type="string">
            <text:p>(11) 97833-4188</text:p>
          </table:table-cell>
        </table:table-row>
        <table:table-row table:style-name="ro1">
          <table:table-cell office:value-type="string">
            <text:p>🍭 Doceria Docirilo | Doceria em SBC</text:p>
          </table:table-cell>
          <table:table-cell office:value-type="string">
            <text:p>Estr. da Cooperativa, 208 - Vila Alves Dias, São Bernardo do Campo - SP, 09850-480, Brazil</text:p>
          </table:table-cell>
          <table:table-cell office:value-type="string">
            <text:p>(11) 98013-1053</text:p>
          </table:table-cell>
        </table:table-row>
        <table:table-row table:style-name="ro1">
          <table:table-cell office:value-type="string">
            <text:p>Doces e Sobremesas Fabíola Tomaz</text:p>
          </table:table-cell>
          <table:table-cell office:value-type="string">
            <text:p>R. São Gonçalo do Rio das Pedras, 649 - Vila Mara, São Paulo - SP, 08081-000, Brazil</text:p>
          </table:table-cell>
          <table:table-cell office:value-type="string">
            <text:p>(11) 98097-1101</text:p>
          </table:table-cell>
        </table:table-row>
        <table:table-row table:style-name="ro1">
          <table:table-cell office:value-type="string">
            <text:p>Empório Terrinha</text:p>
          </table:table-cell>
          <table:table-cell office:value-type="string">
            <text:p>Av. Ragueb Chohfi, 3117 - Parque Boa Esperança, São Paulo - SP, 08341-410, Brazil</text:p>
          </table:table-cell>
          <table:table-cell office:value-type="string">
            <text:p>(11) 98110-7032</text:p>
          </table:table-cell>
        </table:table-row>
        <table:table-row table:style-name="ro1">
          <table:table-cell office:value-type="string">
            <text:p>LiFe's ChocoDonuts</text:p>
          </table:table-cell>
          <table:table-cell office:value-type="string">
            <text:p>não tem - Jardim Gilda Maria, São Paulo - SP, 05550-060, Brazil</text:p>
          </table:table-cell>
          <table:table-cell office:value-type="string">
            <text:p>(11) 98116-9554</text:p>
          </table:table-cell>
        </table:table-row>
        <table:table-row table:style-name="ro1">
          <table:table-cell office:value-type="string">
            <text:p>A Casa Gourmet | Pães, amor &amp; cia</text:p>
          </table:table-cell>
          <table:table-cell office:value-type="string">
            <text:p>Av. Imperatriz Leopoldina, 375 - Nova Petrópolis, São Bernardo do Campo - SP, 09770-272, Brazil</text:p>
          </table:table-cell>
          <table:table-cell office:value-type="string">
            <text:p>(11) 98266-2552</text:p>
          </table:table-cell>
        </table:table-row>
        <table:table-row table:style-name="ro1">
          <table:table-cell office:value-type="string">
            <text:p>Vovó Arteira SG</text:p>
          </table:table-cell>
          <table:table-cell office:value-type="string">
            <text:p>Rua Aperibé, 709 - Parque Edu Chaves, São Paulo - SP, 02236-010, Brazil</text:p>
          </table:table-cell>
          <table:table-cell office:value-type="string">
            <text:p>(11) 98374-9890</text:p>
          </table:table-cell>
        </table:table-row>
        <table:table-row table:style-name="ro1">
          <table:table-cell office:value-type="string">
            <text:p>Carole Crema</text:p>
          </table:table-cell>
          <table:table-cell office:value-type="string">
            <text:p>R. da Consolação, 3161 - Jardins, São Paulo - SP, 01416-001, Brazil</text:p>
          </table:table-cell>
          <table:table-cell office:value-type="string">
            <text:p>(11) 98392-3169</text:p>
          </table:table-cell>
        </table:table-row>
        <table:table-row table:style-name="ro1">
          <table:table-cell office:value-type="string">
            <text:p>SG Confeitaria</text:p>
          </table:table-cell>
          <table:table-cell office:value-type="string">
            <text:p>R. Jequirituba, 1509 - Jardim Malia II, São Paulo - SP, 04822-000, Brazil</text:p>
          </table:table-cell>
          <table:table-cell office:value-type="string">
            <text:p>(11) 98442-6354</text:p>
          </table:table-cell>
        </table:table-row>
        <table:table-row table:style-name="ro1">
          <table:table-cell office:value-type="string">
            <text:p>Churros da Mari</text:p>
          </table:table-cell>
          <table:table-cell office:value-type="string">
            <text:p>R. São Maurício, 41 A - Vila Galvão, Guarulhos - SP, 07073-000, Brazil</text:p>
          </table:table-cell>
          <table:table-cell office:value-type="string">
            <text:p>(11) 98458-0604</text:p>
          </table:table-cell>
        </table:table-row>
        <table:table-row table:style-name="ro1">
          <table:table-cell office:value-type="string">
            <text:p>Oggi Sorvetes Parque Tiete</text:p>
          </table:table-cell>
          <table:table-cell office:value-type="string">
            <text:p>R. São Gonçalo do Abaeté, Número 305 - Parque Tiete, São Paulo - SP, 02870-000, Brazil</text:p>
          </table:table-cell>
          <table:table-cell office:value-type="string">
            <text:p>(11) 98609-7208</text:p>
          </table:table-cell>
        </table:table-row>
        <table:table-row table:style-name="ro1">
          <table:table-cell office:value-type="string">
            <text:p>Adoçando com amor</text:p>
          </table:table-cell>
          <table:table-cell office:value-type="string">
            <text:p>R. Santo André, 345 - Boa Vista, São Caetano do Sul - SP, 09572-000, Brazil</text:p>
          </table:table-cell>
          <table:table-cell office:value-type="string">
            <text:p>(11) 98712-0796</text:p>
          </table:table-cell>
        </table:table-row>
        <table:table-row table:style-name="ro1">
          <table:table-cell office:value-type="string">
            <text:p>SG Bolos e Doces</text:p>
          </table:table-cell>
          <table:table-cell office:value-type="string">
            <text:p>R. Sul América, 403 - Taboão, Diadema - SP, 09921-330, Brazil</text:p>
          </table:table-cell>
          <table:table-cell office:value-type="string">
            <text:p>(11) 98762-4467</text:p>
          </table:table-cell>
        </table:table-row>
        <table:table-row table:style-name="ro1">
          <table:table-cell office:value-type="string">
            <text:p>Flor de Lima Doces</text:p>
          </table:table-cell>
          <table:table-cell office:value-type="string">
            <text:p>Av. Cap. Casa, 1351 - Bairro dos Casa, São Bernardo do Campo - SP, 09812-000, Brazil</text:p>
          </table:table-cell>
          <table:table-cell office:value-type="string">
            <text:p>(11) 98790-3179</text:p>
          </table:table-cell>
        </table:table-row>
        <table:table-row table:style-name="ro1">
          <table:table-cell office:value-type="string">
            <text:p>Pastelaria do Porto</text:p>
          </table:table-cell>
          <table:table-cell office:value-type="string">
            <text:p>Rua Três Corações, 999 - Jardim Porto Velho, São Paulo - SP, 04853-040, Brazil</text:p>
          </table:table-cell>
          <table:table-cell office:value-type="string">
            <text:p>(11) 98865-4746</text:p>
          </table:table-cell>
        </table:table-row>
        <table:table-row table:style-name="ro1">
          <table:table-cell office:value-type="string">
            <text:p>A Bem Dita Doceria</text:p>
          </table:table-cell>
          <table:table-cell office:value-type="string">
            <text:p>Av. Moinho Fabrini, 620 - Independência, São Bernardo do Campo - SP, 09862-000, Brazil</text:p>
          </table:table-cell>
          <table:table-cell office:value-type="string">
            <text:p>(11) 98991-8818</text:p>
          </table:table-cell>
        </table:table-row>
        <table:table-row table:style-name="ro1">
          <table:table-cell office:value-type="string">
            <text:p>Bakebun Bakery Guarulhos</text:p>
          </table:table-cell>
          <table:table-cell office:value-type="string">
            <text:p>Corredor da Policia Federal - Av. Bartolomeu de Carlos, 230 - Piso 3 - Jardim Flor da Montanha, Guarulhos - SP, 07097-420, Brazil</text:p>
          </table:table-cell>
          <table:table-cell office:value-type="string">
            <text:p>(11) 99205-5953</text:p>
          </table:table-cell>
        </table:table-row>
        <table:table-row table:style-name="ro1">
          <table:table-cell office:value-type="string">
            <text:p>Pablo BA - Pasticceria</text:p>
          </table:table-cell>
          <table:table-cell office:value-type="string">
            <text:p>R. Prof. Vahia de Abreu, 68 - Vila Olímpia, São Paulo - SP, 04549-000, Brazil</text:p>
          </table:table-cell>
          <table:table-cell office:value-type="string">
            <text:p>(11) 99398-5502</text:p>
          </table:table-cell>
        </table:table-row>
        <table:table-row table:style-name="ro1">
          <table:table-cell office:value-type="string">
            <text:p>Momo Gelato Jardins</text:p>
          </table:table-cell>
          <table:table-cell office:value-type="string">
            <text:p>R. Oscar Freire, 168 - Jardim Paulista, São Paulo - SP, 01426-000, Brazil</text:p>
          </table:table-cell>
          <table:table-cell office:value-type="string">
            <text:p>(11) 99400-9925</text:p>
          </table:table-cell>
        </table:table-row>
        <table:table-row table:style-name="ro1">
          <table:table-cell office:value-type="string">
            <text:p>Lulu Bolos</text:p>
          </table:table-cell>
          <table:table-cell office:value-type="string">
            <text:p>R. Carlos Dias Fernandes, 102 - Jardim Almanara, São Paulo - SP, 02865-140, Brazil</text:p>
          </table:table-cell>
          <table:table-cell office:value-type="string">
            <text:p>(11) 99402-6836</text:p>
          </table:table-cell>
        </table:table-row>
        <table:table-row table:style-name="ro1">
          <table:table-cell office:value-type="string">
            <text:p>Confeitaria Honey Sugar | Bolos, doces e Brigadeiros | São Bernardo do Campo</text:p>
          </table:table-cell>
          <table:table-cell office:value-type="string">
            <text:p>Somente Encomendas Doces, Bolos e Sobremesas - R. Daniel Toloti, 87 - Demarchi, São Bernardo do Campo - SP, 09820-010, Brazil</text:p>
          </table:table-cell>
          <table:table-cell office:value-type="string">
            <text:p>(11) 99419-6560</text:p>
          </table:table-cell>
        </table:table-row>
        <table:table-row table:style-name="ro1">
          <table:table-cell office:value-type="string">
            <text:p>Carollices Gourmet</text:p>
          </table:table-cell>
          <table:table-cell office:value-type="string">
            <text:p>R. Píres do Rio, 44 - Vila Gilda, Santo André - SP, 09190-480, Brazil</text:p>
          </table:table-cell>
          <table:table-cell office:value-type="string">
            <text:p>(11) 99436-1106</text:p>
          </table:table-cell>
        </table:table-row>
        <table:table-row table:style-name="ro1">
          <table:table-cell office:value-type="string">
            <text:p>BIANCA BONANNI DOCES GOURMET</text:p>
          </table:table-cell>
          <table:table-cell office:value-type="string">
            <text:p>Rua Sancho junqueira 16 - R. Eng. Osvaldo Andreani, 213 - Vila Rio Branco, São Paulo - SP, 03875-000, Brazil</text:p>
          </table:table-cell>
          <table:table-cell office:value-type="string">
            <text:p>(11) 99487-7407</text:p>
          </table:table-cell>
        </table:table-row>
        <table:table-row table:style-name="ro1">
          <table:table-cell office:value-type="string">
            <text:p>Bom Baiano Doces</text:p>
          </table:table-cell>
          <table:table-cell office:value-type="string">
            <text:p>R. Brg. Tobias, 206 - Santa Ifigênia, São Paulo - SP, 01032-000, Brazil</text:p>
          </table:table-cell>
          <table:table-cell office:value-type="string">
            <text:p>(11) 99492-6392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99685-6361</text:p>
          </table:table-cell>
        </table:table-row>
        <table:table-row table:style-name="ro1">
          <table:table-cell office:value-type="string">
            <text:p>Sorveteria Betania</text:p>
          </table:table-cell>
          <table:table-cell office:value-type="string">
            <text:p>Alameda Dom Pedro de Alcântara, 1267 - Nova Petrópolis, São Bernardo do Campo - SP, 09771-281, Brazil</text:p>
          </table:table-cell>
          <table:table-cell office:value-type="string">
            <text:p>(11) 99695-5266</text:p>
          </table:table-cell>
        </table:table-row>
        <table:table-row table:style-name="ro1">
          <table:table-cell office:value-type="string">
            <text:p>Sorveteria Caçulinha</text:p>
          </table:table-cell>
          <table:table-cell office:value-type="string">
            <text:p>R. dos Vianas, 2969 - Baeta Neves, São Bernardo do Campo - SP, 09761-000, Brazil</text:p>
          </table:table-cell>
          <table:table-cell office:value-type="string">
            <text:p>(11) 99760-8202</text:p>
          </table:table-cell>
        </table:table-row>
        <table:table-row table:style-name="ro1">
          <table:table-cell office:value-type="string">
            <text:p>Tudo de Bom - Sorveteria Guarulhos</text:p>
          </table:table-cell>
          <table:table-cell office:value-type="string">
            <text:p>Av. Salgado Filho, 4064 - Vila Rio de Janeiro, Guarulhos - SP, 07115-000, Brazil</text:p>
          </table:table-cell>
          <table:table-cell office:value-type="string">
            <text:p>(11) 99892-8323</text:p>
          </table:table-cell>
        </table:table-row>
        <table:table-row table:style-name="ro1">
          <table:table-cell office:value-type="string">
            <text:p>Casa de Pães Cardoso</text:p>
          </table:table-cell>
          <table:table-cell office:value-type="string">
            <text:p>Av. Dep. Ulisses Guimarães, 300 - Jardim Rio Branco, São Vicente - SP, 11347-150, Brazil</text:p>
          </table:table-cell>
          <table:table-cell office:value-type="string">
            <text:p>(13) 97405-2754</text:p>
          </table:table-cell>
        </table:table-row>
        <table:table-row table:style-name="ro1">
          <table:table-cell office:value-type="string">
            <text:p>Ohana Doceria</text:p>
          </table:table-cell>
          <table:table-cell office:value-type="string">
            <text:p>R. Gilberto Esteves Martins, 733 - Rio Branco, São Vicente - SP, 11347-200, Brazil</text:p>
          </table:table-cell>
          <table:table-cell office:value-type="string">
            <text:p>(13) 98116-8631</text:p>
          </table:table-cell>
        </table:table-row>
        <table:table-row table:style-name="ro1">
          <table:table-cell office:value-type="string">
            <text:p>Delícias da Samy</text:p>
          </table:table-cell>
          <table:table-cell office:value-type="string">
            <text:p>Av. Dep. Ulisses Guimarães, 851 - Jardim Rio Branco, São Vicente - SP, 11347-000, Brazil</text:p>
          </table:table-cell>
          <table:table-cell office:value-type="string">
            <text:p>(13) 99634-0733</text:p>
          </table:table-cell>
        </table:table-row>
        <table:table-row table:style-name="ro1">
          <table:table-cell office:value-type="string">
            <text:p>Jl Doces e Bolos - Doceria no Jardim Rio Branco</text:p>
          </table:table-cell>
          <table:table-cell office:value-type="string">
            <text:p>R. Luiz Ferreira Morgado, 125 - compl loja 01 - Jardim Rio Branco, São Vicente - SP, 11347-210, Brazil</text:p>
          </table:table-cell>
          <table:table-cell office:value-type="string">
            <text:p>(13) 99704-5941</text:p>
          </table:table-cell>
        </table:table-row>
        <table:table-row table:style-name="ro1">
          <table:table-cell office:value-type="string">
            <text:p>Schineider Doce Lar</text:p>
          </table:table-cell>
          <table:table-cell office:value-type="string">
            <text:p>Av. Dep. Ulisses Guimarães, 1713 - Loja 3 - Jardim Rio Branco, São Vicente - SP, 11347-000, Brazil</text:p>
          </table:table-cell>
          <table:table-cell office:value-type="string">
            <text:p>(13) 99761-8849</text:p>
          </table:table-cell>
        </table:table-row>
        <table:table-row table:style-name="ro1">
          <table:table-cell office:value-type="string">
            <text:p>Gelato Borelli Campinas Shopping</text:p>
          </table:table-cell>
          <table:table-cell office:value-type="string">
            <text:p>R. Jacy Teixeira de Camargo, 940 - Jardim do Lago, Campinas - SP, 13050-913, Brazil</text:p>
          </table:table-cell>
          <table:table-cell office:value-type="string">
            <text:p>(16) 99742-8509</text:p>
          </table:table-cell>
        </table:table-row>
        <table:table-row table:style-name="ro1">
          <table:table-cell office:value-type="string">
            <text:p>Maria Antonieta Brésil</text:p>
          </table:table-cell>
          <table:table-cell office:value-type="string">
            <text:p>R. Cel. Quirino, 1239 - Cambuí, Campinas - SP, 13025-001, Brazil</text:p>
          </table:table-cell>
          <table:table-cell office:value-type="string">
            <text:p>(19) 97146-0036</text:p>
          </table:table-cell>
        </table:table-row>
        <table:table-row table:style-name="ro1">
          <table:table-cell office:value-type="string">
            <text:p>Mr Mix Milk Shake Macapá Padre Julio</text:p>
          </table:table-cell>
          <table:table-cell office:value-type="string">
            <text:p>Av. Padre Júlio Maria Lombaerd, 2467 - Central, Macapá - AP, 68900-030, Brazil</text:p>
          </table:table-cell>
          <table:table-cell office:value-type="string">
            <text:p>(19) 98231-6400</text:p>
          </table:table-cell>
        </table:table-row>
        <table:table-row table:style-name="ro1">
          <table:table-cell office:value-type="string">
            <text:p>Harmonie Sucrée - Campinas</text:p>
          </table:table-cell>
          <table:table-cell office:value-type="string">
            <text:p>R. Dr. Viêira Bueno, 288 - Cambuí, Campinas - SP, 13024-040, Brazil</text:p>
          </table:table-cell>
          <table:table-cell office:value-type="string">
            <text:p>(19) 98382-5682</text:p>
          </table:table-cell>
        </table:table-row>
        <table:table-row table:style-name="ro1">
          <table:table-cell office:value-type="string">
            <text:p>Cia dos Doces - Doceria Vegana, Tradicional Diet</text:p>
          </table:table-cell>
          <table:table-cell office:value-type="string">
            <text:p>R. Pres. Alves, 80 - Jardim Flamboyant, Campinas - SP, 13091-107, Brazil</text:p>
          </table:table-cell>
          <table:table-cell office:value-type="string">
            <text:p>(19) 98386-4702</text:p>
          </table:table-cell>
        </table:table-row>
        <table:table-row table:style-name="ro1">
          <table:table-cell office:value-type="string">
            <text:p>Sweet Not So Sweet Ice Cream</text:p>
          </table:table-cell>
          <table:table-cell office:value-type="string">
            <text:p>R. Americana, 78 - Jardim Novo Campos Eliseos, Campinas - SP, 13050-551, Brazil</text:p>
          </table:table-cell>
          <table:table-cell office:value-type="string">
            <text:p>(19) 98458-3312</text:p>
          </table:table-cell>
        </table:table-row>
        <table:table-row table:style-name="ro1">
          <table:table-cell office:value-type="string">
            <text:p>Dream Flavor | Confeitaria em Campinas</text:p>
          </table:table-cell>
          <table:table-cell office:value-type="string">
            <text:p>Rua Barão de Jaguara, 936 - loja 10A - Centro, Campinas - SP, 13015-001, Brazil</text:p>
          </table:table-cell>
          <table:table-cell office:value-type="string">
            <text:p>(19) 98982-9913</text:p>
          </table:table-cell>
        </table:table-row>
        <table:table-row table:style-name="ro1">
          <table:table-cell office:value-type="string">
            <text:p>Il Panettiere</text:p>
          </table:table-cell>
          <table:table-cell office:value-type="string">
            <text:p>R. Maria Monteiro, 1334 - Cambuí, Campinas - SP, 13025-150, Brazil</text:p>
          </table:table-cell>
          <table:table-cell office:value-type="string">
            <text:p>(19) 99109-2121</text:p>
          </table:table-cell>
        </table:table-row>
        <table:table-row table:style-name="ro1">
          <table:table-cell office:value-type="string">
            <text:p>Madame Formiga</text:p>
          </table:table-cell>
          <table:table-cell office:value-type="string">
            <text:p>R. Antônio Lapa, 1275 - Cambuí, Campinas - SP, 13025-242, Brazil</text:p>
          </table:table-cell>
          <table:table-cell office:value-type="string">
            <text:p>(19) 99326-4140</text:p>
          </table:table-cell>
        </table:table-row>
        <table:table-row table:style-name="ro1">
          <table:table-cell office:value-type="string">
            <text:p>Nebline</text:p>
          </table:table-cell>
          <table:table-cell office:value-type="string">
            <text:p>R. Conceição, 942 - Cambuí, Campinas - SP, 13025-355, Brazil</text:p>
          </table:table-cell>
          <table:table-cell office:value-type="string">
            <text:p>(19) 99355-0407</text:p>
          </table:table-cell>
        </table:table-row>
        <table:table-row table:style-name="ro1">
          <table:table-cell office:value-type="string">
            <text:p>La Cakerie</text:p>
          </table:table-cell>
          <table:table-cell office:value-type="string">
            <text:p>R. Antônio Lapa, 306 - Cambuí, Campinas - SP, 13025-240, Brazil</text:p>
          </table:table-cell>
          <table:table-cell office:value-type="string">
            <text:p>(19) 99371-7669</text:p>
          </table:table-cell>
        </table:table-row>
        <table:table-row table:style-name="ro1">
          <table:table-cell office:value-type="string">
            <text:p>Gupie Doces</text:p>
          </table:table-cell>
          <table:table-cell office:value-type="string">
            <text:p>R. Maj. Solon, 274 - Cambuí, Campinas - SP, 13024-091, Brazil</text:p>
          </table:table-cell>
          <table:table-cell office:value-type="string">
            <text:p>(19) 99383-9494</text:p>
          </table:table-cell>
        </table:table-row>
        <table:table-row table:style-name="ro1">
          <table:table-cell office:value-type="string">
            <text:p>Dona Baunilha Doceria Campinas</text:p>
          </table:table-cell>
          <table:table-cell office:value-type="string">
            <text:p>R. Américo Brasiliense, 370 - Cambuí, Campinas - SP, 13025-230, Brazil</text:p>
          </table:table-cell>
          <table:table-cell office:value-type="string">
            <text:p>(19) 99451-7103</text:p>
          </table:table-cell>
        </table:table-row>
        <table:table-row table:style-name="ro1">
          <table:table-cell office:value-type="string">
            <text:p>Sorvetes Gelato Firenze</text:p>
          </table:table-cell>
          <table:table-cell office:value-type="string">
            <text:p>moreira da costa - Rua Ângelo Sellin, 145A - Jardim Myrian Moreira da Costa, Campinas - SP, 13098-422, Brazil</text:p>
          </table:table-cell>
          <table:table-cell office:value-type="string">
            <text:p>(19) 99466-9097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Dr. Heitor Penteado, 215 - Taquaral, Campinas - SP, 13075-185, Brazil</text:p>
          </table:table-cell>
          <table:table-cell office:value-type="string">
            <text:p>(19) 99528-6218</text:p>
          </table:table-cell>
        </table:table-row>
        <table:table-row table:style-name="ro1">
          <table:table-cell office:value-type="string">
            <text:p>Cerejeira em Flor | Bistrô Café e Doceria</text:p>
          </table:table-cell>
          <table:table-cell office:value-type="string">
            <text:p>R. Jorge de Figueiredo Corrêa, 1255 - Parque Taquaral, Campinas - SP, 13087-261, Brazil</text:p>
          </table:table-cell>
          <table:table-cell office:value-type="string">
            <text:p>(19) 99754-8700</text:p>
          </table:table-cell>
        </table:table-row>
        <table:table-row table:style-name="ro1">
          <table:table-cell office:value-type="string">
            <text:p>Sonho de Verão</text:p>
          </table:table-cell>
          <table:table-cell office:value-type="string">
            <text:p>Av. Nossa Sra. de Fátima, 383 - Taquaral, Campinas - SP, 13076-000, Brazil</text:p>
          </table:table-cell>
          <table:table-cell office:value-type="string">
            <text:p>(19) 99801-6390</text:p>
          </table:table-cell>
        </table:table-row>
        <table:table-row table:style-name="ro1">
          <table:table-cell office:value-type="string">
            <text:p>Atellier do Sabor</text:p>
          </table:table-cell>
          <table:table-cell office:value-type="string">
            <text:p>R. Olavo Bilac, 438 - Cambuí, Campinas - SP, 13024-110, Brazil</text:p>
          </table:table-cell>
          <table:table-cell office:value-type="string">
            <text:p>(19) 99837-4189</text:p>
          </table:table-cell>
        </table:table-row>
        <table:table-row table:style-name="ro1">
          <table:table-cell office:value-type="string">
            <text:p>Torttê Confeitaria - Pompeia Mall</text:p>
          </table:table-cell>
          <table:table-cell office:value-type="string">
            <text:p>Av. Mirandópolis, 930 - Vila Pompéia, Campinas - SP, 13050-470, Brazil</text:p>
          </table:table-cell>
          <table:table-cell office:value-type="string">
            <text:p>(19) 99908-1658</text:p>
          </table:table-cell>
        </table:table-row>
        <table:table-row table:style-name="ro1">
          <table:table-cell office:value-type="string">
            <text:p>Puro Gelato Iguatemi Campinas</text:p>
          </table:table-cell>
          <table:table-cell office:value-type="string">
            <text:p>Av. Iguatemi, 777 - Loja 117 - Vila Brandina, Campinas - SP, 13092-902, Brazil</text:p>
          </table:table-cell>
          <table:table-cell office:value-type="string">
            <text:p>(19) 99931-5930</text:p>
          </table:table-cell>
        </table:table-row>
        <table:table-row table:style-name="ro1">
          <table:table-cell office:value-type="string">
            <text:p>Sorbelli Gelato Vegan Expert</text:p>
          </table:table-cell>
          <table:table-cell office:value-type="string">
            <text:p>Av. Santa Isabel, 1706 - Barão Geraldo, Campinas - SP, 13084-643, Brazil</text:p>
          </table:table-cell>
          <table:table-cell office:value-type="string">
            <text:p>(19) 99985-6471</text:p>
          </table:table-cell>
        </table:table-row>
        <table:table-row table:style-name="ro1">
          <table:table-cell office:value-type="string">
            <text:p>Bellinis Sorvete e Açaí - Uberlândia - Santa Mônica</text:p>
          </table:table-cell>
          <table:table-cell office:value-type="string">
            <text:p>Av. Segismundo Pereira, 2874 - Loja 04 - Santa Mônica, Uberlândia - MG, 38408-267, Brazil</text:p>
          </table:table-cell>
          <table:table-cell office:value-type="string">
            <text:p>(19) 99998-9998</text:p>
          </table:table-cell>
        </table:table-row>
        <table:table-row table:style-name="ro1">
          <table:table-cell office:value-type="string">
            <text:p>Doçura Carioca</text:p>
          </table:table-cell>
          <table:table-cell office:value-type="string">
            <text:p>R. Buenos Aires, 324 - Centro, Rio de Janeiro - RJ, 20061-003, Brazil</text:p>
          </table:table-cell>
          <table:table-cell office:value-type="string">
            <text:p>(21) 2509-0326</text:p>
          </table:table-cell>
        </table:table-row>
        <table:table-row table:style-name="ro1">
          <table:table-cell office:value-type="string">
            <text:p>Sorveteria Dugil</text:p>
          </table:table-cell>
          <table:table-cell office:value-type="string">
            <text:p>R. Ouro Preto, 222 - Trindade, São Gonçalo - RJ, 24456-520, Brazil</text:p>
          </table:table-cell>
          <table:table-cell office:value-type="string">
            <text:p>(21) 2701-8062</text:p>
          </table:table-cell>
        </table:table-row>
        <table:table-row table:style-name="ro1">
          <table:table-cell office:value-type="string">
            <text:p>Fonte Dos Doces</text:p>
          </table:table-cell>
          <table:table-cell office:value-type="string">
            <text:p>R. Conselheiro Galvão, 46 - Madureira, Rio de Janeiro - RJ, 21360-000, Brazil</text:p>
          </table:table-cell>
          <table:table-cell office:value-type="string">
            <text:p>(21) 3117-0836</text:p>
          </table:table-cell>
        </table:table-row>
        <table:table-row table:style-name="ro1">
          <table:table-cell office:value-type="string">
            <text:p>Sweet November</text:p>
          </table:table-cell>
          <table:table-cell office:value-type="string">
            <text:p>R. Prof. Hermes Lima, 30 - Recreio dos Bandeirantes, Rio de Janeiro - RJ, 22795-065, Brazil</text:p>
          </table:table-cell>
          <table:table-cell office:value-type="string">
            <text:p>(21) 3598-2932</text:p>
          </table:table-cell>
        </table:table-row>
        <table:table-row table:style-name="ro1">
          <table:table-cell office:value-type="string">
            <text:p>Gelato Mix</text:p>
          </table:table-cell>
          <table:table-cell office:value-type="string">
            <text:p>R. Rio Juruá, 93 - Rocha, São Gonçalo - RJ, 24420-370, Brazil</text:p>
          </table:table-cell>
          <table:table-cell office:value-type="string">
            <text:p>(21) 3840-1064</text:p>
          </table:table-cell>
        </table:table-row>
        <table:table-row table:style-name="ro1">
          <table:table-cell office:value-type="string">
            <text:p>Kibon Gradim</text:p>
          </table:table-cell>
          <table:table-cell office:value-type="string">
            <text:p>R. Paulo Leroux, 1421 - Paraíso, São Gonçalo - RJ, 24431-375, Brazil</text:p>
          </table:table-cell>
          <table:table-cell office:value-type="string">
            <text:p>(21) 3856-2138</text:p>
          </table:table-cell>
        </table:table-row>
        <table:table-row table:style-name="ro1">
          <table:table-cell office:value-type="string">
            <text:p>Sorveteria eskimo São Gonçalo</text:p>
          </table:table-cell>
          <table:table-cell office:value-type="string">
            <text:p>R. José Lourenço de Azevedo - Rocha, São Gonçalo - RJ, 24422-305, Brazil</text:p>
          </table:table-cell>
          <table:table-cell office:value-type="string">
            <text:p>(21) 96410-1807</text:p>
          </table:table-cell>
        </table:table-row>
        <table:table-row table:style-name="ro1">
          <table:table-cell office:value-type="string">
            <text:p>Alê + Doce</text:p>
          </table:table-cell>
          <table:table-cell office:value-type="string">
            <text:p>Ala Stage - Av. José Wilker, 400 - Loja 111 - Barra da Tijuca, Rio de Janeiro - RJ, 22775-024, Brazil</text:p>
          </table:table-cell>
          <table:table-cell office:value-type="string">
            <text:p>(21) 96466-1225</text:p>
          </table:table-cell>
        </table:table-row>
        <table:table-row table:style-name="ro1">
          <table:table-cell office:value-type="string">
            <text:p>Sabor Gelado de Nova Cidade!!!</text:p>
          </table:table-cell>
          <table:table-cell office:value-type="string">
            <text:p>Predio da antiga Tirante - R. Vicente de Lima Cleto, 66 - Pião, São Gonçalo - RJ, 24455-001, Brazil</text:p>
          </table:table-cell>
          <table:table-cell office:value-type="string">
            <text:p>(21) 97184-3834</text:p>
          </table:table-cell>
        </table:table-row>
        <table:table-row table:style-name="ro1">
          <table:table-cell office:value-type="string">
            <text:p>Somel Gelato</text:p>
          </table:table-cell>
          <table:table-cell office:value-type="string">
            <text:p>R. Vicente de Lima Cleto, 444 - Nova Cidade, São Gonçalo - RJ, 24455-000, Brazil</text:p>
          </table:table-cell>
          <table:table-cell office:value-type="string">
            <text:p>(21) 97555-6266</text:p>
          </table:table-cell>
        </table:table-row>
        <table:table-row table:style-name="ro1">
          <table:table-cell office:value-type="string">
            <text:p>Lucy Sorveteria</text:p>
          </table:table-cell>
          <table:table-cell office:value-type="string">
            <text:p>R. Casimiro de Abreu, 794 - Santa Catarina, São Gonçalo - RJ, 24416-240, Brazil</text:p>
          </table:table-cell>
          <table:table-cell office:value-type="string">
            <text:p>(21) 97610-2902</text:p>
          </table:table-cell>
        </table:table-row>
        <table:table-row table:style-name="ro1">
          <table:table-cell office:value-type="string">
            <text:p>Candy Palace</text:p>
          </table:table-cell>
          <table:table-cell office:value-type="string">
            <text:p>Estrada Padre Roser, 1009 - Irajá, Rio de Janeiro - RJ, 21220-570, Brazil</text:p>
          </table:table-cell>
          <table:table-cell office:value-type="string">
            <text:p>(21) 97678-4964</text:p>
          </table:table-cell>
        </table:table-row>
        <table:table-row table:style-name="ro1">
          <table:table-cell office:value-type="string">
            <text:p>Mais Que Doce Confeitaria</text:p>
          </table:table-cell>
          <table:table-cell office:value-type="string">
            <text:p>Estr. do Sapê, 478 - Turiaçú, Rio de Janeiro - RJ, 21550-010, Brazil</text:p>
          </table:table-cell>
          <table:table-cell office:value-type="string">
            <text:p>(21) 97682-1825</text:p>
          </table:table-cell>
        </table:table-row>
        <table:table-row table:style-name="ro1">
          <table:table-cell office:value-type="string">
            <text:p>Sorveteria Sabor Gelado</text:p>
          </table:table-cell>
          <table:table-cell office:value-type="string">
            <text:p>Estr. das Palmeiras, 1250 - Fazenda dos Mineiros, São Gonçalo - RJ, 24475-002, Brazil</text:p>
          </table:table-cell>
          <table:table-cell office:value-type="string">
            <text:p>(21) 97752-0901</text:p>
          </table:table-cell>
        </table:table-row>
        <table:table-row table:style-name="ro1">
          <table:table-cell office:value-type="string">
            <text:p>Rico Cremeria</text:p>
          </table:table-cell>
          <table:table-cell office:value-type="string">
            <text:p>R. Itápolis, 413 - Loja A - Campo Grande, Rio de Janeiro - RJ, 23016-430, Brazil</text:p>
          </table:table-cell>
          <table:table-cell office:value-type="string">
            <text:p>(21) 98010-1945</text:p>
          </table:table-cell>
        </table:table-row>
        <table:table-row table:style-name="ro1">
          <table:table-cell office:value-type="string">
            <text:p>Alda Maria Doces Portugueses</text:p>
          </table:table-cell>
          <table:table-cell office:value-type="string">
            <text:p>R. Alm. Alexandrino, 1116 - Santa Teresa, Rio de Janeiro - RJ, 20241-260, Brazil</text:p>
          </table:table-cell>
          <table:table-cell office:value-type="string">
            <text:p>(21) 98542-1320</text:p>
          </table:table-cell>
        </table:table-row>
        <table:table-row table:style-name="ro1">
          <table:table-cell office:value-type="string">
            <text:p>Açaiteria e sorveteria jandre</text:p>
          </table:table-cell>
          <table:table-cell office:value-type="string">
            <text:p>R. Vicente de Lima Cleto, 1160 - Pião, São Gonçalo - RJ, 24461-565, Brazil</text:p>
          </table:table-cell>
          <table:table-cell office:value-type="string">
            <text:p>(21) 99037-9228</text:p>
          </table:table-cell>
        </table:table-row>
        <table:table-row table:style-name="ro1">
          <table:table-cell office:value-type="string">
            <text:p>La Belle Gourmet</text:p>
          </table:table-cell>
          <table:table-cell office:value-type="string">
            <text:p>R. Veríssimo de Souza, 4569 - Boa Vista, São Gonçalo - RJ, 24466-035, Brazil</text:p>
          </table:table-cell>
          <table:table-cell office:value-type="string">
            <text:p>(21) 99092-2531</text:p>
          </table:table-cell>
        </table:table-row>
        <table:table-row table:style-name="ro1">
          <table:table-cell office:value-type="string">
            <text:p>Louzieh Fine Candies</text:p>
          </table:table-cell>
          <table:table-cell office:value-type="string">
            <text:p>R. Visc. de Pirajá, 444 - Loja 119 - Ipanema, Rio de Janeiro - RJ, 22410-002, Brazil</text:p>
          </table:table-cell>
          <table:table-cell office:value-type="string">
            <text:p>(21) 99494-8667</text:p>
          </table:table-cell>
        </table:table-row>
        <table:table-row table:style-name="ro1">
          <table:table-cell office:value-type="string">
            <text:p>Gelato Sorveteria em São Gonçalo</text:p>
          </table:table-cell>
          <table:table-cell office:value-type="string">
            <text:p>Estr. Alm. Pena Boto, 1945 - Loja - Vista Alegre, São Gonçalo - RJ, 24723-009, Brazil</text:p>
          </table:table-cell>
          <table:table-cell office:value-type="string">
            <text:p>(21) 99638-6692</text:p>
          </table:table-cell>
        </table:table-row>
        <table:table-row table:style-name="ro1">
          <table:table-cell office:value-type="string">
            <text:p>Villa Gelato Mutua</text:p>
          </table:table-cell>
          <table:table-cell office:value-type="string">
            <text:p>Av. Dezoito do Forte, 426 - Mutua, São Gonçalo - RJ, 24460-005, Brazil</text:p>
          </table:table-cell>
          <table:table-cell office:value-type="string">
            <text:p>(21) 99664-9690</text:p>
          </table:table-cell>
        </table:table-row>
        <table:table-row table:style-name="ro1">
          <table:table-cell office:value-type="string">
            <text:p>Doce Mila</text:p>
          </table:table-cell>
          <table:table-cell office:value-type="string">
            <text:p>R. Uruguai - Tijuca, Rio de Janeiro - RJ, 20510-060, Brazil</text:p>
          </table:table-cell>
          <table:table-cell office:value-type="string">
            <text:p>(21) 99691-1177</text:p>
          </table:table-cell>
        </table:table-row>
        <table:table-row table:style-name="ro1">
          <table:table-cell office:value-type="string">
            <text:p>Sorveteria Sabor Gelado Porto do Rosa</text:p>
          </table:table-cell>
          <table:table-cell office:value-type="string">
            <text:p>Av - R. Alfredo Bahiense, 1269 - Porto do Rosa, São Gonçalo - RJ, 24466-460, Brazil</text:p>
          </table:table-cell>
          <table:table-cell office:value-type="string">
            <text:p>(21) 99797-2896</text:p>
          </table:table-cell>
        </table:table-row>
        <table:table-row table:style-name="ro1">
          <table:table-cell office:value-type="string">
            <text:p>Di Pietro Gelateria</text:p>
          </table:table-cell>
          <table:table-cell office:value-type="string">
            <text:p>Av. São Gonçalo, 100 Shopping - loja 258A - Boa Vista, São Gonçalo - RJ, 24466-315, Brazil</text:p>
          </table:table-cell>
          <table:table-cell office:value-type="string">
            <text:p>(21) 99933-1003</text:p>
          </table:table-cell>
        </table:table-row>
        <table:table-row table:style-name="ro1">
          <table:table-cell office:value-type="string">
            <text:p>doce Angel - Doces e Salgadinhos</text:p>
          </table:table-cell>
          <table:table-cell office:value-type="string">
            <text:p>Av. Gomes Freire, n° 315 - loja B - Centro, Rio de Janeiro - RJ, 20231-012, Brazil</text:p>
          </table:table-cell>
          <table:table-cell office:value-type="string">
            <text:p>(21) 99973-7175</text:p>
          </table:table-cell>
        </table:table-row>
        <table:table-row table:style-name="ro1">
          <table:table-cell office:value-type="string">
            <text:p>Sorveteria Sabor Gelado</text:p>
          </table:table-cell>
          <table:table-cell office:value-type="string">
            <text:p>Avenida albino Imparato Esquina da rua 17 - Jardim Catarina, São Gonçalo - RJ, 24716-456, Brazil</text:p>
          </table:table-cell>
          <table:table-cell office:value-type="string">
            <text:p>(24) 7164-5617</text:p>
          </table:table-cell>
        </table:table-row>
        <table:table-row table:style-name="ro1">
          <table:table-cell office:value-type="string">
            <text:p>Padaria 24 Horas</text:p>
          </table:table-cell>
          <table:table-cell office:value-type="string">
            <text:p>R. Independência, 701 - Cabana, Belo Horizonte - MG, 30512-000, Brazil</text:p>
          </table:table-cell>
          <table:table-cell office:value-type="string">
            <text:p>(31) 7343-3409</text:p>
          </table:table-cell>
        </table:table-row>
        <table:table-row table:style-name="ro1">
          <table:table-cell office:value-type="string">
            <text:p>Dolce Lampone - Gelateria Artesanal Belo Horizonte</text:p>
          </table:table-cell>
          <table:table-cell office:value-type="string">
            <text:p>R. Alagoas, 600 - Savassi, Belo Horizonte - MG, 30130-165, Brazil</text:p>
          </table:table-cell>
          <table:table-cell office:value-type="string">
            <text:p>(31) 97197-5060</text:p>
          </table:table-cell>
        </table:table-row>
        <table:table-row table:style-name="ro1">
          <table:table-cell office:value-type="string">
            <text:p>Fofo de Belas - Padaria &amp; Brunch</text:p>
          </table:table-cell>
          <table:table-cell office:value-type="string">
            <text:p>R. Marília de Dirceu, 48 - Lourdes, Belo Horizonte - MG, 30170-090, Brazil</text:p>
          </table:table-cell>
          <table:table-cell office:value-type="string">
            <text:p>(31) 98207-3003</text:p>
          </table:table-cell>
        </table:table-row>
        <table:table-row table:style-name="ro1">
          <table:table-cell office:value-type="string">
            <text:p>Uai Doceria</text:p>
          </table:table-cell>
          <table:table-cell office:value-type="string">
            <text:p>R. Flôr de Ameixeira, 525 - Universitário, Belo Horizonte - MG, 31255-340, Brazil</text:p>
          </table:table-cell>
          <table:table-cell office:value-type="string">
            <text:p>(31) 98277-2800</text:p>
          </table:table-cell>
        </table:table-row>
        <table:table-row table:style-name="ro1">
          <table:table-cell office:value-type="string">
            <text:p>Coelhinho Sorveteria Italiana</text:p>
          </table:table-cell>
          <table:table-cell office:value-type="string">
            <text:p>Av. dos Andradas, 3000 - Santa Efigênia, Belo Horizonte - MG, 30260-070, Brazil</text:p>
          </table:table-cell>
          <table:table-cell office:value-type="string">
            <text:p>(31) 98312-0828</text:p>
          </table:table-cell>
        </table:table-row>
        <table:table-row table:style-name="ro1">
          <table:table-cell office:value-type="string">
            <text:p>AdociKada Doceria</text:p>
          </table:table-cell>
          <table:table-cell office:value-type="string">
            <text:p>Av. Waldomiro Lobo, 55 - Guarani, Belo Horizonte - MG, 31814-620, Brazil</text:p>
          </table:table-cell>
          <table:table-cell office:value-type="string">
            <text:p>(31) 98323-4736</text:p>
          </table:table-cell>
        </table:table-row>
        <table:table-row table:style-name="ro1">
          <table:table-cell office:value-type="string">
            <text:p>Coruja Doceira | Bolo de aniversário | Confeitaria | Buffet | Festa na escola</text:p>
          </table:table-cell>
          <table:table-cell office:value-type="string">
            <text:p>R. Joaquim Zenir Leite, 93 - Santa Efigênia, Belo Horizonte - MG, 30270-420, Brazil</text:p>
          </table:table-cell>
          <table:table-cell office:value-type="string">
            <text:p>(31) 98382-7865</text:p>
          </table:table-cell>
        </table:table-row>
        <table:table-row table:style-name="ro1">
          <table:table-cell office:value-type="string">
            <text:p>I Made This - Desserts</text:p>
          </table:table-cell>
          <table:table-cell office:value-type="string">
            <text:p>R. Santa Rita Durão, 1063 - Funcionários, Belo Horizonte - MG, 30140-111, Brazil</text:p>
          </table:table-cell>
          <table:table-cell office:value-type="string">
            <text:p>(31) 98410-4016</text:p>
          </table:table-cell>
        </table:table-row>
        <table:table-row table:style-name="ro1">
          <table:table-cell office:value-type="string">
            <text:p>Goccia Di Latte</text:p>
          </table:table-cell>
          <table:table-cell office:value-type="string">
            <text:p>Av. Álvares Cabral, 1039 - Lourdes, Belo Horizonte - MG, 30170-002, Brazil</text:p>
          </table:table-cell>
          <table:table-cell office:value-type="string">
            <text:p>(31) 98502-0953</text:p>
          </table:table-cell>
        </table:table-row>
        <table:table-row table:style-name="ro1">
          <table:table-cell office:value-type="string">
            <text:p>Gusto Mio - Your craft gelateria</text:p>
          </table:table-cell>
          <table:table-cell office:value-type="string">
            <text:p>Rua Dr. Júlio Otaviano Ferreira, 655 - Cidade Nova, Belo Horizonte - MG, 31170-200, Brazil</text:p>
          </table:table-cell>
          <table:table-cell office:value-type="string">
            <text:p>(31) 98581-4315</text:p>
          </table:table-cell>
        </table:table-row>
        <table:table-row table:style-name="ro1">
          <table:table-cell office:value-type="string">
            <text:p>Gelato Borelli | Savassi, Belo Horizonte</text:p>
          </table:table-cell>
          <table:table-cell office:value-type="string">
            <text:p>R. Fernandes Tourinho, 515 - Savassi, Belo Horizonte - MG, 30112-000, Brazil</text:p>
          </table:table-cell>
          <table:table-cell office:value-type="string">
            <text:p>(31) 99068-3389</text:p>
          </table:table-cell>
        </table:table-row>
        <table:table-row table:style-name="ro1">
          <table:table-cell office:value-type="string">
            <text:p>Lullo Gelato Minas Shopping</text:p>
          </table:table-cell>
          <table:table-cell office:value-type="string">
            <text:p>Av. Cristiano Machado, 4000 - União, Belo Horizonte - MG, 31160-900, Brazil</text:p>
          </table:table-cell>
          <table:table-cell office:value-type="string">
            <text:p>(31) 99148-4286</text:p>
          </table:table-cell>
        </table:table-row>
        <table:table-row table:style-name="ro1">
          <table:table-cell office:value-type="string">
            <text:p>Casa Bonomi</text:p>
          </table:table-cell>
          <table:table-cell office:value-type="string">
            <text:p>Av. Afonso Pena, 2600 - Funcionários, Belo Horizonte - MG, 30140-100, Brazil</text:p>
          </table:table-cell>
          <table:table-cell office:value-type="string">
            <text:p>(31) 99206-2772</text:p>
          </table:table-cell>
        </table:table-row>
        <table:table-row table:style-name="ro1">
          <table:table-cell office:value-type="string">
            <text:p>Laroche Pâtisserie Crêperie</text:p>
          </table:table-cell>
          <table:table-cell office:value-type="string">
            <text:p>R. Sergipe, 1443 - Savassi, Belo Horizonte - MG, 30130-174, Brazil</text:p>
          </table:table-cell>
          <table:table-cell office:value-type="string">
            <text:p>(31) 99304-4271</text:p>
          </table:table-cell>
        </table:table-row>
        <table:table-row table:style-name="ro1">
          <table:table-cell office:value-type="string">
            <text:p>Rocket Confeitaria</text:p>
          </table:table-cell>
          <table:table-cell office:value-type="string">
            <text:p>R. Sergipe, 216 - Boa Viagem, Belo Horizonte - MG, 30710-480, Brazil</text:p>
          </table:table-cell>
          <table:table-cell office:value-type="string">
            <text:p>(31) 99416-9776</text:p>
          </table:table-cell>
        </table:table-row>
        <table:table-row table:style-name="ro1">
          <table:table-cell office:value-type="string">
            <text:p>Belô Café</text:p>
          </table:table-cell>
          <table:table-cell office:value-type="string">
            <text:p>R. Sergipe, 1329 - Savassi, Belo Horizonte - MG, 30130-174, Brazil</text:p>
          </table:table-cell>
          <table:table-cell office:value-type="string">
            <text:p>(31) 99599-1329</text:p>
          </table:table-cell>
        </table:table-row>
        <table:table-row table:style-name="ro1">
          <table:table-cell office:value-type="string">
            <text:p>Gelato Borelli Uberaba</text:p>
          </table:table-cell>
          <table:table-cell office:value-type="string">
            <text:p>Av. Santos Dumont, 334 - Centro, Uberaba - MG, 38010-370, Brazil</text:p>
          </table:table-cell>
          <table:table-cell office:value-type="string">
            <text:p>(34) 98434-5719</text:p>
          </table:table-cell>
        </table:table-row>
        <table:table-row table:style-name="ro1">
          <table:table-cell office:value-type="string">
            <text:p>Frutale Sorvetes</text:p>
          </table:table-cell>
          <table:table-cell office:value-type="string">
            <text:p>R. Montes Claros, 335 - Abadia, Uberaba - MG, 38026-160, Brazil</text:p>
          </table:table-cell>
          <table:table-cell office:value-type="string">
            <text:p>(34) 98807-5375</text:p>
          </table:table-cell>
        </table:table-row>
        <table:table-row table:style-name="ro1">
          <table:table-cell office:value-type="string">
            <text:p>Dra. Doces</text:p>
          </table:table-cell>
          <table:table-cell office:value-type="string">
            <text:p>R. Álvares Cabral, 87 - Tabajaras, Uberlândia - MG, 38400-294, Brazil</text:p>
          </table:table-cell>
          <table:table-cell office:value-type="string">
            <text:p>(34) 99120-4571</text:p>
          </table:table-cell>
        </table:table-row>
        <table:table-row table:style-name="ro1">
          <table:table-cell office:value-type="string">
            <text:p>Mechelina Doces</text:p>
          </table:table-cell>
          <table:table-cell office:value-type="string">
            <text:p>R. Carolina Bota, 32 - Pacaembu, Uberaba - MG, 38051-286, Brazil</text:p>
          </table:table-cell>
          <table:table-cell office:value-type="string">
            <text:p>(34) 99130-9663</text:p>
          </table:table-cell>
        </table:table-row>
        <table:table-row table:style-name="ro1">
          <table:table-cell office:value-type="string">
            <text:p>Gi Carvalho Doceria</text:p>
          </table:table-cell>
          <table:table-cell office:value-type="string">
            <text:p>Av. da Saudade, 599 - Santa Marta, Uberaba - MG, 38061-000, Brazil</text:p>
          </table:table-cell>
          <table:table-cell office:value-type="string">
            <text:p>(34) 99149-9194</text:p>
          </table:table-cell>
        </table:table-row>
        <table:table-row table:style-name="ro1">
          <table:table-cell office:value-type="string">
            <text:p>The Best Açaí - Santa Mônica</text:p>
          </table:table-cell>
          <table:table-cell office:value-type="string">
            <text:p>Av. Belarmino Cotta Pacheco, 1628 - Santa Mônica, Uberlândia - MG, 38408-168, Brazil</text:p>
          </table:table-cell>
          <table:table-cell office:value-type="string">
            <text:p>(34) 99159-3378</text:p>
          </table:table-cell>
        </table:table-row>
        <table:table-row table:style-name="ro1">
          <table:table-cell office:value-type="string">
            <text:p>Eskimó - Zona Leste Uberlândia MG</text:p>
          </table:table-cell>
          <table:table-cell office:value-type="string">
            <text:p>Av. Manuel Lúcio, 591 - Grand Ville, Uberlândia - MG, 38407-658, Brazil</text:p>
          </table:table-cell>
          <table:table-cell office:value-type="string">
            <text:p>(34) 99163-6605</text:p>
          </table:table-cell>
        </table:table-row>
        <table:table-row table:style-name="ro1">
          <table:table-cell office:value-type="string">
            <text:p>Kizy Doces</text:p>
          </table:table-cell>
          <table:table-cell office:value-type="string">
            <text:p>R. da Constituição, 1719 - Abadia, Uberaba - MG, 38025-110, Brazil</text:p>
          </table:table-cell>
          <table:table-cell office:value-type="string">
            <text:p>(34) 99185-4375</text:p>
          </table:table-cell>
        </table:table-row>
        <table:table-row table:style-name="ro1">
          <table:table-cell office:value-type="string">
            <text:p>Doces Lilita</text:p>
          </table:table-cell>
          <table:table-cell office:value-type="string">
            <text:p>R. Henrique Dias, 1246 - Estados Unidos, Uberaba - MG, 38015-100, Brazil</text:p>
          </table:table-cell>
          <table:table-cell office:value-type="string">
            <text:p>(34) 99218-8725</text:p>
          </table:table-cell>
        </table:table-row>
        <table:table-row table:style-name="ro1">
          <table:table-cell office:value-type="string">
            <text:p>Oh Linda Café Coworking</text:p>
          </table:table-cell>
          <table:table-cell office:value-type="string">
            <text:p>R. Jonas de Carvalho, 37 - Olinda, Uberaba - MG, 38055-440, Brazil</text:p>
          </table:table-cell>
          <table:table-cell office:value-type="string">
            <text:p>(34) 99221-9492</text:p>
          </table:table-cell>
        </table:table-row>
        <table:table-row table:style-name="ro1">
          <table:table-cell office:value-type="string">
            <text:p>Roberta - Doces Personalizados</text:p>
          </table:table-cell>
          <table:table-cell office:value-type="string">
            <text:p>Av. Américo Attiê, 61 - Mansour, Uberlândia - MG, 38414-505, Brazil</text:p>
          </table:table-cell>
          <table:table-cell office:value-type="string">
            <text:p>(34) 99226-6124</text:p>
          </table:table-cell>
        </table:table-row>
        <table:table-row table:style-name="ro1">
          <table:table-cell office:value-type="string">
            <text:p>Doce Docês Confeitaria Artesanal</text:p>
          </table:table-cell>
          <table:table-cell office:value-type="string">
            <text:p>R. Castro Alves, 69 - loja 3 - Abadia, Uberaba - MG, 38025-380, Brazil</text:p>
          </table:table-cell>
          <table:table-cell office:value-type="string">
            <text:p>(34) 99246-6616</text:p>
          </table:table-cell>
        </table:table-row>
        <table:table-row table:style-name="ro1">
          <table:table-cell office:value-type="string">
            <text:p>Doces gourmet Uberlândia - Dayane Duarte</text:p>
          </table:table-cell>
          <table:table-cell office:value-type="string">
            <text:p>R. Eurita - Dona Zulmira, Uberlândia - MG, 38414-014, Brazil</text:p>
          </table:table-cell>
          <table:table-cell office:value-type="string">
            <text:p>(34) 99272-8238</text:p>
          </table:table-cell>
        </table:table-row>
        <table:table-row table:style-name="ro1">
          <table:table-cell office:value-type="string">
            <text:p>Doce Doceria</text:p>
          </table:table-cell>
          <table:table-cell office:value-type="string">
            <text:p>Av. José Fonseca e Sílva, nº 973 - Luizote de Freitas, Uberlândia - MG, 38414-387, Brazil</text:p>
          </table:table-cell>
          <table:table-cell office:value-type="string">
            <text:p>(34) 99337-4994</text:p>
          </table:table-cell>
        </table:table-row>
        <table:table-row table:style-name="ro1">
          <table:table-cell office:value-type="string">
            <text:p>HORA DOCE UBERLÂNDIA</text:p>
          </table:table-cell>
          <table:table-cell office:value-type="string">
            <text:p>R. da Pitanga, 351 - Pacaembu, Uberlândia - MG, 38401-526, Brazil</text:p>
          </table:table-cell>
          <table:table-cell office:value-type="string">
            <text:p>(34) 99339-7258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Av. João Naves de Ávila, 101 - Centro, Uberlândia - MG, 38400-042, Brazil</text:p>
          </table:table-cell>
          <table:table-cell office:value-type="string">
            <text:p>(34) 99646-3234</text:p>
          </table:table-cell>
        </table:table-row>
        <table:table-row table:style-name="ro1">
          <table:table-cell office:value-type="string">
            <text:p>Gelato Borelli Uberlândia</text:p>
          </table:table-cell>
          <table:table-cell office:value-type="string">
            <text:p>Avenida Paulo Gracindo, 15 - Uberlândia Shopping, Loja 87, Piso 1 - Gávea, Uberlândia - MG, 38411-145, Brazil</text:p>
          </table:table-cell>
          <table:table-cell office:value-type="string">
            <text:p>(34) 99646-8990</text:p>
          </table:table-cell>
        </table:table-row>
        <table:table-row table:style-name="ro1">
          <table:table-cell office:value-type="string">
            <text:p>Fefê Doces</text:p>
          </table:table-cell>
          <table:table-cell office:value-type="string">
            <text:p>R. Machado de Assis, 456 - Centro, Uberlândia - MG, 38400-112, Brazil</text:p>
          </table:table-cell>
          <table:table-cell office:value-type="string">
            <text:p>(34) 99653-9993</text:p>
          </table:table-cell>
        </table:table-row>
        <table:table-row table:style-name="ro1">
          <table:table-cell office:value-type="string">
            <text:p>Mimu´s Trufas e Doces</text:p>
          </table:table-cell>
          <table:table-cell office:value-type="string">
            <text:p>R. Prof. Ciro de Castro Almeida - Custódio Pereira, Uberlândia - MG, 38405-250, Brazil</text:p>
          </table:table-cell>
          <table:table-cell office:value-type="string">
            <text:p>(34) 99685-1296</text:p>
          </table:table-cell>
        </table:table-row>
        <table:table-row table:style-name="ro1">
          <table:table-cell office:value-type="string">
            <text:p>Ciò Gelato</text:p>
          </table:table-cell>
          <table:table-cell office:value-type="string">
            <text:p>Rua Rafael Marino Neto, 180 - Loja 3 - Jardim Karaíba, Uberlândia - MG, 38411-186, Brazil</text:p>
          </table:table-cell>
          <table:table-cell office:value-type="string">
            <text:p>(34) 99716-0361</text:p>
          </table:table-cell>
        </table:table-row>
        <table:table-row table:style-name="ro1">
          <table:table-cell office:value-type="string">
            <text:p>Oggi sorvetes Uberaba</text:p>
          </table:table-cell>
          <table:table-cell office:value-type="string">
            <text:p>Av. Nossa Senhora do Desterro, 1306 - Cidade Nova, Uberaba - MG, 38082-350, Brazil</text:p>
          </table:table-cell>
          <table:table-cell office:value-type="string">
            <text:p>(34) 99720-7392</text:p>
          </table:table-cell>
        </table:table-row>
        <table:table-row table:style-name="ro1">
          <table:table-cell office:value-type="string">
            <text:p>Eskimó - Zona Sul Uberlândia MG</text:p>
          </table:table-cell>
          <table:table-cell office:value-type="string">
            <text:p>Av. Iraque, 99 - Jardim Botânico, Uberlândia - MG, 38410-663, Brazil</text:p>
          </table:table-cell>
          <table:table-cell office:value-type="string">
            <text:p>(34) 99727-0505</text:p>
          </table:table-cell>
        </table:table-row>
        <table:table-row table:style-name="ro1">
          <table:table-cell office:value-type="string">
            <text:p>Berry's Iced Food Uberlândia - Sorveteria</text:p>
          </table:table-cell>
          <table:table-cell office:value-type="string">
            <text:p>Av. Rondon Pacheco, 3145 - Lídice, Uberlândia - MG, 38400-050, Brazil</text:p>
          </table:table-cell>
          <table:table-cell office:value-type="string">
            <text:p>(34) 99733-5967</text:p>
          </table:table-cell>
        </table:table-row>
        <table:table-row table:style-name="ro1">
          <table:table-cell office:value-type="string">
            <text:p>O Tal do BROWNIE</text:p>
          </table:table-cell>
          <table:table-cell office:value-type="string">
            <text:p>Av. Leopoldino de Oliveira, 1613 - Parque do Mirante, Uberaba - MG, 38081-000, Brazil</text:p>
          </table:table-cell>
          <table:table-cell office:value-type="string">
            <text:p>(34) 99764-2022</text:p>
          </table:table-cell>
        </table:table-row>
        <table:table-row table:style-name="ro1">
          <table:table-cell office:value-type="string">
            <text:p>Ana Carolina Doces</text:p>
          </table:table-cell>
          <table:table-cell office:value-type="string">
            <text:p>Av. do Contorno, N° 439 - Abadia, Uberaba - MG, 38082-049, Brazil</text:p>
          </table:table-cell>
          <table:table-cell office:value-type="string">
            <text:p>(34) 99793-2975</text:p>
          </table:table-cell>
        </table:table-row>
        <table:table-row table:style-name="ro1">
          <table:table-cell office:value-type="string">
            <text:p>Açucaradus Doceria</text:p>
          </table:table-cell>
          <table:table-cell office:value-type="string">
            <text:p>Av. Floriano Peixoto, 644 - Loja 38 - Centro, Uberlândia - MG, 38400-100, Brazil</text:p>
          </table:table-cell>
          <table:table-cell office:value-type="string">
            <text:p>(34) 99798-1525</text:p>
          </table:table-cell>
        </table:table-row>
        <table:table-row table:style-name="ro1">
          <table:table-cell office:value-type="string">
            <text:p>Sabor Gelado Guaxindiba</text:p>
          </table:table-cell>
          <table:table-cell office:value-type="string">
            <text:p>R. Artur Napoleão - Guaxindiba, São Gonçalo - RJ, 24722-302, Brazil</text:p>
          </table:table-cell>
          <table:table-cell office:value-type="string">
            <text:p>(34) 99833-1813</text:p>
          </table:table-cell>
        </table:table-row>
        <table:table-row table:style-name="ro1">
          <table:table-cell office:value-type="string">
            <text:p>Saboreal Panificadoras</text:p>
          </table:table-cell>
          <table:table-cell office:value-type="string">
            <text:p>Av. da Saudade, 1411 - Santa Marta, Uberaba - MG, 38061-000, Brazil</text:p>
          </table:table-cell>
          <table:table-cell office:value-type="string">
            <text:p>(34) 99868-1618</text:p>
          </table:table-cell>
        </table:table-row>
        <table:table-row table:style-name="ro1">
          <table:table-cell office:value-type="string">
            <text:p>Cantinho Do Doce</text:p>
          </table:table-cell>
          <table:table-cell office:value-type="string">
            <text:p>AV: Belarmino Cotta Pacheco 1136 - Santa Mônica, Uberlândia - MG, 38408-168, Brazil</text:p>
          </table:table-cell>
          <table:table-cell office:value-type="string">
            <text:p>(34) 99872-8080</text:p>
          </table:table-cell>
        </table:table-row>
        <table:table-row table:style-name="ro1">
          <table:table-cell office:value-type="string">
            <text:p>Doceria Santa Chiara</text:p>
          </table:table-cell>
          <table:table-cell office:value-type="string">
            <text:p>Av. João Naves de Ávila, 528 - Cazeca, Uberlândia - MG, 38400-053, Brazil</text:p>
          </table:table-cell>
          <table:table-cell office:value-type="string">
            <text:p>(34) 99888-8981</text:p>
          </table:table-cell>
        </table:table-row>
        <table:table-row table:style-name="ro1">
          <table:table-cell office:value-type="string">
            <text:p>Ponto Doces</text:p>
          </table:table-cell>
          <table:table-cell office:value-type="string">
            <text:p>Av. Paulo Firmino, 510 - Jardim das Palmeiras, Uberlândia - MG, 38412-343, Brazil</text:p>
          </table:table-cell>
          <table:table-cell office:value-type="string">
            <text:p>(34) 99904-3436</text:p>
          </table:table-cell>
        </table:table-row>
        <table:table-row table:style-name="ro1">
          <table:table-cell office:value-type="string">
            <text:p>Cacau Gourmet Doceria</text:p>
          </table:table-cell>
          <table:table-cell office:value-type="string">
            <text:p>R. Sen. Furtado, 112 - Tubalina, Uberlândia - MG, 38412-060, Brazil</text:p>
          </table:table-cell>
          <table:table-cell office:value-type="string">
            <text:p>(34) 99923-3284</text:p>
          </table:table-cell>
        </table:table-row>
        <table:table-row table:style-name="ro1">
          <table:table-cell office:value-type="string">
            <text:p>Berry's Iced Food Uberaba - Sorveteria</text:p>
          </table:table-cell>
          <table:table-cell office:value-type="string">
            <text:p>Av. Santa Beatriz da Silva, 1438 - Santa Maria, Uberaba - MG, 38050-130, Brazil</text:p>
          </table:table-cell>
          <table:table-cell office:value-type="string">
            <text:p>(34) 99927-2301</text:p>
          </table:table-cell>
        </table:table-row>
        <table:table-row table:style-name="ro1">
          <table:table-cell office:value-type="string">
            <text:p>Ice Point Sorveteria</text:p>
          </table:table-cell>
          <table:table-cell office:value-type="string">
            <text:p>Av. Padre Eddie Bernardes da Silva, 965 - Lourdes, Uberaba - MG, 38035-230, Brazil</text:p>
          </table:table-cell>
          <table:table-cell office:value-type="string">
            <text:p>(34) 99965-8035</text:p>
          </table:table-cell>
        </table:table-row>
        <table:table-row table:style-name="ro1">
          <table:table-cell office:value-type="string">
            <text:p>Katiuscia Mello Doceria - Bolos, Doces e Galícias</text:p>
          </table:table-cell>
          <table:table-cell office:value-type="string">
            <text:p>R. Sen. Dantas, 199 - Tubalina, Uberlândia - MG, 38412-092, Brazil</text:p>
          </table:table-cell>
          <table:table-cell office:value-type="string">
            <text:p>(34) 99971-0412</text:p>
          </table:table-cell>
        </table:table-row>
        <table:table-row table:style-name="ro1">
          <table:table-cell office:value-type="string">
            <text:p>Supremo Gelados</text:p>
          </table:table-cell>
          <table:table-cell office:value-type="string">
            <text:p>R. Felipe Aché, 458 - Boa Vista, Uberaba - MG, 38070-030, Brazil</text:p>
          </table:table-cell>
          <table:table-cell office:value-type="string">
            <text:p>(34) 99978-3058</text:p>
          </table:table-cell>
        </table:table-row>
        <table:table-row table:style-name="ro1">
          <table:table-cell office:value-type="string">
            <text:p>Heaven Doceria - Doces artesanais em Uberlândia</text:p>
          </table:table-cell>
          <table:table-cell office:value-type="string">
            <text:p>R. Pedro Quirino da Silva, 1209 - Umuarama, Uberlândia - MG, 38405-323, Brazil</text:p>
          </table:table-cell>
          <table:table-cell office:value-type="string">
            <text:p>(34) 99987-8913</text:p>
          </table:table-cell>
        </table:table-row>
        <table:table-row table:style-name="ro1">
          <table:table-cell office:value-type="string">
            <text:p>Vila di Italia - Gelato Artesanal Premium</text:p>
          </table:table-cell>
          <table:table-cell office:value-type="string">
            <text:p>Av. Dr. Laerte Vieira Gonçalves, 221 - Santa Mônica, Uberlândia - MG, 38408-176, Brazil</text:p>
          </table:table-cell>
          <table:table-cell office:value-type="string">
            <text:p>(34) 99990-5551</text:p>
          </table:table-cell>
        </table:table-row>
        <table:table-row table:style-name="ro1">
          <table:table-cell office:value-type="string">
            <text:p>Provare Delicatessen</text:p>
          </table:table-cell>
          <table:table-cell office:value-type="string">
            <text:p>Av. Imbaúba, 1500 - Jaraguá, Uberlândia - MG, 38413-108, Brazil</text:p>
          </table:table-cell>
          <table:table-cell office:value-type="string">
            <text:p>(34) 99994-2082</text:p>
          </table:table-cell>
        </table:table-row>
        <table:table-row table:style-name="ro1">
          <table:table-cell office:value-type="string">
            <text:p>Sorveteria Galego Ice Cream</text:p>
          </table:table-cell>
          <table:table-cell office:value-type="string">
            <text:p>Avenida Maceió, 2097, Jardim Ipê 1 - Jardim Ipê, Foz do Iguaçu - PR, 85869-657, Brazil</text:p>
          </table:table-cell>
          <table:table-cell office:value-type="string">
            <text:p>(35) 99964-0053</text:p>
          </table:table-cell>
        </table:table-row>
        <table:table-row table:style-name="ro1">
          <table:table-cell office:value-type="string">
            <text:p>Gelato Borelli Curitiba (Shopping Palladium)</text:p>
          </table:table-cell>
          <table:table-cell office:value-type="string">
            <text:p>Av. Pres. Kennedy, 4121 - Lj 2028 Andar L2 - Portão, Curitiba - PR, 80610-905, Brazil</text:p>
          </table:table-cell>
          <table:table-cell office:value-type="string">
            <text:p>(41) 98407-9919</text:p>
          </table:table-cell>
        </table:table-row>
        <table:table-row table:style-name="ro1">
          <table:table-cell office:value-type="string">
            <text:p>Freddo Gelateria - Shop Estação</text:p>
          </table:table-cell>
          <table:table-cell office:value-type="string">
            <text:p>Av. Sete de Setembro, 2775 - Loja 1110 - Centro, Curitiba - PR, 80230-903, Brazil</text:p>
          </table:table-cell>
          <table:table-cell office:value-type="string">
            <text:p>(41) 98740-9861</text:p>
          </table:table-cell>
        </table:table-row>
        <table:table-row table:style-name="ro1">
          <table:table-cell office:value-type="string">
            <text:p>Gelato Borelli Shopping Internacional Guarulhos</text:p>
          </table:table-cell>
          <table:table-cell office:value-type="string">
            <text:p>Rua Engenheiro Camilo Olivetti, 295 - Itapegica - Vila Herminia, Guarulhos - SP, 07042-040, Brazil</text:p>
          </table:table-cell>
          <table:table-cell office:value-type="string">
            <text:p>(41) 98805-3282</text:p>
          </table:table-cell>
        </table:table-row>
        <table:table-row table:style-name="ro1">
          <table:table-cell office:value-type="string">
            <text:p>Carmella Gelateria</text:p>
          </table:table-cell>
          <table:table-cell office:value-type="string">
            <text:p>R. Colombo, 183 - Ahú, Curitiba - PR, 80540-240, Brazil</text:p>
          </table:table-cell>
          <table:table-cell office:value-type="string">
            <text:p>(41) 99501-1324</text:p>
          </table:table-cell>
        </table:table-row>
        <table:table-row table:style-name="ro1">
          <table:table-cell office:value-type="string">
            <text:p>Freddo Gelateria - Shop Muller</text:p>
          </table:table-cell>
          <table:table-cell office:value-type="string">
            <text:p>Av. Cândido de Abreu, 127 - Centro Cívico, Curitiba - PR, 80530-060, Brazil</text:p>
          </table:table-cell>
          <table:table-cell office:value-type="string">
            <text:p>(41) 99537-1213</text:p>
          </table:table-cell>
        </table:table-row>
        <table:table-row table:style-name="ro1">
          <table:table-cell office:value-type="string">
            <text:p>Doceria curitiba</text:p>
          </table:table-cell>
          <table:table-cell office:value-type="string">
            <text:p>R. Des. Cid Campelo, 5774 - Cidade Industrial de Curitiba, Curitiba - PR, 81170-350, Brazil</text:p>
          </table:table-cell>
          <table:table-cell office:value-type="string">
            <text:p>(41) 99775-5043</text:p>
          </table:table-cell>
        </table:table-row>
        <table:table-row table:style-name="ro1">
          <table:table-cell office:value-type="string">
            <text:p>Asmar's Doces Árabes – Aeroporto Internacional de Foz do Iguaçu</text:p>
          </table:table-cell>
          <table:table-cell office:value-type="string">
            <text:p>Rod. BR 469 – KM 16 - 5 – Aeroporto Quiosque, 1018 - Foz do Iguaçu, PR, 85853-900, Brazil</text:p>
          </table:table-cell>
          <table:table-cell office:value-type="string">
            <text:p>(41) 99781-5778</text:p>
          </table:table-cell>
        </table:table-row>
        <table:table-row table:style-name="ro1">
          <table:table-cell office:value-type="string">
            <text:p>La Basque Curitiba - Crepes &amp; Sorvetes Premium</text:p>
          </table:table-cell>
          <table:table-cell office:value-type="string">
            <text:p>Av. Cândido Hartmann, 380 - Mercês, Curitiba - PR, 80730-440, Brazil</text:p>
          </table:table-cell>
          <table:table-cell office:value-type="string">
            <text:p>(41) 99826-5295</text:p>
          </table:table-cell>
        </table:table-row>
        <table:table-row table:style-name="ro1">
          <table:table-cell office:value-type="string">
            <text:p>Sacristia Gelateria e Café</text:p>
          </table:table-cell>
          <table:table-cell office:value-type="string">
            <text:p>R. Nicolau Maeder, 892 - Juvevê, Curitiba - PR, 80030-383, Brazil</text:p>
          </table:table-cell>
          <table:table-cell office:value-type="string">
            <text:p>(41) 99850-4145</text:p>
          </table:table-cell>
        </table:table-row>
        <table:table-row table:style-name="ro1">
          <table:table-cell office:value-type="string">
            <text:p>Freddo Gelateria - Shop Palladium</text:p>
          </table:table-cell>
          <table:table-cell office:value-type="string">
            <text:p>Av. Pres. Kennedy, 4121 - Lj Q331 - Portão, Curitiba - PR, 80610-010, Brazil</text:p>
          </table:table-cell>
          <table:table-cell office:value-type="string">
            <text:p>(41) 99854-0139</text:p>
          </table:table-cell>
        </table:table-row>
        <table:table-row table:style-name="ro1">
          <table:table-cell office:value-type="string">
            <text:p>Sotile Pasticceria</text:p>
          </table:table-cell>
          <table:table-cell office:value-type="string">
            <text:p>Rua Barão dos Campos Gerais, 548 - Juvevê, Curitiba - PR, 80030-400, Brazil</text:p>
          </table:table-cell>
          <table:table-cell office:value-type="string">
            <text:p>(41) 99922-6611</text:p>
          </table:table-cell>
        </table:table-row>
        <table:table-row table:style-name="ro1">
          <table:table-cell office:value-type="string">
            <text:p>Freddo Gelateria - Sete de Setembro</text:p>
          </table:table-cell>
          <table:table-cell office:value-type="string">
            <text:p>Av. Sete de Setembro, 5713 - Batel, Curitiba - PR, 80240-001, Brazil</text:p>
          </table:table-cell>
          <table:table-cell office:value-type="string">
            <text:p>(41) 99968-1632</text:p>
          </table:table-cell>
        </table:table-row>
        <table:table-row table:style-name="ro1">
          <table:table-cell office:value-type="string">
            <text:p>Freddo Gelateria - Cabral</text:p>
          </table:table-cell>
          <table:table-cell office:value-type="string">
            <text:p>Av. Munhoz da Rocha, 530 - Cabral, Curitiba - PR, 80035-000, Brazil</text:p>
          </table:table-cell>
          <table:table-cell office:value-type="string">
            <text:p>(41) 99977-2915</text:p>
          </table:table-cell>
        </table:table-row>
        <table:table-row table:style-name="ro1">
          <table:table-cell office:value-type="string">
            <text:p>Freddo Gelateria - Carlos de Carvalho</text:p>
          </table:table-cell>
          <table:table-cell office:value-type="string">
            <text:p>Alameda Dr. Carlos de Carvalho, 1175 - Batel, Curitiba - PR, 80430-180, Brazil</text:p>
          </table:table-cell>
          <table:table-cell office:value-type="string">
            <text:p>(41) 99996-1735</text:p>
          </table:table-cell>
        </table:table-row>
        <table:table-row table:style-name="ro1">
          <table:table-cell office:value-type="string">
            <text:p>The Best Açaí - Aventureiro</text:p>
          </table:table-cell>
          <table:table-cell office:value-type="string">
            <text:p>R. Tuiuti, 2809 - Aventureiro, Joinville - SC, 89226-001, Brazil</text:p>
          </table:table-cell>
          <table:table-cell office:value-type="string">
            <text:p>(43) 99932-8872</text:p>
          </table:table-cell>
        </table:table-row>
        <table:table-row table:style-name="ro1">
          <table:table-cell office:value-type="string">
            <text:p>Gior Gelato Artesanal</text:p>
          </table:table-cell>
          <table:table-cell office:value-type="string">
            <text:p>Av. joão Paulino Vieira Filho Zona 01 - Centro, Maringá - PR, 87020-015, Brazil</text:p>
          </table:table-cell>
          <table:table-cell office:value-type="string">
            <text:p>(44) 98403-2044</text:p>
          </table:table-cell>
        </table:table-row>
        <table:table-row table:style-name="ro1">
          <table:table-cell office:value-type="string">
            <text:p>Gior Gelato Artesanal</text:p>
          </table:table-cell>
          <table:table-cell office:value-type="string">
            <text:p>Av. Dr. Luiz Teixeira Mendes, 850 - Zona 05, Maringá - PR, 87015-001, Brazil</text:p>
          </table:table-cell>
          <table:table-cell office:value-type="string">
            <text:p>(44) 98403-2044</text:p>
          </table:table-cell>
        </table:table-row>
        <table:table-row table:style-name="ro1">
          <table:table-cell office:value-type="string">
            <text:p>Sorveteria Sorverion</text:p>
          </table:table-cell>
          <table:table-cell office:value-type="string">
            <text:p>Av. São Judas Tadeu - Parque das Bandeiras, Maringá - PR, 87023-490, Brazil</text:p>
          </table:table-cell>
          <table:table-cell office:value-type="string">
            <text:p>(44) 98439-5831</text:p>
          </table:table-cell>
        </table:table-row>
        <table:table-row table:style-name="ro1">
          <table:table-cell office:value-type="string">
            <text:p>Gela Boca - Autô</text:p>
          </table:table-cell>
          <table:table-cell office:value-type="string">
            <text:p>Av. São Paulo, 1292 - Centro, Maringá - PR, 87013-040, Brazil</text:p>
          </table:table-cell>
          <table:table-cell office:value-type="string">
            <text:p>(44) 98804-5326</text:p>
          </table:table-cell>
        </table:table-row>
        <table:table-row table:style-name="ro1">
          <table:table-cell office:value-type="string">
            <text:p>Don'Ana Padaria Artesanal</text:p>
          </table:table-cell>
          <table:table-cell office:value-type="string">
            <text:p>Praça Reg. Feijó, 152 - Zona 03, Maringá - PR, 87050-230, Brazil</text:p>
          </table:table-cell>
          <table:table-cell office:value-type="string">
            <text:p>(44) 98836-3712</text:p>
          </table:table-cell>
        </table:table-row>
        <table:table-row table:style-name="ro1">
          <table:table-cell office:value-type="string">
            <text:p>Gelato Borelli Parque Ingá</text:p>
          </table:table-cell>
          <table:table-cell office:value-type="string">
            <text:p>Av. São Paulo, 1686 - Zona 02, Maringá - PR, 87010-355, Brazil</text:p>
          </table:table-cell>
          <table:table-cell office:value-type="string">
            <text:p>(44) 99103-4653</text:p>
          </table:table-cell>
        </table:table-row>
        <table:table-row table:style-name="ro1">
          <table:table-cell office:value-type="string">
            <text:p>Sorveteria Ritz Maringá Carmen Miranda</text:p>
          </table:table-cell>
          <table:table-cell office:value-type="string">
            <text:p>Av. Carmen Miranda, 2160 - Conj. Res. Cidade Alta, Maringá - PR, 87053-000, Brazil</text:p>
          </table:table-cell>
          <table:table-cell office:value-type="string">
            <text:p>(44) 99119-7027</text:p>
          </table:table-cell>
        </table:table-row>
        <table:table-row table:style-name="ro1">
          <table:table-cell office:value-type="string">
            <text:p>Sorveteria Ritz - Av. Brasil - Maringá</text:p>
          </table:table-cell>
          <table:table-cell office:value-type="string">
            <text:p>Av. Brasil, 1690 - Sala 01 - Zona 03, Maringá - PR, 87050-000, Brazil</text:p>
          </table:table-cell>
          <table:table-cell office:value-type="string">
            <text:p>(44) 99175-0510</text:p>
          </table:table-cell>
        </table:table-row>
        <table:table-row table:style-name="ro1">
          <table:table-cell office:value-type="string">
            <text:p>Bread Fast</text:p>
          </table:table-cell>
          <table:table-cell office:value-type="string">
            <text:p>Av. João Paulino Vieira Filho, 242 - Zona 7, Maringá - PR, 87020-015, Brazil</text:p>
          </table:table-cell>
          <table:table-cell office:value-type="string">
            <text:p>(44) 99175-6963</text:p>
          </table:table-cell>
        </table:table-row>
        <table:table-row table:style-name="ro1">
          <table:table-cell office:value-type="string">
            <text:p>Panificadora e Confeitaria Brioche Crocante</text:p>
          </table:table-cell>
          <table:table-cell office:value-type="string">
            <text:p>Av. Paraná, 1511 - Zona 7, Maringá - PR, 87020-085, Brazil</text:p>
          </table:table-cell>
          <table:table-cell office:value-type="string">
            <text:p>(44) 99700-3818</text:p>
          </table:table-cell>
        </table:table-row>
        <table:table-row table:style-name="ro1">
          <table:table-cell office:value-type="string">
            <text:p>Bakery Confectionery Parati</text:p>
          </table:table-cell>
          <table:table-cell office:value-type="string">
            <text:p>Av. Dr. Luiz Teixeira Mendes, 1137 - Zona 04, Maringá - PR, 87015-000, Brazil</text:p>
          </table:table-cell>
          <table:table-cell office:value-type="string">
            <text:p>(44) 99932-9123</text:p>
          </table:table-cell>
        </table:table-row>
        <table:table-row table:style-name="ro1">
          <table:table-cell office:value-type="string">
            <text:p>Edna Pães Pães de Hambúrguer Atacado e Varejo Maringá</text:p>
          </table:table-cell>
          <table:table-cell office:value-type="string">
            <text:p>R. Pioneiro Arlindo Pedralli, 1838 - Jardim Santa Helena, Maringá - PR, 87083-327, Brazil</text:p>
          </table:table-cell>
          <table:table-cell office:value-type="string">
            <text:p>(44) 99946-7513</text:p>
          </table:table-cell>
        </table:table-row>
        <table:table-row table:style-name="ro1">
          <table:table-cell office:value-type="string">
            <text:p>Ice Cream Palace</text:p>
          </table:table-cell>
          <table:table-cell office:value-type="string">
            <text:p>Av. Paraná, 1512 - SALA 8 (ESQUINA - Zona 7, Maringá - PR, 87020-085, Brazil</text:p>
          </table:table-cell>
          <table:table-cell office:value-type="string">
            <text:p>(44) 99955-4444</text:p>
          </table:table-cell>
        </table:table-row>
        <table:table-row table:style-name="ro1">
          <table:table-cell office:value-type="string">
            <text:p>Sorveteria Ritz - Av. Mandacaru - Maringá</text:p>
          </table:table-cell>
          <table:table-cell office:value-type="string">
            <text:p>Av. Mandacaru, 3149 - Jardim Paris III, Maringá - PR, 87083-749, Brazil</text:p>
          </table:table-cell>
          <table:table-cell office:value-type="string">
            <text:p>(44) 99991-3069</text:p>
          </table:table-cell>
        </table:table-row>
        <table:table-row table:style-name="ro1">
          <table:table-cell office:value-type="string">
            <text:p>Ice Cream Shop</text:p>
          </table:table-cell>
          <table:table-cell office:value-type="string">
            <text:p>Av. Jorge Schimmelpfeng, 244 - Centro, Foz do Iguaçu - PR, 85851-110, Brazil</text:p>
          </table:table-cell>
          <table:table-cell office:value-type="string">
            <text:p>(45) 98407-0918</text:p>
          </table:table-cell>
        </table:table-row>
        <table:table-row table:style-name="ro1">
          <table:table-cell office:value-type="string">
            <text:p>Mega Doces e Alimentos</text:p>
          </table:table-cell>
          <table:table-cell office:value-type="string">
            <text:p>Av. Carlos Gomes, 438 - Vila Portes, Foz do Iguaçu - PR, 85865-130, Brazil</text:p>
          </table:table-cell>
          <table:table-cell office:value-type="string">
            <text:p>(45) 98408-2809</text:p>
          </table:table-cell>
        </table:table-row>
        <table:table-row table:style-name="ro1">
          <table:table-cell office:value-type="string">
            <text:p>Doce Amor - Doceria Artesanal</text:p>
          </table:table-cell>
          <table:table-cell office:value-type="string">
            <text:p>R. Lima Jardim Alice I, 157 - Jardim Alice I, Foz do Iguaçu - PR, 85858-090, Brazil</text:p>
          </table:table-cell>
          <table:table-cell office:value-type="string">
            <text:p>(45) 98415-8091</text:p>
          </table:table-cell>
        </table:table-row>
        <table:table-row table:style-name="ro1">
          <table:table-cell office:value-type="string">
            <text:p>Gelato Borelli Foz do Iguaçu</text:p>
          </table:table-cell>
          <table:table-cell office:value-type="string">
            <text:p>R. Alm. Barroso, 902 - Centro, Foz do Iguaçu - PR, 85851-010, Brazil</text:p>
          </table:table-cell>
          <table:table-cell office:value-type="string">
            <text:p>(45) 98425-1001</text:p>
          </table:table-cell>
        </table:table-row>
        <table:table-row table:style-name="ro1">
          <table:table-cell office:value-type="string">
            <text:p>Miss Laura Cafeteria e Gastronomia Sem Glúten e Lácteos</text:p>
          </table:table-cell>
          <table:table-cell office:value-type="string">
            <text:p>R. José do Patrocínio, 852 - Vila Portes, Foz do Iguaçu - PR, 85865-120, Brazil</text:p>
          </table:table-cell>
          <table:table-cell office:value-type="string">
            <text:p>(45) 98807-6518</text:p>
          </table:table-cell>
        </table:table-row>
        <table:table-row table:style-name="ro1">
          <table:table-cell office:value-type="string">
            <text:p>Coccole Gelato Italiano</text:p>
          </table:table-cell>
          <table:table-cell office:value-type="string">
            <text:p>Rua Bartolomeu de Gusmão, 741 - Centro, Foz do Iguaçu - PR, 85851-160, Brazil</text:p>
          </table:table-cell>
          <table:table-cell office:value-type="string">
            <text:p>(45) 98844-9949</text:p>
          </table:table-cell>
        </table:table-row>
        <table:table-row table:style-name="ro1">
          <table:table-cell office:value-type="string">
            <text:p>Sorveteria Carimã</text:p>
          </table:table-cell>
          <table:table-cell office:value-type="string">
            <text:p>R. Arapuã, 410 - Vila Carimã, Foz do Iguaçu - PR, 85855-710, Brazil</text:p>
          </table:table-cell>
          <table:table-cell office:value-type="string">
            <text:p>(45) 99108-8673</text:p>
          </table:table-cell>
        </table:table-row>
        <table:table-row table:style-name="ro1">
          <table:table-cell office:value-type="string">
            <text:p>Doce Universo</text:p>
          </table:table-cell>
          <table:table-cell office:value-type="string">
            <text:p>R. Cel. Caetano Rocha, 459 - Vila Yolanda, Foz do Iguaçu - PR, 85853-500, Brazil</text:p>
          </table:table-cell>
          <table:table-cell office:value-type="string">
            <text:p>(45) 99810-6622</text:p>
          </table:table-cell>
        </table:table-row>
        <table:table-row table:style-name="ro1">
          <table:table-cell office:value-type="string">
            <text:p>Bella Foz Café - Padaria e Cafeteria</text:p>
          </table:table-cell>
          <table:table-cell office:value-type="string">
            <text:p>R. Jorge Sanwais, 1239 - Centro, Foz do Iguaçu - PR, 85851-150, Brazil</text:p>
          </table:table-cell>
          <table:table-cell office:value-type="string">
            <text:p>(45) 99825-0727</text:p>
          </table:table-cell>
        </table:table-row>
        <table:table-row table:style-name="ro1">
          <table:table-cell office:value-type="string">
            <text:p>Gebon Sorvetes Iguassu Central Park</text:p>
          </table:table-cell>
          <table:table-cell office:value-type="string">
            <text:p>Av. Jorge Schimmelpfeng, 372 - Centro, Foz do Iguaçu - PR, 85851-110, Brazil</text:p>
          </table:table-cell>
          <table:table-cell office:value-type="string">
            <text:p>(45) 99862-2367</text:p>
          </table:table-cell>
        </table:table-row>
        <table:table-row table:style-name="ro1">
          <table:table-cell office:value-type="string">
            <text:p>Coccole Gelato Italiano</text:p>
          </table:table-cell>
          <table:table-cell office:value-type="string">
            <text:p>Av. Silvio Américo Sasdelli, 554 - Vila A, Foz do Iguaçu - PR, 85866-000, Brazil</text:p>
          </table:table-cell>
          <table:table-cell office:value-type="string">
            <text:p>(45) 99923-1900</text:p>
          </table:table-cell>
        </table:table-row>
        <table:table-row table:style-name="ro1">
          <table:table-cell office:value-type="string">
            <text:p>Ligeirinho Sorvetes</text:p>
          </table:table-cell>
          <table:table-cell office:value-type="string">
            <text:p>Av. Juscelino Kubitscheck, 559 - e 553 - Centro, Foz do Iguaçu - PR, 85851-210, Brazil</text:p>
          </table:table-cell>
          <table:table-cell office:value-type="string">
            <text:p>(45) 99931-2678</text:p>
          </table:table-cell>
        </table:table-row>
        <table:table-row table:style-name="ro1">
          <table:table-cell office:value-type="string">
            <text:p>Granizzado Sorvetes e Café</text:p>
          </table:table-cell>
          <table:table-cell office:value-type="string">
            <text:p>Shopping Catuai Palladium - Av. das Cataratas, 3570 - Vila Yolanda, Foz do Iguaçu - PR, 85853-000, Brazil</text:p>
          </table:table-cell>
          <table:table-cell office:value-type="string">
            <text:p>(45) 99944-2570</text:p>
          </table:table-cell>
        </table:table-row>
        <table:table-row table:style-name="ro1">
          <table:table-cell office:value-type="string">
            <text:p>Dudis Brigaderia</text:p>
          </table:table-cell>
          <table:table-cell office:value-type="string">
            <text:p>R. Tibagi, 226 - Campos do Iguacu, Foz do Iguaçu - PR, 85857-590, Brazil</text:p>
          </table:table-cell>
          <table:table-cell office:value-type="string">
            <text:p>(45) 99953-4830</text:p>
          </table:table-cell>
        </table:table-row>
        <table:table-row table:style-name="ro1">
          <table:table-cell office:value-type="string">
            <text:p>Casa D' Antonio</text:p>
          </table:table-cell>
          <table:table-cell office:value-type="string">
            <text:p>Av. Beira-Rio, 505 - Vila Portes, Foz do Iguaçu - PR, 85864-280, Brazil</text:p>
          </table:table-cell>
          <table:table-cell office:value-type="string">
            <text:p>(45) 99959-2772</text:p>
          </table:table-cell>
        </table:table-row>
        <table:table-row table:style-name="ro1">
          <table:table-cell office:value-type="string">
            <text:p>Milk Shake Up Foz</text:p>
          </table:table-cell>
          <table:table-cell office:value-type="string">
            <text:p>Av. Juscelino Kubitscheck, 1108 - Vila Paraguaia, Foz do Iguaçu - PR, 85851-210, Brazil</text:p>
          </table:table-cell>
          <table:table-cell office:value-type="string">
            <text:p>(45) 99959-9877</text:p>
          </table:table-cell>
        </table:table-row>
        <table:table-row table:style-name="ro1">
          <table:table-cell office:value-type="string">
            <text:p>Sorveteria Mac Milk loja 2</text:p>
          </table:table-cell>
          <table:table-cell office:value-type="string">
            <text:p>Av. Mario Filho, 1010 - Parque Res. Morumbi II, Foz do Iguaçu - PR, 85858-440, Brazil</text:p>
          </table:table-cell>
          <table:table-cell office:value-type="string">
            <text:p>(45) 99970-1343</text:p>
          </table:table-cell>
        </table:table-row>
        <table:table-row table:style-name="ro1">
          <table:table-cell office:value-type="string">
            <text:p>Sorvetex</text:p>
          </table:table-cell>
          <table:table-cell office:value-type="string">
            <text:p>Av. Gramado, 6341 - Parque Res. Três Bandeiras, Foz do Iguaçu - PR, 85862-240, Brazil</text:p>
          </table:table-cell>
          <table:table-cell office:value-type="string">
            <text:p>(45) 99974-9830</text:p>
          </table:table-cell>
        </table:table-row>
        <table:table-row table:style-name="ro1">
          <table:table-cell office:value-type="string">
            <text:p>Fast food and Ice Cream Schneider</text:p>
          </table:table-cell>
          <table:table-cell office:value-type="string">
            <text:p>Av. República Argentina, 2868 - Jardim Tarobá, Foz do Iguaçu - PR, 85856-028, Brazil</text:p>
          </table:table-cell>
          <table:table-cell office:value-type="string">
            <text:p>(45) 99984-7264</text:p>
          </table:table-cell>
        </table:table-row>
        <table:table-row table:style-name="ro1">
          <table:table-cell office:value-type="string">
            <text:p>Casa de Pães - Panificadora, confeitaria e cafeteria</text:p>
          </table:table-cell>
          <table:table-cell office:value-type="string">
            <text:p>Av. República Argentina, 2626 - Jardim Esmeralda, Foz do Iguaçu - PR, 85856-122, Brazil</text:p>
          </table:table-cell>
          <table:table-cell office:value-type="string">
            <text:p>(45) 99985-5960</text:p>
          </table:table-cell>
        </table:table-row>
        <table:table-row table:style-name="ro1">
          <table:table-cell office:value-type="string">
            <text:p>Palácio dos Doces</text:p>
          </table:table-cell>
          <table:table-cell office:value-type="string">
            <text:p>Av. José Maria de Brito, 1633 - Jardim das Nacoes, Foz do Iguaçu - PR, 85864-320, Brazil</text:p>
          </table:table-cell>
          <table:table-cell office:value-type="string">
            <text:p>(45) 99992-2702</text:p>
          </table:table-cell>
        </table:table-row>
        <table:table-row table:style-name="ro1">
          <table:table-cell office:value-type="string">
            <text:p>Meira Ice Cream</text:p>
          </table:table-cell>
          <table:table-cell office:value-type="string">
            <text:p>R. Antônio Augusto do Livramento, 193 - Espinheiros, Joinville - SC, 89228-750, Brazil</text:p>
          </table:table-cell>
          <table:table-cell office:value-type="string">
            <text:p>(47) 98474-1488</text:p>
          </table:table-cell>
        </table:table-row>
        <table:table-row table:style-name="ro1">
          <table:table-cell office:value-type="string">
            <text:p>Ice Creamy</text:p>
          </table:table-cell>
          <table:table-cell office:value-type="string">
            <text:p>Shopping Mueller - R. Visc. de Taunay, 235 - LOJA 137 - Centro, Joinville - SC, 89201-908, Brazil</text:p>
          </table:table-cell>
          <table:table-cell office:value-type="string">
            <text:p>(47) 98849-3634</text:p>
          </table:table-cell>
        </table:table-row>
        <table:table-row table:style-name="ro1">
          <table:table-cell office:value-type="string">
            <text:p>Maria Mole Doces</text:p>
          </table:table-cell>
          <table:table-cell office:value-type="string">
            <text:p>R. Coelho Neto, 01 - Velha, Blumenau - SC, 89036-360, Brazil</text:p>
          </table:table-cell>
          <table:table-cell office:value-type="string">
            <text:p>(47) 98854-0051</text:p>
          </table:table-cell>
        </table:table-row>
        <table:table-row table:style-name="ro1">
          <table:table-cell office:value-type="string">
            <text:p>The Best Açaí Joinville - Bucarein</text:p>
          </table:table-cell>
          <table:table-cell office:value-type="string">
            <text:p>Av. Getúlio Vargas, 377 - Bucarein, Joinville - SC, 89202-205, Brazil</text:p>
          </table:table-cell>
          <table:table-cell office:value-type="string">
            <text:p>(47) 98916-2537</text:p>
          </table:table-cell>
        </table:table-row>
        <table:table-row table:style-name="ro1">
          <table:table-cell office:value-type="string">
            <text:p>Sorvete Expresso Juliana</text:p>
          </table:table-cell>
          <table:table-cell office:value-type="string">
            <text:p>R. Gen. Osório, 2070 - Água Verde, Blumenau - SC, 89041-604, Brazil</text:p>
          </table:table-cell>
          <table:table-cell office:value-type="string">
            <text:p>(47) 99105-9543</text:p>
          </table:table-cell>
        </table:table-row>
        <table:table-row table:style-name="ro1">
          <table:table-cell office:value-type="string">
            <text:p>Plus doces</text:p>
          </table:table-cell>
          <table:table-cell office:value-type="string">
            <text:p>R. Babilônia - Fortaleza, Blumenau - SC, 89053-490, Brazil</text:p>
          </table:table-cell>
          <table:table-cell office:value-type="string">
            <text:p>(47) 99110-6813</text:p>
          </table:table-cell>
        </table:table-row>
        <table:table-row table:style-name="ro1">
          <table:table-cell office:value-type="string">
            <text:p>Sorveteria 60 sabores</text:p>
          </table:table-cell>
          <table:table-cell office:value-type="string">
            <text:p>R. Alberto Stein, 132 - Velha, Blumenau - SC, 89036-200, Brazil</text:p>
          </table:table-cell>
          <table:table-cell office:value-type="string">
            <text:p>(47) 99120-1419</text:p>
          </table:table-cell>
        </table:table-row>
        <table:table-row table:style-name="ro1">
          <table:table-cell office:value-type="string">
            <text:p>Più Bella Gelato Joinville</text:p>
          </table:table-cell>
          <table:table-cell office:value-type="string">
            <text:p>R. Aquidaban, 530 - América, Joinville - SC, 89216-295, Brazil</text:p>
          </table:table-cell>
          <table:table-cell office:value-type="string">
            <text:p>(47) 99126-5410</text:p>
          </table:table-cell>
        </table:table-row>
        <table:table-row table:style-name="ro1">
          <table:table-cell office:value-type="string">
            <text:p>Sorveteria Lolla Vila Nova</text:p>
          </table:table-cell>
          <table:table-cell office:value-type="string">
            <text:p>R. Leopoldo Beninca, 954 - Vila Nova, Joinville - SC, 89237-150, Brazil</text:p>
          </table:table-cell>
          <table:table-cell office:value-type="string">
            <text:p>(47) 99131-1766</text:p>
          </table:table-cell>
        </table:table-row>
        <table:table-row table:style-name="ro1">
          <table:table-cell office:value-type="string">
            <text:p>Vanessa Hayashi Doceria</text:p>
          </table:table-cell>
          <table:table-cell office:value-type="string">
            <text:p>R. Frederico Guilherme Busch, 53 - Em frente ao 54 - Jardim Blumenau, Blumenau - SC, 89010-300, Brazil</text:p>
          </table:table-cell>
          <table:table-cell office:value-type="string">
            <text:p>(47) 99140-7682</text:p>
          </table:table-cell>
        </table:table-row>
        <table:table-row table:style-name="ro1">
          <table:table-cell office:value-type="string">
            <text:p>Lais Lemos Doceria</text:p>
          </table:table-cell>
          <table:table-cell office:value-type="string">
            <text:p>Rua 25 de Julho, 485 - Itoupava Norte, Blumenau - SC, 89053-000, Brazil</text:p>
          </table:table-cell>
          <table:table-cell office:value-type="string">
            <text:p>(47) 99190-4225</text:p>
          </table:table-cell>
        </table:table-row>
        <table:table-row table:style-name="ro1">
          <table:table-cell office:value-type="string">
            <text:p>The Best Açaí Iririú - Joinville</text:p>
          </table:table-cell>
          <table:table-cell office:value-type="string">
            <text:p>R. das Cegonhas, 57 - Iririú, Joinville - SC, 89227-645, Brazil</text:p>
          </table:table-cell>
          <table:table-cell office:value-type="string">
            <text:p>(47) 99201-4880</text:p>
          </table:table-cell>
        </table:table-row>
        <table:table-row table:style-name="ro1">
          <table:table-cell office:value-type="string">
            <text:p>60 Sabores Blumenau - Velha Central</text:p>
          </table:table-cell>
          <table:table-cell office:value-type="string">
            <text:p>R. José Reuter, 1050 - Velha, Blumenau - SC, 89046-000, Brazil</text:p>
          </table:table-cell>
          <table:table-cell office:value-type="string">
            <text:p>(47) 99214-4250</text:p>
          </table:table-cell>
        </table:table-row>
        <table:table-row table:style-name="ro1">
          <table:table-cell office:value-type="string">
            <text:p>The Best Açaí Itaum - Joinville</text:p>
          </table:table-cell>
          <table:table-cell office:value-type="string">
            <text:p>R. Monsenhor Gercino, 1286 - Itaum, Joinville - SC, 89210-145, Brazil</text:p>
          </table:table-cell>
          <table:table-cell office:value-type="string">
            <text:p>(47) 99228-1286</text:p>
          </table:table-cell>
        </table:table-row>
        <table:table-row table:style-name="ro1">
          <table:table-cell office:value-type="string">
            <text:p>Gelato Joinville - Geladinho Gourmet</text:p>
          </table:table-cell>
          <table:table-cell office:value-type="string">
            <text:p>R. Victor Mateus Teixeira, 630 - Boehmerwald, Joinville - SC, 89235-240, Brazil</text:p>
          </table:table-cell>
          <table:table-cell office:value-type="string">
            <text:p>(47) 99260-9579</text:p>
          </table:table-cell>
        </table:table-row>
        <table:table-row table:style-name="ro1">
          <table:table-cell office:value-type="string">
            <text:p>304 Doces Cestas &amp; Presentes</text:p>
          </table:table-cell>
          <table:table-cell office:value-type="string">
            <text:p>R. José Reuter, 304 - Velha Central, Blumenau - SC, 89046-000, Brazil</text:p>
          </table:table-cell>
          <table:table-cell office:value-type="string">
            <text:p>(47) 99283-3822</text:p>
          </table:table-cell>
        </table:table-row>
        <table:table-row table:style-name="ro1">
          <table:table-cell office:value-type="string">
            <text:p>Chiquinho Sorvetes</text:p>
          </table:table-cell>
          <table:table-cell office:value-type="string">
            <text:p>Shopping Neumarkt - R. 7 de Setembro, 1213 - Quiosque 4 - Centro, Blumenau - SC, 89010-203, Brazil</text:p>
          </table:table-cell>
          <table:table-cell office:value-type="string">
            <text:p>(47) 99613-1515</text:p>
          </table:table-cell>
        </table:table-row>
        <table:table-row table:style-name="ro1">
          <table:table-cell office:value-type="string">
            <text:p>Milk Creamery Blumenau - Norte Shopping</text:p>
          </table:table-cell>
          <table:table-cell office:value-type="string">
            <text:p>BR-470, 3000 - Salto Norte, Blumenau - SC, 89065-800, Brazil</text:p>
          </table:table-cell>
          <table:table-cell office:value-type="string">
            <text:p>(47) 99615-6866</text:p>
          </table:table-cell>
        </table:table-row>
        <table:table-row table:style-name="ro1">
          <table:table-cell office:value-type="string">
            <text:p>Brigadeiros da Ana Júlia</text:p>
          </table:table-cell>
          <table:table-cell office:value-type="string">
            <text:p>R. Alm. Tamandaré, 1731 - Vila Nova, Blumenau - SC, 89035-000, Brazil</text:p>
          </table:table-cell>
          <table:table-cell office:value-type="string">
            <text:p>(47) 99633-3280</text:p>
          </table:table-cell>
        </table:table-row>
        <table:table-row table:style-name="ro1">
          <table:table-cell office:value-type="string">
            <text:p>Mila Gelados</text:p>
          </table:table-cell>
          <table:table-cell office:value-type="string">
            <text:p>R. Lorenz Kretz, 572 - Badenfurt, Blumenau - SC, 89070-760, Brazil</text:p>
          </table:table-cell>
          <table:table-cell office:value-type="string">
            <text:p>(47) 99645-1290</text:p>
          </table:table-cell>
        </table:table-row>
        <table:table-row table:style-name="ro1">
          <table:table-cell office:value-type="string">
            <text:p>Açaícom O melhor sabor - Shopping Neumarkt - Blumenau</text:p>
          </table:table-cell>
          <table:table-cell office:value-type="string">
            <text:p>R. 7 de Setembro, 1213, Quiosque 002A - Neumarkt Shopping - Centro, Blumenau - SC, 89010-911, Brazil</text:p>
          </table:table-cell>
          <table:table-cell office:value-type="string">
            <text:p>(47) 99664-0086</text:p>
          </table:table-cell>
        </table:table-row>
        <table:table-row table:style-name="ro1">
          <table:table-cell office:value-type="string">
            <text:p>Dani Vicente Doces</text:p>
          </table:table-cell>
          <table:table-cell office:value-type="string">
            <text:p>R. Gov. Jorge Lacerda, 2713 - Sala 2 - Velha Central, Blumenau - SC, 89045-338, Brazil</text:p>
          </table:table-cell>
          <table:table-cell office:value-type="string">
            <text:p>(47) 99676-3075</text:p>
          </table:table-cell>
        </table:table-row>
        <table:table-row table:style-name="ro1">
          <table:table-cell office:value-type="string">
            <text:p>Sorveteria Sabor da Fruta</text:p>
          </table:table-cell>
          <table:table-cell office:value-type="string">
            <text:p>R. Cap. Euclídes de Castro - Centro, Blumenau - SC, 89010-203, Brazil</text:p>
          </table:table-cell>
          <table:table-cell office:value-type="string">
            <text:p>(47) 99756-3826</text:p>
          </table:table-cell>
        </table:table-row>
        <table:table-row table:style-name="ro1">
          <table:table-cell office:value-type="string">
            <text:p>Empório do Brigadeiro • Blumenau - SC</text:p>
          </table:table-cell>
          <table:table-cell office:value-type="string">
            <text:p>R. Himaláia, n° 274 - Fortaleza Alta, Blumenau - SC, 89058-065, Brazil</text:p>
          </table:table-cell>
          <table:table-cell office:value-type="string">
            <text:p>(47) 99783-9191</text:p>
          </table:table-cell>
        </table:table-row>
        <table:table-row table:style-name="ro1">
          <table:table-cell office:value-type="string">
            <text:p>BLU ICE GELATO</text:p>
          </table:table-cell>
          <table:table-cell office:value-type="string">
            <text:p>R. Alvir Koehler, 231 - Escola Agrícola, Blumenau - SC, 89037-753, Brazil</text:p>
          </table:table-cell>
          <table:table-cell office:value-type="string">
            <text:p>(47) 99927-1548</text:p>
          </table:table-cell>
        </table:table-row>
        <table:table-row table:style-name="ro1">
          <table:table-cell office:value-type="string">
            <text:p>Ice Cream Spade - Shop Guanabara</text:p>
          </table:table-cell>
          <table:table-cell office:value-type="string">
            <text:p>R. Graciosa, 1026 - Guanabara, Joinville - SC, 89207-101, Brazil</text:p>
          </table:table-cell>
          <table:table-cell office:value-type="string">
            <text:p>(47) 99944-9485</text:p>
          </table:table-cell>
        </table:table-row>
        <table:table-row table:style-name="ro1">
          <table:table-cell office:value-type="string">
            <text:p>Ice cream Fruit Jelly - Fabrica attached.</text:p>
          </table:table-cell>
          <table:table-cell office:value-type="string">
            <text:p>R. Papa João Paulo I, 314 - Jardim Iririú, Joinville - SC, 89224-400, Brazil</text:p>
          </table:table-cell>
          <table:table-cell office:value-type="string">
            <text:p>(47) 99948-4260</text:p>
          </table:table-cell>
        </table:table-row>
        <table:table-row table:style-name="ro1">
          <table:table-cell office:value-type="string">
            <text:p>Gelato Borelli Blumenau</text:p>
          </table:table-cell>
          <table:table-cell office:value-type="string">
            <text:p>R. 7 de Setembro, 1213 - Neumarkt Shopping - Centro, Blumenau - SC, 89010-911, Brazil</text:p>
          </table:table-cell>
          <table:table-cell office:value-type="string">
            <text:p>(47) 99953-6176</text:p>
          </table:table-cell>
        </table:table-row>
        <table:table-row table:style-name="ro1">
          <table:table-cell office:value-type="string">
            <text:p>Sorveteria Eskimo Blumenau</text:p>
          </table:table-cell>
          <table:table-cell office:value-type="string">
            <text:p>Rua - Rodovia Paul Fritz Kuehnrich, 1070 - Itoupava Norte, Blumenau - SC, 89052-381, Brazil</text:p>
          </table:table-cell>
          <table:table-cell office:value-type="string">
            <text:p>(47) 99962-7778</text:p>
          </table:table-cell>
        </table:table-row>
        <table:table-row table:style-name="ro1">
          <table:table-cell office:value-type="string">
            <text:p>Senhora Farinha Bakery</text:p>
          </table:table-cell>
          <table:table-cell office:value-type="string">
            <text:p>R. Paraíba, 256 D - Victor Konder, Blumenau - SC, 89012-400, Brazil</text:p>
          </table:table-cell>
          <table:table-cell office:value-type="string">
            <text:p>(47) 99963-7129</text:p>
          </table:table-cell>
        </table:table-row>
        <table:table-row table:style-name="ro1">
          <table:table-cell office:value-type="string">
            <text:p>Bolos e Confeitos Ita</text:p>
          </table:table-cell>
          <table:table-cell office:value-type="string">
            <text:p>R. Humberto de Campos, 440 - box 14 - Velha, Blumenau - SC, 89036-050, Brazil</text:p>
          </table:table-cell>
          <table:table-cell office:value-type="string">
            <text:p>(47) 99995-4721</text:p>
          </table:table-cell>
        </table:table-row>
        <table:table-row table:style-name="ro1">
          <table:table-cell office:value-type="string">
            <text:p>Sorveteria santino</text:p>
          </table:table-cell>
          <table:table-cell office:value-type="string">
            <text:p>R. Frederico Jensen, 3040 - Itoupavazinha, Blumenau - SC, 89066-410, Brazil</text:p>
          </table:table-cell>
          <table:table-cell office:value-type="string">
            <text:p>(47) 99997-0277</text:p>
          </table:table-cell>
        </table:table-row>
        <table:table-row table:style-name="ro1">
          <table:table-cell office:value-type="string">
            <text:p>Jéssica Pires Doceria</text:p>
          </table:table-cell>
          <table:table-cell office:value-type="string">
            <text:p>Rod. Francisco Thomaz dos Santos, 7197 - Armação, Florianópolis - SC, 88066-260, Brazil</text:p>
          </table:table-cell>
          <table:table-cell office:value-type="string">
            <text:p>(48) 98441-7260</text:p>
          </table:table-cell>
        </table:table-row>
        <table:table-row table:style-name="ro1">
          <table:table-cell office:value-type="string">
            <text:p>Gelato Di Panna - Centro</text:p>
          </table:table-cell>
          <table:table-cell office:value-type="string">
            <text:p>R. Bocaiúva, 2125 - Centro, Florianópolis - SC, 88015-530, Brazil</text:p>
          </table:table-cell>
          <table:table-cell office:value-type="string">
            <text:p>(48) 98801-8915</text:p>
          </table:table-cell>
        </table:table-row>
        <table:table-row table:style-name="ro1">
          <table:table-cell office:value-type="string">
            <text:p>Marcia Knop Doces Finos®️</text:p>
          </table:table-cell>
          <table:table-cell office:value-type="string">
            <text:p>*SOMENTE COM AGENDAMENTO*, Infinity Office - R. Patrício Farias, 101 - Sala 113 - Itacorubi, Florianópolis - SC, 88034-132, Brazil</text:p>
          </table:table-cell>
          <table:table-cell office:value-type="string">
            <text:p>(48) 98820-7171</text:p>
          </table:table-cell>
        </table:table-row>
        <table:table-row table:style-name="ro1">
          <table:table-cell office:value-type="string">
            <text:p>Gelato Di Panna - Lagoa da Conceição</text:p>
          </table:table-cell>
          <table:table-cell office:value-type="string">
            <text:p>R. Manoel Severino de Oliveira, 620 - loja 4 - Lagoa da Conceição, Florianópolis - SC, 88062-120, Brazil</text:p>
          </table:table-cell>
          <table:table-cell office:value-type="string">
            <text:p>(48) 98824-0751</text:p>
          </table:table-cell>
        </table:table-row>
        <table:table-row table:style-name="ro1">
          <table:table-cell office:value-type="string">
            <text:p>Akitutes Confeitaria - Beira Mar</text:p>
          </table:table-cell>
          <table:table-cell office:value-type="string">
            <text:p>Tv. Harmonia, 02 - Centro, Florianópolis - SC, 88015-550, Brazil</text:p>
          </table:table-cell>
          <table:table-cell office:value-type="string">
            <text:p>(48) 99120-2596</text:p>
          </table:table-cell>
        </table:table-row>
        <table:table-row table:style-name="ro1">
          <table:table-cell office:value-type="string">
            <text:p>Dolce Chiara Licocci</text:p>
          </table:table-cell>
          <table:table-cell office:value-type="string">
            <text:p>R. Euríco Hosterno, 219 - Loja 5 - Santa Monica, Florianópolis - SC, 88035-400, Brazil</text:p>
          </table:table-cell>
          <table:table-cell office:value-type="string">
            <text:p>(48) 99123-7883</text:p>
          </table:table-cell>
        </table:table-row>
        <table:table-row table:style-name="ro1">
          <table:table-cell office:value-type="string">
            <text:p>Doces Rehbein.</text:p>
          </table:table-cell>
          <table:table-cell office:value-type="string">
            <text:p>R. Santa Rita de Cássia, 477 - Jardim Atlântico, Florianópolis - SC, 88090-351, Brazil</text:p>
          </table:table-cell>
          <table:table-cell office:value-type="string">
            <text:p>(48) 99123-8422</text:p>
          </table:table-cell>
        </table:table-row>
        <table:table-row table:style-name="ro1">
          <table:table-cell office:value-type="string">
            <text:p>Max Gelateria Benvenuta</text:p>
          </table:table-cell>
          <table:table-cell office:value-type="string">
            <text:p>Av. Me. Benvenuta, 1295 - Santa Monica, Florianópolis - SC, 88035-001, Brazil</text:p>
          </table:table-cell>
          <table:table-cell office:value-type="string">
            <text:p>(48) 99124-0447</text:p>
          </table:table-cell>
        </table:table-row>
        <table:table-row table:style-name="ro1">
          <table:table-cell office:value-type="string">
            <text:p>Dona Baunilha Doceria Florianópolis</text:p>
          </table:table-cell>
          <table:table-cell office:value-type="string">
            <text:p>R. Madalena Barbi, 241 - Centro, Florianópolis - SC, 88015-190, Brazil</text:p>
          </table:table-cell>
          <table:table-cell office:value-type="string">
            <text:p>(48) 99137-7756</text:p>
          </table:table-cell>
        </table:table-row>
        <table:table-row table:style-name="ro1">
          <table:table-cell office:value-type="string">
            <text:p>Nicolini Gelato | Lagoa da Conceição</text:p>
          </table:table-cell>
          <table:table-cell office:value-type="string">
            <text:p>R. Sen. Ivo D Aquino, 55 - loja 4 - Lagoa da Conceição, Florianópolis - SC, 88062-400, Brazil</text:p>
          </table:table-cell>
          <table:table-cell office:value-type="string">
            <text:p>(48) 99142-8644</text:p>
          </table:table-cell>
        </table:table-row>
        <table:table-row table:style-name="ro1">
          <table:table-cell office:value-type="string">
            <text:p>Nicolini Gelato</text:p>
          </table:table-cell>
          <table:table-cell office:value-type="string">
            <text:p>R. João Pio Duarte Silva, 1630 - Córrego Grande, Florianópolis - SC, 88037-001, Brazil</text:p>
          </table:table-cell>
          <table:table-cell office:value-type="string">
            <text:p>(48) 99142-8644</text:p>
          </table:table-cell>
        </table:table-row>
        <table:table-row table:style-name="ro1">
          <table:table-cell office:value-type="string">
            <text:p>Doces de Pelotas @dpelotasfloripa</text:p>
          </table:table-cell>
          <table:table-cell office:value-type="string">
            <text:p>R. Trajano, 168 - Sala 2 - Centro, Florianópolis - SC, 88010-010, Brazil</text:p>
          </table:table-cell>
          <table:table-cell office:value-type="string">
            <text:p>(48) 99162-5525</text:p>
          </table:table-cell>
        </table:table-row>
        <table:table-row table:style-name="ro1">
          <table:table-cell office:value-type="string">
            <text:p>Dalê doceria</text:p>
          </table:table-cell>
          <table:table-cell office:value-type="string">
            <text:p>R. da Araucária, 36 - Monte Verde, Florianópolis - SC, 88032-405, Brazil</text:p>
          </table:table-cell>
          <table:table-cell office:value-type="string">
            <text:p>(48) 99164-2639</text:p>
          </table:table-cell>
        </table:table-row>
        <table:table-row table:style-name="ro1">
          <table:table-cell office:value-type="string">
            <text:p>Seu Mané Gelato</text:p>
          </table:table-cell>
          <table:table-cell office:value-type="string">
            <text:p>Saco Grande, Florianópolis - SC, 88050-000, Brazil</text:p>
          </table:table-cell>
          <table:table-cell office:value-type="string">
            <text:p>(48) 99188-3047</text:p>
          </table:table-cell>
        </table:table-row>
        <table:table-row table:style-name="ro1">
          <table:table-cell office:value-type="string">
            <text:p>Max Gelateria - Villa Romana Shopping</text:p>
          </table:table-cell>
          <table:table-cell office:value-type="string">
            <text:p>Av. Me. Benvenuta, 689 - Santa Monica, Florianópolis - SC, 88035-000, Brazil</text:p>
          </table:table-cell>
          <table:table-cell office:value-type="string">
            <text:p>(48) 99192-2226</text:p>
          </table:table-cell>
        </table:table-row>
        <table:table-row table:style-name="ro1">
          <table:table-cell office:value-type="string">
            <text:p>Signore Gelato</text:p>
          </table:table-cell>
          <table:table-cell office:value-type="string">
            <text:p>Rod. Amaro Antônio Viêira, 2835 - Itacorubi, Florianópolis - SC, 88034-102, Brazil</text:p>
          </table:table-cell>
          <table:table-cell office:value-type="string">
            <text:p>(48) 99832-8556</text:p>
          </table:table-cell>
        </table:table-row>
        <table:table-row table:style-name="ro1">
          <table:table-cell office:value-type="string">
            <text:p>Signore Gelato</text:p>
          </table:table-cell>
          <table:table-cell office:value-type="string">
            <text:p>Av. Pequeno Príncipe, 1714 - loja 03 - Campeche, Florianópolis - SC, 88063-000, Brazil</text:p>
          </table:table-cell>
          <table:table-cell office:value-type="string">
            <text:p>(48) 99900-1990</text:p>
          </table:table-cell>
        </table:table-row>
        <table:table-row table:style-name="ro1">
          <table:table-cell office:value-type="string">
            <text:p>Atelier Biz - Chocolates e doceria</text:p>
          </table:table-cell>
          <table:table-cell office:value-type="string">
            <text:p>R. Des. Urbano Salles, 23 - Centro - Centro, Florianópolis - SC, 88020-700, Brazil</text:p>
          </table:table-cell>
          <table:table-cell office:value-type="string">
            <text:p>(48) 99924-6453</text:p>
          </table:table-cell>
        </table:table-row>
        <table:table-row table:style-name="ro1">
          <table:table-cell office:value-type="string">
            <text:p>Nancy Doces</text:p>
          </table:table-cell>
          <table:table-cell office:value-type="string">
            <text:p>R. Luís Pasteur, 571 - Trindade, Florianópolis - SC, 88036-100, Brazil</text:p>
          </table:table-cell>
          <table:table-cell office:value-type="string">
            <text:p>(48) 99926-4250</text:p>
          </table:table-cell>
        </table:table-row>
        <table:table-row table:style-name="ro1">
          <table:table-cell office:value-type="string">
            <text:p>Júlia Cherem Doces Momentos</text:p>
          </table:table-cell>
          <table:table-cell office:value-type="string">
            <text:p>R. Prof. Madeira Neves, 76 - Centro, Florianópolis - SC, 88015-370, Brazil</text:p>
          </table:table-cell>
          <table:table-cell office:value-type="string">
            <text:p>(48) 99937-3768</text:p>
          </table:table-cell>
        </table:table-row>
        <table:table-row table:style-name="ro1">
          <table:table-cell office:value-type="string">
            <text:p>Doceria Ju Costa</text:p>
          </table:table-cell>
          <table:table-cell office:value-type="string">
            <text:p>Rod. Antonio Luiz Moura Gonzaga, 2361 - Av.Antonio Borges dos Santos, 530 - Loja 3 - Rop Tavares, Florianópolis - SC, 88048-300, Brazil</text:p>
          </table:table-cell>
          <table:table-cell office:value-type="string">
            <text:p>(48) 99964-0824</text:p>
          </table:table-cell>
        </table:table-row>
        <table:table-row table:style-name="ro1">
          <table:table-cell office:value-type="string">
            <text:p>Pérola Doceria</text:p>
          </table:table-cell>
          <table:table-cell office:value-type="string">
            <text:p>Av. Luiz Boiteux Piazza, 3454 - Cachoeira do Bom Jesus, Florianópolis - SC, 88056-000, Brazil</text:p>
          </table:table-cell>
          <table:table-cell office:value-type="string">
            <text:p>(48) 99979-3371</text:p>
          </table:table-cell>
        </table:table-row>
        <table:table-row table:style-name="ro1">
          <table:table-cell office:value-type="string">
            <text:p>Gelatoholic</text:p>
          </table:table-cell>
          <table:table-cell office:value-type="string">
            <text:p>dentro do posto BR SIGARAN - R. Barbedo, 504 - sala 3 - Menino Deus, Porto Alegre - RS, 90110-260, Brazil</text:p>
          </table:table-cell>
          <table:table-cell office:value-type="string">
            <text:p>(51) 92002-1259</text:p>
          </table:table-cell>
        </table:table-row>
        <table:table-row table:style-name="ro1">
          <table:table-cell office:value-type="string">
            <text:p>Gelato Borelli Porto Alegre</text:p>
          </table:table-cell>
          <table:table-cell office:value-type="string">
            <text:p>Av. Diário de Notícias, 300 - Cristal, Porto Alegre - RS, 90810-080, Brazil</text:p>
          </table:table-cell>
          <table:table-cell office:value-type="string">
            <text:p>(51) 92003-8247</text:p>
          </table:table-cell>
        </table:table-row>
        <table:table-row table:style-name="ro1">
          <table:table-cell office:value-type="string">
            <text:p>Quati Gelato e Baguete</text:p>
          </table:table-cell>
          <table:table-cell office:value-type="string">
            <text:p>Rua Garibaldi, 1333 - Bom Fim, Porto Alegre - RS, 90035-052, Brazil</text:p>
          </table:table-cell>
          <table:table-cell office:value-type="string">
            <text:p>(51) 98017-2141</text:p>
          </table:table-cell>
        </table:table-row>
        <table:table-row table:style-name="ro1">
          <table:table-cell office:value-type="string">
            <text:p>Confeitaria Barcelona</text:p>
          </table:table-cell>
          <table:table-cell office:value-type="string">
            <text:p>R. Henrique Dias, 94 - Bom Fim, Porto Alegre - RS, 90035-100, Brazil</text:p>
          </table:table-cell>
          <table:table-cell office:value-type="string">
            <text:p>(51) 98112-8124</text:p>
          </table:table-cell>
        </table:table-row>
        <table:table-row table:style-name="ro1">
          <table:table-cell office:value-type="string">
            <text:p>Confeitaria Maomé</text:p>
          </table:table-cell>
          <table:table-cell office:value-type="string">
            <text:p>R. Vicente da Fontoura, 1857 - Santana, Porto Alegre - RS, 90640-003, Brazil</text:p>
          </table:table-cell>
          <table:table-cell office:value-type="string">
            <text:p>(51) 98159-8400</text:p>
          </table:table-cell>
        </table:table-row>
        <table:table-row table:style-name="ro1">
          <table:table-cell office:value-type="string">
            <text:p>Di Argento Gelateria</text:p>
          </table:table-cell>
          <table:table-cell office:value-type="string">
            <text:p>R. Padre Chagas, 342 - Moinhos de Vento, Porto Alegre - RS, 90570-080, Brazil</text:p>
          </table:table-cell>
          <table:table-cell office:value-type="string">
            <text:p>(51) 98415-7344</text:p>
          </table:table-cell>
        </table:table-row>
        <table:table-row table:style-name="ro1">
          <table:table-cell office:value-type="string">
            <text:p>Zeu Doceria</text:p>
          </table:table-cell>
          <table:table-cell office:value-type="string">
            <text:p>Tv. Orion, 65 - Cristo Redentor, Porto Alegre - RS, 91370-350, Brazil</text:p>
          </table:table-cell>
          <table:table-cell office:value-type="string">
            <text:p>(51) 98435-8406</text:p>
          </table:table-cell>
        </table:table-row>
        <table:table-row table:style-name="ro1">
          <table:table-cell office:value-type="string">
            <text:p>Doceria Chique</text:p>
          </table:table-cell>
          <table:table-cell office:value-type="string">
            <text:p>R. Santana, 966 - Santana, Porto Alegre - RS, 90040-372, Brazil</text:p>
          </table:table-cell>
          <table:table-cell office:value-type="string">
            <text:p>(51) 98478-1357</text:p>
          </table:table-cell>
        </table:table-row>
        <table:table-row table:style-name="ro1">
          <table:table-cell office:value-type="string">
            <text:p>Legacy Doceria l Loja e Entregas de Doces</text:p>
          </table:table-cell>
          <table:table-cell office:value-type="string">
            <text:p>Av. Maranhão, 184 - São Geraldo, Porto Alegre - RS, 90230-040, Brazil</text:p>
          </table:table-cell>
          <table:table-cell office:value-type="string">
            <text:p>(51) 98644-5935</text:p>
          </table:table-cell>
        </table:table-row>
        <table:table-row table:style-name="ro1">
          <table:table-cell office:value-type="string">
            <text:p>Doces de Annita Confeitaria Artesanal</text:p>
          </table:table-cell>
          <table:table-cell office:value-type="string">
            <text:p>Av. Protásio Alves, 1979 - loja 2 - Petrópolis, Porto Alegre - RS, 90410-002, Brazil</text:p>
          </table:table-cell>
          <table:table-cell office:value-type="string">
            <text:p>(51) 98908-4829</text:p>
          </table:table-cell>
        </table:table-row>
        <table:table-row table:style-name="ro1">
          <table:table-cell office:value-type="string">
            <text:p>Doceria Dalbem</text:p>
          </table:table-cell>
          <table:table-cell office:value-type="string">
            <text:p>Rua - Av. Dr. João Simplício Alves de Carvalho, 540 - Vila Ipiranga, Porto Alegre - RS, 91360-260, Brazil</text:p>
          </table:table-cell>
          <table:table-cell office:value-type="string">
            <text:p>(51) 98957-4703</text:p>
          </table:table-cell>
        </table:table-row>
        <table:table-row table:style-name="ro1">
          <table:table-cell office:value-type="string">
            <text:p>Nata Gelateria</text:p>
          </table:table-cell>
          <table:table-cell office:value-type="string">
            <text:p>R. São Pedro, 757 - Loja 01 - Centro, Gramado - RS, 95670-150, Brazil</text:p>
          </table:table-cell>
          <table:table-cell office:value-type="string">
            <text:p>(51) 99101-6632</text:p>
          </table:table-cell>
        </table:table-row>
        <table:table-row table:style-name="ro1">
          <table:table-cell office:value-type="string">
            <text:p>Grife dos Doces</text:p>
          </table:table-cell>
          <table:table-cell office:value-type="string">
            <text:p>R. Gen. Lima e Silva, 1591 - Centro Histórico, Porto Alegre - RS, 90050-103, Brazil</text:p>
          </table:table-cell>
          <table:table-cell office:value-type="string">
            <text:p>(51) 99149-6868</text:p>
          </table:table-cell>
        </table:table-row>
        <table:table-row table:style-name="ro1">
          <table:table-cell office:value-type="string">
            <text:p>Brioche &amp; Gelato</text:p>
          </table:table-cell>
          <table:table-cell office:value-type="string">
            <text:p>Av. Independência, 891 - Independência, Porto Alegre - RS, 90035-076, Brazil</text:p>
          </table:table-cell>
          <table:table-cell office:value-type="string">
            <text:p>(51) 99191-0508</text:p>
          </table:table-cell>
        </table:table-row>
        <table:table-row table:style-name="ro1">
          <table:table-cell office:value-type="string">
            <text:p>Fome de Doce</text:p>
          </table:table-cell>
          <table:table-cell office:value-type="string">
            <text:p>Adda Mascarenhas de Moraes, 490 - loja 2 - Jardim Itu, Porto Alegre - RS, 91220-140, Brazil</text:p>
          </table:table-cell>
          <table:table-cell office:value-type="string">
            <text:p>(51) 99285-8305</text:p>
          </table:table-cell>
        </table:table-row>
        <table:table-row table:style-name="ro1">
          <table:table-cell office:value-type="string">
            <text:p>Tropino Gelateria de Semifreddo</text:p>
          </table:table-cell>
          <table:table-cell office:value-type="string">
            <text:p>R. 24 de Outubro, 435 - loja 28 - Moinhos de Vento, Porto Alegre - RS, 90510-002, Brazil</text:p>
          </table:table-cell>
          <table:table-cell office:value-type="string">
            <text:p>(51) 99287-1952</text:p>
          </table:table-cell>
        </table:table-row>
        <table:table-row table:style-name="ro1">
          <table:table-cell office:value-type="string">
            <text:p>Arte Freddo - Gelateria Artesanal</text:p>
          </table:table-cell>
          <table:table-cell office:value-type="string">
            <text:p>Av. Lavras, 578 - Petrópolis, Porto Alegre - RS, 90460-040, Brazil</text:p>
          </table:table-cell>
          <table:table-cell office:value-type="string">
            <text:p>(51) 99427-7000</text:p>
          </table:table-cell>
        </table:table-row>
        <table:table-row table:style-name="ro1">
          <table:table-cell office:value-type="string">
            <text:p>Petit Gastrô Doceria - Tortas, Bolos e Doces Sem Glúten e Sem Lactose em Gramado</text:p>
          </table:table-cell>
          <table:table-cell office:value-type="string">
            <text:p>Rua Getúlio Vargas, 101 - Centro, Gramado - RS, 95670-000, Brazil</text:p>
          </table:table-cell>
          <table:table-cell office:value-type="string">
            <text:p>(51) 99529-0820</text:p>
          </table:table-cell>
        </table:table-row>
        <table:table-row table:style-name="ro1">
          <table:table-cell office:value-type="string">
            <text:p>Sorveteria kasquita</text:p>
          </table:table-cell>
          <table:table-cell office:value-type="string">
            <text:p>R. XV de Novembro, 838 - Centro, Blumenau - SC, 89010-000, Brazil</text:p>
          </table:table-cell>
          <table:table-cell office:value-type="string">
            <text:p>(51) 99825-7390</text:p>
          </table:table-cell>
        </table:table-row>
        <table:table-row table:style-name="ro1">
          <table:table-cell office:value-type="string">
            <text:p>Doce Karma Confeitaria Delivery</text:p>
          </table:table-cell>
          <table:table-cell office:value-type="string">
            <text:p>R. Comendador Rheingantz, 398 - Auxiliadora, Porto Alegre - RS, 90450-020, Brazil</text:p>
          </table:table-cell>
          <table:table-cell office:value-type="string">
            <text:p>(51) 99919-9041</text:p>
          </table:table-cell>
        </table:table-row>
        <table:table-row table:style-name="ro1">
          <table:table-cell office:value-type="string">
            <text:p>Santino Artisan Gelato</text:p>
          </table:table-cell>
          <table:table-cell office:value-type="string">
            <text:p>R. Hilário Ribeiro, 290 - Moinhos de Vento, Porto Alegre - RS, 90510-040, Brazil</text:p>
          </table:table-cell>
          <table:table-cell office:value-type="string">
            <text:p>(51) 99934-0687</text:p>
          </table:table-cell>
        </table:table-row>
        <table:table-row table:style-name="ro1">
          <table:table-cell office:value-type="string">
            <text:p>Imperatriz Doces Finos - Loja Centro</text:p>
          </table:table-cell>
          <table:table-cell office:value-type="string">
            <text:p>R. 7 de Setembro - Centro, Pelotas - RS, 96015-300, Brazil</text:p>
          </table:table-cell>
          <table:table-cell office:value-type="string">
            <text:p>(53) 98432-0260</text:p>
          </table:table-cell>
        </table:table-row>
        <table:table-row table:style-name="ro1">
          <table:table-cell office:value-type="string">
            <text:p>Café Art Gourmet</text:p>
          </table:table-cell>
          <table:table-cell office:value-type="string">
            <text:p>Av. Borges de Medeiros, 2512 - Sala d - Centro, Gramado - RS, 95670-000, Brazil</text:p>
          </table:table-cell>
          <table:table-cell office:value-type="string">
            <text:p>(54) 98106-0189</text:p>
          </table:table-cell>
        </table:table-row>
        <table:table-row table:style-name="ro1">
          <table:table-cell office:value-type="string">
            <text:p>Le Chantilly</text:p>
          </table:table-cell>
          <table:table-cell office:value-type="string">
            <text:p>Av. Borges de Medeiros, 2727 - Centro, Gramado - RS, 95670-000, Brazil</text:p>
          </table:table-cell>
          <table:table-cell office:value-type="string">
            <text:p>(54) 99138-7066</text:p>
          </table:table-cell>
        </table:table-row>
        <table:table-row table:style-name="ro1">
          <table:table-cell office:value-type="string">
            <text:p>MirOh! Fábrica de Chocolate - Lago Negro</text:p>
          </table:table-cell>
          <table:table-cell office:value-type="string">
            <text:p>R. da Carrieri, 974 - Planalto, Gramado - RS, 95670-000, Brazil</text:p>
          </table:table-cell>
          <table:table-cell office:value-type="string">
            <text:p>(54) 99161-4807</text:p>
          </table:table-cell>
        </table:table-row>
        <table:table-row table:style-name="ro1">
          <table:table-cell office:value-type="string">
            <text:p>Capannone sud</text:p>
          </table:table-cell>
          <table:table-cell office:value-type="string">
            <text:p>Av. Borges de Medeiros, 2738 - Centro, Gramado - RS, 95670-000, Brazil</text:p>
          </table:table-cell>
          <table:table-cell office:value-type="string">
            <text:p>(54) 99181-1065</text:p>
          </table:table-cell>
        </table:table-row>
        <table:table-row table:style-name="ro1">
          <table:table-cell office:value-type="string">
            <text:p>Casa do Colono | Produtos Regionais de Gramado</text:p>
          </table:table-cell>
          <table:table-cell office:value-type="string">
            <text:p>Av. Borges de Medeiros, s/n - Centro, Gramado - RS, 95670-092, Brazil</text:p>
          </table:table-cell>
          <table:table-cell office:value-type="string">
            <text:p>(54) 99630-0389</text:p>
          </table:table-cell>
        </table:table-row>
        <table:table-row table:style-name="ro1">
          <table:table-cell office:value-type="string">
            <text:p>Dolce Mio Gramado - Sorvetes e Chocolates Artesanais</text:p>
          </table:table-cell>
          <table:table-cell office:value-type="string">
            <text:p>R. São Pedro, 224 - Sala 3 - Centro, Gramado - RS, 95670-000, Brazil</text:p>
          </table:table-cell>
          <table:table-cell office:value-type="string">
            <text:p>(54) 99707-2311</text:p>
          </table:table-cell>
        </table:table-row>
        <table:table-row table:style-name="ro1">
          <table:table-cell office:value-type="string">
            <text:p>Café Cremoso e Restaurante</text:p>
          </table:table-cell>
          <table:table-cell office:value-type="string">
            <text:p>R. Ernesto Volk, 60 - Floresta, Gramado - RS, 95670-000, Brazil</text:p>
          </table:table-cell>
          <table:table-cell office:value-type="string">
            <text:p>(54) 99707-5717</text:p>
          </table:table-cell>
        </table:table-row>
        <table:table-row table:style-name="ro1">
          <table:table-cell office:value-type="string">
            <text:p>Mestre Cuca</text:p>
          </table:table-cell>
          <table:table-cell office:value-type="string">
            <text:p>Av. das Hortênsias, 877 - Planalto, Gramado - RS, 95670-000, Brazil</text:p>
          </table:table-cell>
          <table:table-cell office:value-type="string">
            <text:p>(54) 99707-6488</text:p>
          </table:table-cell>
        </table:table-row>
        <table:table-row table:style-name="ro1">
          <table:table-cell office:value-type="string">
            <text:p>Caked Doceria</text:p>
          </table:table-cell>
          <table:table-cell office:value-type="string">
            <text:p>SHCGN SHCGN 712 Comércio Local Condomínio do Bloco D da Sclrn 712 Entradas 08 e 2 - Asa Norte, Brasília - DF, 70760-513, Brazil</text:p>
          </table:table-cell>
          <table:table-cell office:value-type="string">
            <text:p>(61) 98155-2196</text:p>
          </table:table-cell>
        </table:table-row>
        <table:table-row table:style-name="ro1">
          <table:table-cell office:value-type="string">
            <text:p>Donna Doceria</text:p>
          </table:table-cell>
          <table:table-cell office:value-type="string">
            <text:p>Rua 12 - St. Hab. Vicente Pires - Taguatinga, Brasília - DF, 72007-825, Brazil</text:p>
          </table:table-cell>
          <table:table-cell office:value-type="string">
            <text:p>(61) 98624-9999</text:p>
          </table:table-cell>
        </table:table-row>
        <table:table-row table:style-name="ro1">
          <table:table-cell office:value-type="string">
            <text:p>Fiore di Latte</text:p>
          </table:table-cell>
          <table:table-cell office:value-type="string">
            <text:p>CLNW 10/11, 343 - Brasília, DF, 70297-400, Brazil</text:p>
          </table:table-cell>
          <table:table-cell office:value-type="string">
            <text:p>(61) 99114-6415</text:p>
          </table:table-cell>
        </table:table-row>
        <table:table-row table:style-name="ro1">
          <table:table-cell office:value-type="string">
            <text:p>Crema Di Latte - Asa Sul</text:p>
          </table:table-cell>
          <table:table-cell office:value-type="string">
            <text:p>SHCS CLS 213 Bloco A Loja 33 - Asa Sul, Brasília - DF, 70292-510, Brazil</text:p>
          </table:table-cell>
          <table:table-cell office:value-type="string">
            <text:p>(61) 99186-0634</text:p>
          </table:table-cell>
        </table:table-row>
        <table:table-row table:style-name="ro1">
          <table:table-cell office:value-type="string">
            <text:p>Rayná Doces</text:p>
          </table:table-cell>
          <table:table-cell office:value-type="string">
            <text:p>Acampamento DFL - R. dos Conselheiros, casa 3A - Loja 2 - Vila Planalto, Brasília - DF, 70803-160, Brazil</text:p>
          </table:table-cell>
          <table:table-cell office:value-type="string">
            <text:p>(61) 99208-8354</text:p>
          </table:table-cell>
        </table:table-row>
        <table:table-row table:style-name="ro1">
          <table:table-cell office:value-type="string">
            <text:p>Crema Di Latte - Sorveteria</text:p>
          </table:table-cell>
          <table:table-cell office:value-type="string">
            <text:p>SHCGN CRN 706/707 - Asa Norte, Brasília - DF, 70740-650, Brazil</text:p>
          </table:table-cell>
          <table:table-cell office:value-type="string">
            <text:p>(61) 99247-8126</text:p>
          </table:table-cell>
        </table:table-row>
        <table:table-row table:style-name="ro1">
          <table:table-cell office:value-type="string">
            <text:p>Doce Maison</text:p>
          </table:table-cell>
          <table:table-cell office:value-type="string">
            <text:p>SHCS CLS 305 SUL BL A Loja 37 - Brasília, DF, 70352-510, Brazil</text:p>
          </table:table-cell>
          <table:table-cell office:value-type="string">
            <text:p>(61) 99250-9574</text:p>
          </table:table-cell>
        </table:table-row>
        <table:table-row table:style-name="ro1">
          <table:table-cell office:value-type="string">
            <text:p>Mandiê Doceria</text:p>
          </table:table-cell>
          <table:table-cell office:value-type="string">
            <text:p>Shis Qi 7 - St. de Habitações Individuais Sul Comércio Local Bloco D - Lago Sul - Lago Sul, Brasília - DF, 70297-400, Brazil</text:p>
          </table:table-cell>
          <table:table-cell office:value-type="string">
            <text:p>(61) 99259-7078</text:p>
          </table:table-cell>
        </table:table-row>
        <table:table-row table:style-name="ro1">
          <table:table-cell office:value-type="string">
            <text:p>Momma Doces Saudáveis - Asa Norte</text:p>
          </table:table-cell>
          <table:table-cell office:value-type="string">
            <text:p>SHCN CLN 308 BL B LOJA 13 - Asa Norte, Brasília - DF, 70747-520, Brazil</text:p>
          </table:table-cell>
          <table:table-cell office:value-type="string">
            <text:p>(61) 99460-5682</text:p>
          </table:table-cell>
        </table:table-row>
        <table:table-row table:style-name="ro1">
          <table:table-cell office:value-type="string">
            <text:p>Più Bella</text:p>
          </table:table-cell>
          <table:table-cell office:value-type="string">
            <text:p>SHCS CLS 305 BL A Loja 01 - Asa Sul, Brasília - DF, 70352-510, Brazil</text:p>
          </table:table-cell>
          <table:table-cell office:value-type="string">
            <text:p>(61) 99579-1222</text:p>
          </table:table-cell>
        </table:table-row>
        <table:table-row table:style-name="ro1">
          <table:table-cell office:value-type="string">
            <text:p>The Gelato Belga.</text:p>
          </table:table-cell>
          <table:table-cell office:value-type="string">
            <text:p>St. Sudoeste CCSW 5 EDIFICIO OMEGA CENTER BL A LOJA 50 - Cruzeiro / Sudoeste / Octogonal, Brasília - DF, 70680-550, Brazil</text:p>
          </table:table-cell>
          <table:table-cell office:value-type="string">
            <text:p>(61) 99887-7744</text:p>
          </table:table-cell>
        </table:table-row>
        <table:table-row table:style-name="ro1">
          <table:table-cell office:value-type="string">
            <text:p>Happy Harry - Nice Cream | Asa Sul</text:p>
          </table:table-cell>
          <table:table-cell office:value-type="string">
            <text:p>SHCS CLS 408 BL B Loja 35 - Asa Sul, Brasília - DF, 70257-530, Brazil</text:p>
          </table:table-cell>
          <table:table-cell office:value-type="string">
            <text:p>(61) 99909-6065</text:p>
          </table:table-cell>
        </table:table-row>
        <table:table-row table:style-name="ro1">
          <table:table-cell office:value-type="string">
            <text:p>Oni-Uno Ateliê de Gelato - Asa Norte</text:p>
          </table:table-cell>
          <table:table-cell office:value-type="string">
            <text:p>SHCN CLN 303 BL A loja 16 - Asa Norte, Brasília - DF, 70735-510, Brazil</text:p>
          </table:table-cell>
          <table:table-cell office:value-type="string">
            <text:p>(61) 99945-2628</text:p>
          </table:table-cell>
        </table:table-row>
        <table:table-row table:style-name="ro1">
          <table:table-cell office:value-type="string">
            <text:p>Perdomo Doces - Shopping Conjunto Nacional</text:p>
          </table:table-cell>
          <table:table-cell office:value-type="string">
            <text:p>Acesso G SDN, CNB - Asa Norte, Brasília - DF, 70077-900, Brazil</text:p>
          </table:table-cell>
          <table:table-cell office:value-type="string">
            <text:p>(62) 98201-9394</text:p>
          </table:table-cell>
        </table:table-row>
        <table:table-row table:style-name="ro1">
          <table:table-cell office:value-type="string">
            <text:p>Maria Baunilha Confeitaria</text:p>
          </table:table-cell>
          <table:table-cell office:value-type="string">
            <text:p>R. Doze, 480 - Boa Esperança, Cuiabá - MT, 78068-744, Brazil</text:p>
          </table:table-cell>
          <table:table-cell office:value-type="string">
            <text:p>(65) 98135-4610</text:p>
          </table:table-cell>
        </table:table-row>
        <table:table-row table:style-name="ro1">
          <table:table-cell office:value-type="string">
            <text:p>Brigadeli Brigadeiro &amp; Delícias</text:p>
          </table:table-cell>
          <table:table-cell office:value-type="string">
            <text:p>Ref: atrás do colégio Ferreira Mendes - R. 40, 51 - Boa Esperança, Cuiabá - MT, 78068-536, Brazil</text:p>
          </table:table-cell>
          <table:table-cell office:value-type="string">
            <text:p>(65) 98141-0708</text:p>
          </table:table-cell>
        </table:table-row>
        <table:table-row table:style-name="ro1">
          <table:table-cell office:value-type="string">
            <text:p>Gelato Borelli Shopping Pantanal Cuiabá</text:p>
          </table:table-cell>
          <table:table-cell office:value-type="string">
            <text:p>Av. Historiador Rubens de Mendonça, 3330 - Jardim Aclimacao, Cuiabá - MT, 78050-973, Brazil</text:p>
          </table:table-cell>
          <table:table-cell office:value-type="string">
            <text:p>(65) 98170-4770</text:p>
          </table:table-cell>
        </table:table-row>
        <table:table-row table:style-name="ro1">
          <table:table-cell office:value-type="string">
            <text:p>BOUTIQUE de Doces &amp; Cia</text:p>
          </table:table-cell>
          <table:table-cell office:value-type="string">
            <text:p>Av. Sen. Filinto Müller, 1105 - Duque de Caxias II, Cuiabá - MT, 78043-409, Brazil</text:p>
          </table:table-cell>
          <table:table-cell office:value-type="string">
            <text:p>(65) 98405-8085</text:p>
          </table:table-cell>
        </table:table-row>
        <table:table-row table:style-name="ro1">
          <table:table-cell office:value-type="string">
            <text:p>Gelateria Sorvetes e Açaí</text:p>
          </table:table-cell>
          <table:table-cell office:value-type="string">
            <text:p>Av. Daliberto Ferreira Costa - Santa Isabel, Cuiabá - MT, 78035-005, Brazil</text:p>
          </table:table-cell>
          <table:table-cell office:value-type="string">
            <text:p>(65) 98406-2168</text:p>
          </table:table-cell>
        </table:table-row>
        <table:table-row table:style-name="ro1">
          <table:table-cell office:value-type="string">
            <text:p>Milani Sucré</text:p>
          </table:table-cell>
          <table:table-cell office:value-type="string">
            <text:p>R. Estevão de Mendonça, 2270 - Quilombo, Cuiabá - MT, 78043-580, Brazil</text:p>
          </table:table-cell>
          <table:table-cell office:value-type="string">
            <text:p>(65) 98442-0147</text:p>
          </table:table-cell>
        </table:table-row>
        <table:table-row table:style-name="ro1">
          <table:table-cell office:value-type="string">
            <text:p>Sorvepic</text:p>
          </table:table-cell>
          <table:table-cell office:value-type="string">
            <text:p>R. Dez - Pedra 90, Cuiabá - MT, 78099-050, Brazil</text:p>
          </table:table-cell>
          <table:table-cell office:value-type="string">
            <text:p>(65) 98447-2119</text:p>
          </table:table-cell>
        </table:table-row>
        <table:table-row table:style-name="ro1">
          <table:table-cell office:value-type="string">
            <text:p>SORVETERIA BOM GELLATO</text:p>
          </table:table-cell>
          <table:table-cell office:value-type="string">
            <text:p>Av. Agrícola Paes de Barros, 1081 - Cidade Alta, Cuiabá - MT, 78030-670, Brazil</text:p>
          </table:table-cell>
          <table:table-cell office:value-type="string">
            <text:p>(65) 98449-1183</text:p>
          </table:table-cell>
        </table:table-row>
        <table:table-row table:style-name="ro1">
          <table:table-cell office:value-type="string">
            <text:p>La Gran Doceria</text:p>
          </table:table-cell>
          <table:table-cell office:value-type="string">
            <text:p>Anexo ao Posto Bom Clima - Av. República do Líbano, 1628 - Jardim Monte Libano, Cuiabá - MT, 78048-196, Brazil</text:p>
          </table:table-cell>
          <table:table-cell office:value-type="string">
            <text:p>(65) 98465-3601</text:p>
          </table:table-cell>
        </table:table-row>
        <table:table-row table:style-name="ro1">
          <table:table-cell office:value-type="string">
            <text:p>Panificadora Vó Juma</text:p>
          </table:table-cell>
          <table:table-cell office:value-type="string">
            <text:p>Av. Gen. Mello, 415 - Poção, Cuiabá - MT, 78015-400, Brazil</text:p>
          </table:table-cell>
          <table:table-cell office:value-type="string">
            <text:p>(65) 99247-0588</text:p>
          </table:table-cell>
        </table:table-row>
        <table:table-row table:style-name="ro1">
          <table:table-cell office:value-type="string">
            <text:p>MARA DOCES E BOLOS CUIABÁ</text:p>
          </table:table-cell>
          <table:table-cell office:value-type="string">
            <text:p>R. D - Residencial Alice Novack, Cuiabá - MT, 78098-173, Brazil</text:p>
          </table:table-cell>
          <table:table-cell office:value-type="string">
            <text:p>(65) 99249-6534</text:p>
          </table:table-cell>
        </table:table-row>
        <table:table-row table:style-name="ro1">
          <table:table-cell office:value-type="string">
            <text:p>Matteo Sorveteria Criativa / Jardim das Américas</text:p>
          </table:table-cell>
          <table:table-cell office:value-type="string">
            <text:p>Av. Haiti, 525 - Jardim das Américas, Cuiabá - MT, 78060-618, Brazil</text:p>
          </table:table-cell>
          <table:table-cell office:value-type="string">
            <text:p>(65) 99270-7571</text:p>
          </table:table-cell>
        </table:table-row>
        <table:table-row table:style-name="ro1">
          <table:table-cell office:value-type="string">
            <text:p>Matteo Sorveteria Criativa - Shop Estação</text:p>
          </table:table-cell>
          <table:table-cell office:value-type="string">
            <text:p>Área externa do Taste Lab - Av. Miguel Sutil, 9300 - Box 17 - Santa Rosa, Cuiabá - MT, 78040-365, Brazil</text:p>
          </table:table-cell>
          <table:table-cell office:value-type="string">
            <text:p>(65) 99270-7571</text:p>
          </table:table-cell>
        </table:table-row>
        <table:table-row table:style-name="ro1">
          <table:table-cell office:value-type="string">
            <text:p>Matteo Sorveteria Criativa / Shop Pantanal</text:p>
          </table:table-cell>
          <table:table-cell office:value-type="string">
            <text:p>Av Historiador Rubens de Mendonca - Rua do Pan, 3300 - Jardim Aclimacao, Cuiabá - MT, 78020-250, Brazil</text:p>
          </table:table-cell>
          <table:table-cell office:value-type="string">
            <text:p>(65) 99270-7571</text:p>
          </table:table-cell>
        </table:table-row>
        <table:table-row table:style-name="ro1">
          <table:table-cell office:value-type="string">
            <text:p>Doces para festas em Cuiabá/MT Mamemi</text:p>
          </table:table-cell>
          <table:table-cell office:value-type="string">
            <text:p>Av. D - Res. Coxipo, Cuiabá - MT, 78090-305, Brazil</text:p>
          </table:table-cell>
          <table:table-cell office:value-type="string">
            <text:p>(65) 99288-9797</text:p>
          </table:table-cell>
        </table:table-row>
        <table:table-row table:style-name="ro1">
          <table:table-cell office:value-type="string">
            <text:p>Sorvetolandia</text:p>
          </table:table-cell>
          <table:table-cell office:value-type="string">
            <text:p>Av. São Sebastião, 611 - Quilombo, Cuiabá - MT, 78045-000, Brazil</text:p>
          </table:table-cell>
          <table:table-cell office:value-type="string">
            <text:p>(65) 99290-9473</text:p>
          </table:table-cell>
        </table:table-row>
        <table:table-row table:style-name="ro1">
          <table:table-cell office:value-type="string">
            <text:p>Doce Gellato</text:p>
          </table:table-cell>
          <table:table-cell office:value-type="string">
            <text:p>Av Tuiuiú, 55 - 1 etapa - Cpa IV, Cuiabá - MT, 78058-034, Brazil</text:p>
          </table:table-cell>
          <table:table-cell office:value-type="string">
            <text:p>(65) 99295-5417</text:p>
          </table:table-cell>
        </table:table-row>
        <table:table-row table:style-name="ro1">
          <table:table-cell office:value-type="string">
            <text:p>Mundo Gelado</text:p>
          </table:table-cell>
          <table:table-cell office:value-type="string">
            <text:p>Av. Dos Trabalhadores, 1677 - Jardim Eldorado, Cuiabá - MT, 78058-340, Brazil</text:p>
          </table:table-cell>
          <table:table-cell office:value-type="string">
            <text:p>(65) 99628-1536</text:p>
          </table:table-cell>
        </table:table-row>
        <table:table-row table:style-name="ro1">
          <table:table-cell office:value-type="string">
            <text:p>Padaria Padito</text:p>
          </table:table-cell>
          <table:table-cell office:value-type="string">
            <text:p>R. Dep Milton De Figueiredo, 1000 - Morada do Ouro II, Cuiabá - MT, 78053-972, Brazil</text:p>
          </table:table-cell>
          <table:table-cell office:value-type="string">
            <text:p>(65) 99635-0048</text:p>
          </table:table-cell>
        </table:table-row>
        <table:table-row table:style-name="ro1">
          <table:table-cell office:value-type="string">
            <text:p>Candy Emporium</text:p>
          </table:table-cell>
          <table:table-cell office:value-type="string">
            <text:p>R. Maranhão, 138 - Jardim Paulista, Cuiabá - MT, 78065-230, Brazil</text:p>
          </table:table-cell>
          <table:table-cell office:value-type="string">
            <text:p>(65) 99644-1848</text:p>
          </table:table-cell>
        </table:table-row>
        <table:table-row table:style-name="ro1">
          <table:table-cell office:value-type="string">
            <text:p>Berry's Iced Food Cuiabá - Sorveteria</text:p>
          </table:table-cell>
          <table:table-cell office:value-type="string">
            <text:p>Av. Isaac Póvoas, 1538 - Popular, Cuiabá - MT, 78045-440, Brazil</text:p>
          </table:table-cell>
          <table:table-cell office:value-type="string">
            <text:p>(65) 99663-2027</text:p>
          </table:table-cell>
        </table:table-row>
        <table:table-row table:style-name="ro1">
          <table:table-cell office:value-type="string">
            <text:p>Panetteria Tabacchi</text:p>
          </table:table-cell>
          <table:table-cell office:value-type="string">
            <text:p>R. Sá Pôrto, 10 - Quadra 11 - Jardim Petropolis, Cuiabá - MT, 78070-010, Brazil</text:p>
          </table:table-cell>
          <table:table-cell office:value-type="string">
            <text:p>(65) 99673-5518</text:p>
          </table:table-cell>
        </table:table-row>
        <table:table-row table:style-name="ro1">
          <table:table-cell office:value-type="string">
            <text:p>Gelato Borelli Shopping Estação Cuiabá</text:p>
          </table:table-cell>
          <table:table-cell office:value-type="string">
            <text:p>Av. Miguel Sutil, 9300 - Santa Rosa, Cuiabá - MT, 78040-365, Brazil</text:p>
          </table:table-cell>
          <table:table-cell office:value-type="string">
            <text:p>(65) 99689-3832</text:p>
          </table:table-cell>
        </table:table-row>
        <table:table-row table:style-name="ro1">
          <table:table-cell office:value-type="string">
            <text:p>Brown's Doces</text:p>
          </table:table-cell>
          <table:table-cell office:value-type="string">
            <text:p>R. Alm. Henrique Pinheiro Guedes, 240 - Duque de Caxias, Cuiabá - MT, 78043-306, Brazil</text:p>
          </table:table-cell>
          <table:table-cell office:value-type="string">
            <text:p>(65) 99806-7150</text:p>
          </table:table-cell>
        </table:table-row>
        <table:table-row table:style-name="ro1">
          <table:table-cell office:value-type="string">
            <text:p>Panificadora Tia Luzia</text:p>
          </table:table-cell>
          <table:table-cell office:value-type="string">
            <text:p>R. Ten. Thogo da Silva Pereira, 819 - Centro Sul, Cuiabá - MT, 78020-670, Brazil</text:p>
          </table:table-cell>
          <table:table-cell office:value-type="string">
            <text:p>(65) 99920-8269</text:p>
          </table:table-cell>
        </table:table-row>
        <table:table-row table:style-name="ro1">
          <table:table-cell office:value-type="string">
            <text:p>B.lem Padaria Portuguesa - Cuiabá</text:p>
          </table:table-cell>
          <table:table-cell office:value-type="string">
            <text:p>Avenida Historiador Rubens de Mendonça 3300, Q207A - Jardim Aclimacao, Cuiabá - MT, 78050-280, Brazil</text:p>
          </table:table-cell>
          <table:table-cell office:value-type="string">
            <text:p>(65) 99950-9910</text:p>
          </table:table-cell>
        </table:table-row>
        <table:table-row table:style-name="ro1">
          <table:table-cell office:value-type="string">
            <text:p>Time Bread</text:p>
          </table:table-cell>
          <table:table-cell office:value-type="string">
            <text:p>Av. Fernando Corrêa da Costa, 4984 - Anexo 2 - Vista Alegre, Cuiabá - MT, 78085-000, Brazil</text:p>
          </table:table-cell>
          <table:table-cell office:value-type="string">
            <text:p>(65) 99956-3335</text:p>
          </table:table-cell>
        </table:table-row>
        <table:table-row table:style-name="ro1">
          <table:table-cell office:value-type="string">
            <text:p>Casa Dom João</text:p>
          </table:table-cell>
          <table:table-cell office:value-type="string">
            <text:p>R. Caracas, 149 - Jardim das Américas, Cuiabá - MT, 78060-597, Brazil</text:p>
          </table:table-cell>
          <table:table-cell office:value-type="string">
            <text:p>(65) 99995-7574</text:p>
          </table:table-cell>
        </table:table-row>
        <table:table-row table:style-name="ro1">
          <table:table-cell office:value-type="string">
            <text:p>Nanica Campo Grande</text:p>
          </table:table-cell>
          <table:table-cell office:value-type="string">
            <text:p>R. Rio Grande do Sul, 654 - Jardim dos Estados, Campo Grande - MS, 79020-010, Brazil</text:p>
          </table:table-cell>
          <table:table-cell office:value-type="string">
            <text:p>(67) 98148-0000</text:p>
          </table:table-cell>
        </table:table-row>
        <table:table-row table:style-name="ro1">
          <table:table-cell office:value-type="string">
            <text:p>The Best Açaí</text:p>
          </table:table-cell>
          <table:table-cell office:value-type="string">
            <text:p>Av. Afonso Pena, 2525 - Cidade Jardim, Campo Grande - MS, 79051-485, Brazil</text:p>
          </table:table-cell>
          <table:table-cell office:value-type="string">
            <text:p>(67) 99110-6115</text:p>
          </table:table-cell>
        </table:table-row>
        <table:table-row table:style-name="ro1">
          <table:table-cell office:value-type="string">
            <text:p>Lorena Paiva Doceria</text:p>
          </table:table-cell>
          <table:table-cell office:value-type="string">
            <text:p>R. João Pedro de Souza, 561 - Jardim Monte Libano, Campo Grande - MS, 79004-680, Brazil</text:p>
          </table:table-cell>
          <table:table-cell office:value-type="string">
            <text:p>(67) 99125-8152</text:p>
          </table:table-cell>
        </table:table-row>
        <table:table-row table:style-name="ro1">
          <table:table-cell office:value-type="string">
            <text:p>Cazam Doceria</text:p>
          </table:table-cell>
          <table:table-cell office:value-type="string">
            <text:p>R. Itápolis, 210 - Jardim Sao Lourenco, Campo Grande - MS, 79041-280, Brazil</text:p>
          </table:table-cell>
          <table:table-cell office:value-type="string">
            <text:p>(67) 99128-7419</text:p>
          </table:table-cell>
        </table:table-row>
        <table:table-row table:style-name="ro1">
          <table:table-cell office:value-type="string">
            <text:p>Sorveteria Parati campo grande</text:p>
          </table:table-cell>
          <table:table-cell office:value-type="string">
            <text:p>R. da Divisão, 914 - Jardim Parati, Campo Grande - MS, 79083-600, Brazil</text:p>
          </table:table-cell>
          <table:table-cell office:value-type="string">
            <text:p>(67) 99132-9571</text:p>
          </table:table-cell>
        </table:table-row>
        <table:table-row table:style-name="ro1">
          <table:table-cell office:value-type="string">
            <text:p>Sésamo Gelato Italiano</text:p>
          </table:table-cell>
          <table:table-cell office:value-type="string">
            <text:p>Av. Ricardo Brandão, 700 - Itanhangá Park, Campo Grande - MS, 79003-027, Brazil</text:p>
          </table:table-cell>
          <table:table-cell office:value-type="string">
            <text:p>(67) 99194-3284</text:p>
          </table:table-cell>
        </table:table-row>
        <table:table-row table:style-name="ro1">
          <table:table-cell office:value-type="string">
            <text:p>Asmar's Doces Árabes e Café Turco Campo Grande/MS</text:p>
          </table:table-cell>
          <table:table-cell office:value-type="string">
            <text:p>Shopping - Quiosque em frente a multicoisas no 2º piso/expansão - Av. Afonso Pena, 4909 - Royal Park, Campo Grande - MS, 79040-010, Brazil</text:p>
          </table:table-cell>
          <table:table-cell office:value-type="string">
            <text:p>(67) 99201-1739</text:p>
          </table:table-cell>
        </table:table-row>
        <table:table-row table:style-name="ro1">
          <table:table-cell office:value-type="string">
            <text:p>Stuppendo</text:p>
          </table:table-cell>
          <table:table-cell office:value-type="string">
            <text:p>Av. Afonso Pena, 4909 - Cidade Jardim, Campo Grande - MS, 79031-010, Brazil</text:p>
          </table:table-cell>
          <table:table-cell office:value-type="string">
            <text:p>(67) 99205-1113</text:p>
          </table:table-cell>
        </table:table-row>
        <table:table-row table:style-name="ro1">
          <table:table-cell office:value-type="string">
            <text:p>Anita Doces | Doceria</text:p>
          </table:table-cell>
          <table:table-cell office:value-type="string">
            <text:p>R. Clemente Pereira, 188 - Cabreúva, Campo Grande - MS, 79008-130, Brazil</text:p>
          </table:table-cell>
          <table:table-cell office:value-type="string">
            <text:p>(67) 99226-0448</text:p>
          </table:table-cell>
        </table:table-row>
        <table:table-row table:style-name="ro1">
          <table:table-cell office:value-type="string">
            <text:p>Todo Dia Sorveteria</text:p>
          </table:table-cell>
          <table:table-cell office:value-type="string">
            <text:p>R. Spipe Calarge, 1731 - Vila Carlota, Campo Grande - MS, 79051-560, Brazil</text:p>
          </table:table-cell>
          <table:table-cell office:value-type="string">
            <text:p>(67) 99246-2795</text:p>
          </table:table-cell>
        </table:table-row>
        <table:table-row table:style-name="ro1">
          <table:table-cell office:value-type="string">
            <text:p>Piubello Gelateria | Sorveteria | Cafeteria</text:p>
          </table:table-cell>
          <table:table-cell office:value-type="string">
            <text:p>R. Rio Grande do Sul, 654 - Loja 03 - Jardim dos Estados, Campo Grande - MS, 79020-010, Brazil</text:p>
          </table:table-cell>
          <table:table-cell office:value-type="string">
            <text:p>(67) 99676-7575</text:p>
          </table:table-cell>
        </table:table-row>
        <table:table-row table:style-name="ro1">
          <table:table-cell office:value-type="string">
            <text:p>Tal do Gelatto</text:p>
          </table:table-cell>
          <table:table-cell office:value-type="string">
            <text:p>R. Princesa Isabel, 402 - Jardim dos Estados, Campo Grande - MS, 79002-510, Brazil</text:p>
          </table:table-cell>
          <table:table-cell office:value-type="string">
            <text:p>(67) 99677-4445</text:p>
          </table:table-cell>
        </table:table-row>
        <table:table-row table:style-name="ro1">
          <table:table-cell office:value-type="string">
            <text:p>Gelateria da Mara (Açaí e Sorvetes)</text:p>
          </table:table-cell>
          <table:table-cell office:value-type="string">
            <text:p>R. Pedro Balduíno da Silva, 511 - Coophasul, Campo Grande - MS, 79116-480, Brazil</text:p>
          </table:table-cell>
          <table:table-cell office:value-type="string">
            <text:p>(67) 99807-1020</text:p>
          </table:table-cell>
        </table:table-row>
        <table:table-row table:style-name="ro1">
          <table:table-cell office:value-type="string">
            <text:p>Gelatto's Ice Cream</text:p>
          </table:table-cell>
          <table:table-cell office:value-type="string">
            <text:p>Av. Euler de Azevedo, 4208 - Parque dos Laranjais, Campo Grande - MS, 79115-000, Brazil</text:p>
          </table:table-cell>
          <table:table-cell office:value-type="string">
            <text:p>(67) 99858-8758</text:p>
          </table:table-cell>
        </table:table-row>
        <table:table-row table:style-name="ro1">
          <table:table-cell office:value-type="string">
            <text:p>Café du Centre Campo Grande</text:p>
          </table:table-cell>
          <table:table-cell office:value-type="string">
            <text:p>R. da Paz, 501 - Jardim dos Estados, Campo Grande - MS, 79020-250, Brazil</text:p>
          </table:table-cell>
          <table:table-cell office:value-type="string">
            <text:p>(67) 99904-2053</text:p>
          </table:table-cell>
        </table:table-row>
        <table:table-row table:style-name="ro1">
          <table:table-cell office:value-type="string">
            <text:p>Maria e João Doceria</text:p>
          </table:table-cell>
          <table:table-cell office:value-type="string">
            <text:p>R. Milton Matos, 265 - Bosque, Rio Branco - AC, 69900-634, Brazil</text:p>
          </table:table-cell>
          <table:table-cell office:value-type="string">
            <text:p>(68) 99233-7701</text:p>
          </table:table-cell>
        </table:table-row>
        <table:table-row table:style-name="ro1">
          <table:table-cell office:value-type="string">
            <text:p>REQUINTEDOCERIA</text:p>
          </table:table-cell>
          <table:table-cell office:value-type="string">
            <text:p>R. Rio de Janeiro, 1566 - Conj, 4 1 - Mascarenhas de Moraes, Rio Branco - AC, 69918-012, Brazil</text:p>
          </table:table-cell>
          <table:table-cell office:value-type="string">
            <text:p>(68) 99928-1616</text:p>
          </table:table-cell>
        </table:table-row>
        <table:table-row table:style-name="ro1">
          <table:table-cell office:value-type="string">
            <text:p>Doces Tropicais</text:p>
          </table:table-cell>
          <table:table-cell office:value-type="string">
            <text:p>Tv. Amapá, 235 - Cerâmica, Rio Branco - AC, 69905-060, Brazil</text:p>
          </table:table-cell>
          <table:table-cell office:value-type="string">
            <text:p>(68) 99962-6623</text:p>
          </table:table-cell>
        </table:table-row>
        <table:table-row table:style-name="ro1">
          <table:table-cell office:value-type="string">
            <text:p>Cakes Savaris - Confeitaria</text:p>
          </table:table-cell>
          <table:table-cell office:value-type="string">
            <text:p>R. Tenreiro Aranha, 3108 - Olaria, Porto Velho - RO, 76801-278, Brazil</text:p>
          </table:table-cell>
          <table:table-cell office:value-type="string">
            <text:p>(69) 98118-7072</text:p>
          </table:table-cell>
        </table:table-row>
        <table:table-row table:style-name="ro1">
          <table:table-cell office:value-type="string">
            <text:p>Caseirinho Favorito | Bolos e Doces - Porto Velho</text:p>
          </table:table-cell>
          <table:table-cell office:value-type="string">
            <text:p>R. Militão Dias de Oliveira, 693 - Agenor M. de Carvalho, Porto Velho - RO, 76820-218, Brazil</text:p>
          </table:table-cell>
          <table:table-cell office:value-type="string">
            <text:p>(69) 98119-0460</text:p>
          </table:table-cell>
        </table:table-row>
        <table:table-row table:style-name="ro1">
          <table:table-cell office:value-type="string">
            <text:p>Fábrica De Doces</text:p>
          </table:table-cell>
          <table:table-cell office:value-type="string">
            <text:p>Rua México, 3107 - Embratel, Porto Velho - RO, 78900-750, Brazil</text:p>
          </table:table-cell>
          <table:table-cell office:value-type="string">
            <text:p>(69) 98138-1239</text:p>
          </table:table-cell>
        </table:table-row>
        <table:table-row table:style-name="ro1">
          <table:table-cell office:value-type="string">
            <text:p>Gela Guela - Sorvetes Especiais</text:p>
          </table:table-cell>
          <table:table-cell office:value-type="string">
            <text:p>Rua João Goulart, 3526-C - Conj. Santo Antonio, Porto Velho - RO, 76803-824, Brazil</text:p>
          </table:table-cell>
          <table:table-cell office:value-type="string">
            <text:p>(69) 98443-5263</text:p>
          </table:table-cell>
        </table:table-row>
        <table:table-row table:style-name="ro1">
          <table:table-cell office:value-type="string">
            <text:p>Confeitaria Marmelada</text:p>
          </table:table-cell>
          <table:table-cell office:value-type="string">
            <text:p>R. Elias Gorayeb, 1391b - Nossa Sra. das Graças, Porto Velho - RO, 76804-144, Brazil</text:p>
          </table:table-cell>
          <table:table-cell office:value-type="string">
            <text:p>(69) 98501-8799</text:p>
          </table:table-cell>
        </table:table-row>
        <table:table-row table:style-name="ro1">
          <table:table-cell office:value-type="string">
            <text:p>Dullim Taças</text:p>
          </table:table-cell>
          <table:table-cell office:value-type="string">
            <text:p>Av. Pinheiro Machado, 1041 - A - Olaria, Porto Velho - RO, 76801-235, Brazil</text:p>
          </table:table-cell>
          <table:table-cell office:value-type="string">
            <text:p>(69) 99200-2512</text:p>
          </table:table-cell>
        </table:table-row>
        <table:table-row table:style-name="ro1">
          <table:table-cell office:value-type="string">
            <text:p>Sorv-Park Zona Leste</text:p>
          </table:table-cell>
          <table:table-cell office:value-type="string">
            <text:p>R. Plácido de Castro, 8537 - São Francisco, Porto Velho - RO, 76829-261, Brazil</text:p>
          </table:table-cell>
          <table:table-cell office:value-type="string">
            <text:p>(69) 99209-3492</text:p>
          </table:table-cell>
        </table:table-row>
        <table:table-row table:style-name="ro1">
          <table:table-cell office:value-type="string">
            <text:p>Sorveteria Criança Feliz Mix</text:p>
          </table:table-cell>
          <table:table-cell office:value-type="string">
            <text:p>Rua João Goulart, 2763 - São João Bosco, Porto Velho - RO, 76803-760, Brazil</text:p>
          </table:table-cell>
          <table:table-cell office:value-type="string">
            <text:p>(69) 99209-6962</text:p>
          </table:table-cell>
        </table:table-row>
        <table:table-row table:style-name="ro1">
          <table:table-cell office:value-type="string">
            <text:p>Kelen Doces Personalizados</text:p>
          </table:table-cell>
          <table:table-cell office:value-type="string">
            <text:p>R. Raimundo Mercês, 4991 - Agenor M. de Carvalho, Porto Velho - RO, 76820-276, Brazil</text:p>
          </table:table-cell>
          <table:table-cell office:value-type="string">
            <text:p>(69) 99219-9490</text:p>
          </table:table-cell>
        </table:table-row>
        <table:table-row table:style-name="ro1">
          <table:table-cell office:value-type="string">
            <text:p>Chocoleo Doces Finos</text:p>
          </table:table-cell>
          <table:table-cell office:value-type="string">
            <text:p>R. Piratininga, 2248 - Lagoinha, Porto Velho - RO, 76829-740, Brazil</text:p>
          </table:table-cell>
          <table:table-cell office:value-type="string">
            <text:p>(69) 99242-1287</text:p>
          </table:table-cell>
        </table:table-row>
        <table:table-row table:style-name="ro1">
          <table:table-cell office:value-type="string">
            <text:p>Flakes</text:p>
          </table:table-cell>
          <table:table-cell office:value-type="string">
            <text:p>Av. Calama, 3494 - Embratel, Porto Velho - RO, 76820-864, Brazil</text:p>
          </table:table-cell>
          <table:table-cell office:value-type="string">
            <text:p>(69) 99244-6164</text:p>
          </table:table-cell>
        </table:table-row>
        <table:table-row table:style-name="ro1">
          <table:table-cell office:value-type="string">
            <text:p>Éclaire Doceria</text:p>
          </table:table-cell>
          <table:table-cell office:value-type="string">
            <text:p>Av. Campos Sales, 2749 - Areal, Porto Velho - RO, 76804-358, Brazil</text:p>
          </table:table-cell>
          <table:table-cell office:value-type="string">
            <text:p>(69) 99249-4143</text:p>
          </table:table-cell>
        </table:table-row>
        <table:table-row table:style-name="ro1">
          <table:table-cell office:value-type="string">
            <text:p>Marcia Mugrabe Sweet Flavours</text:p>
          </table:table-cell>
          <table:table-cell office:value-type="string">
            <text:p>Rua: - Av. Campos Sales, 3292 - Olaria, Porto Velho - RO, 76801-246, Brazil</text:p>
          </table:table-cell>
          <table:table-cell office:value-type="string">
            <text:p>(69) 99261-3707</text:p>
          </table:table-cell>
        </table:table-row>
        <table:table-row table:style-name="ro1">
          <table:table-cell office:value-type="string">
            <text:p>Milkylab Sorvetes PVH</text:p>
          </table:table-cell>
          <table:table-cell office:value-type="string">
            <text:p>avenida Rio Madeira 3288 Porto Velho Shopping - entrada F - Agenor M. de Carvalho, Porto Velho - RO, 76820-408, Brazil</text:p>
          </table:table-cell>
          <table:table-cell office:value-type="string">
            <text:p>(69) 99276-9292</text:p>
          </table:table-cell>
        </table:table-row>
        <table:table-row table:style-name="ro1">
          <table:table-cell office:value-type="string">
            <text:p>Kimel Sorveteria</text:p>
          </table:table-cell>
          <table:table-cell office:value-type="string">
            <text:p>R. Plácido de Castro, 8329 - Juscelino Kubitschek, Porto Velho - RO, 76829-312, Brazil</text:p>
          </table:table-cell>
          <table:table-cell office:value-type="string">
            <text:p>(69) 99290-7965</text:p>
          </table:table-cell>
        </table:table-row>
        <table:table-row table:style-name="ro1">
          <table:table-cell office:value-type="string">
            <text:p>Doceria Otayza</text:p>
          </table:table-cell>
          <table:table-cell office:value-type="string">
            <text:p>R. Gov. Ari Marcos, 2210 - agenor martins de carvalho, Porto Velho - RO, 76820-608, Brazil</text:p>
          </table:table-cell>
          <table:table-cell office:value-type="string">
            <text:p>(69) 99306-5000</text:p>
          </table:table-cell>
        </table:table-row>
        <table:table-row table:style-name="ro1">
          <table:table-cell office:value-type="string">
            <text:p>DoceGi Confeitaria</text:p>
          </table:table-cell>
          <table:table-cell office:value-type="string">
            <text:p>Av. Farquar, 3119 - Panair, Porto Velho - RO, 76801-361, Brazil</text:p>
          </table:table-cell>
          <table:table-cell office:value-type="string">
            <text:p>(69) 99323-4205</text:p>
          </table:table-cell>
        </table:table-row>
        <table:table-row table:style-name="ro1">
          <table:table-cell office:value-type="string">
            <text:p>Xêro Doce Confeitaria</text:p>
          </table:table-cell>
          <table:table-cell office:value-type="string">
            <text:p>R. do Calcário, 4375 - Flodoaldo Pontes Pinto, Porto Velho - RO, 76820-694, Brazil</text:p>
          </table:table-cell>
          <table:table-cell office:value-type="string">
            <text:p>(69) 99348-9639</text:p>
          </table:table-cell>
        </table:table-row>
        <table:table-row table:style-name="ro1">
          <table:table-cell office:value-type="string">
            <text:p>BROWNIE BROS</text:p>
          </table:table-cell>
          <table:table-cell office:value-type="string">
            <text:p>Av. Lauro Sodré, 2351 - Pedrinhas, Porto Velho - RO, 76801-284, Brazil</text:p>
          </table:table-cell>
          <table:table-cell office:value-type="string">
            <text:p>(69) 99354-8684</text:p>
          </table:table-cell>
        </table:table-row>
        <table:table-row table:style-name="ro1">
          <table:table-cell office:value-type="string">
            <text:p>Confraria do Sorvete</text:p>
          </table:table-cell>
          <table:table-cell office:value-type="string">
            <text:p>Av. Calama, 2795 - Liberdade, Porto Velho - RO, 76803-883, Brazil</text:p>
          </table:table-cell>
          <table:table-cell office:value-type="string">
            <text:p>(69) 99379-6385</text:p>
          </table:table-cell>
        </table:table-row>
        <table:table-row table:style-name="ro1">
          <table:table-cell office:value-type="string">
            <text:p>Gelato Borelli Porto Velho</text:p>
          </table:table-cell>
          <table:table-cell office:value-type="string">
            <text:p>Av. Rio Madeira, 3288 - Shopping Piso 2 - Flodoaldo Pontes Pinto, Porto Velho - RO, 76820-408, Brazil</text:p>
          </table:table-cell>
          <table:table-cell office:value-type="string">
            <text:p>(69) 99384-9099</text:p>
          </table:table-cell>
        </table:table-row>
        <table:table-row table:style-name="ro1">
          <table:table-cell office:value-type="string">
            <text:p>Prime Brigadelícias</text:p>
          </table:table-cell>
          <table:table-cell office:value-type="string">
            <text:p>Av. Pinheiro Machado, 2018 - Sala 02 - São Cristóvão, Porto Velho - RO, 76804-046, Brazil</text:p>
          </table:table-cell>
          <table:table-cell office:value-type="string">
            <text:p>(69) 99927-8229</text:p>
          </table:table-cell>
        </table:table-row>
        <table:table-row table:style-name="ro1">
          <table:table-cell office:value-type="string">
            <text:p>Doce Encontro</text:p>
          </table:table-cell>
          <table:table-cell office:value-type="string">
            <text:p>R. das Gaivotas, 120 - Imbuí, Salvador - BA, 41720-070, Brazil</text:p>
          </table:table-cell>
          <table:table-cell office:value-type="string">
            <text:p>(71) 99145-0448</text:p>
          </table:table-cell>
        </table:table-row>
        <table:table-row table:style-name="ro1">
          <table:table-cell office:value-type="string">
            <text:p>Tartufo Sorveteria - Pituba Salvador Bahia</text:p>
          </table:table-cell>
          <table:table-cell office:value-type="string">
            <text:p>R. Minas Gerais, 271 - Pituba, Salvador - BA, 41830-020, Brazil</text:p>
          </table:table-cell>
          <table:table-cell office:value-type="string">
            <text:p>(71) 99152-9436</text:p>
          </table:table-cell>
        </table:table-row>
        <table:table-row table:style-name="ro1">
          <table:table-cell office:value-type="string">
            <text:p>Valeriani Doces - CHOCOTONES E KIT FESTA COM ENTREGA RÁPIDA. Receba hoje mesmo!</text:p>
          </table:table-cell>
          <table:table-cell office:value-type="string">
            <text:p>Av. Joana Angélica, n° 1054 - Nazaré, Salvador - BA, 40050-003, Brazil</text:p>
          </table:table-cell>
          <table:table-cell office:value-type="string">
            <text:p>(71) 99172-6296</text:p>
          </table:table-cell>
        </table:table-row>
        <table:table-row table:style-name="ro1">
          <table:table-cell office:value-type="string">
            <text:p>Anabel Confeitaria</text:p>
          </table:table-cell>
          <table:table-cell office:value-type="string">
            <text:p>R. da Paz, 113 - 1º andar - Graça, Salvador - BA, 40150-140, Brazil</text:p>
          </table:table-cell>
          <table:table-cell office:value-type="string">
            <text:p>(71) 99250-7837</text:p>
          </table:table-cell>
        </table:table-row>
        <table:table-row table:style-name="ro1">
          <table:table-cell office:value-type="string">
            <text:p>Sorveteria No Capricho</text:p>
          </table:table-cell>
          <table:table-cell office:value-type="string">
            <text:p>R. Luiz Régis Pacheco, 281 - Uruguai, Salvador - BA, 40451-360, Brazil</text:p>
          </table:table-cell>
          <table:table-cell office:value-type="string">
            <text:p>(71) 99319-5846</text:p>
          </table:table-cell>
        </table:table-row>
        <table:table-row table:style-name="ro1">
          <table:table-cell office:value-type="string">
            <text:p>Crema Gelato Italiano - Sorveteria no Rio Vermelho</text:p>
          </table:table-cell>
          <table:table-cell office:value-type="string">
            <text:p>Vila Persa - R. João Gomes, 13 - Rio Vermelho, Salvador - BA, 41950-650, Brazil</text:p>
          </table:table-cell>
          <table:table-cell office:value-type="string">
            <text:p>(71) 99635-6857</text:p>
          </table:table-cell>
        </table:table-row>
        <table:table-row table:style-name="ro1">
          <table:table-cell office:value-type="string">
            <text:p>Confeitaria Thiago Sá</text:p>
          </table:table-cell>
          <table:table-cell office:value-type="string">
            <text:p>R. Território do Guaporé, 230 - Pituba, Salvador - BA, 41830-520, Brazil</text:p>
          </table:table-cell>
          <table:table-cell office:value-type="string">
            <text:p>(71) 99662-1718</text:p>
          </table:table-cell>
        </table:table-row>
        <table:table-row table:style-name="ro1">
          <table:table-cell office:value-type="string">
            <text:p>Doce Fatia</text:p>
          </table:table-cell>
          <table:table-cell office:value-type="string">
            <text:p>R. Osvaldo Hugo Sacramento, 255 - Iapi, Salvador - BA, 40323-215, Brazil</text:p>
          </table:table-cell>
          <table:table-cell office:value-type="string">
            <text:p>(71) 99688-7472</text:p>
          </table:table-cell>
        </table:table-row>
        <table:table-row table:style-name="ro1">
          <table:table-cell office:value-type="string">
            <text:p>Gelato Luce</text:p>
          </table:table-cell>
          <table:table-cell office:value-type="string">
            <text:p>R. Barro Vermelho, 41 - Rio Vermelho, Salvador - BA, 41940-340, Brazil</text:p>
          </table:table-cell>
          <table:table-cell office:value-type="string">
            <text:p>(71) 99703-7171</text:p>
          </table:table-cell>
        </table:table-row>
        <table:table-row table:style-name="ro1">
          <table:table-cell office:value-type="string">
            <text:p>Don Natalio Gelato Artigianale</text:p>
          </table:table-cell>
          <table:table-cell office:value-type="string">
            <text:p>Av. Octávio Mangabeira, 1253 - Pituba, Salvador - BA, 41830-050, Brazil</text:p>
          </table:table-cell>
          <table:table-cell office:value-type="string">
            <text:p>(71) 99719-4727</text:p>
          </table:table-cell>
        </table:table-row>
        <table:table-row table:style-name="ro1">
          <table:table-cell office:value-type="string">
            <text:p>Doces Sonhos - Doceria em Paulo VI, Salvador - BA</text:p>
          </table:table-cell>
          <table:table-cell office:value-type="string">
            <text:p>Av. Paulo VI, 1816 - Pituba, Salvador - BA, 41810-001, Brazil</text:p>
          </table:table-cell>
          <table:table-cell office:value-type="string">
            <text:p>(71) 99909-0778</text:p>
          </table:table-cell>
        </table:table-row>
        <table:table-row table:style-name="ro1">
          <table:table-cell office:value-type="string">
            <text:p>Doces Sonhos - Doceria em Pituba, Salvador - BA</text:p>
          </table:table-cell>
          <table:table-cell office:value-type="string">
            <text:p>R. Pernambuco, 362 - Pituba, Salvador - BA, 41830-391, Brazil</text:p>
          </table:table-cell>
          <table:table-cell office:value-type="string">
            <text:p>(71) 99909-0778</text:p>
          </table:table-cell>
        </table:table-row>
        <table:table-row table:style-name="ro1">
          <table:table-cell office:value-type="string">
            <text:p>Gelateria Moderna - Shopping Jardins</text:p>
          </table:table-cell>
          <table:table-cell office:value-type="string">
            <text:p>Shopping Jardins - Av. Ministro Geraldo Barreto Sobral, 215 - quiosque 78 - Jardins, Aracaju - SE, 49026-900, Brazil</text:p>
          </table:table-cell>
          <table:table-cell office:value-type="string">
            <text:p>(79) 98115-2682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Alameda Mall - Av. Hermes Fontes, 1568 - Loja 11 - Luzia, Aracaju - SE, 49045-760, Brazil</text:p>
          </table:table-cell>
          <table:table-cell office:value-type="string">
            <text:p>(79) 98115-2919</text:p>
          </table:table-cell>
        </table:table-row>
        <table:table-row table:style-name="ro1">
          <table:table-cell office:value-type="string">
            <text:p>Gelateria Moderna - Churrascada Salt</text:p>
          </table:table-cell>
          <table:table-cell office:value-type="string">
            <text:p>Churrascada Salt - Av. Santos Dumont, 724B - Quiosque 01 - Atalaia, Aracaju - SE, 49037-475, Brazil</text:p>
          </table:table-cell>
          <table:table-cell office:value-type="string">
            <text:p>(79) 98115-4867</text:p>
          </table:table-cell>
        </table:table-row>
        <table:table-row table:style-name="ro1">
          <table:table-cell office:value-type="string">
            <text:p>Gelateria Moderna - Mauí Food Park</text:p>
          </table:table-cell>
          <table:table-cell office:value-type="string">
            <text:p>Mauí Food Park - Av. Gov. Paulo Barreto de Menezes, 613 - Loja 14 - Farolândia, Aracaju - SE, 49032-000, Brazil</text:p>
          </table:table-cell>
          <table:table-cell office:value-type="string">
            <text:p>(79) 98117-4034</text:p>
          </table:table-cell>
        </table:table-row>
        <table:table-row table:style-name="ro1">
          <table:table-cell office:value-type="string">
            <text:p>Sorvetes FrutSabor</text:p>
          </table:table-cell>
          <table:table-cell office:value-type="string">
            <text:p>Av. Santos Dumont, 1680 - Coroa do Meio, Aracaju - SE, 49035-730, Brazil</text:p>
          </table:table-cell>
          <table:table-cell office:value-type="string">
            <text:p>(79) 98129-2619</text:p>
          </table:table-cell>
        </table:table-row>
        <table:table-row table:style-name="ro1">
          <table:table-cell office:value-type="string">
            <text:p>Gelateria Moderna - Circus Food Park</text:p>
          </table:table-cell>
          <table:table-cell office:value-type="string">
            <text:p>Circus Food Park - Rua Orlando Magalhães Maia, 1171 - Box 06 - Jardins, Aracaju - SE, 49025-530, Brazil</text:p>
          </table:table-cell>
          <table:table-cell office:value-type="string">
            <text:p>(79) 98131-9569</text:p>
          </table:table-cell>
        </table:table-row>
        <table:table-row table:style-name="ro1">
          <table:table-cell office:value-type="string">
            <text:p>il Sordo Barra Salvador</text:p>
          </table:table-cell>
          <table:table-cell office:value-type="string">
            <text:p>R. Marquês de Caravelas, 148 - Loja 1 - Barra, Salvador - BA, 40140-240, Brazil</text:p>
          </table:table-cell>
          <table:table-cell office:value-type="string">
            <text:p>(79) 98811-5001</text:p>
          </table:table-cell>
        </table:table-row>
        <table:table-row table:style-name="ro1">
          <table:table-cell office:value-type="string">
            <text:p>O QUINTAL</text:p>
          </table:table-cell>
          <table:table-cell office:value-type="string">
            <text:p>R. Jovêntina Alves, 404 - Salgado Filho, Aracaju - SE, 49020-330, Brazil</text:p>
          </table:table-cell>
          <table:table-cell office:value-type="string">
            <text:p>(79) 98832-0774</text:p>
          </table:table-cell>
        </table:table-row>
        <table:table-row table:style-name="ro1">
          <table:table-cell office:value-type="string">
            <text:p>ILCIOCCOLATO - Orla de Atalaia</text:p>
          </table:table-cell>
          <table:table-cell office:value-type="string">
            <text:p>R. Lions Club, 26 - Atalaia, Aracaju - SE, 49037-420, Brazil</text:p>
          </table:table-cell>
          <table:table-cell office:value-type="string">
            <text:p>(79) 99108-5000</text:p>
          </table:table-cell>
        </table:table-row>
        <table:table-row table:style-name="ro1">
          <table:table-cell office:value-type="string">
            <text:p>ILCIOCCOLATO - Gelato Artigianale Italiano</text:p>
          </table:table-cell>
          <table:table-cell office:value-type="string">
            <text:p>Av. Ministro Geraldo Barreto Sobral, 2100 - JFC Trade Center - Praça de Alimentação - Loja 26 - Jardins, Aracaju - SE, 49026-010, Brazil</text:p>
          </table:table-cell>
          <table:table-cell office:value-type="string">
            <text:p>(79) 99108-5000</text:p>
          </table:table-cell>
        </table:table-row>
        <table:table-row table:style-name="ro1">
          <table:table-cell office:value-type="string">
            <text:p>Doce Marie Café e Pâtisserie</text:p>
          </table:table-cell>
          <table:table-cell office:value-type="string">
            <text:p>R. Dr. Augusto Cesar Leite, 48 - Grageru, Aracaju - SE, 49025-420, Brazil</text:p>
          </table:table-cell>
          <table:table-cell office:value-type="string">
            <text:p>(79) 99111-9025</text:p>
          </table:table-cell>
        </table:table-row>
        <table:table-row table:style-name="ro1">
          <table:table-cell office:value-type="string">
            <text:p>Mrs. Cake Aju</text:p>
          </table:table-cell>
          <table:table-cell office:value-type="string">
            <text:p>Rua Américo Curvelo, 34 - Salgado Filho, Aracaju - SE, 49020-470, Brazil</text:p>
          </table:table-cell>
          <table:table-cell office:value-type="string">
            <text:p>(79) 99112-2111</text:p>
          </table:table-cell>
        </table:table-row>
        <table:table-row table:style-name="ro1">
          <table:table-cell office:value-type="string">
            <text:p>Doceria Cantinho Doce</text:p>
          </table:table-cell>
          <table:table-cell office:value-type="string">
            <text:p>Av. Poço do Mero, 540 - Bugio, Aracaju - SE, 49090-000, Brazil</text:p>
          </table:table-cell>
          <table:table-cell office:value-type="string">
            <text:p>(79) 99165-0834</text:p>
          </table:table-cell>
        </table:table-row>
        <table:table-row table:style-name="ro1">
          <table:table-cell office:value-type="string">
            <text:p>Helena Rabelo Doceria</text:p>
          </table:table-cell>
          <table:table-cell office:value-type="string">
            <text:p>Rua Manoel Espírito Santo, 23 Loja Principal - Grageru, Aracaju - SE, 49025-440, Brazil</text:p>
          </table:table-cell>
          <table:table-cell office:value-type="string">
            <text:p>(79) 99671-2008</text:p>
          </table:table-cell>
        </table:table-row>
        <table:table-row table:style-name="ro1">
          <table:table-cell office:value-type="string">
            <text:p>Meu Pudim Aju | Doceria - Confeitaria - Aracaju</text:p>
          </table:table-cell>
          <table:table-cell office:value-type="string">
            <text:p>R. Min. Nelson Hungria, 222 - Luzia, Aracaju - SE, 49045-510, Brazil</text:p>
          </table:table-cell>
          <table:table-cell office:value-type="string">
            <text:p>(79) 99686-1002</text:p>
          </table:table-cell>
        </table:table-row>
        <table:table-row table:style-name="ro1">
          <table:table-cell office:value-type="string">
            <text:p>Doce Acaso</text:p>
          </table:table-cell>
          <table:table-cell office:value-type="string">
            <text:p>R. Francisco Portugal, 556 - Salgado Filho, Aracaju - SE, 49020-390, Brazil</text:p>
          </table:table-cell>
          <table:table-cell office:value-type="string">
            <text:p>(79) 99809-0575</text:p>
          </table:table-cell>
        </table:table-row>
        <table:table-row table:style-name="ro1">
          <table:table-cell office:value-type="string">
            <text:p>Paulla Prado Confeitaria</text:p>
          </table:table-cell>
          <table:table-cell office:value-type="string">
            <text:p>Av. Adélia Franco, 3128 - Luzia, Aracaju - SE, 49048-010, Brazil</text:p>
          </table:table-cell>
          <table:table-cell office:value-type="string">
            <text:p>(79) 99852-7842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Pirata Food Park - Av. Santos Dumont, 295 - Box 01 - Atalaia, Aracaju - SE, 49037-475, Brazil</text:p>
          </table:table-cell>
          <table:table-cell office:value-type="string">
            <text:p>(79) 99911-4411</text:p>
          </table:table-cell>
        </table:table-row>
        <table:table-row table:style-name="ro1">
          <table:table-cell office:value-type="string">
            <text:p>Migliore Doceria</text:p>
          </table:table-cell>
          <table:table-cell office:value-type="string">
            <text:p>Av. Hermes Fontes, 1568 - Luzia, Aracaju - SE, 49045-760, Brazil</text:p>
          </table:table-cell>
          <table:table-cell office:value-type="string">
            <text:p>(79) 99913-0224</text:p>
          </table:table-cell>
        </table:table-row>
        <table:table-row table:style-name="ro1">
          <table:table-cell office:value-type="string">
            <text:p>Dipanni Confetteria</text:p>
          </table:table-cell>
          <table:table-cell office:value-type="string">
            <text:p>Av. Pedro Paes Azevedo, 753 - Salgado Filho, Aracaju - SE, 49020-450, Brazil</text:p>
          </table:table-cell>
          <table:table-cell office:value-type="string">
            <text:p>(79) 99919-3060</text:p>
          </table:table-cell>
        </table:table-row>
        <table:table-row table:style-name="ro1">
          <table:table-cell office:value-type="string">
            <text:p>Sônia Lima Doces - Guarulhos/SP</text:p>
          </table:table-cell>
          <table:table-cell office:value-type="string">
            <text:p>R. Claudino Barbosa - Macedo, Guarulhos - SP, 07113-040, Brazil</text:p>
          </table:table-cell>
          <table:table-cell office:value-type="string">
            <text:p>(79) 99931-9966</text:p>
          </table:table-cell>
        </table:table-row>
        <table:table-row table:style-name="ro1">
          <table:table-cell office:value-type="string">
            <text:p>Sorveteria Moniery - Orla de Atalaia</text:p>
          </table:table-cell>
          <table:table-cell office:value-type="string">
            <text:p>Av. Santos Dumont, 1360 - Coroa do Meio, Aracaju - SE, 49035-785, Brazil</text:p>
          </table:table-cell>
          <table:table-cell office:value-type="string">
            <text:p>(79) 99989-4868</text:p>
          </table:table-cell>
        </table:table-row>
        <table:table-row table:style-name="ro1">
          <table:table-cell office:value-type="string">
            <text:p>Bakery Santa Cruz</text:p>
          </table:table-cell>
          <table:table-cell office:value-type="string">
            <text:p>R. da Santa Cruz, 101 - Boa Vista, Recife - PE, 50060-230, Brazil</text:p>
          </table:table-cell>
          <table:table-cell office:value-type="string">
            <text:p>(81) 98197-6745</text:p>
          </table:table-cell>
        </table:table-row>
        <table:table-row table:style-name="ro1">
          <table:table-cell office:value-type="string">
            <text:p>DM Gelados</text:p>
          </table:table-cell>
          <table:table-cell office:value-type="string">
            <text:p>Tv. Jaci, 142 - Santo Amaro, Recife - PE, 50110-056, Brazil</text:p>
          </table:table-cell>
          <table:table-cell office:value-type="string">
            <text:p>(81) 98495-2100</text:p>
          </table:table-cell>
        </table:table-row>
        <table:table-row table:style-name="ro1">
          <table:table-cell office:value-type="string">
            <text:p>Baima's Sweets - Graças</text:p>
          </table:table-cell>
          <table:table-cell office:value-type="string">
            <text:p>Rua Senador Alberto Paiva, 212 - Graças, Recife - PE, 52050-260, Brazil</text:p>
          </table:table-cell>
          <table:table-cell office:value-type="string">
            <text:p>(81) 98818-1790</text:p>
          </table:table-cell>
        </table:table-row>
        <table:table-row table:style-name="ro1">
          <table:table-cell office:value-type="string">
            <text:p>Camille Gourmet</text:p>
          </table:table-cell>
          <table:table-cell office:value-type="string">
            <text:p>Av. Dr. José Rufino, 1508 - Barro, Recife - PE, 50900-660, Brazil</text:p>
          </table:table-cell>
          <table:table-cell office:value-type="string">
            <text:p>(81) 99293-6235</text:p>
          </table:table-cell>
        </table:table-row>
        <table:table-row table:style-name="ro1">
          <table:table-cell office:value-type="string">
            <text:p>Traxler's Gelateria Recife</text:p>
          </table:table-cell>
          <table:table-cell office:value-type="string">
            <text:p>R. Barão de Itamaracá, 310 B - Espinheiro, Recife - PE, 52020-070, Brazil</text:p>
          </table:table-cell>
          <table:table-cell office:value-type="string">
            <text:p>(81) 99346-7044</text:p>
          </table:table-cell>
        </table:table-row>
        <table:table-row table:style-name="ro1">
          <table:table-cell office:value-type="string">
            <text:p>Padaria Jaqueira</text:p>
          </table:table-cell>
          <table:table-cell office:value-type="string">
            <text:p>Av. Conselheiro Rosa e Silva, 1923 - Jaqueira, Recife - PE, 52050-020, Brazil</text:p>
          </table:table-cell>
          <table:table-cell office:value-type="string">
            <text:p>(81) 99503-5959</text:p>
          </table:table-cell>
        </table:table-row>
        <table:table-row table:style-name="ro1">
          <table:table-cell office:value-type="string">
            <text:p>Dois Tons Gelateria RioMar</text:p>
          </table:table-cell>
          <table:table-cell office:value-type="string">
            <text:p>Av. República do Líbano, 251 RioMar Piso Térreo - Entrada Principal - Pina, Recife - PE, 51110-160, Brazil</text:p>
          </table:table-cell>
          <table:table-cell office:value-type="string">
            <text:p>(81) 99522-6316</text:p>
          </table:table-cell>
        </table:table-row>
        <table:table-row table:style-name="ro1">
          <table:table-cell office:value-type="string">
            <text:p>Bruna Hinterlang Confeitaria Artesanal</text:p>
          </table:table-cell>
          <table:table-cell office:value-type="string">
            <text:p>Rua Dr. Raul Lafayette, 191 - Loja 4 - Boa Viagem, Recife - PE, 51021-220, Brazil</text:p>
          </table:table-cell>
          <table:table-cell office:value-type="string">
            <text:p>(81) 99523-5382</text:p>
          </table:table-cell>
        </table:table-row>
        <table:table-row table:style-name="ro1">
          <table:table-cell office:value-type="string">
            <text:p>La Belle de Jour - doces finos, brigadeiros, cookies, palha italiana e biscoitos amanteigados</text:p>
          </table:table-cell>
          <table:table-cell office:value-type="string">
            <text:p>R. Min. Nelson Hungria, 696 - Boa Viagem, Recife - PE, 51020-100, Brazil</text:p>
          </table:table-cell>
          <table:table-cell office:value-type="string">
            <text:p>(81) 99695-8239</text:p>
          </table:table-cell>
        </table:table-row>
        <table:table-row table:style-name="ro1">
          <table:table-cell office:value-type="string">
            <text:p>Carpe Diem Gelateria</text:p>
          </table:table-cell>
          <table:table-cell office:value-type="string">
            <text:p>R. Prof. Mário de Castro, 365 - Boa Viagem, Recife - PE, 51030-260, Brazil</text:p>
          </table:table-cell>
          <table:table-cell office:value-type="string">
            <text:p>(81) 99969-9702</text:p>
          </table:table-cell>
        </table:table-row>
        <table:table-row table:style-name="ro1">
          <table:table-cell office:value-type="string">
            <text:p>Gelateria Bessa's</text:p>
          </table:table-cell>
          <table:table-cell office:value-type="string">
            <text:p>R. Antônio Reginaldo Pontes Lima, 688 - Jacintinho, Maceió - AL, 57042-020, Brazil</text:p>
          </table:table-cell>
          <table:table-cell office:value-type="string">
            <text:p>(82) 3025-4047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R. Jangadeiros Alagoanos, 1422 - Pajuçara, Maceió - AL, 57030-000, Brazil</text:p>
          </table:table-cell>
          <table:table-cell office:value-type="string">
            <text:p>(82) 3028-6675</text:p>
          </table:table-cell>
        </table:table-row>
        <table:table-row table:style-name="ro1">
          <table:table-cell office:value-type="string">
            <text:p>Panificação Alteza</text:p>
          </table:table-cell>
          <table:table-cell office:value-type="string">
            <text:p>R. Jangadeiros Alagoanos, 732 - Pajuçara, Maceió - AL, 57030-000, Brazil</text:p>
          </table:table-cell>
          <table:table-cell office:value-type="string">
            <text:p>(82) 3231-0447</text:p>
          </table:table-cell>
        </table:table-row>
        <table:table-row table:style-name="ro1">
          <table:table-cell office:value-type="string">
            <text:p>Panificação Alteza</text:p>
          </table:table-cell>
          <table:table-cell office:value-type="string">
            <text:p>R. Gen. João Saleiro Pitão, 1181 - Ponta Verde, Maceió - AL, 57035-210, Brazil</text:p>
          </table:table-cell>
          <table:table-cell office:value-type="string">
            <text:p>(82) 3231-0447</text:p>
          </table:table-cell>
        </table:table-row>
        <table:table-row table:style-name="ro1">
          <table:table-cell office:value-type="string">
            <text:p>Panificação Jaraguá</text:p>
          </table:table-cell>
          <table:table-cell office:value-type="string">
            <text:p>Av. Comendador Leão, 240 - Jaraguá, Maceió - AL, 57025-000, Brazil</text:p>
          </table:table-cell>
          <table:table-cell office:value-type="string">
            <text:p>(82) 3231-2472</text:p>
          </table:table-cell>
        </table:table-row>
        <table:table-row table:style-name="ro1">
          <table:table-cell office:value-type="string">
            <text:p>Sorveteria Bali</text:p>
          </table:table-cell>
          <table:table-cell office:value-type="string">
            <text:p>Av. Dr. Antônio Gouveia, 451 - Pajuçara, Maceió - AL, 57030-170, Brazil</text:p>
          </table:table-cell>
          <table:table-cell office:value-type="string">
            <text:p>(82) 3231-8833</text:p>
          </table:table-cell>
        </table:table-row>
        <table:table-row table:style-name="ro1">
          <table:table-cell office:value-type="string">
            <text:p>Panificação Almeida</text:p>
          </table:table-cell>
          <table:table-cell office:value-type="string">
            <text:p>Av. Mendonça Júnior, 1037 - Gruta de Lourdes, Maceió - AL, 57052-480, Brazil</text:p>
          </table:table-cell>
          <table:table-cell office:value-type="string">
            <text:p>(82) 3313-0075</text:p>
          </table:table-cell>
        </table:table-row>
        <table:table-row table:style-name="ro1">
          <table:table-cell office:value-type="string">
            <text:p>Ruca Confeitaria</text:p>
          </table:table-cell>
          <table:table-cell office:value-type="string">
            <text:p>R. Desportista Humberto Guimarães, 403 - Ponta Verde, Maceió - AL, 57035-030, Brazil</text:p>
          </table:table-cell>
          <table:table-cell office:value-type="string">
            <text:p>(82) 3313-2126</text:p>
          </table:table-cell>
        </table:table-row>
        <table:table-row table:style-name="ro1">
          <table:table-cell office:value-type="string">
            <text:p>Le Brulé Cafeteria</text:p>
          </table:table-cell>
          <table:table-cell office:value-type="string">
            <text:p>R. Gen. João Saleiro Pitão, 1037 - Ponta Verde, Maceió - AL, 57035-210, Brazil</text:p>
          </table:table-cell>
          <table:table-cell office:value-type="string">
            <text:p>(82) 3325-2037</text:p>
          </table:table-cell>
        </table:table-row>
        <table:table-row table:style-name="ro1">
          <table:table-cell office:value-type="string">
            <text:p>Ferreti Bakery and Doceria</text:p>
          </table:table-cell>
          <table:table-cell office:value-type="string">
            <text:p>Av. Dr. Antônio Gomes de Barros, 1106 - Jatiúca, Maceió - AL, 57036-000, Brazil</text:p>
          </table:table-cell>
          <table:table-cell office:value-type="string">
            <text:p>(82) 3325-3032</text:p>
          </table:table-cell>
        </table:table-row>
        <table:table-row table:style-name="ro1">
          <table:table-cell office:value-type="string">
            <text:p>Bello Pane Delicatesse</text:p>
          </table:table-cell>
          <table:table-cell office:value-type="string">
            <text:p>Av. Dr. Júlio Marques Luz, 505 - Jatiúca, Maceió - AL, 57035-700, Brazil</text:p>
          </table:table-cell>
          <table:table-cell office:value-type="string">
            <text:p>(82) 3325-7922</text:p>
          </table:table-cell>
        </table:table-row>
        <table:table-row table:style-name="ro1">
          <table:table-cell office:value-type="string">
            <text:p>A Padaria</text:p>
          </table:table-cell>
          <table:table-cell office:value-type="string">
            <text:p>Av. Prof. Vital Barbosa, 514 - Ponta Verde, Maceió - AL, 57035-400, Brazil</text:p>
          </table:table-cell>
          <table:table-cell office:value-type="string">
            <text:p>(82) 3327-4430</text:p>
          </table:table-cell>
        </table:table-row>
        <table:table-row table:style-name="ro1">
          <table:table-cell office:value-type="string">
            <text:p>Panificação Marquesa</text:p>
          </table:table-cell>
          <table:table-cell office:value-type="string">
            <text:p>R. Pedro Américo, 446 - Poço, Maceió - AL, 57025-890, Brazil</text:p>
          </table:table-cell>
          <table:table-cell office:value-type="string">
            <text:p>(82) 3327-4716</text:p>
          </table:table-cell>
        </table:table-row>
        <table:table-row table:style-name="ro1">
          <table:table-cell office:value-type="string">
            <text:p>Padaria - Pão da Arte</text:p>
          </table:table-cell>
          <table:table-cell office:value-type="string">
            <text:p>Av. Pres. Getúlio Vargas, 354 - Serraria, Maceió - AL, 57046-140, Brazil</text:p>
          </table:table-cell>
          <table:table-cell office:value-type="string">
            <text:p>(82) 3328-1006</text:p>
          </table:table-cell>
        </table:table-row>
        <table:table-row table:style-name="ro1">
          <table:table-cell office:value-type="string">
            <text:p>Varejão dos Doces</text:p>
          </table:table-cell>
          <table:table-cell office:value-type="string">
            <text:p>Parque Rio Branco, 201 - Levada, Maceió - AL, 57017-150, Brazil</text:p>
          </table:table-cell>
          <table:table-cell office:value-type="string">
            <text:p>(82) 3336-8495</text:p>
          </table:table-cell>
        </table:table-row>
        <table:table-row table:style-name="ro1">
          <table:table-cell office:value-type="string">
            <text:p>La Charlotte</text:p>
          </table:table-cell>
          <table:table-cell office:value-type="string">
            <text:p>R. Hugo Corrêa Paes, 90 - Gruta de Lourdes, Maceió - AL, 57052-827, Brazil</text:p>
          </table:table-cell>
          <table:table-cell office:value-type="string">
            <text:p>(82) 3338-4888</text:p>
          </table:table-cell>
        </table:table-row>
        <table:table-row table:style-name="ro1">
          <table:table-cell office:value-type="string">
            <text:p>Ponto Máximo</text:p>
          </table:table-cell>
          <table:table-cell office:value-type="string">
            <text:p>R. José Alfredo Marques, 10 - Antares, Maceió - AL, 57048-230, Brazil</text:p>
          </table:table-cell>
          <table:table-cell office:value-type="string">
            <text:p>(82) 3358-5303</text:p>
          </table:table-cell>
        </table:table-row>
        <table:table-row table:style-name="ro1">
          <table:table-cell office:value-type="string">
            <text:p>Panetutti Bakery and Doceria</text:p>
          </table:table-cell>
          <table:table-cell office:value-type="string">
            <text:p>Rua Paulina Maria de Mendonça, 587 - Jatiúca, Maceió - AL, 57035-557, Brazil</text:p>
          </table:table-cell>
          <table:table-cell office:value-type="string">
            <text:p>(82) 3432-3204</text:p>
          </table:table-cell>
        </table:table-row>
        <table:table-row table:style-name="ro1">
          <table:table-cell office:value-type="string">
            <text:p>Panetutti Pães e Doceria Ponta Verde</text:p>
          </table:table-cell>
          <table:table-cell office:value-type="string">
            <text:p>R. Carlos Tenório - Ponta Verde, Maceió - AL, 57035-010, Brazil</text:p>
          </table:table-cell>
          <table:table-cell office:value-type="string">
            <text:p>(82) 3432-3223</text:p>
          </table:table-cell>
        </table:table-row>
        <table:table-row table:style-name="ro1">
          <table:table-cell office:value-type="string">
            <text:p>Via Pão</text:p>
          </table:table-cell>
          <table:table-cell office:value-type="string">
            <text:p>Av. Menino Marcelo, 6951 - Antares, Maceió - AL, 57081-385, Brazil</text:p>
          </table:table-cell>
          <table:table-cell office:value-type="string">
            <text:p>(82) 3432-6432</text:p>
          </table:table-cell>
        </table:table-row>
        <table:table-row table:style-name="ro1">
          <table:table-cell office:value-type="string">
            <text:p>A Casa Portuguesa</text:p>
          </table:table-cell>
          <table:table-cell office:value-type="string">
            <text:p>Av. Siqueira Campos, 1945 - Trapiche da Barra, Maceió - AL, 57010-405, Brazil</text:p>
          </table:table-cell>
          <table:table-cell office:value-type="string">
            <text:p>(82) 3435-3148</text:p>
          </table:table-cell>
        </table:table-row>
        <table:table-row table:style-name="ro1">
          <table:table-cell office:value-type="string">
            <text:p>Pane Uni Griffe Café &amp; Conveniência Ltda</text:p>
          </table:table-cell>
          <table:table-cell office:value-type="string">
            <text:p>Galeria Isnaldo Matta - Av. João Davino, 340 - loja D - Jatiúca, Maceió - AL, 57035-554, Brazil</text:p>
          </table:table-cell>
          <table:table-cell office:value-type="string">
            <text:p>(82) 3435-3651</text:p>
          </table:table-cell>
        </table:table-row>
        <table:table-row table:style-name="ro1">
          <table:table-cell office:value-type="string">
            <text:p>Palato</text:p>
          </table:table-cell>
          <table:table-cell office:value-type="string">
            <text:p>R. Dep. José Lages, 700 - Ponta Verde, Maceió - AL, 57035-688, Brazil</text:p>
          </table:table-cell>
          <table:table-cell office:value-type="string">
            <text:p>(82) 4004-7200</text:p>
          </table:table-cell>
        </table:table-row>
        <table:table-row table:style-name="ro1">
          <table:table-cell office:value-type="string">
            <text:p>Santo Sabor Doces Por Fátima Santos</text:p>
          </table:table-cell>
          <table:table-cell office:value-type="string">
            <text:p>R. Est. Jader Izídio Malta de Araújo - Jatiúca, Maceió - AL, 57036-610, Brazil</text:p>
          </table:table-cell>
          <table:table-cell office:value-type="string">
            <text:p>(82) 98103-8289</text:p>
          </table:table-cell>
        </table:table-row>
        <table:table-row table:style-name="ro1">
          <table:table-cell office:value-type="string">
            <text:p>Amaretto Sorvetes Especiais</text:p>
          </table:table-cell>
          <table:table-cell office:value-type="string">
            <text:p>R. Pedro Américo, 239 - Poço, Maceió - AL, 57025-890, Brazil</text:p>
          </table:table-cell>
          <table:table-cell office:value-type="string">
            <text:p>(82) 98141-8675</text:p>
          </table:table-cell>
        </table:table-row>
        <table:table-row table:style-name="ro1">
          <table:table-cell office:value-type="string">
            <text:p>Lorde Gelatos Maceió</text:p>
          </table:table-cell>
          <table:table-cell office:value-type="string">
            <text:p>R. Pau Brasil - Chã da Jaqueira, Maceió - AL, 57018-542, Brazil</text:p>
          </table:table-cell>
          <table:table-cell office:value-type="string">
            <text:p>(82) 98749-9146</text:p>
          </table:table-cell>
        </table:table-row>
        <table:table-row table:style-name="ro1">
          <table:table-cell office:value-type="string">
            <text:p>Gelateria Paraense</text:p>
          </table:table-cell>
          <table:table-cell office:value-type="string">
            <text:p>Breda - R. Joáo Severiano, 42 - sala 9 - Centro, Maceió - AL, 57020-170, Brazil</text:p>
          </table:table-cell>
          <table:table-cell office:value-type="string">
            <text:p>(82) 98770-2212</text:p>
          </table:table-cell>
        </table:table-row>
        <table:table-row table:style-name="ro1">
          <table:table-cell office:value-type="string">
            <text:p>Pedaço Doce</text:p>
          </table:table-cell>
          <table:table-cell office:value-type="string">
            <text:p>R. Pres. Agostinho da Silva Neves, 532 - Santo Eduardo, Maceió - AL, 57025-245, Brazil</text:p>
          </table:table-cell>
          <table:table-cell office:value-type="string">
            <text:p>(82) 98805-2489</text:p>
          </table:table-cell>
        </table:table-row>
        <table:table-row table:style-name="ro1">
          <table:table-cell office:value-type="string">
            <text:p>Confeitaria Doces da Ericka</text:p>
          </table:table-cell>
          <table:table-cell office:value-type="string">
            <text:p>Av. Empresário Nelson Oliveira Menezes, 835 - Cidade Universitária, Maceió - AL, 57073-471, Brazil</text:p>
          </table:table-cell>
          <table:table-cell office:value-type="string">
            <text:p>(82) 98859-2172</text:p>
          </table:table-cell>
        </table:table-row>
        <table:table-row table:style-name="ro1">
          <table:table-cell office:value-type="string">
            <text:p>Senhor Gelado</text:p>
          </table:table-cell>
          <table:table-cell office:value-type="string">
            <text:p>R. Júlio Plech Filho, 60 - Ponta da Terra, Maceió - AL, 57030-540, Brazil</text:p>
          </table:table-cell>
          <table:table-cell office:value-type="string">
            <text:p>(82) 99111-0921</text:p>
          </table:table-cell>
        </table:table-row>
        <table:table-row table:style-name="ro1">
          <table:table-cell office:value-type="string">
            <text:p>Affetto Gelato</text:p>
          </table:table-cell>
          <table:table-cell office:value-type="string">
            <text:p>R. Gen. João Saleiro Pitão, 1037 - Ponta Verde, Maceió - AL, 57025-210, Brazil</text:p>
          </table:table-cell>
          <table:table-cell office:value-type="string">
            <text:p>(82) 99116-7579</text:p>
          </table:table-cell>
        </table:table-row>
        <table:table-row table:style-name="ro1">
          <table:table-cell office:value-type="string">
            <text:p>Nina Pâtisserie e Doceria | Maceió | Cupcake</text:p>
          </table:table-cell>
          <table:table-cell office:value-type="string">
            <text:p>57.036- - Avenida Engenheiro Paulo Brandão Nogueira, 3 - 31 LJ 05 - Jatiúca, Maceió - AL, 57036-550, Brazil</text:p>
          </table:table-cell>
          <table:table-cell office:value-type="string">
            <text:p>(82) 99121-5043</text:p>
          </table:table-cell>
        </table:table-row>
        <table:table-row table:style-name="ro1">
          <table:table-cell office:value-type="string">
            <text:p>Grano Padaria</text:p>
          </table:table-cell>
          <table:table-cell office:value-type="string">
            <text:p>R. Valdo Omena, 101 - Ponta Verde, Maceió - AL, 57035-170, Brazil</text:p>
          </table:table-cell>
          <table:table-cell office:value-type="string">
            <text:p>(82) 99131-9924</text:p>
          </table:table-cell>
        </table:table-row>
        <table:table-row table:style-name="ro1">
          <table:table-cell office:value-type="string">
            <text:p>Caramelândia</text:p>
          </table:table-cell>
          <table:table-cell office:value-type="string">
            <text:p>Av. Dr. Júlio Marques Luz, 901 A - Jatiúca, Maceió - AL, 57035-700, Brazil</text:p>
          </table:table-cell>
          <table:table-cell office:value-type="string">
            <text:p>(82) 99137-5750</text:p>
          </table:table-cell>
        </table:table-row>
        <table:table-row table:style-name="ro1">
          <table:table-cell office:value-type="string">
            <text:p>Amo doces Al</text:p>
          </table:table-cell>
          <table:table-cell office:value-type="string">
            <text:p>Conjunto sargento Melo Costa - Poço, Maceió - AL, 57025-296, Brazil</text:p>
          </table:table-cell>
          <table:table-cell office:value-type="string">
            <text:p>(82) 99151-2972</text:p>
          </table:table-cell>
        </table:table-row>
        <table:table-row table:style-name="ro1">
          <table:table-cell office:value-type="string">
            <text:p>Petí Gelatô - Sorvete Tailandês</text:p>
          </table:table-cell>
          <table:table-cell office:value-type="string">
            <text:p>R. Comerc. José Pontes de Magalhães - Jatiúca, Maceió - AL, 57036-250, Brazil</text:p>
          </table:table-cell>
          <table:table-cell office:value-type="string">
            <text:p>(82) 99192-5063</text:p>
          </table:table-cell>
        </table:table-row>
        <table:table-row table:style-name="ro1">
          <table:table-cell office:value-type="string">
            <text:p>Helena Brito Doceria, Bolos e Doces personalizados</text:p>
          </table:table-cell>
          <table:table-cell office:value-type="string">
            <text:p>R. Dr. Carlos Lôbo - Mangabeiras, Maceió - AL, 57037-573, Brazil</text:p>
          </table:table-cell>
          <table:table-cell office:value-type="string">
            <text:p>(82) 99350-6101</text:p>
          </table:table-cell>
        </table:table-row>
        <table:table-row table:style-name="ro1">
          <table:table-cell office:value-type="string">
            <text:p>diBosco Gelato Autoral</text:p>
          </table:table-cell>
          <table:table-cell office:value-type="string">
            <text:p>R. José Freire Moura, 647 - Ponta Verde, Maceió - AL, 57035-110, Brazil</text:p>
          </table:table-cell>
          <table:table-cell office:value-type="string">
            <text:p>(82) 99385-0967</text:p>
          </table:table-cell>
        </table:table-row>
        <table:table-row table:style-name="ro1">
          <table:table-cell office:value-type="string">
            <text:p>Lelah Doceria</text:p>
          </table:table-cell>
          <table:table-cell office:value-type="string">
            <text:p>R. Taquarana, 4 - Canaã, Maceió - AL, 57080-040, Brazil</text:p>
          </table:table-cell>
          <table:table-cell office:value-type="string">
            <text:p>(82) 99401-8974</text:p>
          </table:table-cell>
        </table:table-row>
        <table:table-row table:style-name="ro1">
          <table:table-cell office:value-type="string">
            <text:p>Amor Gelato</text:p>
          </table:table-cell>
          <table:table-cell office:value-type="string">
            <text:p>R. Comendador Álvaro Peixoto, 816 - Gruta de Lourdes, Maceió - AL, 57052-855, Brazil</text:p>
          </table:table-cell>
          <table:table-cell office:value-type="string">
            <text:p>(82) 99422-6390</text:p>
          </table:table-cell>
        </table:table-row>
        <table:table-row table:style-name="ro1">
          <table:table-cell office:value-type="string">
            <text:p>B.Verrines - Doceria e Cafeteria</text:p>
          </table:table-cell>
          <table:table-cell office:value-type="string">
            <text:p>Av. Des. Valente de Lima, 879 - Jatiúca, Maceió - AL, 57035-556, Brazil</text:p>
          </table:table-cell>
          <table:table-cell office:value-type="string">
            <text:p>(82) 99624-9746</text:p>
          </table:table-cell>
        </table:table-row>
        <table:table-row table:style-name="ro1">
          <table:table-cell office:value-type="string">
            <text:p>di Affeto - Doceria com Amor</text:p>
          </table:table-cell>
          <table:table-cell office:value-type="string">
            <text:p>Tv. Serafim Costa, 278 - Gruta de Lourdes, Maceió - AL, 57052-496, Brazil</text:p>
          </table:table-cell>
          <table:table-cell office:value-type="string">
            <text:p>(82) 99671-0660</text:p>
          </table:table-cell>
        </table:table-row>
        <table:table-row table:style-name="ro1">
          <table:table-cell office:value-type="string">
            <text:p>Gelateria Vitória</text:p>
          </table:table-cell>
          <table:table-cell office:value-type="string">
            <text:p>R. Quintino Bocaiúva, 573 - Pajuçara, Maceió - AL, 57035-005, Brazil</text:p>
          </table:table-cell>
          <table:table-cell office:value-type="string">
            <text:p>(82) 99691-9249</text:p>
          </table:table-cell>
        </table:table-row>
        <table:table-row table:style-name="ro1">
          <table:table-cell office:value-type="string">
            <text:p>Le Brulé Fábrica</text:p>
          </table:table-cell>
          <table:table-cell office:value-type="string">
            <text:p>R. Dr. Procópio Júnior, 525 - Jatiúca, Maceió - AL, 57036-150, Brazil</text:p>
          </table:table-cell>
          <table:table-cell office:value-type="string">
            <text:p>(82) 99694-2556</text:p>
          </table:table-cell>
        </table:table-row>
        <table:table-row table:style-name="ro1">
          <table:table-cell office:value-type="string">
            <text:p>Oka Gelateria</text:p>
          </table:table-cell>
          <table:table-cell office:value-type="string">
            <text:p>R. São João, Número 136 - Barro Duro, Maceió - AL, 57045-084, Brazil</text:p>
          </table:table-cell>
          <table:table-cell office:value-type="string">
            <text:p>(82) 99999-8396</text:p>
          </table:table-cell>
        </table:table-row>
        <table:table-row table:style-name="ro1">
          <table:table-cell office:value-type="string">
            <text:p>Padaria Nacional</text:p>
          </table:table-cell>
          <table:table-cell office:value-type="string">
            <text:p>Av. João XXIII - Recanto das Palmeiras, Teresina - PI, 64049-010, Brazil</text:p>
          </table:table-cell>
          <table:table-cell office:value-type="string">
            <text:p>(86) 92001-5505</text:p>
          </table:table-cell>
        </table:table-row>
        <table:table-row table:style-name="ro1">
          <table:table-cell office:value-type="string">
            <text:p>San Paolo Gelato - Rio Poty</text:p>
          </table:table-cell>
          <table:table-cell office:value-type="string">
            <text:p>Avenida Marechal Castelo Branco, 911 Loja 404 Letra G - Cabral, Teresina - PI, 64003-087, Brazil</text:p>
          </table:table-cell>
          <table:table-cell office:value-type="string">
            <text:p>(86) 98126-3307</text:p>
          </table:table-cell>
        </table:table-row>
        <table:table-row table:style-name="ro1">
          <table:table-cell office:value-type="string">
            <text:p>La Docices Doces Criações</text:p>
          </table:table-cell>
          <table:table-cell office:value-type="string">
            <text:p>Av. Jóquei Clube, 2146 - Jóquei, Teresina - PI, 64051-110, Brazil</text:p>
          </table:table-cell>
          <table:table-cell office:value-type="string">
            <text:p>(86) 98126-9105</text:p>
          </table:table-cell>
        </table:table-row>
        <table:table-row table:style-name="ro1">
          <table:table-cell office:value-type="string">
            <text:p>Strawberry Gourmet</text:p>
          </table:table-cell>
          <table:table-cell office:value-type="string">
            <text:p>R. Dr. Jurandir Martins Vieira, 3726 - Vale Quem Tem, Teresina - PI, 64057-034, Brazil</text:p>
          </table:table-cell>
          <table:table-cell office:value-type="string">
            <text:p>(86) 98147-1644</text:p>
          </table:table-cell>
        </table:table-row>
        <table:table-row table:style-name="ro1">
          <table:table-cell office:value-type="string">
            <text:p>Doces do Gab</text:p>
          </table:table-cell>
          <table:table-cell office:value-type="string">
            <text:p>Rua Des. Adalberto Correia Lima, 1943 - Ininga, Teresina - PI, 64049-680, Brazil</text:p>
          </table:table-cell>
          <table:table-cell office:value-type="string">
            <text:p>(86) 98184-0250</text:p>
          </table:table-cell>
        </table:table-row>
        <table:table-row table:style-name="ro1">
          <table:table-cell office:value-type="string">
            <text:p>Panificadora Mais Sabor</text:p>
          </table:table-cell>
          <table:table-cell office:value-type="string">
            <text:p>Av. Santos Dumont, 610 - Vila Operária, Teresina - PI, 64002-200, Brazil</text:p>
          </table:table-cell>
          <table:table-cell office:value-type="string">
            <text:p>(86) 98843-0118</text:p>
          </table:table-cell>
        </table:table-row>
        <table:table-row table:style-name="ro1">
          <table:table-cell office:value-type="string">
            <text:p>Ki gostoso Gelateria</text:p>
          </table:table-cell>
          <table:table-cell office:value-type="string">
            <text:p>Rua Jorn. Helder Feitosa - Ininga, Teresina - PI, 64049-753, Brazil</text:p>
          </table:table-cell>
          <table:table-cell office:value-type="string">
            <text:p>(86) 98878-0288</text:p>
          </table:table-cell>
        </table:table-row>
        <table:table-row table:style-name="ro1">
          <table:table-cell office:value-type="string">
            <text:p>Gelato Borelli Teresina</text:p>
          </table:table-cell>
          <table:table-cell office:value-type="string">
            <text:p>Av. Mar. Castelo Branco, 911 - Porenquanto, Teresina - PI, 64003-901, Brazil</text:p>
          </table:table-cell>
          <table:table-cell office:value-type="string">
            <text:p>(86) 98881-0109</text:p>
          </table:table-cell>
        </table:table-row>
        <table:table-row table:style-name="ro1">
          <table:table-cell office:value-type="string">
            <text:p>Meu Doce Gourmet Fátima</text:p>
          </table:table-cell>
          <table:table-cell office:value-type="string">
            <text:p>Bem Casado, Doceria - Confeitaria, Casamento Biscoitos Finos, Patisserie - Sobremesa, Bolos, R. Eletr. Guilherme, 815 - Fátima, Teresina - PI, 64049-486, Brazil</text:p>
          </table:table-cell>
          <table:table-cell office:value-type="string">
            <text:p>(86) 98895-4512</text:p>
          </table:table-cell>
        </table:table-row>
        <table:table-row table:style-name="ro1">
          <table:table-cell office:value-type="string">
            <text:p>Divino Patisserie</text:p>
          </table:table-cell>
          <table:table-cell office:value-type="string">
            <text:p>R. Honório Parentes, 1225 - loja 34 - Fátima, Teresina - PI, 64052-445, Brazil</text:p>
          </table:table-cell>
          <table:table-cell office:value-type="string">
            <text:p>(86) 99406-4664</text:p>
          </table:table-cell>
        </table:table-row>
        <table:table-row table:style-name="ro1">
          <table:table-cell office:value-type="string">
            <text:p>San Paolo</text:p>
          </table:table-cell>
          <table:table-cell office:value-type="string">
            <text:p>Av. Joaquim Nelson, 81 - Redonda, Teresina - PI, 64076-800, Brazil</text:p>
          </table:table-cell>
          <table:table-cell office:value-type="string">
            <text:p>(86) 99415-6975</text:p>
          </table:table-cell>
        </table:table-row>
        <table:table-row table:style-name="ro1">
          <table:table-cell office:value-type="string">
            <text:p>Liana Pessoa Doces</text:p>
          </table:table-cell>
          <table:table-cell office:value-type="string">
            <text:p>R. Bonifácio de Abreu, 4010 - Morada do Sol, Teresina - PI, 64055-370, Brazil</text:p>
          </table:table-cell>
          <table:table-cell office:value-type="string">
            <text:p>(86) 99472-2445</text:p>
          </table:table-cell>
        </table:table-row>
        <table:table-row table:style-name="ro1">
          <table:table-cell office:value-type="string">
            <text:p>Manuh Confeitaria - Zona Sul</text:p>
          </table:table-cell>
          <table:table-cell office:value-type="string">
            <text:p>Rua Heráclito de Sousa, 695 - Monte Castelo, Teresina - PI, 64016-180, Brazil</text:p>
          </table:table-cell>
          <table:table-cell office:value-type="string">
            <text:p>(86) 99490-9645</text:p>
          </table:table-cell>
        </table:table-row>
        <table:table-row table:style-name="ro1">
          <table:table-cell office:value-type="string">
            <text:p>Oba Oba Sorvete - Teresina</text:p>
          </table:table-cell>
          <table:table-cell office:value-type="string">
            <text:p>Quadra 91 - Lote 15 Casa A - Promorar, Teresina - PI, 64027-220, Brazil</text:p>
          </table:table-cell>
          <table:table-cell office:value-type="string">
            <text:p>(86) 99554-9276</text:p>
          </table:table-cell>
        </table:table-row>
        <table:table-row table:style-name="ro1">
          <table:table-cell office:value-type="string">
            <text:p>Davvero Gelato Felice - Bairro de Fátima | Zona Leste | Melhor Sorveteria de Teresina</text:p>
          </table:table-cell>
          <table:table-cell office:value-type="string">
            <text:p>R. Honório Parentes, 1847 - Fátima, Teresina - PI, 64049-370, Brazil</text:p>
          </table:table-cell>
          <table:table-cell office:value-type="string">
            <text:p>(86) 99575-3223</text:p>
          </table:table-cell>
        </table:table-row>
        <table:table-row table:style-name="ro1">
          <table:table-cell office:value-type="string">
            <text:p>Sorvetes Frosty São Joaquim: Sorveteria, Picolés, Açaí, Teresina PI</text:p>
          </table:table-cell>
          <table:table-cell office:value-type="string">
            <text:p>R. Rui Barbosa, 4379 - São Joaquim, Teresina - PI, 64055-355, Brazil</text:p>
          </table:table-cell>
          <table:table-cell office:value-type="string">
            <text:p>(86) 99816-0035</text:p>
          </table:table-cell>
        </table:table-row>
        <table:table-row table:style-name="ro1">
          <table:table-cell office:value-type="string">
            <text:p>Arretado Doces Teresina</text:p>
          </table:table-cell>
          <table:table-cell office:value-type="string">
            <text:p>Av. João Antônio Leitão, 3733 - Piçarreira, Teresina - PI, 64055-400, Brazil</text:p>
          </table:table-cell>
          <table:table-cell office:value-type="string">
            <text:p>(86) 99816-4324</text:p>
          </table:table-cell>
        </table:table-row>
        <table:table-row table:style-name="ro1">
          <table:table-cell office:value-type="string">
            <text:p>Mrs. Gelatto</text:p>
          </table:table-cell>
          <table:table-cell office:value-type="string">
            <text:p>Av. Barão de Castelo Branco, 691 - Cidade Nova, Teresina - PI, 64014-325, Brazil</text:p>
          </table:table-cell>
          <table:table-cell office:value-type="string">
            <text:p>(86) 99839-9226</text:p>
          </table:table-cell>
        </table:table-row>
        <table:table-row table:style-name="ro1">
          <table:table-cell office:value-type="string">
            <text:p>Gelato &amp; Grano Quintal Aroeira</text:p>
          </table:table-cell>
          <table:table-cell office:value-type="string">
            <text:p>Quintal Aroeira - R. Anfrísio Lobão, 1621 - Jóquei, Teresina - PI, 64049-280, Brazil</text:p>
          </table:table-cell>
          <table:table-cell office:value-type="string">
            <text:p>(86) 99924-0055</text:p>
          </table:table-cell>
        </table:table-row>
        <table:table-row table:style-name="ro1">
          <table:table-cell office:value-type="string">
            <text:p>Gelato &amp; Grano</text:p>
          </table:table-cell>
          <table:table-cell office:value-type="string">
            <text:p>Rua Professor Joca Vieira - Fátima, Teresina - PI, 64048-301, Brazil</text:p>
          </table:table-cell>
          <table:table-cell office:value-type="string">
            <text:p>(86) 99924-0208</text:p>
          </table:table-cell>
        </table:table-row>
        <table:table-row table:style-name="ro1">
          <table:table-cell office:value-type="string">
            <text:p>Gelato &amp; Grano Shopping Teresina PI</text:p>
          </table:table-cell>
          <table:table-cell office:value-type="string">
            <text:p>Av. Raul Lopes, 1000 - Noivos, Teresina - PI, 64046-902, Brazil</text:p>
          </table:table-cell>
          <table:table-cell office:value-type="string">
            <text:p>(86) 99924-0334</text:p>
          </table:table-cell>
        </table:table-row>
        <table:table-row table:style-name="ro1">
          <table:table-cell office:value-type="string">
            <text:p>F. Sousa Panificadora</text:p>
          </table:table-cell>
          <table:table-cell office:value-type="string">
            <text:p>Av. Poty Velho, 3680 - Santa Maria, Teresina - PI, 64012-760, Brazil</text:p>
          </table:table-cell>
          <table:table-cell office:value-type="string">
            <text:p>(86) 99926-1330</text:p>
          </table:table-cell>
        </table:table-row>
        <table:table-row table:style-name="ro1">
          <table:table-cell office:value-type="string">
            <text:p>Essências &amp; Festas Confeitaria</text:p>
          </table:table-cell>
          <table:table-cell office:value-type="string">
            <text:p>R. Des. Freitas, 1057A - Centro (Norte), Teresina - PI, 64000-240, Brazil</text:p>
          </table:table-cell>
          <table:table-cell office:value-type="string">
            <text:p>(86) 99937-2251</text:p>
          </table:table-cell>
        </table:table-row>
        <table:table-row table:style-name="ro1">
          <table:table-cell office:value-type="string">
            <text:p>DOCERIA GRAN SAPORE</text:p>
          </table:table-cell>
          <table:table-cell office:value-type="string">
            <text:p>R. Nova Granada, 4246 - Lot. Novo Bela Vista, Teresina - PI, 64032, Brazil</text:p>
          </table:table-cell>
          <table:table-cell office:value-type="string">
            <text:p>(86) 99960-9632</text:p>
          </table:table-cell>
        </table:table-row>
        <table:table-row table:style-name="ro1">
          <table:table-cell office:value-type="string">
            <text:p>Docerria</text:p>
          </table:table-cell>
          <table:table-cell office:value-type="string">
            <text:p>R. Prof. José Eduardo Pereira, 1910 - Planalto, Teresina - PI, 64049-640, Brazil</text:p>
          </table:table-cell>
          <table:table-cell office:value-type="string">
            <text:p>(86) 99986-2970</text:p>
          </table:table-cell>
        </table:table-row>
        <table:table-row table:style-name="ro1">
          <table:table-cell office:value-type="string">
            <text:p>Villa Doce Belém</text:p>
          </table:table-cell>
          <table:table-cell office:value-type="string">
            <text:p>Av. Generalíssimo Deodoro, 412 - Umarizal, Belém - PA, 66055-240, Brazil</text:p>
          </table:table-cell>
          <table:table-cell office:value-type="string">
            <text:p>(91) 98020-0631</text:p>
          </table:table-cell>
        </table:table-row>
        <table:table-row table:style-name="ro1">
          <table:table-cell office:value-type="string">
            <text:p>Sorveteria Sabor Delícia</text:p>
          </table:table-cell>
          <table:table-cell office:value-type="string">
            <text:p>Av. José Bonifácio, 2326 - Guamá, Belém - PA, 66065-108, Brazil</text:p>
          </table:table-cell>
          <table:table-cell office:value-type="string">
            <text:p>(91) 98196-2787</text:p>
          </table:table-cell>
        </table:table-row>
        <table:table-row table:style-name="ro1">
          <table:table-cell office:value-type="string">
            <text:p>Take 1 Doceria Craft and Coffee</text:p>
          </table:table-cell>
          <table:table-cell office:value-type="string">
            <text:p>Tv. Rui Barbosa, 1171 - Reduto, Belém - PA, 66035-220, Brazil</text:p>
          </table:table-cell>
          <table:table-cell office:value-type="string">
            <text:p>(91) 98218-9766</text:p>
          </table:table-cell>
        </table:table-row>
        <table:table-row table:style-name="ro1">
          <table:table-cell office:value-type="string">
            <text:p>Açaiteria e Sorveteria Ula Ula Belém</text:p>
          </table:table-cell>
          <table:table-cell office:value-type="string">
            <text:p>Rod. Mário Covas - Parque Verde, Belém - PA, 67110-000, Brazil</text:p>
          </table:table-cell>
          <table:table-cell office:value-type="string">
            <text:p>(91) 98261-5836</text:p>
          </table:table-cell>
        </table:table-row>
        <table:table-row table:style-name="ro1">
          <table:table-cell office:value-type="string">
            <text:p>Vanilla Doceria</text:p>
          </table:table-cell>
          <table:table-cell office:value-type="string">
            <text:p>Tv. Rui Barbosa, 1340 - Nazaré, Belém - PA, 66035-444, Brazil</text:p>
          </table:table-cell>
          <table:table-cell office:value-type="string">
            <text:p>(91) 98343-5096</text:p>
          </table:table-cell>
        </table:table-row>
        <table:table-row table:style-name="ro1">
          <table:table-cell office:value-type="string">
            <text:p>D’opará sorvetes</text:p>
          </table:table-cell>
          <table:table-cell office:value-type="string">
            <text:p>Tv. Honório José dos Santos, 127 - Jurunas, Belém - PA, 66025-280, Brazil</text:p>
          </table:table-cell>
          <table:table-cell office:value-type="string">
            <text:p>(91) 98448-9727</text:p>
          </table:table-cell>
        </table:table-row>
        <table:table-row table:style-name="ro1">
          <table:table-cell office:value-type="string">
            <text:p>Gelateria Damazônia</text:p>
          </table:table-cell>
          <table:table-cell office:value-type="string">
            <text:p>R. dos Mundurucus, 1736 - Batista Campos, Belém - PA, 66033-718, Brazil</text:p>
          </table:table-cell>
          <table:table-cell office:value-type="string">
            <text:p>(91) 98481-2222</text:p>
          </table:table-cell>
        </table:table-row>
        <table:table-row table:style-name="ro1">
          <table:table-cell office:value-type="string">
            <text:p>Zimba - Delícias da Amazônia</text:p>
          </table:table-cell>
          <table:table-cell office:value-type="string">
            <text:p>R. da Mocidade, 208 - Cidade Velha, Santarém Novo - PA, 68720-000, Brazil</text:p>
          </table:table-cell>
          <table:table-cell office:value-type="string">
            <text:p>(91) 98523-4391</text:p>
          </table:table-cell>
        </table:table-row>
        <table:table-row table:style-name="ro1">
          <table:table-cell office:value-type="string">
            <text:p>Doceria Divas Cake</text:p>
          </table:table-cell>
          <table:table-cell office:value-type="string">
            <text:p>R. Péricles Guedes de Oliveira, 74 - Castanheira, Belém - PA, 66645-290, Brazil</text:p>
          </table:table-cell>
          <table:table-cell office:value-type="string">
            <text:p>(91) 98527-0060</text:p>
          </table:table-cell>
        </table:table-row>
        <table:table-row table:style-name="ro1">
          <table:table-cell office:value-type="string">
            <text:p>Sorveteria Puro Sabor</text:p>
          </table:table-cell>
          <table:table-cell office:value-type="string">
            <text:p>Tv. Humaitá, 973 - Pedreira, Belém - PA, 66083-340, Brazil</text:p>
          </table:table-cell>
          <table:table-cell office:value-type="string">
            <text:p>(91) 98596-1592</text:p>
          </table:table-cell>
        </table:table-row>
        <table:table-row table:style-name="ro1">
          <table:table-cell office:value-type="string">
            <text:p>Romeu&amp;Julieta Doceria</text:p>
          </table:table-cell>
          <table:table-cell office:value-type="string">
            <text:p>Tv. Benjamin Constant, 1064 - Reduto, Belém - PA, 66053-040, Brazil</text:p>
          </table:table-cell>
          <table:table-cell office:value-type="string">
            <text:p>(91) 98808-2111</text:p>
          </table:table-cell>
        </table:table-row>
        <table:table-row table:style-name="ro1">
          <table:table-cell office:value-type="string">
            <text:p>San Paolo Gelato - Boulevard Shopping</text:p>
          </table:table-cell>
          <table:table-cell office:value-type="string">
            <text:p>Av. Visconde de Souza Franco, 776, Boulevard Shopping - Loja 422 - Reduto, Belém - PA, 66053-000, Brazil</text:p>
          </table:table-cell>
          <table:table-cell office:value-type="string">
            <text:p>(91) 98827-8920</text:p>
          </table:table-cell>
        </table:table-row>
        <table:table-row table:style-name="ro1">
          <table:table-cell office:value-type="string">
            <text:p>Doceria Amorosa - Shopping Pátio Belém</text:p>
          </table:table-cell>
          <table:table-cell office:value-type="string">
            <text:p>Praça da Visão Shopping Pátio - Tv. Padre Eutíquio, 1078 - Batista Campos, Belém - PA, 66023-710, Brazil</text:p>
          </table:table-cell>
          <table:table-cell office:value-type="string">
            <text:p>(91) 98915-0200</text:p>
          </table:table-cell>
        </table:table-row>
        <table:table-row table:style-name="ro1">
          <table:table-cell office:value-type="string">
            <text:p>Doceria Casa Charlotte Belém</text:p>
          </table:table-cell>
          <table:table-cell office:value-type="string">
            <text:p>Av. Conselheiro Furtado, 536 - Batista Campos, Belém - PA, 66025-160, Brazil</text:p>
          </table:table-cell>
          <table:table-cell office:value-type="string">
            <text:p>(91) 99143-0290</text:p>
          </table:table-cell>
        </table:table-row>
        <table:table-row table:style-name="ro1">
          <table:table-cell office:value-type="string">
            <text:p>Me Gusta Creamery</text:p>
          </table:table-cell>
          <table:table-cell office:value-type="string">
            <text:p>Rod. Augusto Montenegro, 14410 - Parque Verde, Belém - PA, 66645-001, Brazil</text:p>
          </table:table-cell>
          <table:table-cell office:value-type="string">
            <text:p>(91) 99302-0990</text:p>
          </table:table-cell>
        </table:table-row>
        <table:table-row table:style-name="ro1">
          <table:table-cell office:value-type="string">
            <text:p>Gelateria Damazônia</text:p>
          </table:table-cell>
          <table:table-cell office:value-type="string">
            <text:p>Estação das Docas - Blvd. Castilhos França, s/n - Armazém 2 - Campina, Belém - PA, 66013-030, Brazil</text:p>
          </table:table-cell>
          <table:table-cell office:value-type="string">
            <text:p>(91) 99309-4001</text:p>
          </table:table-cell>
        </table:table-row>
        <table:table-row table:style-name="ro1">
          <table:table-cell office:value-type="string">
            <text:p>Doceria Delalê</text:p>
          </table:table-cell>
          <table:table-cell office:value-type="string">
            <text:p>Av. Duque de Caxias, VL Isabel - Alameda Dona Isabel, 1456 - Marco, Belém - PA, 66087-310, Brazil</text:p>
          </table:table-cell>
          <table:table-cell office:value-type="string">
            <text:p>(91) 99840-0024</text:p>
          </table:table-cell>
        </table:table-row>
        <table:table-row table:style-name="ro1">
          <table:table-cell office:value-type="string">
            <text:p>DiGabiDoceria</text:p>
          </table:table-cell>
          <table:table-cell office:value-type="string">
            <text:p>R. Cincinnatti - Nova Cidade, Manaus - AM, 69097-474, Brazil</text:p>
          </table:table-cell>
          <table:table-cell office:value-type="string">
            <text:p>(92) 98110-1712</text:p>
          </table:table-cell>
        </table:table-row>
        <table:table-row table:style-name="ro1">
          <table:table-cell office:value-type="string">
            <text:p>Art Pão Panificadora e Confeitaria</text:p>
          </table:table-cell>
          <table:table-cell office:value-type="string">
            <text:p>R. Amazonas, 60 - Aleixo, Manaus - AM, 69060-160, Brazil</text:p>
          </table:table-cell>
          <table:table-cell office:value-type="string">
            <text:p>(92) 98111-3271</text:p>
          </table:table-cell>
        </table:table-row>
        <table:table-row table:style-name="ro1">
          <table:table-cell office:value-type="string">
            <text:p>Supreme Brigaderia</text:p>
          </table:table-cell>
          <table:table-cell office:value-type="string">
            <text:p>R. Rio Itannana, 435 - Nossa Sra. das Gracas, Manaus - AM, 69053-040, Brazil</text:p>
          </table:table-cell>
          <table:table-cell office:value-type="string">
            <text:p>(92) 98117-5555</text:p>
          </table:table-cell>
        </table:table-row>
        <table:table-row table:style-name="ro1">
          <table:table-cell office:value-type="string">
            <text:p>Castelo de Açúcar</text:p>
          </table:table-cell>
          <table:table-cell office:value-type="string">
            <text:p>R. Rio Mar, 225 - Nossa Sra. das Gracas, Manaus - AM, 69055-010, Brazil</text:p>
          </table:table-cell>
          <table:table-cell office:value-type="string">
            <text:p>(92) 98123-8800</text:p>
          </table:table-cell>
        </table:table-row>
        <table:table-row table:style-name="ro1">
          <table:table-cell office:value-type="string">
            <text:p>Nego Bom Padaria &amp; Confeitaria</text:p>
          </table:table-cell>
          <table:table-cell office:value-type="string">
            <text:p>Av. Leonardo Malcher, 1515 - Centro, Manaus - AM, 69020-070, Brazil</text:p>
          </table:table-cell>
          <table:table-cell office:value-type="string">
            <text:p>(92) 98125-1124</text:p>
          </table:table-cell>
        </table:table-row>
        <table:table-row table:style-name="ro1">
          <table:table-cell office:value-type="string">
            <text:p>Dolce Gelato Sorveteria</text:p>
          </table:table-cell>
          <table:table-cell office:value-type="string">
            <text:p>Av Professor Claudio Portilho, nº 365, Bl: C LJ: 114 - Japiim, Manaus - AM, 69077-738, Brazil</text:p>
          </table:table-cell>
          <table:table-cell office:value-type="string">
            <text:p>(92) 98154-0378</text:p>
          </table:table-cell>
        </table:table-row>
        <table:table-row table:style-name="ro1">
          <table:table-cell office:value-type="string">
            <text:p>Pãozinho &amp; Conveniência</text:p>
          </table:table-cell>
          <table:table-cell office:value-type="string">
            <text:p>Av. Dr. Theomario Pinto da Costa, 1416 - Chapada, Manaus - AM, 69050-010, Brazil</text:p>
          </table:table-cell>
          <table:table-cell office:value-type="string">
            <text:p>(92) 98168-9074</text:p>
          </table:table-cell>
        </table:table-row>
        <table:table-row table:style-name="ro1">
          <table:table-cell office:value-type="string">
            <text:p>Tu gela. manaus</text:p>
          </table:table-cell>
          <table:table-cell office:value-type="string">
            <text:p>Rua 10 de Julho, 489 - Centro, Manaus - AM, 69077-762, Brazil</text:p>
          </table:table-cell>
          <table:table-cell office:value-type="string">
            <text:p>(92) 98403-9896</text:p>
          </table:table-cell>
        </table:table-row>
        <table:table-row table:style-name="ro1">
          <table:table-cell office:value-type="string">
            <text:p>Panificadora Eliza</text:p>
          </table:table-cell>
          <table:table-cell office:value-type="string">
            <text:p>Av. Paraiba, 20 - Adrianópolis, Manaus - AM, 69057-020, Brazil</text:p>
          </table:table-cell>
          <table:table-cell office:value-type="string">
            <text:p>(92) 98418-3667</text:p>
          </table:table-cell>
        </table:table-row>
        <table:table-row table:style-name="ro1">
          <table:table-cell office:value-type="string">
            <text:p>Master Pan - Planalto</text:p>
          </table:table-cell>
          <table:table-cell office:value-type="string">
            <text:p>Av. Des. João Machado, 02 Planalto - Conjunto - Belvedere, Manaus - AM, 69043-000, Brazil</text:p>
          </table:table-cell>
          <table:table-cell office:value-type="string">
            <text:p>(92) 98458-5716</text:p>
          </table:table-cell>
        </table:table-row>
        <table:table-row table:style-name="ro1">
          <table:table-cell office:value-type="string">
            <text:p>Doces e Encantos</text:p>
          </table:table-cell>
          <table:table-cell office:value-type="string">
            <text:p>Av. Brasil, 3713 - Vila da Prata, Manaus - AM, 69030-665, Brazil</text:p>
          </table:table-cell>
          <table:table-cell office:value-type="string">
            <text:p>(92) 98496-1809</text:p>
          </table:table-cell>
        </table:table-row>
        <table:table-row table:style-name="ro1">
          <table:table-cell office:value-type="string">
            <text:p>Del Monte Gelateria</text:p>
          </table:table-cell>
          <table:table-cell office:value-type="string">
            <text:p>Rua Rio Eiru, 24 - Nossa Sra. das Gracas, Manaus - AM, 69053-520, Brazil</text:p>
          </table:table-cell>
          <table:table-cell office:value-type="string">
            <text:p>(92) 98554-3333</text:p>
          </table:table-cell>
        </table:table-row>
        <table:table-row table:style-name="ro1">
          <table:table-cell office:value-type="string">
            <text:p>Arte di Latte</text:p>
          </table:table-cell>
          <table:table-cell office:value-type="string">
            <text:p>Av. Coronel Teixeira, 5705 - Compensa, Manaus - AM, 69037-000, Brazil</text:p>
          </table:table-cell>
          <table:table-cell office:value-type="string">
            <text:p>(92) 98625-3702</text:p>
          </table:table-cell>
        </table:table-row>
        <table:table-row table:style-name="ro1">
          <table:table-cell office:value-type="string">
            <text:p>Arte di Latte</text:p>
          </table:table-cell>
          <table:table-cell office:value-type="string">
            <text:p>Av. Djalma Batista, Loja, Piso L1 - Parque 10 de Novembro, Manaus - AM, 69050-010, Brazil</text:p>
          </table:table-cell>
          <table:table-cell office:value-type="string">
            <text:p>(92) 98625-3702</text:p>
          </table:table-cell>
        </table:table-row>
        <table:table-row table:style-name="ro1">
          <table:table-cell office:value-type="string">
            <text:p>Arte di Latte</text:p>
          </table:table-cell>
          <table:table-cell office:value-type="string">
            <text:p>Av. Mario Ypiranga, 1300 MIK 718 - Adrianópolis, Manaus - AM, 69057-002, Brazil</text:p>
          </table:table-cell>
          <table:table-cell office:value-type="string">
            <text:p>(92) 98625-3702</text:p>
          </table:table-cell>
        </table:table-row>
        <table:table-row table:style-name="ro1">
          <table:table-cell office:value-type="string">
            <text:p>Sha Confeitaria e Doceria I Manaus</text:p>
          </table:table-cell>
          <table:table-cell office:value-type="string">
            <text:p>Rua Senador Cunha Melo, 467 - São Jorge, Manaus - AM, 69033-610, Brazil</text:p>
          </table:table-cell>
          <table:table-cell office:value-type="string">
            <text:p>(92) 98819-7881</text:p>
          </table:table-cell>
        </table:table-row>
        <table:table-row table:style-name="ro1">
          <table:table-cell office:value-type="string">
            <text:p>Lulu Pães &amp; Doces</text:p>
          </table:table-cell>
          <table:table-cell office:value-type="string">
            <text:p>R. Rio Pauini, 75 - Nossa Sra. das Gracas, Manaus - AM, 69053-570, Brazil</text:p>
          </table:table-cell>
          <table:table-cell office:value-type="string">
            <text:p>(92) 98821-3339</text:p>
          </table:table-cell>
        </table:table-row>
        <table:table-row table:style-name="ro1">
          <table:table-cell office:value-type="string">
            <text:p>Sodiê Doces Manaus</text:p>
          </table:table-cell>
          <table:table-cell office:value-type="string">
            <text:p>R. Rio Purús, 440 - Nossa Sra. das Gracas, Manaus - AM, 69053-050, Brazil</text:p>
          </table:table-cell>
          <table:table-cell office:value-type="string">
            <text:p>(92) 99105-0505</text:p>
          </table:table-cell>
        </table:table-row>
        <table:table-row table:style-name="ro1">
          <table:table-cell office:value-type="string">
            <text:p>Bakery and Confectionery Serpan</text:p>
          </table:table-cell>
          <table:table-cell office:value-type="string">
            <text:p>R. Pedro de Ataíde (R.27 ou Coronel Taborda de Miranda - Cidade Nova II, Manaus - AM, 69094-260, Brazil</text:p>
          </table:table-cell>
          <table:table-cell office:value-type="string">
            <text:p>(92) 99109-0256</text:p>
          </table:table-cell>
        </table:table-row>
        <table:table-row table:style-name="ro1">
          <table:table-cell office:value-type="string">
            <text:p>Cats Torteria Vieiralves</text:p>
          </table:table-cell>
          <table:table-cell office:value-type="string">
            <text:p>R. Rio Purús, 660 - Vieiralves, Manaus - AM, 69053-050, Brazil</text:p>
          </table:table-cell>
          <table:table-cell office:value-type="string">
            <text:p>(92) 99122-1924</text:p>
          </table:table-cell>
        </table:table-row>
        <table:table-row table:style-name="ro1">
          <table:table-cell office:value-type="string">
            <text:p>Donna Laila | Confeitaria Artesanal - Bolos e Doces em Manaus</text:p>
          </table:table-cell>
          <table:table-cell office:value-type="string">
            <text:p>R. Prof. João Liberal, 104 - Japiim I, Manaus - AM, 69077-490, Brazil</text:p>
          </table:table-cell>
          <table:table-cell office:value-type="string">
            <text:p>(92) 99261-2318</text:p>
          </table:table-cell>
        </table:table-row>
        <table:table-row table:style-name="ro1">
          <table:table-cell office:value-type="string">
            <text:p>Panificadora e Conveniência Nordepan</text:p>
          </table:table-cell>
          <table:table-cell office:value-type="string">
            <text:p>Av. Castelo Branco, 1760 - Cachoeirinha, Manaus - AM, 69065-011, Brazil</text:p>
          </table:table-cell>
          <table:table-cell office:value-type="string">
            <text:p>(92) 99316-9636</text:p>
          </table:table-cell>
        </table:table-row>
        <table:table-row table:style-name="ro1">
          <table:table-cell office:value-type="string">
            <text:p>Bibi Doçuras - Doceria Manaus</text:p>
          </table:table-cell>
          <table:table-cell office:value-type="string">
            <text:p>R. Aires de Almeida, 777 - Raiz, Manaus - AM, 69068-130, Brazil</text:p>
          </table:table-cell>
          <table:table-cell office:value-type="string">
            <text:p>(92) 99323-8696</text:p>
          </table:table-cell>
        </table:table-row>
        <table:table-row table:style-name="ro1">
          <table:table-cell office:value-type="string">
            <text:p>Amazonês Gelateria</text:p>
          </table:table-cell>
          <table:table-cell office:value-type="string">
            <text:p>R. Itaqueraima, 86 - Novo Aleixo, Manaus - AM, 69098-204, Brazil</text:p>
          </table:table-cell>
          <table:table-cell office:value-type="string">
            <text:p>(92) 99341-9286</text:p>
          </table:table-cell>
        </table:table-row>
        <table:table-row table:style-name="ro1">
          <table:table-cell office:value-type="string">
            <text:p>Bella Serpan</text:p>
          </table:table-cell>
          <table:table-cell office:value-type="string">
            <text:p>Av. Efigênio Salles, 2300 - Aleixo, Manaus - AM, 69057-050, Brazil</text:p>
          </table:table-cell>
          <table:table-cell office:value-type="string">
            <text:p>(92) 99377-9568</text:p>
          </table:table-cell>
        </table:table-row>
        <table:table-row table:style-name="ro1">
          <table:table-cell office:value-type="string">
            <text:p>Pão de Minas Padaria, conveniência, café da manhã e restaurante.</text:p>
          </table:table-cell>
          <table:table-cell office:value-type="string">
            <text:p>Av. Tancredo Neves, 31 H - Parque Dez de Novembro, Manaus - AM, 69054-700, Brazil</text:p>
          </table:table-cell>
          <table:table-cell office:value-type="string">
            <text:p>(92) 99396-8567</text:p>
          </table:table-cell>
        </table:table-row>
        <table:table-row table:style-name="ro1">
          <table:table-cell office:value-type="string">
            <text:p>Butique Dos Pães - Padaria Lisboa</text:p>
          </table:table-cell>
          <table:table-cell office:value-type="string">
            <text:p>R. Voluntários da Pátria, 432 - Vila da Prata, Manaus - AM, 69030-520, Brazil</text:p>
          </table:table-cell>
          <table:table-cell office:value-type="string">
            <text:p>(92) 99429-2930</text:p>
          </table:table-cell>
        </table:table-row>
        <table:table-row table:style-name="ro1">
          <table:table-cell office:value-type="string">
            <text:p>Brigadeiramos</text:p>
          </table:table-cell>
          <table:table-cell office:value-type="string">
            <text:p>R. Angélica Motta, 8 - Parque Dez de Novembro, Manaus - AM, 69055-680, Brazil</text:p>
          </table:table-cell>
          <table:table-cell office:value-type="string">
            <text:p>(92) 99456-7092</text:p>
          </table:table-cell>
        </table:table-row>
        <table:table-row table:style-name="ro1">
          <table:table-cell office:value-type="string">
            <text:p>Doces da Alice</text:p>
          </table:table-cell>
          <table:table-cell office:value-type="string">
            <text:p>Av. Jurunas, 82-154 - Cidade Nova, Manaus - AM, 69090-044, Brazil</text:p>
          </table:table-cell>
          <table:table-cell office:value-type="string">
            <text:p>(92) 99471-8438</text:p>
          </table:table-cell>
        </table:table-row>
        <table:table-row table:style-name="ro1">
          <table:table-cell office:value-type="string">
            <text:p>Tortas e Tortas - Chapada</text:p>
          </table:table-cell>
          <table:table-cell office:value-type="string">
            <text:p>Av. Darcy Vargas, 729 - Chapada, Manaus - AM, 69055-035, Brazil</text:p>
          </table:table-cell>
          <table:table-cell office:value-type="string">
            <text:p>(92) 99492-4442</text:p>
          </table:table-cell>
        </table:table-row>
        <table:table-row table:style-name="ro1">
          <table:table-cell office:value-type="string">
            <text:p>Aunt Lelê - Homemade Cakes</text:p>
          </table:table-cell>
          <table:table-cell office:value-type="string">
            <text:p>Tv. Barcelona, 2 - Adrianópolis, Manaus - AM, 69057-078, Brazil</text:p>
          </table:table-cell>
          <table:table-cell office:value-type="string">
            <text:p>(92) 99505-0216</text:p>
          </table:table-cell>
        </table:table-row>
        <table:table-row table:style-name="ro1">
          <table:table-cell office:value-type="string">
            <text:p>Brioche Casa de Delicias</text:p>
          </table:table-cell>
          <table:table-cell office:value-type="string">
            <text:p>Alameda Santos Dumont Conjunto Santos Dumont, 15 - Da Paz, Manaus - AM, 69049-000, Brazil</text:p>
          </table:table-cell>
          <table:table-cell office:value-type="string">
            <text:p>(92) 99525-5055</text:p>
          </table:table-cell>
        </table:table-row>
        <table:table-row table:style-name="ro1">
          <table:table-cell office:value-type="string">
            <text:p>Brigaderia de Menina - Doces, Brigadeiros, Tortas, Cupcakes e Salgados</text:p>
          </table:table-cell>
          <table:table-cell office:value-type="string">
            <text:p>Av. Borges Leal, 2408 - Aparecida, Santarém - PA, 68040-080, Brazil</text:p>
          </table:table-cell>
          <table:table-cell office:value-type="string">
            <text:p>(93) 98100-1616</text:p>
          </table:table-cell>
        </table:table-row>
        <table:table-row table:style-name="ro1">
          <table:table-cell office:value-type="string">
            <text:p>Lou Doces Delicatessen e Eventos</text:p>
          </table:table-cell>
          <table:table-cell office:value-type="string">
            <text:p>R. Rosa Vermelha, 723 - Interventória, Santarém - PA, 68020-810, Brazil</text:p>
          </table:table-cell>
          <table:table-cell office:value-type="string">
            <text:p>(93) 98114-4758</text:p>
          </table:table-cell>
        </table:table-row>
        <table:table-row table:style-name="ro1">
          <table:table-cell office:value-type="string">
            <text:p>Sorveteria Nido Self Service</text:p>
          </table:table-cell>
          <table:table-cell office:value-type="string">
            <text:p>Av. Mendonça Furtado, 2658 - Aldeia, Santarém - PA, 68040-050, Brazil</text:p>
          </table:table-cell>
          <table:table-cell office:value-type="string">
            <text:p>(93) 98811-0057</text:p>
          </table:table-cell>
        </table:table-row>
        <table:table-row table:style-name="ro1">
          <table:table-cell office:value-type="string">
            <text:p>Drumonde Chocolateria e Confeitaria</text:p>
          </table:table-cell>
          <table:table-cell office:value-type="string">
            <text:p>Tv. Ipojucan, 35A - Santarenzinho, Santarém - PA, 68035-330, Brazil</text:p>
          </table:table-cell>
          <table:table-cell office:value-type="string">
            <text:p>(93) 98813-4830</text:p>
          </table:table-cell>
        </table:table-row>
        <table:table-row table:style-name="ro1">
          <table:table-cell office:value-type="string">
            <text:p>Bolos Do Cerrado</text:p>
          </table:table-cell>
          <table:table-cell office:value-type="string">
            <text:p>Aparecida, Santarém - PA, 68040-520, Brazil</text:p>
          </table:table-cell>
          <table:table-cell office:value-type="string">
            <text:p>(93) 99103-3316</text:p>
          </table:table-cell>
        </table:table-row>
        <table:table-row table:style-name="ro1">
          <table:table-cell office:value-type="string">
            <text:p>Doces e Festas Giovannini</text:p>
          </table:table-cell>
          <table:table-cell office:value-type="string">
            <text:p>Av. Rui Barbosa, 565 - Centro, Santarém - PA, 68005-080, Brazil</text:p>
          </table:table-cell>
          <table:table-cell office:value-type="string">
            <text:p>(93) 99104-6634</text:p>
          </table:table-cell>
        </table:table-row>
        <table:table-row table:style-name="ro1">
          <table:table-cell office:value-type="string">
            <text:p>Doce Maestrina</text:p>
          </table:table-cell>
          <table:table-cell office:value-type="string">
            <text:p>R. Ordênia Bechimol, 114 - Prainha, Santarém - PA, 68010-700, Brazil</text:p>
          </table:table-cell>
          <table:table-cell office:value-type="string">
            <text:p>(93) 99113-4635</text:p>
          </table:table-cell>
        </table:table-row>
        <table:table-row table:style-name="ro1">
          <table:table-cell office:value-type="string">
            <text:p>Sorveteria Dom Nido</text:p>
          </table:table-cell>
          <table:table-cell office:value-type="string">
            <text:p>Av verbena - Canto com - Alameda Cinco - Jardim Santarém, Santarém - PA, 68030-320, Brazil</text:p>
          </table:table-cell>
          <table:table-cell office:value-type="string">
            <text:p>(93) 99114-8483</text:p>
          </table:table-cell>
        </table:table-row>
        <table:table-row table:style-name="ro1">
          <table:table-cell office:value-type="string">
            <text:p>Cris Doces Cafeteria Gourmet</text:p>
          </table:table-cell>
          <table:table-cell office:value-type="string">
            <text:p>R. Adriano Pímentel, 258 - 258 - Centro, Santarém - PA, 68005-550, Brazil</text:p>
          </table:table-cell>
          <table:table-cell office:value-type="string">
            <text:p>(93) 99121-1615</text:p>
          </table:table-cell>
        </table:table-row>
        <table:table-row table:style-name="ro1">
          <table:table-cell office:value-type="string">
            <text:p>Gelateria Pinguin</text:p>
          </table:table-cell>
          <table:table-cell office:value-type="string">
            <text:p>Av. Eng. Fernando Guilhon - Santarenzinho, Santarém - PA, 68035-000, Brazil</text:p>
          </table:table-cell>
          <table:table-cell office:value-type="string">
            <text:p>(93) 99124-7287</text:p>
          </table:table-cell>
        </table:table-row>
        <table:table-row table:style-name="ro1">
          <table:table-cell office:value-type="string">
            <text:p>Frutos de Goiás Jardim Santarém</text:p>
          </table:table-cell>
          <table:table-cell office:value-type="string">
            <text:p>Av. Jasmim, 431 - Aeroporto Velho, Santarém - PA, 68030-550, Brazil</text:p>
          </table:table-cell>
          <table:table-cell office:value-type="string">
            <text:p>(93) 99125-0376</text:p>
          </table:table-cell>
        </table:table-row>
        <table:table-row table:style-name="ro1">
          <table:table-cell office:value-type="string">
            <text:p>Sorveteria Muito + Sabor</text:p>
          </table:table-cell>
          <table:table-cell office:value-type="string">
            <text:p>Rua - Av. Pres. Tancredo Neves, 372 - Nova República, Santarém - PA, 68025-760, Brazil</text:p>
          </table:table-cell>
          <table:table-cell office:value-type="string">
            <text:p>(93) 99125-4932</text:p>
          </table:table-cell>
        </table:table-row>
        <table:table-row table:style-name="ro1">
          <table:table-cell office:value-type="string">
            <text:p>Charlô Doces Paraíso Shopping</text:p>
          </table:table-cell>
          <table:table-cell office:value-type="string">
            <text:p>Av. Mendonça Furtado - Aldeia, Santarém - PA, 68040-050, Brazil</text:p>
          </table:table-cell>
          <table:table-cell office:value-type="string">
            <text:p>(93) 99128-1083</text:p>
          </table:table-cell>
        </table:table-row>
        <table:table-row table:style-name="ro1">
          <table:table-cell office:value-type="string">
            <text:p>Nobre doceria stm</text:p>
          </table:table-cell>
          <table:table-cell office:value-type="string">
            <text:p>Tv. Prof. Antônio Carvalho, 400 - Fátima, Santarém - PA, 68040-470, Brazil</text:p>
          </table:table-cell>
          <table:table-cell office:value-type="string">
            <text:p>(93) 99128-2234</text:p>
          </table:table-cell>
        </table:table-row>
        <table:table-row table:style-name="ro1">
          <table:table-cell office:value-type="string">
            <text:p>Cris Doces Cafeteria Gourmet - Alter do Chão</text:p>
          </table:table-cell>
          <table:table-cell office:value-type="string">
            <text:p>Ao lado do Beco do Amor - R. Dom Macedo Costa, 585-553 - Alter do Chão, Santarém - PA, 68109-000, Brazil</text:p>
          </table:table-cell>
          <table:table-cell office:value-type="string">
            <text:p>(93) 99133-1615</text:p>
          </table:table-cell>
        </table:table-row>
        <table:table-row table:style-name="ro1">
          <table:table-cell office:value-type="string">
            <text:p>Charlô Doces</text:p>
          </table:table-cell>
          <table:table-cell office:value-type="string">
            <text:p>R. Cel. Joaquim Braga, 74b - Centro, Santarém - PA, 68005-270, Brazil</text:p>
          </table:table-cell>
          <table:table-cell office:value-type="string">
            <text:p>(93) 99142-2003</text:p>
          </table:table-cell>
        </table:table-row>
        <table:table-row table:style-name="ro1">
          <table:table-cell office:value-type="string">
            <text:p>Pai D' égua - Gelateria</text:p>
          </table:table-cell>
          <table:table-cell office:value-type="string">
            <text:p>Av. São Sebastião, 1514 - Aldeia, Santarém - PA, 68040-040, Brazil</text:p>
          </table:table-cell>
          <table:table-cell office:value-type="string">
            <text:p>(93) 99151-3234</text:p>
          </table:table-cell>
        </table:table-row>
        <table:table-row table:style-name="ro1">
          <table:table-cell office:value-type="string">
            <text:p>Artisanal Ice Cream Boto</text:p>
          </table:table-cell>
          <table:table-cell office:value-type="string">
            <text:p>Av. São Sebastião, 2748 - Aldeia, Santarém - PA, 68040-040, Brazil</text:p>
          </table:table-cell>
          <table:table-cell office:value-type="string">
            <text:p>(93) 99168-2245</text:p>
          </table:table-cell>
        </table:table-row>
        <table:table-row table:style-name="ro1">
          <table:table-cell office:value-type="string">
            <text:p>Boto Gelato Food Park</text:p>
          </table:table-cell>
          <table:table-cell office:value-type="string">
            <text:p>Av. Dr. Anísio Chaves, 167 - Aeroporto Velho, Santarém - PA, 68030-360, Brazil</text:p>
          </table:table-cell>
          <table:table-cell office:value-type="string">
            <text:p>(93) 99168-2245</text:p>
          </table:table-cell>
        </table:table-row>
        <table:table-row table:style-name="ro1">
          <table:table-cell office:value-type="string">
            <text:p>Boto Gelato - Alter do Chão</text:p>
          </table:table-cell>
          <table:table-cell office:value-type="string">
            <text:p>R. Turiano Meira, 99 - Alter do Chão, Santarém - PA, 68060-040, Brazil</text:p>
          </table:table-cell>
          <table:table-cell office:value-type="string">
            <text:p>(93) 99168-2245</text:p>
          </table:table-cell>
        </table:table-row>
        <table:table-row table:style-name="ro1">
          <table:table-cell office:value-type="string">
            <text:p>Delícias da Fafá - Doces finos, Bolos artísticos, Cupcakes e Donuts</text:p>
          </table:table-cell>
          <table:table-cell office:value-type="string">
            <text:p>Tv. Silva Jardim, 847 - Aldeia, Santarém - PA, 68030-550, Brazil</text:p>
          </table:table-cell>
          <table:table-cell office:value-type="string">
            <text:p>(93) 99174-4694</text:p>
          </table:table-cell>
        </table:table-row>
        <table:table-row table:style-name="ro1">
          <table:table-cell office:value-type="string">
            <text:p>Sorveteria Ô de Casa</text:p>
          </table:table-cell>
          <table:table-cell office:value-type="string">
            <text:p>Tv. Turiano Meira, 3261 - Diamantino, Santarém - PA, 68020-590, Brazil</text:p>
          </table:table-cell>
          <table:table-cell office:value-type="string">
            <text:p>(93) 99176-8971</text:p>
          </table:table-cell>
        </table:table-row>
        <table:table-row table:style-name="ro1">
          <table:table-cell office:value-type="string">
            <text:p>Sabores do Pará</text:p>
          </table:table-cell>
          <table:table-cell office:value-type="string">
            <text:p>Tv. Dom Amando, 1372 - Santa Clara, Santarém - PA, 68005-420, Brazil</text:p>
          </table:table-cell>
          <table:table-cell office:value-type="string">
            <text:p>(93) 99184-9568</text:p>
          </table:table-cell>
        </table:table-row>
        <table:table-row table:style-name="ro1">
          <table:table-cell office:value-type="string">
            <text:p>Eliza Cake &amp; Cia</text:p>
          </table:table-cell>
          <table:table-cell office:value-type="string">
            <text:p>Av. Cleo Bernardes, 2820 - Santana, Santarém - PA, 68010-680, Brazil</text:p>
          </table:table-cell>
          <table:table-cell office:value-type="string">
            <text:p>(93) 99192-6274</text:p>
          </table:table-cell>
        </table:table-row>
        <table:table-row table:style-name="ro1">
          <table:table-cell office:value-type="string">
            <text:p>BIA SORVETERIA</text:p>
          </table:table-cell>
          <table:table-cell office:value-type="string">
            <text:p>Tv. Prof. José Agostinho, 974-1126 - Prainha, Santarém - PA, 68010-230, Brazil</text:p>
          </table:table-cell>
          <table:table-cell office:value-type="string">
            <text:p>(93) 99197-1083</text:p>
          </table:table-cell>
        </table:table-row>
        <table:table-row table:style-name="ro1">
          <table:table-cell office:value-type="string">
            <text:p>Sorvete da Serra</text:p>
          </table:table-cell>
          <table:table-cell office:value-type="string">
            <text:p>Br 163 Km 19 - São José, Santarém - PA, 68030-991, Brazil</text:p>
          </table:table-cell>
          <table:table-cell office:value-type="string">
            <text:p>(93) 99205-3990</text:p>
          </table:table-cell>
        </table:table-row>
        <table:table-row table:style-name="ro1">
          <table:table-cell office:value-type="string">
            <text:p>Clicya Doces Gourmets</text:p>
          </table:table-cell>
          <table:table-cell office:value-type="string">
            <text:p>R. Anchieta, 1049 - Diamantino, Santarém - PA, 68010-110, Brazil</text:p>
          </table:table-cell>
          <table:table-cell office:value-type="string">
            <text:p>(93) 99208-8055</text:p>
          </table:table-cell>
        </table:table-row>
        <table:table-row table:style-name="ro1">
          <table:table-cell office:value-type="string">
            <text:p>Chiquinho Seu Sorvetes</text:p>
          </table:table-cell>
          <table:table-cell office:value-type="string">
            <text:p>Av. Tapajós, 10 - Centro, Santarém - PA, 68040-265, Brazil</text:p>
          </table:table-cell>
          <table:table-cell office:value-type="string">
            <text:p>(93) 99212-0971</text:p>
          </table:table-cell>
        </table:table-row>
        <table:table-row table:style-name="ro1">
          <table:table-cell office:value-type="string">
            <text:p>Debbys Doces</text:p>
          </table:table-cell>
          <table:table-cell office:value-type="string">
            <text:p>Conj. Mapiri, 12 - Liberdade, Santarém - PA, 68040-040, Brazil</text:p>
          </table:table-cell>
          <table:table-cell office:value-type="string">
            <text:p>(93) 99213-9649</text:p>
          </table:table-cell>
        </table:table-row>
        <table:table-row table:style-name="ro1">
          <table:table-cell office:value-type="string">
            <text:p>Andreza Cakes Gourmet</text:p>
          </table:table-cell>
          <table:table-cell office:value-type="string">
            <text:p>Av. Palhão, 2577 - São José Operário, Santarém - PA, 68015-460, Brazil</text:p>
          </table:table-cell>
          <table:table-cell office:value-type="string">
            <text:p>(93) 99228-9914</text:p>
          </table:table-cell>
        </table:table-row>
        <table:table-row table:style-name="ro1">
          <table:table-cell office:value-type="string">
            <text:p>Madame Formiga Santarém</text:p>
          </table:table-cell>
          <table:table-cell office:value-type="string">
            <text:p>Av. Altamira, 717 - Prainha, Santarém - PA, 68010-510, Brazil</text:p>
          </table:table-cell>
          <table:table-cell office:value-type="string">
            <text:p>(93) 99235-7681</text:p>
          </table:table-cell>
        </table:table-row>
        <table:table-row table:style-name="ro1">
          <table:table-cell office:value-type="string">
            <text:p>Panificadora Nova Imperatriz</text:p>
          </table:table-cell>
          <table:table-cell office:value-type="string">
            <text:p>Av. Imperatriz Leopoldina, 491 - sala 2 - Vila Leopoldina, São Paulo - SP, 05305-010, Brazil</text:p>
          </table:table-cell>
          <table:table-cell office:value-type="string">
            <text:p>(94) 98805-0298</text:p>
          </table:table-cell>
        </table:table-row>
        <table:table-row table:style-name="ro1">
          <table:table-cell office:value-type="string">
            <text:p>Restaurante Divina Arte</text:p>
          </table:table-cell>
          <table:table-cell office:value-type="string">
            <text:p>R. Odilardo Silva, 1574 - Central, Macapá - AP, 68900-151, Brazil</text:p>
          </table:table-cell>
          <table:table-cell office:value-type="string">
            <text:p>(96) 98102-4199</text:p>
          </table:table-cell>
        </table:table-row>
        <table:table-row table:style-name="ro1">
          <table:table-cell office:value-type="string">
            <text:p>Dolccini - Doces e Salgados</text:p>
          </table:table-cell>
          <table:table-cell office:value-type="string">
            <text:p>R. Leopoldo Machado, 907 - Beirol, Macapá - AP, 68902-020, Brazil</text:p>
          </table:table-cell>
          <table:table-cell office:value-type="string">
            <text:p>(96) 98111-8273</text:p>
          </table:table-cell>
        </table:table-row>
        <table:table-row table:style-name="ro1">
          <table:table-cell office:value-type="string">
            <text:p>Bendita Confeitaria</text:p>
          </table:table-cell>
          <table:table-cell office:value-type="string">
            <text:p>R. Gen. Rondon, 994 - Laguinho, Macapá - AP, 68900-082, Brazil</text:p>
          </table:table-cell>
          <table:table-cell office:value-type="string">
            <text:p>(96) 98116-0045</text:p>
          </table:table-cell>
        </table:table-row>
        <table:table-row table:style-name="ro1">
          <table:table-cell office:value-type="string">
            <text:p>La Doceria Macapá</text:p>
          </table:table-cell>
          <table:table-cell office:value-type="string">
            <text:p>R. Cícero Marquês de Souza, 2345 - Novo Horizonte, Macapá - AP, 68909-030, Brazil</text:p>
          </table:table-cell>
          <table:table-cell office:value-type="string">
            <text:p>(96) 98117-5804</text:p>
          </table:table-cell>
        </table:table-row>
        <table:table-row table:style-name="ro1">
          <table:table-cell office:value-type="string">
            <text:p>Mariana Make Cakes - Bolos | Cafézinhos | Lanches</text:p>
          </table:table-cell>
          <table:table-cell office:value-type="string">
            <text:p>Av. Felíciano Coelho, 365 A - Trem, Macapá - AP, 68901-025, Brazil</text:p>
          </table:table-cell>
          <table:table-cell office:value-type="string">
            <text:p>(96) 98118-7791</text:p>
          </table:table-cell>
        </table:table-row>
        <table:table-row table:style-name="ro1">
          <table:table-cell office:value-type="string">
            <text:p>Confeitaria Lelly Cake</text:p>
          </table:table-cell>
          <table:table-cell office:value-type="string">
            <text:p>Av. Cônego Domingos Maltês, 849 - Trem, Macapá - AP, 68901-050, Brazil</text:p>
          </table:table-cell>
          <table:table-cell office:value-type="string">
            <text:p>(96) 98120-6323</text:p>
          </table:table-cell>
        </table:table-row>
        <table:table-row table:style-name="ro1">
          <table:table-cell office:value-type="string">
            <text:p>Ki Delícia Doceria Gourmet</text:p>
          </table:table-cell>
          <table:table-cell office:value-type="string">
            <text:p>Av. 4, 1448 - Marabaixo 1, Macapá - AP, 68909-895, Brazil</text:p>
          </table:table-cell>
          <table:table-cell office:value-type="string">
            <text:p>(96) 98126-9608</text:p>
          </table:table-cell>
        </table:table-row>
        <table:table-row table:style-name="ro1">
          <table:table-cell office:value-type="string">
            <text:p>Gelateria Tropicana</text:p>
          </table:table-cell>
          <table:table-cell office:value-type="string">
            <text:p>Av. Henrique Galucio, 1480 - Central, Macapá - AP, 68900-115, Brazil</text:p>
          </table:table-cell>
          <table:table-cell office:value-type="string">
            <text:p>(96) 98133-4207</text:p>
          </table:table-cell>
        </table:table-row>
        <table:table-row table:style-name="ro1">
          <table:table-cell office:value-type="string">
            <text:p>Quiosque Chopp da Vovó</text:p>
          </table:table-cell>
          <table:table-cell office:value-type="string">
            <text:p>R. André de Oliveira Costa, 1022 - quiosque 10 - Santa Ines, Macapá - AP, 68901-470, Brazil</text:p>
          </table:table-cell>
          <table:table-cell office:value-type="string">
            <text:p>(96) 98137-7522</text:p>
          </table:table-cell>
        </table:table-row>
        <table:table-row table:style-name="ro1">
          <table:table-cell office:value-type="string">
            <text:p>Confectionery Sweet Honey</text:p>
          </table:table-cell>
          <table:table-cell office:value-type="string">
            <text:p>Avenida Karipunas, 1283 - Infraero, Macapá - AP, 68908-886, Brazil</text:p>
          </table:table-cell>
          <table:table-cell office:value-type="string">
            <text:p>(96) 98141-5947</text:p>
          </table:table-cell>
        </table:table-row>
        <table:table-row table:style-name="ro1">
          <table:table-cell office:value-type="string">
            <text:p>Feito de açúcar</text:p>
          </table:table-cell>
          <table:table-cell office:value-type="string">
            <text:p>Av. Profa. Cora de Carvalho, 2566 - Santa Rita, Macapá - AP, 68901-335, Brazil</text:p>
          </table:table-cell>
          <table:table-cell office:value-type="string">
            <text:p>(96) 98143-3090</text:p>
          </table:table-cell>
        </table:table-row>
        <table:table-row table:style-name="ro1">
          <table:table-cell office:value-type="string">
            <text:p>Tatay Doces Gourmet</text:p>
          </table:table-cell>
          <table:table-cell office:value-type="string">
            <text:p>Av. Mendonça Furtado, 1067 - Centro, Macapá - AP, 68900-060, Brazil</text:p>
          </table:table-cell>
          <table:table-cell office:value-type="string">
            <text:p>(96) 98145-4045</text:p>
          </table:table-cell>
        </table:table-row>
        <table:table-row table:style-name="ro1">
          <table:table-cell office:value-type="string">
            <text:p>Max Sorveteria</text:p>
          </table:table-cell>
          <table:table-cell office:value-type="string">
            <text:p>R. Jovino Dinoá, 1973 - Central, Macapá - AP, 68900-075, Brazil</text:p>
          </table:table-cell>
          <table:table-cell office:value-type="string">
            <text:p>(96) 98146-2069</text:p>
          </table:table-cell>
        </table:table-row>
        <table:table-row table:style-name="ro1">
          <table:table-cell office:value-type="string">
            <text:p>Égla Artesanais | Sorvetes e Chopp's | Macapá - AP</text:p>
          </table:table-cell>
          <table:table-cell office:value-type="string">
            <text:p>R. Santos Dumont, 2238 - Sala C - Santa Rita, Macapá - AP, 68901-270, Brazil</text:p>
          </table:table-cell>
          <table:table-cell office:value-type="string">
            <text:p>(96) 98400-7120</text:p>
          </table:table-cell>
        </table:table-row>
        <table:table-row table:style-name="ro1">
          <table:table-cell office:value-type="string">
            <text:p>Rj Doces e comidas</text:p>
          </table:table-cell>
          <table:table-cell office:value-type="string">
            <text:p>R. Fernando das Neves Dias - Jardim Marco Zero, Macapá - AP, 68903-357, Brazil</text:p>
          </table:table-cell>
          <table:table-cell office:value-type="string">
            <text:p>(96) 98406-8765</text:p>
          </table:table-cell>
        </table:table-row>
        <table:table-row table:style-name="ro1">
          <table:table-cell office:value-type="string">
            <text:p>Ice cream Santa Clara</text:p>
          </table:table-cell>
          <table:table-cell office:value-type="string">
            <text:p>R. Leopoldo Machado, 2466 - Trem, Macapá - AP, 68900-016, Brazil</text:p>
          </table:table-cell>
          <table:table-cell office:value-type="string">
            <text:p>(96) 98436-3881</text:p>
          </table:table-cell>
        </table:table-row>
        <table:table-row table:style-name="ro1">
          <table:table-cell office:value-type="string">
            <text:p>Guria doceira</text:p>
          </table:table-cell>
          <table:table-cell office:value-type="string">
            <text:p>Descendo na rua da academia - Av: igualdade, 427 - Renascer, Macapá - AP, 68907-080, Brazil</text:p>
          </table:table-cell>
          <table:table-cell office:value-type="string">
            <text:p>(96) 99106-6920</text:p>
          </table:table-cell>
        </table:table-row>
        <table:table-row table:style-name="ro1">
          <table:table-cell office:value-type="string">
            <text:p>Winter Sorveteria</text:p>
          </table:table-cell>
          <table:table-cell office:value-type="string">
            <text:p>Av. Salgado Filho, 1062 - Santa Rita, Macapá - AP, 68901-281, Brazil</text:p>
          </table:table-cell>
          <table:table-cell office:value-type="string">
            <text:p>(96) 99118-5057</text:p>
          </table:table-cell>
        </table:table-row>
        <table:table-row table:style-name="ro1">
          <table:table-cell office:value-type="string">
            <text:p>VILA REAL GELATERIA</text:p>
          </table:table-cell>
          <table:table-cell office:value-type="string">
            <text:p>Em frente à Caixa Econômica Federal - Av. Iracema Carvão Nunes, 92 - Central, Macapá - AP, 68900-099, Brazil</text:p>
          </table:table-cell>
          <table:table-cell office:value-type="string">
            <text:p>(96) 99140-1649</text:p>
          </table:table-cell>
        </table:table-row>
        <table:table-row table:style-name="ro1">
          <table:table-cell office:value-type="string">
            <text:p>Sorveteria Santa Clara BR</text:p>
          </table:table-cell>
          <table:table-cell office:value-type="string">
            <text:p>BR-210, 1889 - Jardim Felicidade, Macapá - AP, 68909-130, Brazil</text:p>
          </table:table-cell>
          <table:table-cell office:value-type="string">
            <text:p>(96) 99142-6692</text:p>
          </table:table-cell>
        </table:table-row>
        <table:table-row table:style-name="ro1">
          <table:table-cell office:value-type="string">
            <text:p>La Monceau - Cafeteria e Doceria</text:p>
          </table:table-cell>
          <table:table-cell office:value-type="string">
            <text:p>R. André de Oliveira Costa, 722 - Santa Ines, Macapá - AP, 68901-460, Brazil</text:p>
          </table:table-cell>
          <table:table-cell office:value-type="string">
            <text:p>(96) 99170-0707</text:p>
          </table:table-cell>
        </table:table-row>
        <table:table-row table:style-name="ro1">
          <table:table-cell office:value-type="string">
            <text:p>Sorveteria Marvim | Pacoval</text:p>
          </table:table-cell>
          <table:table-cell office:value-type="string">
            <text:p>Rua Guanabara - Av. Sergipe - Pacoval, Macapá - AP, 68908-846, Brazil</text:p>
          </table:table-cell>
          <table:table-cell office:value-type="string">
            <text:p>(96) 99184-8120</text:p>
          </table:table-cell>
        </table:table-row>
        <table:table-row table:style-name="ro1">
          <table:table-cell office:value-type="string">
            <text:p>SORVETERIA MORANGUINHO</text:p>
          </table:table-cell>
          <table:table-cell office:value-type="string">
            <text:p>SORVETERIA MORANGUINHO - Av. dos Timbiras, 879 - Buritizal, Macapá - AP, 68902-872, Brazil</text:p>
          </table:table-cell>
          <table:table-cell office:value-type="string">
            <text:p>(96) 99911-3483</text:p>
          </table:table-cell>
        </table:table-row>
        <table:table-row table:style-name="ro1">
          <table:table-cell office:value-type="string">
            <text:p>Milk shake mix Sorvetes</text:p>
          </table:table-cell>
          <table:table-cell office:value-type="string">
            <text:p>R. Rio Branco, 562 - Centro, São Bernardo do Campo - SP, 65550-000, Brazil</text:p>
          </table:table-cell>
          <table:table-cell office:value-type="string">
            <text:p>(98) 98310-0093</text:p>
          </table:table-cell>
        </table:table-row>
        <table:table-row table:style-name="ro1">
          <table:table-cell office:value-type="string">
            <text:p>Mon Amour doce ao café</text:p>
          </table:table-cell>
          <table:table-cell office:value-type="string">
            <text:p>Stay Inn Hotel - Av. Bernardo Sayão, loja 2 - Tres Poderes, Imperatriz - MA, 65907-000, Brazil</text:p>
          </table:table-cell>
          <table:table-cell office:value-type="string">
            <text:p>(99) 98137-2501</text:p>
          </table:table-cell>
        </table:table-row>
        <table:table-row table:style-name="ro1">
          <table:table-cell office:value-type="string">
            <text:p>Divino Doce</text:p>
          </table:table-cell>
          <table:table-cell office:value-type="string">
            <text:p>Rua Urbano Santos, 320A entre godofredo Viana e - R. Simplício Moreira - Centro, Imperatriz - MA, 65900-410, Brazil</text:p>
          </table:table-cell>
          <table:table-cell office:value-type="string">
            <text:p>(99) 98140-2919</text:p>
          </table:table-cell>
        </table:table-row>
        <table:table-row table:style-name="ro1">
          <table:table-cell office:value-type="string">
            <text:p>Sorveteria Jó-Fryos</text:p>
          </table:table-cell>
          <table:table-cell office:value-type="string">
            <text:p>R. Euclides da Cunha, 1020a - Parque Santa Lucia, Imperatriz - MA, 65912-180, Brazil</text:p>
          </table:table-cell>
          <table:table-cell office:value-type="string">
            <text:p>(99) 98176-3885</text:p>
          </table:table-cell>
        </table:table-row>
        <table:table-row table:style-name="ro1">
          <table:table-cell office:value-type="string">
            <text:p>Doce e Arte Boleria e Café</text:p>
          </table:table-cell>
          <table:table-cell office:value-type="string">
            <text:p>R. Rio Grande do Norte, 264 - Juçara, Imperatriz - MA, 65900-520, Brazil</text:p>
          </table:table-cell>
          <table:table-cell office:value-type="string">
            <text:p>(99) 98190-7525</text:p>
          </table:table-cell>
        </table:table-row>
        <table:table-row table:style-name="ro1">
          <table:table-cell office:value-type="string">
            <text:p>Villa Gelato &amp; Coffee</text:p>
          </table:table-cell>
          <table:table-cell office:value-type="string">
            <text:p>Av. Dorgival Pinheiro de Sousa, 955 - Centro, Imperatriz - MA, 65903-270, Brazil</text:p>
          </table:table-cell>
          <table:table-cell office:value-type="string">
            <text:p>(99) 98245-2416</text:p>
          </table:table-cell>
        </table:table-row>
        <table:table-row table:style-name="ro1">
          <table:table-cell office:value-type="string">
            <text:p>Villa Gelato &amp; Café (Imperial Shopping)</text:p>
          </table:table-cell>
          <table:table-cell office:value-type="string">
            <text:p>BR-010, 100 - Centro, Imperatriz - MA, 65903-390, Brazil</text:p>
          </table:table-cell>
          <table:table-cell office:value-type="string">
            <text:p>(99) 98245-2416</text:p>
          </table:table-cell>
        </table:table-row>
        <table:table-row table:style-name="ro1">
          <table:table-cell office:value-type="string">
            <text:p>Dan Cakes - Confeitaria Artesanal</text:p>
          </table:table-cell>
          <table:table-cell office:value-type="string">
            <text:p>R. Pernambuco, 399 - Nova Imperatriz, Imperatriz - MA, 65900-000, Brazil</text:p>
          </table:table-cell>
          <table:table-cell office:value-type="string">
            <text:p>(99) 98267-5470</text:p>
          </table:table-cell>
        </table:table-row>
        <table:table-row table:style-name="ro1">
          <table:table-cell office:value-type="string">
            <text:p>Sorveteria e açaiteria - Trilhas da Amazônia - Imperatriz</text:p>
          </table:table-cell>
          <table:table-cell office:value-type="string">
            <text:p>R. Ceará, 1546 - Mercadinho, Imperatriz - MA, 65901-260, Brazil</text:p>
          </table:table-cell>
          <table:table-cell office:value-type="string">
            <text:p>(99) 98278-0476</text:p>
          </table:table-cell>
        </table:table-row>
        <table:table-row table:style-name="ro1">
          <table:table-cell office:value-type="string">
            <text:p>Chiquinho Sorvetes - Av. Dorgival Pinheiro</text:p>
          </table:table-cell>
          <table:table-cell office:value-type="string">
            <text:p>Av. Dorgival Pinheiro de Sousa, 419 - Centro, Imperatriz - MA, 65903-270, Brazil</text:p>
          </table:table-cell>
          <table:table-cell office:value-type="string">
            <text:p>(99) 98400-6733</text:p>
          </table:table-cell>
        </table:table-row>
        <table:table-row table:style-name="ro1">
          <table:table-cell office:value-type="string">
            <text:p>Cozinha Doce</text:p>
          </table:table-cell>
          <table:table-cell office:value-type="string">
            <text:p>R. Magalhães de Almeida, 180 - Centro, Imperatriz - MA, 65900-000, Brazil</text:p>
          </table:table-cell>
          <table:table-cell office:value-type="string">
            <text:p>(99) 98400-7756</text:p>
          </table:table-cell>
        </table:table-row>
        <table:table-row table:style-name="ro1">
          <table:table-cell office:value-type="string">
            <text:p>Karla doces itz</text:p>
          </table:table-cell>
          <table:table-cell office:value-type="string">
            <text:p>Av. São Paulo - Centro, Imperatriz - MA, 65900-970, Brazil</text:p>
          </table:table-cell>
          <table:table-cell office:value-type="string">
            <text:p>(99) 98460-4380</text:p>
          </table:table-cell>
        </table:table-row>
        <table:table-row table:style-name="ro1">
          <table:table-cell office:value-type="string">
            <text:p>Nina Pâtisserie - Unidade I</text:p>
          </table:table-cell>
          <table:table-cell office:value-type="string">
            <text:p>R. Godofredo Viana, 152 - Centro, Imperatriz - MA, 65900-100, Brazil</text:p>
          </table:table-cell>
          <table:table-cell office:value-type="string">
            <text:p>(99) 98462-9479</text:p>
          </table:table-cell>
        </table:table-row>
        <table:table-row table:style-name="ro1">
          <table:table-cell office:value-type="string">
            <text:p>Momê Açaí - Bernardo Sayão</text:p>
          </table:table-cell>
          <table:table-cell office:value-type="string">
            <text:p>Av. Bernardo Sayão, 1221 - Tres Poderes, Imperatriz - MA, 65903-250, Brazil</text:p>
          </table:table-cell>
          <table:table-cell office:value-type="string">
            <text:p>(99) 98481-0944</text:p>
          </table:table-cell>
        </table:table-row>
        <table:table-row table:style-name="ro1">
          <table:table-cell office:value-type="string">
            <text:p>Momê Açaí - Pedro Neiva</text:p>
          </table:table-cell>
          <table:table-cell office:value-type="string">
            <text:p>Av. Pedro Neiva de Santana - Jardim Lopes, Imperatriz - MA, 65912-515, Brazil</text:p>
          </table:table-cell>
          <table:table-cell office:value-type="string">
            <text:p>(99) 98504-8576</text:p>
          </table:table-cell>
        </table:table-row>
        <table:table-row table:style-name="ro1">
          <table:table-cell office:value-type="string">
            <text:p>Le Vero - O seu Gelato</text:p>
          </table:table-cell>
          <table:table-cell office:value-type="string">
            <text:p>R. Aroldo Veloso - Tres Poderes, Imperatriz - MA, 65903-220, Brazil</text:p>
          </table:table-cell>
          <table:table-cell office:value-type="string">
            <text:p>(99) 98505-1941</text:p>
          </table:table-cell>
        </table:table-row>
        <table:table-row table:style-name="ro1">
          <table:table-cell office:value-type="string">
            <text:p>Degê Sorvetes</text:p>
          </table:table-cell>
          <table:table-cell office:value-type="string">
            <text:p>Av. da Liberdade, 13 - Vila Cafeteira, Imperatriz - MA, 65911-500, Brazil</text:p>
          </table:table-cell>
          <table:table-cell office:value-type="string">
            <text:p>(99) 98512-9871</text:p>
          </table:table-cell>
        </table:table-row>
        <table:table-row table:style-name="ro1">
          <table:table-cell office:value-type="string">
            <text:p>Momê Açaí - Dorgival Pinheiro</text:p>
          </table:table-cell>
          <table:table-cell office:value-type="string">
            <text:p>Av. Dorgival Pinheiro de Sousa, 670 - Quadra 350 Lote 13 - Centro, Imperatriz - MA, 65903-270, Brazil</text:p>
          </table:table-cell>
          <table:table-cell office:value-type="string">
            <text:p>(99) 98525-2998</text:p>
          </table:table-cell>
        </table:table-row>
        <table:table-row table:style-name="ro1">
          <table:table-cell office:value-type="string">
            <text:p>Gracilene Doces</text:p>
          </table:table-cell>
          <table:table-cell office:value-type="string">
            <text:p>R. Bandeirantes, 1122 - Vila Nova, Imperatriz - MA, 65912-200, Brazil</text:p>
          </table:table-cell>
          <table:table-cell office:value-type="string">
            <text:p>(99) 99121-8816</text:p>
          </table:table-cell>
        </table:table-row>
        <table:table-row table:style-name="ro1">
          <table:table-cell office:value-type="string">
            <text:p>Mazza Doceria</text:p>
          </table:table-cell>
          <table:table-cell office:value-type="string">
            <text:p>R. Guriatã - Boca da Mata, Imperatriz - MA, 65919-003, Brazil</text:p>
          </table:table-cell>
          <table:table-cell office:value-type="string">
            <text:p>(99) 99128-0319</text:p>
          </table:table-cell>
        </table:table-row>
        <table:table-row table:style-name="ro1">
          <table:table-cell office:value-type="string">
            <text:p>Frutos de Goiás Imperatriz</text:p>
          </table:table-cell>
          <table:table-cell office:value-type="string">
            <text:p>R. Godofredo Viana, 660 - Centro, Imperatriz - MA, 65900-100, Brazil</text:p>
          </table:table-cell>
          <table:table-cell office:value-type="string">
            <text:p>(99) 99133-9621</text:p>
          </table:table-cell>
        </table:table-row>
        <table:table-row table:style-name="ro1">
          <table:table-cell office:value-type="string">
            <text:p>Sorveteria New Life</text:p>
          </table:table-cell>
          <table:table-cell office:value-type="string">
            <text:p>R. Frei Dário, 531 - Vila Lobão, Imperatriz - MA, 65910-080, Brazil</text:p>
          </table:table-cell>
          <table:table-cell office:value-type="string">
            <text:p>(99) 99149-6270</text:p>
          </table:table-cell>
        </table:table-row>
        <table:table-row table:style-name="ro1">
          <table:table-cell office:value-type="string">
            <text:p>ice cream 2 brother</text:p>
          </table:table-cell>
          <table:table-cell office:value-type="string">
            <text:p>Santa Rita, Imperatriz - State of Maranhão, 65919-210, Brazil</text:p>
          </table:table-cell>
          <table:table-cell office:value-type="string">
            <text:p>(99) 99152-5798</text:p>
          </table:table-cell>
        </table:table-row>
        <table:table-row table:style-name="ro1">
          <table:table-cell office:value-type="string">
            <text:p>Delici&amp;Art</text:p>
          </table:table-cell>
          <table:table-cell office:value-type="string">
            <text:p>Rua Bartolomeu Gusmão - Esquina com - R. Zulmira Logrado, 5 - Planalto, Imperatriz - MA, 65904-600, Brazil</text:p>
          </table:table-cell>
          <table:table-cell office:value-type="string">
            <text:p>(99) 99158-7785</text:p>
          </table:table-cell>
        </table:table-row>
        <table:table-row table:style-name="ro1">
          <table:table-cell office:value-type="string">
            <text:p>Açaí na Tigela Vila Nova - Açaí Delivery Imperatriz</text:p>
          </table:table-cell>
          <table:table-cell office:value-type="string">
            <text:p>R. Euclides da Cunha, 1213B - Vila Nova, Imperatriz - MA, 65912-180, Brazil</text:p>
          </table:table-cell>
          <table:table-cell office:value-type="string">
            <text:p>(99) 99163-4103</text:p>
          </table:table-cell>
        </table:table-row>
        <table:table-row table:style-name="ro1">
          <table:table-cell office:value-type="string">
            <text:p>Mix Soveteria</text:p>
          </table:table-cell>
          <table:table-cell office:value-type="string">
            <text:p>R. Dois de Julho - Parque do Buriti, Imperatriz - MA, 65900-030, Brazil</text:p>
          </table:table-cell>
          <table:table-cell office:value-type="string">
            <text:p>(99) 99168-3049</text:p>
          </table:table-cell>
        </table:table-row>
        <table:table-row table:style-name="ro1">
          <table:table-cell office:value-type="string">
            <text:p>Up! Cookies</text:p>
          </table:table-cell>
          <table:table-cell office:value-type="string">
            <text:p>Marginal BR-010, 100, Quisque - Jardim Sao Luis, Imperatriz - MA, 65913-015, Brazil</text:p>
          </table:table-cell>
          <table:table-cell office:value-type="string">
            <text:p>(99) 99169-2181</text:p>
          </table:table-cell>
        </table:table-row>
        <table:table-row table:style-name="ro1">
          <table:table-cell office:value-type="string">
            <text:p>Daniel Silva Confeitaria</text:p>
          </table:table-cell>
          <table:table-cell office:value-type="string">
            <text:p>R. Q.ta Avenida, N° 3 - Vila Lobão, Imperatriz - MA, 65910-170, Brazil</text:p>
          </table:table-cell>
          <table:table-cell office:value-type="string">
            <text:p>(99) 99183-7154</text:p>
          </table:table-cell>
        </table:table-row>
        <table:table-row table:style-name="ro1">
          <table:table-cell office:value-type="string">
            <text:p>Sorveteria Blaus</text:p>
          </table:table-cell>
          <table:table-cell office:value-type="string">
            <text:p>Posto Alvorada ll - Sala 3 BR-010 - Jardim Oriental, Imperatriz - MA, 65900-000, Brazil</text:p>
          </table:table-cell>
          <table:table-cell office:value-type="string">
            <text:p>(99) 99197-7682</text:p>
          </table:table-cell>
        </table:table-row>
        <table:table-row table:style-name="ro1">
          <table:table-cell office:value-type="string">
            <text:p>Bendito Granulado</text:p>
          </table:table-cell>
          <table:table-cell office:value-type="string">
            <text:p>R. Bom Futuro, 176A - Centro, Imperatriz - MA, 65900-390, Brazil</text:p>
          </table:table-cell>
          <table:table-cell office:value-type="string">
            <text:p>(99) 99199-0664</text:p>
          </table:table-cell>
        </table:table-row>
        <table:table-row table:style-name="ro1">
          <table:table-cell office:value-type="string">
            <text:p>Amore Doceria</text:p>
          </table:table-cell>
          <table:table-cell office:value-type="string">
            <text:p>R. Dr. Itamar Guará, 3862 - Tres Poderes, Imperatriz - MA, 65903-260, Brazil</text:p>
          </table:table-cell>
          <table:table-cell office:value-type="string">
            <text:p>(99) 99204-4955</text:p>
          </table:table-cell>
        </table:table-row>
        <table:table-row table:style-name="ro1">
          <table:table-cell office:value-type="string">
            <text:p>Sorveteria Zorzo</text:p>
          </table:table-cell>
          <table:table-cell office:value-type="string">
            <text:p>996 - R. Leôncio Píres Dourado, 902 - Bacuri, Imperatriz - MA, 65901-020, Brazil</text:p>
          </table:table-cell>
          <table:table-cell office:value-type="string">
            <text:p>(99) 99227-0306</text:p>
          </table:table-cell>
        </table:table-row>
        <table:table-row table:style-name="ro1">
          <table:table-cell office:value-type="string">
            <text:p>Lé Creme Doceria</text:p>
          </table:table-cell>
          <table:table-cell office:value-type="string">
            <text:p>R. Tupinambá - Jardim Sao Luis, Imperatriz - MA, 65900-769, Brazil</text:p>
          </table:table-cell>
          <table:table-cell office:value-type="string">
            <text:p>(99) 99228-9104</text:p>
          </table:table-cell>
        </table:table-row>
        <table:table-row table:style-name="ro1">
          <table:table-cell office:value-type="string">
            <text:p>McDoces Doceria</text:p>
          </table:table-cell>
          <table:table-cell office:value-type="string">
            <text:p>Av. do Sol - Vila Fiquene, Imperatriz - MA, 65912-610, Brazil</text:p>
          </table:table-cell>
          <table:table-cell office:value-type="string">
            <text:p>(99) 99239-3916</text:p>
          </table:table-cell>
        </table:table-row>
        <table:table-row table:style-name="ro1">
          <table:table-cell office:value-type="string">
            <text:p>Pascoalini Geladaria</text:p>
          </table:table-cell>
          <table:table-cell office:value-type="string">
            <text:p>Av. Me. Andaluz 19A, 2000-835 Santarém, Portugal</text:p>
          </table:table-cell>
          <table:table-cell office:value-type="string">
            <text:p>937 031 330</text:p>
          </table:table-cell>
        </table:table-row>
        <table:table-row table:style-name="ro1">
          <table:table-cell office:value-type="string">
            <text:p>GM Doces E Salgados</text:p>
          </table:table-cell>
          <table:table-cell office:value-type="string">
            <text:p>Av. Gov. Lamenha Filho, 168 - Feitosa, Maceió - AL, 57041-760, Brazil</text:p>
          </table:table-cell>
          <table:table-cell office:value-type="string">
            <text:p>98744-6591</text:p>
          </table:table-cell>
        </table:table-row>
        <table:table-row table:style-name="ro1">
          <table:table-cell office:value-type="string">
            <text:p>Cris Doces &amp; Salgados</text:p>
          </table:table-cell>
          <table:table-cell office:value-type="string">
            <text:p>R. Girassol, 1922 - Jardim Santarém, Santarém - PA, 68030-330, Brazil</text:p>
          </table:table-cell>
          <table:table-cell office:value-type="string">
            <text:p>99121-1615</text:p>
          </table:table-cell>
        </table:table-row>
        <table:table-row table:style-name="ro1">
          <table:table-cell office:value-type="string">
            <text:p>Panificação Dona Amelia</text:p>
          </table:table-cell>
          <table:table-cell office:value-type="string">
            <text:p>A - R. R, 2356 - Jacarecica, Maceió - AL, 57038-510, Brazil</text:p>
          </table:table-cell>
          <table:table-cell office:value-type="string">
            <text:p>99935-9310</text:p>
          </table:table-cell>
        </table:table-row>
      </table:table>
      <table:table table:name="FIXO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Panificadora Nova Imperador do Trigo</text:p>
          </table:table-cell>
          <table:table-cell office:value-type="string">
            <text:p>Estr. de Mogi das Cruzes, 402 - Vila Rio Branco, São Paulo - SP, 03890-100, Brazil</text:p>
          </table:table-cell>
          <table:table-cell office:value-type="string">
            <text:p>(11) 2043-8961</text:p>
          </table:table-cell>
        </table:table-row>
        <table:table-row table:style-name="ro1">
          <table:table-cell office:value-type="string">
            <text:p>Di Cunto Mooca</text:p>
          </table:table-cell>
          <table:table-cell office:value-type="string">
            <text:p>R. Borges de Figueiredo, 61/103 - Mooca, São Paulo - SP, 03110-010, Brazil</text:p>
          </table:table-cell>
          <table:table-cell office:value-type="string">
            <text:p>(11) 2081-7100</text:p>
          </table:table-cell>
        </table:table-row>
        <table:table-row table:style-name="ro1">
          <table:table-cell office:value-type="string">
            <text:p>Favos D'Mel</text:p>
          </table:table-cell>
          <table:table-cell office:value-type="string">
            <text:p>Av. Dr. Timóteo Penteado, 3640 - Vila Galvão, Guarulhos - SP, 07061-002, Brazil</text:p>
          </table:table-cell>
          <table:table-cell office:value-type="string">
            <text:p>(11) 2086-7500</text:p>
          </table:table-cell>
        </table:table-row>
        <table:table-row table:style-name="ro1">
          <table:table-cell office:value-type="string">
            <text:p>Bartô Gelateria</text:p>
          </table:table-cell>
          <table:table-cell office:value-type="string">
            <text:p>R. Itapura, 1522 - Vila Gomes Cardim, São Paulo - SP, 03310-000, Brazil</text:p>
          </table:table-cell>
          <table:table-cell office:value-type="string">
            <text:p>(11) 2091-1994</text:p>
          </table:table-cell>
        </table:table-row>
        <table:table-row table:style-name="ro1">
          <table:table-cell office:value-type="string">
            <text:p>San Paolo Gelato - Shopping Pátio Paulista</text:p>
          </table:table-cell>
          <table:table-cell office:value-type="string">
            <text:p>R. Treze de Maio, 1933 - Loja 233 - Bela Vista, São Paulo - SP, 01327-001, Brazil</text:p>
          </table:table-cell>
          <table:table-cell office:value-type="string">
            <text:p>(11) 2197-7433</text:p>
          </table:table-cell>
        </table:table-row>
        <table:table-row table:style-name="ro1">
          <table:table-cell office:value-type="string">
            <text:p>San Paolo Gelato - Shopping Eldorado</text:p>
          </table:table-cell>
          <table:table-cell office:value-type="string">
            <text:p>Av Rebouças, 3970, Loja 455 Pav. 03 - Pinheiros, São Paulo - SP, 05402-600, Brazil</text:p>
          </table:table-cell>
          <table:table-cell office:value-type="string">
            <text:p>(11) 2197-7433</text:p>
          </table:table-cell>
        </table:table-row>
        <table:table-row table:style-name="ro1">
          <table:table-cell office:value-type="string">
            <text:p>Padaria Jardim Brasil</text:p>
          </table:table-cell>
          <table:table-cell office:value-type="string">
            <text:p>Av. Jardim Japão, 1298 - Jardim Brasil, São Paulo - SP, 02221-001, Brazil</text:p>
          </table:table-cell>
          <table:table-cell office:value-type="string">
            <text:p>(11) 2201-9434</text:p>
          </table:table-cell>
        </table:table-row>
        <table:table-row table:style-name="ro1">
          <table:table-cell office:value-type="string">
            <text:p>City Bread</text:p>
          </table:table-cell>
          <table:table-cell office:value-type="string">
            <text:p>Av. Paulo Faccini, 449 - Macedo, Guarulhos - SP, 07110-150, Brazil</text:p>
          </table:table-cell>
          <table:table-cell office:value-type="string">
            <text:p>(11) 2229-0465</text:p>
          </table:table-cell>
        </table:table-row>
        <table:table-row table:style-name="ro1">
          <table:table-cell office:value-type="string">
            <text:p>Sorveteria Skibom Und.01 - Jd. São João | Sorvetes e Açaí</text:p>
          </table:table-cell>
          <table:table-cell office:value-type="string">
            <text:p>Av. Florianópolis, 877 - Jardim Sao Joao, Guarulhos - SP, 07151-110, Brazil</text:p>
          </table:table-cell>
          <table:table-cell office:value-type="string">
            <text:p>(11) 2229-7396</text:p>
          </table:table-cell>
        </table:table-row>
        <table:table-row table:style-name="ro1">
          <table:table-cell office:value-type="string">
            <text:p>Algarve Paes e Doces</text:p>
          </table:table-cell>
          <table:table-cell office:value-type="string">
            <text:p>R. Salvador Tolezano, 823 - Mandaqui, São Paulo - SP, 02422-160, Brazil</text:p>
          </table:table-cell>
          <table:table-cell office:value-type="string">
            <text:p>(11) 2231-7104</text:p>
          </table:table-cell>
        </table:table-row>
        <table:table-row table:style-name="ro1">
          <table:table-cell office:value-type="string">
            <text:p>Alfreddo Veggani Gelateria</text:p>
          </table:table-cell>
          <table:table-cell office:value-type="string">
            <text:p>R. Dona Inácia Uchôa, 271 - Vila Mariana, São Paulo - SP, 04110-020, Brazil</text:p>
          </table:table-cell>
          <table:table-cell office:value-type="string">
            <text:p>(11) 2257-2700</text:p>
          </table:table-cell>
        </table:table-row>
        <table:table-row table:style-name="ro1">
          <table:table-cell office:value-type="string">
            <text:p>City Bakery Bread</text:p>
          </table:table-cell>
          <table:table-cell office:value-type="string">
            <text:p>R. Cachoeira, 2611 - Jd. City, Guarulhos - SP, 07082-520, Brazil</text:p>
          </table:table-cell>
          <table:table-cell office:value-type="string">
            <text:p>(11) 2304-4959</text:p>
          </table:table-cell>
        </table:table-row>
        <table:table-row table:style-name="ro1">
          <table:table-cell office:value-type="string">
            <text:p>Mr Mix Sorvetes São Bernardo</text:p>
          </table:table-cell>
          <table:table-cell office:value-type="string">
            <text:p>R. Mal. Deodoro, 1972 - Centro, São Bernardo do Campo - SP, 09710-201, Brazil</text:p>
          </table:table-cell>
          <table:table-cell office:value-type="string">
            <text:p>(11) 2311-7172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R. Filinto de Almeida, 26 - Vila Boa Vista, Santo André - SP, 09190-020, Brazil</text:p>
          </table:table-cell>
          <table:table-cell office:value-type="string">
            <text:p>(11) 2325-8000</text:p>
          </table:table-cell>
        </table:table-row>
        <table:table-row table:style-name="ro1">
          <table:table-cell office:value-type="string">
            <text:p>Oggi Sorvetes Jardim Cumbica</text:p>
          </table:table-cell>
          <table:table-cell office:value-type="string">
            <text:p>Rua Porto Velho, 702 - Jardim Cumbica, Guarulhos - SP, 07240-060, Brazil</text:p>
          </table:table-cell>
          <table:table-cell office:value-type="string">
            <text:p>(11) 2358-6779</text:p>
          </table:table-cell>
        </table:table-row>
        <table:table-row table:style-name="ro1">
          <table:table-cell office:value-type="string">
            <text:p>Doces de Ouro</text:p>
          </table:table-cell>
          <table:table-cell office:value-type="string">
            <text:p>R. Augusta, 1365 - Loja 01 - Consolação, São Paulo - SP, 01305-100, Brazil</text:p>
          </table:table-cell>
          <table:table-cell office:value-type="string">
            <text:p>(11) 2359-2176</text:p>
          </table:table-cell>
        </table:table-row>
        <table:table-row table:style-name="ro1">
          <table:table-cell office:value-type="string">
            <text:p>Evinha Doces Europeus</text:p>
          </table:table-cell>
          <table:table-cell office:value-type="string">
            <text:p>R. Estado de Israel, 108 - Vila Clementino, São Paulo - SP, 04022-000, Brazil</text:p>
          </table:table-cell>
          <table:table-cell office:value-type="string">
            <text:p>(11) 2362-7002</text:p>
          </table:table-cell>
        </table:table-row>
        <table:table-row table:style-name="ro1">
          <table:table-cell office:value-type="string">
            <text:p>Theodora Cozinha Artesanal</text:p>
          </table:table-cell>
          <table:table-cell office:value-type="string">
            <text:p>R. Dr. Castelo Branco, 104 - Centro, São Bernardo do Campo - SP, 09725-250, Brazil</text:p>
          </table:table-cell>
          <table:table-cell office:value-type="string">
            <text:p>(11) 2374-9310</text:p>
          </table:table-cell>
        </table:table-row>
        <table:table-row table:style-name="ro1">
          <table:table-cell office:value-type="string">
            <text:p>Munik Chocolates</text:p>
          </table:table-cell>
          <table:table-cell office:value-type="string">
            <text:p>R. Rio Branco, 483 - Centro, São Bernardo do Campo - SP, 09710-090, Brazil</text:p>
          </table:table-cell>
          <table:table-cell office:value-type="string">
            <text:p>(11) 2381-4755</text:p>
          </table:table-cell>
        </table:table-row>
        <table:table-row table:style-name="ro1">
          <table:table-cell office:value-type="string">
            <text:p>Bakery Baron Cecap</text:p>
          </table:table-cell>
          <table:table-cell office:value-type="string">
            <text:p>R. Aragoiania, 299 - Vila Barros, Guarulhos - SP, 07193-120, Brazil</text:p>
          </table:table-cell>
          <table:table-cell office:value-type="string">
            <text:p>(11) 2402-9030</text:p>
          </table:table-cell>
        </table:table-row>
        <table:table-row table:style-name="ro1">
          <table:table-cell office:value-type="string">
            <text:p>Love Cake Paulo Faccini</text:p>
          </table:table-cell>
          <table:table-cell office:value-type="string">
            <text:p>Av. Paulo Faccini, 1899 - Macedo, Guarulhos - SP, 07111-000, Brazil</text:p>
          </table:table-cell>
          <table:table-cell office:value-type="string">
            <text:p>(11) 2408-1213</text:p>
          </table:table-cell>
        </table:table-row>
        <table:table-row table:style-name="ro1">
          <table:table-cell office:value-type="string">
            <text:p>Maria Cereja</text:p>
          </table:table-cell>
          <table:table-cell office:value-type="string">
            <text:p>Av. Paulo Faccini, 1331 - Cidade Maia, Guarulhos - SP, 07115-060, Brazil</text:p>
          </table:table-cell>
          <table:table-cell office:value-type="string">
            <text:p>(11) 2408-1920</text:p>
          </table:table-cell>
        </table:table-row>
        <table:table-row table:style-name="ro1">
          <table:table-cell office:value-type="string">
            <text:p>Panificadora Parque Cecap</text:p>
          </table:table-cell>
          <table:table-cell office:value-type="string">
            <text:p>Alameda das Vitórias Régias, 74 - Parque Cecap, Guarulhos - SP, 07190-070, Brazil</text:p>
          </table:table-cell>
          <table:table-cell office:value-type="string">
            <text:p>(11) 2408-7222</text:p>
          </table:table-cell>
        </table:table-row>
        <table:table-row table:style-name="ro1">
          <table:table-cell office:value-type="string">
            <text:p>Padaria Vila Moreira</text:p>
          </table:table-cell>
          <table:table-cell office:value-type="string">
            <text:p>R. Silvestre Vasconcelos Calmon, 137 - Vila Pedro Moreira, Guarulhos - SP, 07020-001, Brazil</text:p>
          </table:table-cell>
          <table:table-cell office:value-type="string">
            <text:p>(11) 2409-3731</text:p>
          </table:table-cell>
        </table:table-row>
        <table:table-row table:style-name="ro1">
          <table:table-cell office:value-type="string">
            <text:p>Sorveteria Babalu</text:p>
          </table:table-cell>
          <table:table-cell office:value-type="string">
            <text:p>Av. Nova Taboão, 294 - Jardim Nova Taboao, Guarulhos - SP, 07141-040, Brazil</text:p>
          </table:table-cell>
          <table:table-cell office:value-type="string">
            <text:p>(11) 2409-9158</text:p>
          </table:table-cell>
        </table:table-row>
        <table:table-row table:style-name="ro1">
          <table:table-cell office:value-type="string">
            <text:p>Hj Doces</text:p>
          </table:table-cell>
          <table:table-cell office:value-type="string">
            <text:p>Rua Porto Velho, 603 - Jardim Cumbica, Guarulhos - SP, 07240-071, Brazil</text:p>
          </table:table-cell>
          <table:table-cell office:value-type="string">
            <text:p>(11) 2412-6484</text:p>
          </table:table-cell>
        </table:table-row>
        <table:table-row table:style-name="ro1">
          <table:table-cell office:value-type="string">
            <text:p>Doces Cereja's</text:p>
          </table:table-cell>
          <table:table-cell office:value-type="string">
            <text:p>R. Cabo João Teruel Fregoni, 387 - Pte. Grande, Guarulhos - SP, 07032-000, Brazil</text:p>
          </table:table-cell>
          <table:table-cell office:value-type="string">
            <text:p>(11) 2414-1318</text:p>
          </table:table-cell>
        </table:table-row>
        <table:table-row table:style-name="ro1">
          <table:table-cell office:value-type="string">
            <text:p>Panificadora Lar de Guarulhos</text:p>
          </table:table-cell>
          <table:table-cell office:value-type="string">
            <text:p>R. Endres, 1034 - Vila das Bandeiras, Guarulhos - SP, 07043-000, Brazil</text:p>
          </table:table-cell>
          <table:table-cell office:value-type="string">
            <text:p>(11) 2421-2532</text:p>
          </table:table-cell>
        </table:table-row>
        <table:table-row table:style-name="ro1">
          <table:table-cell office:value-type="string">
            <text:p>Cristalino Doceria &amp; Bistrô</text:p>
          </table:table-cell>
          <table:table-cell office:value-type="string">
            <text:p>Av. Guarulhos, 3998 - Pte. Grande, Guarulhos - SP, 07031-001, Brazil</text:p>
          </table:table-cell>
          <table:table-cell office:value-type="string">
            <text:p>(11) 2421-3222</text:p>
          </table:table-cell>
        </table:table-row>
        <table:table-row table:style-name="ro1">
          <table:table-cell office:value-type="string">
            <text:p>Munhoz Padaria</text:p>
          </table:table-cell>
          <table:table-cell office:value-type="string">
            <text:p>R. Cabo João Teruel Fregoni, 19 - Pte. Grande, Guarulhos - SP, 07032-000, Brazil</text:p>
          </table:table-cell>
          <table:table-cell office:value-type="string">
            <text:p>(11) 2421-7598</text:p>
          </table:table-cell>
        </table:table-row>
        <table:table-row table:style-name="ro1">
          <table:table-cell office:value-type="string">
            <text:p>Docenel</text:p>
          </table:table-cell>
          <table:table-cell office:value-type="string">
            <text:p>R. Cônego Valadão, 682 - Vila Augusta, Guarulhos - SP, 07040-000, Brazil</text:p>
          </table:table-cell>
          <table:table-cell office:value-type="string">
            <text:p>(11) 2422-6266</text:p>
          </table:table-cell>
        </table:table-row>
        <table:table-row table:style-name="ro1">
          <table:table-cell office:value-type="string">
            <text:p>Nova Guarulhos Padaria</text:p>
          </table:table-cell>
          <table:table-cell office:value-type="string">
            <text:p>Av. Guarulhos, 1330 - Vila Augusta, Guarulhos - SP, 07022-020, Brazil</text:p>
          </table:table-cell>
          <table:table-cell office:value-type="string">
            <text:p>(11) 2422-7188</text:p>
          </table:table-cell>
        </table:table-row>
        <table:table-row table:style-name="ro1">
          <table:table-cell office:value-type="string">
            <text:p>Chilic Cakes and Sweets</text:p>
          </table:table-cell>
          <table:table-cell office:value-type="string">
            <text:p>Av. Dr. Renato de Andrade Maia, 158 - Parque Renato Maia, Guarulhos - SP, 07114-000, Brazil</text:p>
          </table:table-cell>
          <table:table-cell office:value-type="string">
            <text:p>(11) 2443-4435</text:p>
          </table:table-cell>
        </table:table-row>
        <table:table-row table:style-name="ro1">
          <table:table-cell office:value-type="string">
            <text:p>Padaria Versailles</text:p>
          </table:table-cell>
          <table:table-cell office:value-type="string">
            <text:p>Av. Dr. Timóteo Penteado, 2312 - Picanço, Guarulhos - SP, 07094-000, Brazil</text:p>
          </table:table-cell>
          <table:table-cell office:value-type="string">
            <text:p>(11) 2451-9022</text:p>
          </table:table-cell>
        </table:table-row>
        <table:table-row table:style-name="ro1">
          <table:table-cell office:value-type="string">
            <text:p>Novo Milenio Sorveteria</text:p>
          </table:table-cell>
          <table:table-cell office:value-type="string">
            <text:p>R. Cachoeira, 216 - Jardim Rosa de Franca, Guarulhos - SP, 07080-000, Brazil</text:p>
          </table:table-cell>
          <table:table-cell office:value-type="string">
            <text:p>(11) 2452-6779</text:p>
          </table:table-cell>
        </table:table-row>
        <table:table-row table:style-name="ro1">
          <table:table-cell office:value-type="string">
            <text:p>Nonnino Sorveteria Artesanal</text:p>
          </table:table-cell>
          <table:table-cell office:value-type="string">
            <text:p>R. Jandira, 167 - antigo 185 - Parque Santo Antonio, Guarulhos - SP, 07062-091, Brazil</text:p>
          </table:table-cell>
          <table:table-cell office:value-type="string">
            <text:p>(11) 2452-9010</text:p>
          </table:table-cell>
        </table:table-row>
        <table:table-row table:style-name="ro1">
          <table:table-cell office:value-type="string">
            <text:p>Padaria Chego Lá</text:p>
          </table:table-cell>
          <table:table-cell office:value-type="string">
            <text:p>Av. Barber Greene, 222 - Jardim Paraventi, Guarulhos - SP, 07120-260, Brazil</text:p>
          </table:table-cell>
          <table:table-cell office:value-type="string">
            <text:p>(11) 2461-2784</text:p>
          </table:table-cell>
        </table:table-row>
        <table:table-row table:style-name="ro1">
          <table:table-cell office:value-type="string">
            <text:p>Gelato Cake Sorveteria e Confeitaria</text:p>
          </table:table-cell>
          <table:table-cell office:value-type="string">
            <text:p>Av. Paulo Faccini, 1711 - Cidade Maia, Guarulhos - SP, 07111-000, Brazil</text:p>
          </table:table-cell>
          <table:table-cell office:value-type="string">
            <text:p>(11) 2464-0800</text:p>
          </table:table-cell>
        </table:table-row>
        <table:table-row table:style-name="ro1">
          <table:table-cell office:value-type="string">
            <text:p>Recanto Dos Doces</text:p>
          </table:table-cell>
          <table:table-cell office:value-type="string">
            <text:p>Estr. Pres. Juscelino K. de Oliveira, 4330 - Jardim Albertina, Guarulhos - SP, 07272-345, Brazil</text:p>
          </table:table-cell>
          <table:table-cell office:value-type="string">
            <text:p>(11) 2484-5652</text:p>
          </table:table-cell>
        </table:table-row>
        <table:table-row table:style-name="ro1">
          <table:table-cell office:value-type="string">
            <text:p>Padaria Imperatriz</text:p>
          </table:table-cell>
          <table:table-cell office:value-type="string">
            <text:p>Av. Afonso de Sampaio e Sousa, 681 - Jardim Nossa Sra. do Carmo, São Paulo - SP, 08270-000, Brazil</text:p>
          </table:table-cell>
          <table:table-cell office:value-type="string">
            <text:p>(11) 2523-2861</text:p>
          </table:table-cell>
        </table:table-row>
        <table:table-row table:style-name="ro1">
          <table:table-cell office:value-type="string">
            <text:p>Gelateria Angelato</text:p>
          </table:table-cell>
          <table:table-cell office:value-type="string">
            <text:p>Av. Barão de Mauá, 401 - Jardim Chácara Inglesa, São Bernardo do Campo - SP, 09726-000, Brazil</text:p>
          </table:table-cell>
          <table:table-cell office:value-type="string">
            <text:p>(11) 2534-7781</text:p>
          </table:table-cell>
        </table:table-row>
        <table:table-row table:style-name="ro1">
          <table:table-cell office:value-type="string">
            <text:p>Ice Cream Point</text:p>
          </table:table-cell>
          <table:table-cell office:value-type="string">
            <text:p>R. Visc. de Cairú, 469 - Jardim Paulista, Guarulhos - SP, 07083-120, Brazil</text:p>
          </table:table-cell>
          <table:table-cell office:value-type="string">
            <text:p>(11) 2536-4617</text:p>
          </table:table-cell>
        </table:table-row>
        <table:table-row table:style-name="ro1">
          <table:table-cell office:value-type="string">
            <text:p>Héroos Gelatos</text:p>
          </table:table-cell>
          <table:table-cell office:value-type="string">
            <text:p>Ao Lado Do Habib’s - R. Taquarichim, 293 - Vila Vera, São Paulo - SP, 04296-100, Brazil</text:p>
          </table:table-cell>
          <table:table-cell office:value-type="string">
            <text:p>(11) 2537-3788</text:p>
          </table:table-cell>
        </table:table-row>
        <table:table-row table:style-name="ro1">
          <table:table-cell office:value-type="string">
            <text:p>Confeitaria Imperatriz Doces</text:p>
          </table:table-cell>
          <table:table-cell office:value-type="string">
            <text:p>R. Duque de Caxias, 15 - Vila Guarani, Mauá - SP, 09310-290, Brazil</text:p>
          </table:table-cell>
          <table:table-cell office:value-type="string">
            <text:p>(11) 2564-1794</text:p>
          </table:table-cell>
        </table:table-row>
        <table:table-row table:style-name="ro1">
          <table:table-cell office:value-type="string">
            <text:p>Mexicaletta Sorvetes</text:p>
          </table:table-cell>
          <table:table-cell office:value-type="string">
            <text:p>Av. Juarez Távora, 269 - Jardim Sao Joao, Guarulhos - SP, 07151-030, Brazil</text:p>
          </table:table-cell>
          <table:table-cell office:value-type="string">
            <text:p>(11) 2600-7920</text:p>
          </table:table-cell>
        </table:table-row>
        <table:table-row table:style-name="ro1">
          <table:table-cell office:value-type="string">
            <text:p>Éclair Moi</text:p>
          </table:table-cell>
          <table:table-cell office:value-type="string">
            <text:p>Rua Gen. Jardim, 277 - República, São Paulo - SP, 01223-011, Brazil</text:p>
          </table:table-cell>
          <table:table-cell office:value-type="string">
            <text:p>(11) 2639-5899</text:p>
          </table:table-cell>
        </table:table-row>
        <table:table-row table:style-name="ro1">
          <table:table-cell office:value-type="string">
            <text:p>Trevisi il Gelato</text:p>
          </table:table-cell>
          <table:table-cell office:value-type="string">
            <text:p>Praça Vilaboim, 53 - Higienópolis, São Paulo - SP, 01241-010, Brazil</text:p>
          </table:table-cell>
          <table:table-cell office:value-type="string">
            <text:p>(11) 2649-2373</text:p>
          </table:table-cell>
        </table:table-row>
        <table:table-row table:style-name="ro1">
          <table:table-cell office:value-type="string">
            <text:p>Chic Gateau Confeitaria</text:p>
          </table:table-cell>
          <table:table-cell office:value-type="string">
            <text:p>Av. Esperança, 877 - Centro, Guarulhos - SP, 07095-005, Brazil</text:p>
          </table:table-cell>
          <table:table-cell office:value-type="string">
            <text:p>(11) 2656-0133</text:p>
          </table:table-cell>
        </table:table-row>
        <table:table-row table:style-name="ro1">
          <table:table-cell office:value-type="string">
            <text:p>Cantinho do Biel</text:p>
          </table:table-cell>
          <table:table-cell office:value-type="string">
            <text:p>R. Adelaíde, 12 - Boa Vista, São Caetano do Sul - SP, 09572-230, Brazil</text:p>
          </table:table-cell>
          <table:table-cell office:value-type="string">
            <text:p>(11) 2786-4325</text:p>
          </table:table-cell>
        </table:table-row>
        <table:table-row table:style-name="ro1">
          <table:table-cell office:value-type="string">
            <text:p>Oggi Sorvetes SBC - Loja Av Franc. Prestes Maia - Centro</text:p>
          </table:table-cell>
          <table:table-cell office:value-type="string">
            <text:p>Av. Francisco Prestes Maia, 555 - Centro, São Bernardo do Campo - SP, 09770-000, Brazil</text:p>
          </table:table-cell>
          <table:table-cell office:value-type="string">
            <text:p>(11) 2833-7295</text:p>
          </table:table-cell>
        </table:table-row>
        <table:table-row table:style-name="ro1">
          <table:table-cell office:value-type="string">
            <text:p>BLem Padaria Portuguesa - Boavista Shopping</text:p>
          </table:table-cell>
          <table:table-cell office:value-type="string">
            <text:p>R. Borba Gato, 59 - Santo Amaro, São Paulo - SP, 04747-030, Brazil</text:p>
          </table:table-cell>
          <table:table-cell office:value-type="string">
            <text:p>(11) 2844-5411</text:p>
          </table:table-cell>
        </table:table-row>
        <table:table-row table:style-name="ro1">
          <table:table-cell office:value-type="string">
            <text:p>San Lorenzo Gelateria</text:p>
          </table:table-cell>
          <table:table-cell office:value-type="string">
            <text:p>Av. Jorge João Saad, 900 - Morumbi, São Paulo - SP, 05618-001, Brazil</text:p>
          </table:table-cell>
          <table:table-cell office:value-type="string">
            <text:p>(11) 2893-0387</text:p>
          </table:table-cell>
        </table:table-row>
        <table:table-row table:style-name="ro1">
          <table:table-cell office:value-type="string">
            <text:p>Nat Fruit Ice - Belem SP - Natural Ice Cream</text:p>
          </table:table-cell>
          <table:table-cell office:value-type="string">
            <text:p>R. Passos, 134 - Belenzinho, São Paulo - SP, 03058-110, Brazil</text:p>
          </table:table-cell>
          <table:table-cell office:value-type="string">
            <text:p>(11) 2924-4397</text:p>
          </table:table-cell>
        </table:table-row>
        <table:table-row table:style-name="ro1">
          <table:table-cell office:value-type="string">
            <text:p>Sorveteria Babalu - Bom Clima</text:p>
          </table:table-cell>
          <table:table-cell office:value-type="string">
            <text:p>Av. Tiradentes, 3419 - Jardim Bom Clima, Guarulhos - SP, 07196-000, Brazil</text:p>
          </table:table-cell>
          <table:table-cell office:value-type="string">
            <text:p>(11) 2937-2446</text:p>
          </table:table-cell>
        </table:table-row>
        <table:table-row table:style-name="ro1">
          <table:table-cell office:value-type="string">
            <text:p>Albero dei Gelati (Jardins)</text:p>
          </table:table-cell>
          <table:table-cell office:value-type="string">
            <text:p>Alameda Tietê, 198 - Jardim Paulista, São Paulo - SP, 01417-020, Brazil</text:p>
          </table:table-cell>
          <table:table-cell office:value-type="string">
            <text:p>(11) 3062-2436</text:p>
          </table:table-cell>
        </table:table-row>
        <table:table-row table:style-name="ro1">
          <table:table-cell office:value-type="string">
            <text:p>Albero dei Gelati</text:p>
          </table:table-cell>
          <table:table-cell office:value-type="string">
            <text:p>R. dos Pinheiros, 342 - Pinheiros, São Paulo - SP, 05422-000, Brazil</text:p>
          </table:table-cell>
          <table:table-cell office:value-type="string">
            <text:p>(11) 3063-1821</text:p>
          </table:table-cell>
        </table:table-row>
        <table:table-row table:style-name="ro1">
          <table:table-cell office:value-type="string">
            <text:p>Casarìa SP</text:p>
          </table:table-cell>
          <table:table-cell office:value-type="string">
            <text:p>Alameda Franca, 1243 - Rua Haddock Lobo, 1077 - Jardim Paulista, São Paulo - SP, 01422-001, Brazil</text:p>
          </table:table-cell>
          <table:table-cell office:value-type="string">
            <text:p>(11) 3068-0778</text:p>
          </table:table-cell>
        </table:table-row>
        <table:table-row table:style-name="ro1">
          <table:table-cell office:value-type="string">
            <text:p>Padaria Santa Tereza</text:p>
          </table:table-cell>
          <table:table-cell office:value-type="string">
            <text:p>Praça Dr. João Mendes, 150 - Centro Histórico de São Paulo, São Paulo - SP, 01501-000, Brazil</text:p>
          </table:table-cell>
          <table:table-cell office:value-type="string">
            <text:p>(11) 3111-1030</text:p>
          </table:table-cell>
        </table:table-row>
        <table:table-row table:style-name="ro1">
          <table:table-cell office:value-type="string">
            <text:p>Docemotivo Doces e Salgados</text:p>
          </table:table-cell>
          <table:table-cell office:value-type="string">
            <text:p>Rua São Benedito, 832 - Alto da Boa Vista, São Paulo - SP, 04735-002, Brazil</text:p>
          </table:table-cell>
          <table:table-cell office:value-type="string">
            <text:p>(11) 3168-6326</text:p>
          </table:table-cell>
        </table:table-row>
        <table:table-row table:style-name="ro1">
          <table:table-cell office:value-type="string">
            <text:p>Peccati Gelato &amp; Dolce</text:p>
          </table:table-cell>
          <table:table-cell office:value-type="string">
            <text:p>R. Assungui, 806 - Jardim da Saúde, São Paulo - SP, 04131-001, Brazil</text:p>
          </table:table-cell>
          <table:table-cell office:value-type="string">
            <text:p>(11) 3213-0277</text:p>
          </table:table-cell>
        </table:table-row>
        <table:table-row table:style-name="ro1">
          <table:table-cell office:value-type="string">
            <text:p>Doceria Rio Branco</text:p>
          </table:table-cell>
          <table:table-cell office:value-type="string">
            <text:p>Av. Rio Branco, 237 - República, São Paulo - SP, 01205-000, Brazil</text:p>
          </table:table-cell>
          <table:table-cell office:value-type="string">
            <text:p>(11) 3221-1964</text:p>
          </table:table-cell>
        </table:table-row>
        <table:table-row table:style-name="ro1">
          <table:table-cell office:value-type="string">
            <text:p>Rick Doces</text:p>
          </table:table-cell>
          <table:table-cell office:value-type="string">
            <text:p>Rua Vergueiro, 695 - Liberdade, São Paulo - SP, 01504-001, Brazil</text:p>
          </table:table-cell>
          <table:table-cell office:value-type="string">
            <text:p>(11) 3271-5822</text:p>
          </table:table-cell>
        </table:table-row>
        <table:table-row table:style-name="ro1">
          <table:table-cell office:value-type="string">
            <text:p>Panificadora e Confeitaria Rio Branco</text:p>
          </table:table-cell>
          <table:table-cell office:value-type="string">
            <text:p>Av. Rio Branco, 1636 - Campos Elíseos, São Paulo - SP, 01206-001, Brazil</text:p>
          </table:table-cell>
          <table:table-cell office:value-type="string">
            <text:p>(11) 3331-9910</text:p>
          </table:table-cell>
        </table:table-row>
        <table:table-row table:style-name="ro1">
          <table:table-cell office:value-type="string">
            <text:p>Bakery and Confectionery Spring</text:p>
          </table:table-cell>
          <table:table-cell office:value-type="string">
            <text:p>Av. São Paulo, 506 - Jardim Tranquilidade, Guarulhos - SP, 07052-160, Brazil</text:p>
          </table:table-cell>
          <table:table-cell office:value-type="string">
            <text:p>(11) 3428-5971</text:p>
          </table:table-cell>
        </table:table-row>
        <table:table-row table:style-name="ro1">
          <table:table-cell office:value-type="string">
            <text:p>Tartelier Patisserie (Loja Saúde)</text:p>
          </table:table-cell>
          <table:table-cell office:value-type="string">
            <text:p>R. Visc. de Inhaúma, 455 - Loja 1 - Vila da Saúde, São Paulo - SP, 04145-030, Brazil</text:p>
          </table:table-cell>
          <table:table-cell office:value-type="string">
            <text:p>(11) 3459-2996</text:p>
          </table:table-cell>
        </table:table-row>
        <table:table-row table:style-name="ro1">
          <table:table-cell office:value-type="string">
            <text:p>Gelato Boutique</text:p>
          </table:table-cell>
          <table:table-cell office:value-type="string">
            <text:p>R. dos Pinheiros, 444 - Pinheiros, São Paulo - SP, 05422-000, Brazil</text:p>
          </table:table-cell>
          <table:table-cell office:value-type="string">
            <text:p>(11) 3541-1532</text:p>
          </table:table-cell>
        </table:table-row>
        <table:table-row table:style-name="ro1">
          <table:table-cell office:value-type="string">
            <text:p>Paradis Macarons</text:p>
          </table:table-cell>
          <table:table-cell office:value-type="string">
            <text:p>Rua Haddock Lobo, 1380 - Jardins, São Paulo - SP, 01414-002, Brazil</text:p>
          </table:table-cell>
          <table:table-cell office:value-type="string">
            <text:p>(11) 3542-2652</text:p>
          </table:table-cell>
        </table:table-row>
        <table:table-row table:style-name="ro1">
          <table:table-cell office:value-type="string">
            <text:p>Bianco Gelateria - Perdizes</text:p>
          </table:table-cell>
          <table:table-cell office:value-type="string">
            <text:p>R. Itapicuru, 411 - Perdizes, São Paulo - SP, 05006-000, Brazil</text:p>
          </table:table-cell>
          <table:table-cell office:value-type="string">
            <text:p>(11) 3673-1184</text:p>
          </table:table-cell>
        </table:table-row>
        <table:table-row table:style-name="ro1">
          <table:table-cell office:value-type="string">
            <text:p>Sabor e Sensação</text:p>
          </table:table-cell>
          <table:table-cell office:value-type="string">
            <text:p>R. São Gonçalo do Rio das Pedras, 669 - Vila Mara, São Paulo - SP, 08081-000, Brazil</text:p>
          </table:table-cell>
          <table:table-cell office:value-type="string">
            <text:p>(11) 3678-5920</text:p>
          </table:table-cell>
        </table:table-row>
        <table:table-row table:style-name="ro1">
          <table:table-cell office:value-type="string">
            <text:p>Salut! Padaria</text:p>
          </table:table-cell>
          <table:table-cell office:value-type="string">
            <text:p>Av. Imperatriz Leopoldina, 491 - Vila Leopoldina, São Paulo - SP, 05305-010, Brazil</text:p>
          </table:table-cell>
          <table:table-cell office:value-type="string">
            <text:p>(11) 3796-0008</text:p>
          </table:table-cell>
        </table:table-row>
        <table:table-row table:style-name="ro1">
          <table:table-cell office:value-type="string">
            <text:p>Gelateria Primo Amore</text:p>
          </table:table-cell>
          <table:table-cell office:value-type="string">
            <text:p>R. Barão do Bananal, 947 - Pompeia, São Paulo - SP, 05024-000, Brazil</text:p>
          </table:table-cell>
          <table:table-cell office:value-type="string">
            <text:p>(11) 3798-6851</text:p>
          </table:table-cell>
        </table:table-row>
        <table:table-row table:style-name="ro1">
          <table:table-cell office:value-type="string">
            <text:p>Marco Polo Gelateria &amp; Caffè</text:p>
          </table:table-cell>
          <table:table-cell office:value-type="string">
            <text:p>Largo Nossa Sra. do Bom Parto, 57 - Tatuapé, São Paulo - SP, 03322-080, Brazil</text:p>
          </table:table-cell>
          <table:table-cell office:value-type="string">
            <text:p>(11) 3805-4005</text:p>
          </table:table-cell>
        </table:table-row>
        <table:table-row table:style-name="ro1">
          <table:table-cell office:value-type="string">
            <text:p>Casa São Bento Padaria</text:p>
          </table:table-cell>
          <table:table-cell office:value-type="string">
            <text:p>Av. Guarulhos, 1823 - Vila Augusta, Guarulhos - SP, 07022-020, Brazil</text:p>
          </table:table-cell>
          <table:table-cell office:value-type="string">
            <text:p>(11) 3820-1010</text:p>
          </table:table-cell>
        </table:table-row>
        <table:table-row table:style-name="ro1">
          <table:table-cell office:value-type="string">
            <text:p>Padaria Dom Pepe</text:p>
          </table:table-cell>
          <table:table-cell office:value-type="string">
            <text:p>Av. Imperatriz Leopoldina, 101 - Vila Leopoldina, São Paulo - SP, 05305-010, Brazil</text:p>
          </table:table-cell>
          <table:table-cell office:value-type="string">
            <text:p>(11) 3831-7402</text:p>
          </table:table-cell>
        </table:table-row>
        <table:table-row table:style-name="ro1">
          <table:table-cell office:value-type="string">
            <text:p>San Lorenzo Gelateria</text:p>
          </table:table-cell>
          <table:table-cell office:value-type="string">
            <text:p>R. João Cachoeira, 1360 - Vila Nova Conceição, São Paulo - SP, 04535-006, Brazil</text:p>
          </table:table-cell>
          <table:table-cell office:value-type="string">
            <text:p>(11) 3842-2070</text:p>
          </table:table-cell>
        </table:table-row>
        <table:table-row table:style-name="ro1">
          <table:table-cell office:value-type="string">
            <text:p>Davvero</text:p>
          </table:table-cell>
          <table:table-cell office:value-type="string">
            <text:p>Rua Pais de Araújo, 129 - Itaim Bibi, São Paulo - SP, 04531-090, Brazil</text:p>
          </table:table-cell>
          <table:table-cell office:value-type="string">
            <text:p>(11) 3881-6552</text:p>
          </table:table-cell>
        </table:table-row>
        <table:table-row table:style-name="ro1">
          <table:table-cell office:value-type="string">
            <text:p>Doçaria da Vila</text:p>
          </table:table-cell>
          <table:table-cell office:value-type="string">
            <text:p>R. Francisco Cruz, 612 - Jardim Vila Mariana, São Paulo - SP, 04117-091, Brazil</text:p>
          </table:table-cell>
          <table:table-cell office:value-type="string">
            <text:p>(11) 3881-9944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Le Botteghe di Leonardo</text:p>
          </table:table-cell>
          <table:table-cell office:value-type="string">
            <text:p>R. Oscar Freire, 42 - Jardim Paulista, São Paulo - SP, 01426-000, Brazil</text:p>
          </table:table-cell>
          <table:table-cell office:value-type="string">
            <text:p>(11) 3898-4517</text:p>
          </table:table-cell>
        </table:table-row>
        <table:table-row table:style-name="ro1">
          <table:table-cell office:value-type="string">
            <text:p>Regiane Canuto Confeitaria Gourmet</text:p>
          </table:table-cell>
          <table:table-cell office:value-type="string">
            <text:p>R. Nilo Peçanha, 125 - Assunção, São Bernardo do Campo - SP, 09810-580, Brazil</text:p>
          </table:table-cell>
          <table:table-cell office:value-type="string">
            <text:p>(11) 3907-6535</text:p>
          </table:table-cell>
        </table:table-row>
        <table:table-row table:style-name="ro1">
          <table:table-cell office:value-type="string">
            <text:p>Cacau Show Pq Tiete</text:p>
          </table:table-cell>
          <table:table-cell office:value-type="string">
            <text:p>R. São Gonçalo do Abaeté, 268 - Parque Tiete, São Paulo - SP, 02870-000, Brazil</text:p>
          </table:table-cell>
          <table:table-cell office:value-type="string">
            <text:p>(11) 3982-7206</text:p>
          </table:table-cell>
        </table:table-row>
        <table:table-row table:style-name="ro1">
          <table:table-cell office:value-type="string">
            <text:p>Pastelaria Estrela dos Salgados</text:p>
          </table:table-cell>
          <table:table-cell office:value-type="string">
            <text:p>R. São Gonçalo do Abaeté, 96 - Zona Norte, São Paulo - SP, 02870-000, Brazil</text:p>
          </table:table-cell>
          <table:table-cell office:value-type="string">
            <text:p>(11) 3983-5523</text:p>
          </table:table-cell>
        </table:table-row>
        <table:table-row table:style-name="ro1">
          <table:table-cell office:value-type="string">
            <text:p>Panificadora Montessimo</text:p>
          </table:table-cell>
          <table:table-cell office:value-type="string">
            <text:p>R. São Gonçalo do Abaeté, 130 - Jardim Ondina, São Paulo - SP, 02870-000, Brazil</text:p>
          </table:table-cell>
          <table:table-cell office:value-type="string">
            <text:p>(11) 3983-7623</text:p>
          </table:table-cell>
        </table:table-row>
        <table:table-row table:style-name="ro1">
          <table:table-cell office:value-type="string">
            <text:p>Oggi Sorvetes SBC Nova Petrópolis</text:p>
          </table:table-cell>
          <table:table-cell office:value-type="string">
            <text:p>R. Marisa Prado, 281 - Nova Petrópolis, São Bernardo do Campo - SP, 09780-410, Brazil</text:p>
          </table:table-cell>
          <table:table-cell office:value-type="string">
            <text:p>(11) 3996-3266</text:p>
          </table:table-cell>
        </table:table-row>
        <table:table-row table:style-name="ro1">
          <table:table-cell office:value-type="string">
            <text:p>Padaria Don Doc</text:p>
          </table:table-cell>
          <table:table-cell office:value-type="string">
            <text:p>Rua Visconde de Rio Branco, 212 - Centro, Diadema - SP, 09910-470, Brazil</text:p>
          </table:table-cell>
          <table:table-cell office:value-type="string">
            <text:p>(11) 4043-2159</text:p>
          </table:table-cell>
        </table:table-row>
        <table:table-row table:style-name="ro1">
          <table:table-cell office:value-type="string">
            <text:p>Doceria JBJ</text:p>
          </table:table-cell>
          <table:table-cell office:value-type="string">
            <text:p>Av. Humberto de Alencar Castelo Branco, 3658 - Alves Dias, São Bernardo do Campo - SP, 09850-305, Brazil</text:p>
          </table:table-cell>
          <table:table-cell office:value-type="string">
            <text:p>(11) 4109-0379</text:p>
          </table:table-cell>
        </table:table-row>
        <table:table-row table:style-name="ro1">
          <table:table-cell office:value-type="string">
            <text:p>Padaria Bella Show Pão</text:p>
          </table:table-cell>
          <table:table-cell office:value-type="string">
            <text:p>Av. Pres. João Café Filho, 1888 - Assunção, São Bernardo do Campo - SP, 09850-167, Brazil</text:p>
          </table:table-cell>
          <table:table-cell office:value-type="string">
            <text:p>(11) 4109-3722</text:p>
          </table:table-cell>
        </table:table-row>
        <table:table-row table:style-name="ro1">
          <table:table-cell office:value-type="string">
            <text:p>Padaria Paraty</text:p>
          </table:table-cell>
          <table:table-cell office:value-type="string">
            <text:p>R. Viña del Mar, 698 - Assunção, São Bernardo do Campo - SP, 09861-570, Brazil</text:p>
          </table:table-cell>
          <table:table-cell office:value-type="string">
            <text:p>(11) 4109-8309</text:p>
          </table:table-cell>
        </table:table-row>
        <table:table-row table:style-name="ro1">
          <table:table-cell office:value-type="string">
            <text:p>PikurruchA'S</text:p>
          </table:table-cell>
          <table:table-cell office:value-type="string">
            <text:p>R. Diana, 695 - Perdizes, São Paulo - SP, 05011-000, Brazil</text:p>
          </table:table-cell>
          <table:table-cell office:value-type="string">
            <text:p>(11) 4111-6859</text:p>
          </table:table-cell>
        </table:table-row>
        <table:table-row table:style-name="ro1">
          <table:table-cell office:value-type="string">
            <text:p>Cheesecakeria</text:p>
          </table:table-cell>
          <table:table-cell office:value-type="string">
            <text:p>R. Casa do Ator, 75 - Vila Olímpia, São Paulo - SP, 04546-000, Brazil</text:p>
          </table:table-cell>
          <table:table-cell office:value-type="string">
            <text:p>(11) 4117-0400</text:p>
          </table:table-cell>
        </table:table-row>
        <table:table-row table:style-name="ro1">
          <table:table-cell office:value-type="string">
            <text:p>INCA REAL PÃES E DOCES</text:p>
          </table:table-cell>
          <table:table-cell office:value-type="string">
            <text:p>Av. Imperatriz Leopoldina, 210 - Nova Petrópolis, São Bernardo do Campo - SP, 09770-270, Brazil</text:p>
          </table:table-cell>
          <table:table-cell office:value-type="string">
            <text:p>(11) 4125-1864</text:p>
          </table:table-cell>
        </table:table-row>
        <table:table-row table:style-name="ro1">
          <table:table-cell office:value-type="string">
            <text:p>D'avó Hiper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(11) 4126-4500</text:p>
          </table:table-cell>
        </table:table-row>
        <table:table-row table:style-name="ro1">
          <table:table-cell office:value-type="string">
            <text:p>Padaria Miami</text:p>
          </table:table-cell>
          <table:table-cell office:value-type="string">
            <text:p>Av. Francisco Prestes Maia, 1192 - Centro, São Bernardo do Campo - SP, 09770-140, Brazil</text:p>
          </table:table-cell>
          <table:table-cell office:value-type="string">
            <text:p>(11) 4127-1922</text:p>
          </table:table-cell>
        </table:table-row>
        <table:table-row table:style-name="ro1">
          <table:table-cell office:value-type="string">
            <text:p>Super Doces Maringá</text:p>
          </table:table-cell>
          <table:table-cell office:value-type="string">
            <text:p>Av. Fernando Fernandes, 860 - Jardim Mituzi, Embu das Artes - SP, 06775-290, Brazil</text:p>
          </table:table-cell>
          <table:table-cell office:value-type="string">
            <text:p>(11) 4139-5801</text:p>
          </table:table-cell>
        </table:table-row>
        <table:table-row table:style-name="ro1">
          <table:table-cell office:value-type="string">
            <text:p>Sodiê Doces (Jardim Boa Vista)</text:p>
          </table:table-cell>
          <table:table-cell office:value-type="string">
            <text:p>R. da Prata, 816 - Jardim dos Camargos, Barueri - SP, 06410-000, Brazil</text:p>
          </table:table-cell>
          <table:table-cell office:value-type="string">
            <text:p>(11) 4163-2508</text:p>
          </table:table-cell>
        </table:table-row>
        <table:table-row table:style-name="ro1">
          <table:table-cell office:value-type="string">
            <text:p>Estação Doces Confeitaria Artesanal</text:p>
          </table:table-cell>
          <table:table-cell office:value-type="string">
            <text:p>Av. Dr. Timóteo Penteado, 1021 - Centro, Guarulhos - SP, 07094-000, Brazil</text:p>
          </table:table-cell>
          <table:table-cell office:value-type="string">
            <text:p>(11) 4215-6393</text:p>
          </table:table-cell>
        </table:table-row>
        <table:table-row table:style-name="ro1">
          <table:table-cell office:value-type="string">
            <text:p>Padaria Artesanal - Mestre Aleixo Pães Artesanais - Guarulhos</text:p>
          </table:table-cell>
          <table:table-cell office:value-type="string">
            <text:p>Av. Francisco Conde, 287 - Vila Rosalia, Guarulhos - SP, 07070-010, Brazil</text:p>
          </table:table-cell>
          <table:table-cell office:value-type="string">
            <text:p>(11) 4218-0026</text:p>
          </table:table-cell>
        </table:table-row>
        <table:table-row table:style-name="ro1">
          <table:table-cell office:value-type="string">
            <text:p>Opera Ganache Bakery</text:p>
          </table:table-cell>
          <table:table-cell office:value-type="string">
            <text:p>Rua Cayowaá, 911 - Perdizes, São Paulo - SP, 05018-001, Brazil</text:p>
          </table:table-cell>
          <table:table-cell office:value-type="string">
            <text:p>(11) 4305-9504</text:p>
          </table:table-cell>
        </table:table-row>
        <table:table-row table:style-name="ro1">
          <table:table-cell office:value-type="string">
            <text:p>Choco Art Artigos Para Festas/ distribuidora / doces / confeitaria /atacado / varejo / essências / artesanato / bisqui /</text:p>
          </table:table-cell>
          <table:table-cell office:value-type="string">
            <text:p>R. Rio Branco, 254 - Centro, São Bernardo do Campo - SP, 09710-090, Brazil</text:p>
          </table:table-cell>
          <table:table-cell office:value-type="string">
            <text:p>(11) 4332-8098</text:p>
          </table:table-cell>
        </table:table-row>
        <table:table-row table:style-name="ro1">
          <table:table-cell office:value-type="string">
            <text:p>Oggi Sorvetes ( Vila Rio )</text:p>
          </table:table-cell>
          <table:table-cell office:value-type="string">
            <text:p>Av. Salgado Filho, 3149 - Centro, Guarulhos - SP, 07115-000, Brazil</text:p>
          </table:table-cell>
          <table:table-cell office:value-type="string">
            <text:p>(11) 4372-0646</text:p>
          </table:table-cell>
        </table:table-row>
        <table:table-row table:style-name="ro1">
          <table:table-cell office:value-type="string">
            <text:p>Center Guarulhos Padaria</text:p>
          </table:table-cell>
          <table:table-cell office:value-type="string">
            <text:p>Av. Guarulhos, 3842 - Pte. Grande, Guarulhos - SP, 07030-240, Brazil</text:p>
          </table:table-cell>
          <table:table-cell office:value-type="string">
            <text:p>(11) 4386-4861</text:p>
          </table:table-cell>
        </table:table-row>
        <table:table-row table:style-name="ro1">
          <table:table-cell office:value-type="string">
            <text:p>São Brigadeiros</text:p>
          </table:table-cell>
          <table:table-cell office:value-type="string">
            <text:p>Av. Pereira Barreto, 42 - Piso 1 - Vila Boa Vista, Santo André - SP, 09751-000, Brazil</text:p>
          </table:table-cell>
          <table:table-cell office:value-type="string">
            <text:p>(11) 4468-1650</text:p>
          </table:table-cell>
        </table:table-row>
        <table:table-row table:style-name="ro1">
          <table:table-cell office:value-type="string">
            <text:p>Super Sweet Maringa</text:p>
          </table:table-cell>
          <table:table-cell office:value-type="string">
            <text:p>Av. N. Sra. de Fátima, 489 - Vila Monte Serrat, Cotia - SP, 06717-210, Brazil</text:p>
          </table:table-cell>
          <table:table-cell office:value-type="string">
            <text:p>(11) 4614-5519</text:p>
          </table:table-cell>
        </table:table-row>
        <table:table-row table:style-name="ro1">
          <table:table-cell office:value-type="string">
            <text:p>Sodiê Doces Vila Galvão</text:p>
          </table:table-cell>
          <table:table-cell office:value-type="string">
            <text:p>R. Quitandinha, 203 - Vila Galvão, Guarulhos - SP, 07056-080, Brazil</text:p>
          </table:table-cell>
          <table:table-cell office:value-type="string">
            <text:p>(11) 4963-6007</text:p>
          </table:table-cell>
        </table:table-row>
        <table:table-row table:style-name="ro1">
          <table:table-cell office:value-type="string">
            <text:p>Sodiê Doces Otavio Braga</text:p>
          </table:table-cell>
          <table:table-cell office:value-type="string">
            <text:p>Av. Otávio Braga de Mesquita, 1751 - Vila Florida, Guarulhos - SP, 07191-000, Brazil</text:p>
          </table:table-cell>
          <table:table-cell office:value-type="string">
            <text:p>(11) 4964-1066</text:p>
          </table:table-cell>
        </table:table-row>
        <table:table-row table:style-name="ro1">
          <table:table-cell office:value-type="string">
            <text:p>HIPERBALAS - Sweets | parties | Confectionery</text:p>
          </table:table-cell>
          <table:table-cell office:value-type="string">
            <text:p>R. Formosa do Rio Preto, 176 - Jardim Bela Vista, Guarulhos - SP, 07133-030, Brazil</text:p>
          </table:table-cell>
          <table:table-cell office:value-type="string">
            <text:p>(11) 4968-3037</text:p>
          </table:table-cell>
        </table:table-row>
        <table:table-row table:style-name="ro1">
          <table:table-cell office:value-type="string">
            <text:p>Sweet Cake</text:p>
          </table:table-cell>
          <table:table-cell office:value-type="string">
            <text:p>R. Barão de Jaceguai, 1209 - Campo Belo, São Paulo - SP, 04606-003, Brazil</text:p>
          </table:table-cell>
          <table:table-cell office:value-type="string">
            <text:p>(11) 5041-5829</text:p>
          </table:table-cell>
        </table:table-row>
        <table:table-row table:style-name="ro1">
          <table:table-cell office:value-type="string">
            <text:p>Stuppendo</text:p>
          </table:table-cell>
          <table:table-cell office:value-type="string">
            <text:p>R. Canário, 1321 - Moema, São Paulo - SP, 04521-005, Brazil</text:p>
          </table:table-cell>
          <table:table-cell office:value-type="string">
            <text:p>(11) 5093-2967</text:p>
          </table:table-cell>
        </table:table-row>
        <table:table-row table:style-name="ro1">
          <table:table-cell office:value-type="string">
            <text:p>Confeitaria Dama</text:p>
          </table:table-cell>
          <table:table-cell office:value-type="string">
            <text:p>R. Ferreira de Araújo, 376 - Pinheiros, São Paulo - SP, 05428-000, Brazil</text:p>
          </table:table-cell>
          <table:table-cell office:value-type="string">
            <text:p>(11) 5182-5088</text:p>
          </table:table-cell>
        </table:table-row>
        <table:table-row table:style-name="ro1">
          <table:table-cell office:value-type="string">
            <text:p>Delicious Doceria</text:p>
          </table:table-cell>
          <table:table-cell office:value-type="string">
            <text:p>R. Verbo Divino, 1083 - Chácara Santo Antônio (Zona Sul), São Paulo - SP, 04719-002, Brazil</text:p>
          </table:table-cell>
          <table:table-cell office:value-type="string">
            <text:p>(11) 5183-7614</text:p>
          </table:table-cell>
        </table:table-row>
        <table:table-row table:style-name="ro1">
          <table:table-cell office:value-type="string">
            <text:p>Las Chicas Sorveteria &amp; Paleteria</text:p>
          </table:table-cell>
          <table:table-cell office:value-type="string">
            <text:p>Av. Jurema, 419 - Parque Jurema, Guarulhos - SP, 07244-110, Brazil</text:p>
          </table:table-cell>
          <table:table-cell office:value-type="string">
            <text:p>(11) 5199-3279</text:p>
          </table:table-cell>
        </table:table-row>
        <table:table-row table:style-name="ro1">
          <table:table-cell office:value-type="string">
            <text:p>Mega Doces</text:p>
          </table:table-cell>
          <table:table-cell office:value-type="string">
            <text:p>R. Barão do Rio Branco, 237 - Santo Amaro, São Paulo - SP, 04753-000, Brazil</text:p>
          </table:table-cell>
          <table:table-cell office:value-type="string">
            <text:p>(11) 5522-3357</text:p>
          </table:table-cell>
        </table:table-row>
        <table:table-row table:style-name="ro1">
          <table:table-cell office:value-type="string">
            <text:p>MuniK Chocolates e Cafeteria Alto da Boa Vista</text:p>
          </table:table-cell>
          <table:table-cell office:value-type="string">
            <text:p>R. Irineu Marinho, 164 - Alto da Boa Vista, São Paulo - SP, 04739-040, Brazil</text:p>
          </table:table-cell>
          <table:table-cell office:value-type="string">
            <text:p>(11) 5524-4683</text:p>
          </table:table-cell>
        </table:table-row>
        <table:table-row table:style-name="ro1">
          <table:table-cell office:value-type="string">
            <text:p>KOPENHAGEN BOAVISTA SHOPPING</text:p>
          </table:table-cell>
          <table:table-cell office:value-type="string">
            <text:p>R. Borba Gato, 59 - 235 - Santo Amaro, São Paulo - SP, 04747-030, Brazil</text:p>
          </table:table-cell>
          <table:table-cell office:value-type="string">
            <text:p>(11) 5541-7529</text:p>
          </table:table-cell>
        </table:table-row>
        <table:table-row table:style-name="ro1">
          <table:table-cell office:value-type="string">
            <text:p>Saui Doces</text:p>
          </table:table-cell>
          <table:table-cell office:value-type="string">
            <text:p>Rua Padre José Garzotti, 206 - Cidade Dutra, São Paulo - SP, 04806-000, Brazil</text:p>
          </table:table-cell>
          <table:table-cell office:value-type="string">
            <text:p>(11) 5666-3821</text:p>
          </table:table-cell>
        </table:table-row>
        <table:table-row table:style-name="ro1">
          <table:table-cell office:value-type="string">
            <text:p>Super Doce Maringá - Unidade Santo Amaro</text:p>
          </table:table-cell>
          <table:table-cell office:value-type="string">
            <text:p>Av. Vítor Manzini, 123 - Santo Amaro, São Paulo - SP, 04745-060, Brazil</text:p>
          </table:table-cell>
          <table:table-cell office:value-type="string">
            <text:p>(11) 5685-6965</text:p>
          </table:table-cell>
        </table:table-row>
        <table:table-row table:style-name="ro1">
          <table:table-cell office:value-type="string">
            <text:p>Super Doce Maringá - Unidade Capão Redondo</text:p>
          </table:table-cell>
          <table:table-cell office:value-type="string">
            <text:p>Av. Comendador Sant'Anna, 500 - Capão Redondo, São Paulo - SP, 05866-000, Brazil</text:p>
          </table:table-cell>
          <table:table-cell office:value-type="string">
            <text:p>(11) 5873-3178</text:p>
          </table:table-cell>
        </table:table-row>
        <table:table-row table:style-name="ro1">
          <table:table-cell office:value-type="string">
            <text:p>Imperatriz Pães e Doces</text:p>
          </table:table-cell>
          <table:table-cell office:value-type="string">
            <text:p>R. Ver. Rocha e Silva, 2 - Ponta da Praia, Santos - SP, 11035-140, Brazil</text:p>
          </table:table-cell>
          <table:table-cell office:value-type="string">
            <text:p>(13) 3236-5688</text:p>
          </table:table-cell>
        </table:table-row>
        <table:table-row table:style-name="ro1">
          <table:table-cell office:value-type="string">
            <text:p>Confeitaria Joinville</text:p>
          </table:table-cell>
          <table:table-cell office:value-type="string">
            <text:p>Av. Vicente de Carvalho, 36 - Boqueirão, Santos - SP, 11045-550, Brazil</text:p>
          </table:table-cell>
          <table:table-cell office:value-type="string">
            <text:p>(13) 3394-7544</text:p>
          </table:table-cell>
        </table:table-row>
        <table:table-row table:style-name="ro1">
          <table:table-cell office:value-type="string">
            <text:p>Panificadora Rio Branco de São Vicente</text:p>
          </table:table-cell>
          <table:table-cell office:value-type="string">
            <text:p>R. XV de Novembro, 117 - Centro, São Vicente - SP, 11310-400, Brazil</text:p>
          </table:table-cell>
          <table:table-cell office:value-type="string">
            <text:p>(13) 3466-8608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Panificadora Rio Branco de Itapetininga</text:p>
          </table:table-cell>
          <table:table-cell office:value-type="string">
            <text:p>Av. Padre Antônio Brunetti, 461 - Vila Rio Branco, Itapetininga - SP, 18208-080, Brazil</text:p>
          </table:table-cell>
          <table:table-cell office:value-type="string">
            <text:p>(15) 3271-1760</text:p>
          </table:table-cell>
        </table:table-row>
        <table:table-row table:style-name="ro1">
          <table:table-cell office:value-type="string">
            <text:p>Chiquinho Ice Cream</text:p>
          </table:table-cell>
          <table:table-cell office:value-type="string">
            <text:p>179 - R. Coelho de Resende, 149 - Centro (Sul), Teresina - PI, 64001-370, Brazil</text:p>
          </table:table-cell>
          <table:table-cell office:value-type="string">
            <text:p>(17) 3211-8200</text:p>
          </table:table-cell>
        </table:table-row>
        <table:table-row table:style-name="ro1">
          <table:table-cell office:value-type="string">
            <text:p>Chiquinho Sorvetes Recife</text:p>
          </table:table-cell>
          <table:table-cell office:value-type="string">
            <text:p>R. Barão de Souza Leão, 335 - Loja 8 - Boa Viagem, Recife - PE, 51130-020, Brazil</text:p>
          </table:table-cell>
          <table:table-cell office:value-type="string">
            <text:p>(17) 3211-8200</text:p>
          </table:table-cell>
        </table:table-row>
        <table:table-row table:style-name="ro1">
          <table:table-cell office:value-type="string">
            <text:p>Chiquinho Sorvetes Gramado</text:p>
          </table:table-cell>
          <table:table-cell office:value-type="string">
            <text:p>Av. Borges de Medeiros, 3076 - Vila Suica, Gramado - RS, 95670-000, Brazil</text:p>
          </table:table-cell>
          <table:table-cell office:value-type="string">
            <text:p>(17) 3211-8200</text:p>
          </table:table-cell>
        </table:table-row>
        <table:table-row table:style-name="ro1">
          <table:table-cell office:value-type="string">
            <text:p>De Vitis Gelato</text:p>
          </table:table-cell>
          <table:table-cell office:value-type="string">
            <text:p>Av. João Mendes Júnior - Cambuí, Campinas - SP, 13024-030, Brazil</text:p>
          </table:table-cell>
          <table:table-cell office:value-type="string">
            <text:p>(19) 2513-4444</text:p>
          </table:table-cell>
        </table:table-row>
        <table:table-row table:style-name="ro1">
          <table:table-cell office:value-type="string">
            <text:p>Abelha Gulosa-Flamboyant</text:p>
          </table:table-cell>
          <table:table-cell office:value-type="string">
            <text:p>R. Mogi Guaçu, 1505 - Jardim Flamboyant, Campinas - SP, 13091-103, Brazil</text:p>
          </table:table-cell>
          <table:table-cell office:value-type="string">
            <text:p>(19) 3201-0905</text:p>
          </table:table-cell>
        </table:table-row>
        <table:table-row table:style-name="ro1">
          <table:table-cell office:value-type="string">
            <text:p>Império dos Pães</text:p>
          </table:table-cell>
          <table:table-cell office:value-type="string">
            <text:p>Av. Almeida Garret, 1073 - Parque Taquaral, Campinas - SP, 13087-291, Brazil</text:p>
          </table:table-cell>
          <table:table-cell office:value-type="string">
            <text:p>(19) 3213-3942</text:p>
          </table:table-cell>
        </table:table-row>
        <table:table-row table:style-name="ro1">
          <table:table-cell office:value-type="string">
            <text:p>Nico Paneteria</text:p>
          </table:table-cell>
          <table:table-cell office:value-type="string">
            <text:p>Av. Francisco Glicério, 708 - Centro, Campinas - SP, 13012-010, Brazil</text:p>
          </table:table-cell>
          <table:table-cell office:value-type="string">
            <text:p>(19) 3231-5308</text:p>
          </table:table-cell>
        </table:table-row>
        <table:table-row table:style-name="ro1">
          <table:table-cell office:value-type="string">
            <text:p>House dessert</text:p>
          </table:table-cell>
          <table:table-cell office:value-type="string">
            <text:p>Rua Barão de Jaguara, 1012 - Centro, Campinas - SP, 13015-001, Brazil</text:p>
          </table:table-cell>
          <table:table-cell office:value-type="string">
            <text:p>(19) 3231-7814</text:p>
          </table:table-cell>
        </table:table-row>
        <table:table-row table:style-name="ro1">
          <table:table-cell office:value-type="string">
            <text:p>Candy House</text:p>
          </table:table-cell>
          <table:table-cell office:value-type="string">
            <text:p>Av. Benjamin Constant, 749 - Centro, Campinas - SP, 13010-000, Brazil</text:p>
          </table:table-cell>
          <table:table-cell office:value-type="string">
            <text:p>(19) 3232-2029</text:p>
          </table:table-cell>
        </table:table-row>
        <table:table-row table:style-name="ro1">
          <table:table-cell office:value-type="string">
            <text:p>Padaria Pão da Vida Campinas</text:p>
          </table:table-cell>
          <table:table-cell office:value-type="string">
            <text:p>R. José Paulino, 1832 - Centro, Campinas - SP, 13023-101, Brazil</text:p>
          </table:table-cell>
          <table:table-cell office:value-type="string">
            <text:p>(19) 3236-6197</text:p>
          </table:table-cell>
        </table:table-row>
        <table:table-row table:style-name="ro1">
          <table:table-cell office:value-type="string">
            <text:p>Bakery St. Judas Tadeu</text:p>
          </table:table-cell>
          <table:table-cell office:value-type="string">
            <text:p>R. Dr. Lúcio Pereira Peixoto, 340 - Jardim Chapadão, Campinas - SP, 13070-028, Brazil</text:p>
          </table:table-cell>
          <table:table-cell office:value-type="string">
            <text:p>(19) 3241-6424</text:p>
          </table:table-cell>
        </table:table-row>
        <table:table-row table:style-name="ro1">
          <table:table-cell office:value-type="string">
            <text:p>Gela Boca - Campinas | Chapadão</text:p>
          </table:table-cell>
          <table:table-cell office:value-type="string">
            <text:p>R. Santo Antônio Claret, 136 - Jardim Chapadão, Campinas - SP, 13070-145, Brazil</text:p>
          </table:table-cell>
          <table:table-cell office:value-type="string">
            <text:p>(19) 3242-5200</text:p>
          </table:table-cell>
        </table:table-row>
        <table:table-row table:style-name="ro1">
          <table:table-cell office:value-type="string">
            <text:p>Nico Paneteria</text:p>
          </table:table-cell>
          <table:table-cell office:value-type="string">
            <text:p>Av. Andrade Neves, 2286 - Jardim Chapadão, Campinas - SP, 13070-143, Brazil</text:p>
          </table:table-cell>
          <table:table-cell office:value-type="string">
            <text:p>(19) 3243-1542</text:p>
          </table:table-cell>
        </table:table-row>
        <table:table-row table:style-name="ro1">
          <table:table-cell office:value-type="string">
            <text:p>Sorvete em Camadas</text:p>
          </table:table-cell>
          <table:table-cell office:value-type="string">
            <text:p>Rua Jerônimo Páttaro, 288 - Cidade Universitária, Campinas - SP, 13084-110, Brazil</text:p>
          </table:table-cell>
          <table:table-cell office:value-type="string">
            <text:p>(19) 3249-2936</text:p>
          </table:table-cell>
        </table:table-row>
        <table:table-row table:style-name="ro1">
          <table:table-cell office:value-type="string">
            <text:p>Casa da Sobremesa - Cambuí - Campinas</text:p>
          </table:table-cell>
          <table:table-cell office:value-type="string">
            <text:p>Av. José de Sousa Campos, 1151 - Cambuí, Campinas - SP, 13090-615, Brazil</text:p>
          </table:table-cell>
          <table:table-cell office:value-type="string">
            <text:p>(19) 3251-0337</text:p>
          </table:table-cell>
        </table:table-row>
        <table:table-row table:style-name="ro1">
          <table:table-cell office:value-type="string">
            <text:p>Panificadora Piracam</text:p>
          </table:table-cell>
          <table:table-cell office:value-type="string">
            <text:p>Av. Princesa D'Oeste, 994 - Jardim Proença, Campinas - SP, 13100-040, Brazil</text:p>
          </table:table-cell>
          <table:table-cell office:value-type="string">
            <text:p>(19) 3251-2639</text:p>
          </table:table-cell>
        </table:table-row>
        <table:table-row table:style-name="ro1">
          <table:table-cell office:value-type="string">
            <text:p>Adélia Boulangerie</text:p>
          </table:table-cell>
          <table:table-cell office:value-type="string">
            <text:p>R. Dr. Guilherme da Silva, 414 - Cambuí, Campinas - SP, 13025-070, Brazil</text:p>
          </table:table-cell>
          <table:table-cell office:value-type="string">
            <text:p>(19) 3251-6422</text:p>
          </table:table-cell>
        </table:table-row>
        <table:table-row table:style-name="ro1">
          <table:table-cell office:value-type="string">
            <text:p>Panificadora Massa Pura</text:p>
          </table:table-cell>
          <table:table-cell office:value-type="string">
            <text:p>R. Cel. Quirino, 1889 - Cambuí, Campinas - SP, 13025-003, Brazil</text:p>
          </table:table-cell>
          <table:table-cell office:value-type="string">
            <text:p>(19) 3252-2142</text:p>
          </table:table-cell>
        </table:table-row>
        <table:table-row table:style-name="ro1">
          <table:table-cell office:value-type="string">
            <text:p>Pão do Cambuí Bakery</text:p>
          </table:table-cell>
          <table:table-cell office:value-type="string">
            <text:p>R. Dr. Emílio Ribas, 70 - Cambuí, Campinas - SP, 13025-190, Brazil</text:p>
          </table:table-cell>
          <table:table-cell office:value-type="string">
            <text:p>(19) 3252-3224</text:p>
          </table:table-cell>
        </table:table-row>
        <table:table-row table:style-name="ro1">
          <table:table-cell office:value-type="string">
            <text:p>PANIFICADORA E CONFEITARIA RIVIERA</text:p>
          </table:table-cell>
          <table:table-cell office:value-type="string">
            <text:p>R. Olavo Bilac, 28 - Cambuí, Campinas - SP, 13024-110, Brazil</text:p>
          </table:table-cell>
          <table:table-cell office:value-type="string">
            <text:p>(19) 3252-5332</text:p>
          </table:table-cell>
        </table:table-row>
        <table:table-row table:style-name="ro1">
          <table:table-cell office:value-type="string">
            <text:p>Confeitaria Romana</text:p>
          </table:table-cell>
          <table:table-cell office:value-type="string">
            <text:p>Av. Cel. Silva Telles, 463 - Cambuí, Campinas - SP, 13024-000, Brazil</text:p>
          </table:table-cell>
          <table:table-cell office:value-type="string">
            <text:p>(19) 3252-7000</text:p>
          </table:table-cell>
        </table:table-row>
        <table:table-row table:style-name="ro1">
          <table:table-cell office:value-type="string">
            <text:p>Bakery Paula Bueno</text:p>
          </table:table-cell>
          <table:table-cell office:value-type="string">
            <text:p>R. Paula Bueno, 564 - Taquaral, Campinas - SP, 13076-230, Brazil</text:p>
          </table:table-cell>
          <table:table-cell office:value-type="string">
            <text:p>(19) 3253-5799</text:p>
          </table:table-cell>
        </table:table-row>
        <table:table-row table:style-name="ro1">
          <table:table-cell office:value-type="string">
            <text:p>Boulangerie De France</text:p>
          </table:table-cell>
          <table:table-cell office:value-type="string">
            <text:p>Ventura Mall - Av. Dr. Moraes Salles, 2790 - Nova Campinas, Campinas - SP, 13092-160, Brazil</text:p>
          </table:table-cell>
          <table:table-cell office:value-type="string">
            <text:p>(19) 3253-6898</text:p>
          </table:table-cell>
        </table:table-row>
        <table:table-row table:style-name="ro1">
          <table:table-cell office:value-type="string">
            <text:p>Padaria Croissant D'or</text:p>
          </table:table-cell>
          <table:table-cell office:value-type="string">
            <text:p>R. Cel. Quirino, 478 - Centro, Campinas - SP, 13015-330, Brazil</text:p>
          </table:table-cell>
          <table:table-cell office:value-type="string">
            <text:p>(19) 3254-6598</text:p>
          </table:table-cell>
        </table:table-row>
        <table:table-row table:style-name="ro1">
          <table:table-cell office:value-type="string">
            <text:p>Pão da Primavera</text:p>
          </table:table-cell>
          <table:table-cell office:value-type="string">
            <text:p>R. Jorge de Figueiredo Corrêa, 1411 - Chácara Primavera, Campinas - SP, 13087-261, Brazil</text:p>
          </table:table-cell>
          <table:table-cell office:value-type="string">
            <text:p>(19) 3256-6333</text:p>
          </table:table-cell>
        </table:table-row>
        <table:table-row table:style-name="ro1">
          <table:table-cell office:value-type="string">
            <text:p>Padaria Floresta</text:p>
          </table:table-cell>
          <table:table-cell office:value-type="string">
            <text:p>Av. Dr. Carlos de Campos, 653 - Vila Industrial (Campinas), Campinas - SP, 13035-610, Brazil</text:p>
          </table:table-cell>
          <table:table-cell office:value-type="string">
            <text:p>(19) 3272-6657</text:p>
          </table:table-cell>
        </table:table-row>
        <table:table-row table:style-name="ro1">
          <table:table-cell office:value-type="string">
            <text:p>Du Doces</text:p>
          </table:table-cell>
          <table:table-cell office:value-type="string">
            <text:p>Av. das Amoreiras, 1810 - Vila São Bernardo, Campinas - SP, 13031-435, Brazil</text:p>
          </table:table-cell>
          <table:table-cell office:value-type="string">
            <text:p>(19) 3272-8460</text:p>
          </table:table-cell>
        </table:table-row>
        <table:table-row table:style-name="ro1">
          <table:table-cell office:value-type="string">
            <text:p>Gela Boca - Campinas | Vila João Jorge</text:p>
          </table:table-cell>
          <table:table-cell office:value-type="string">
            <text:p>Av. Marechal Carmona, 859 - Vila Joao Jorge, Campinas - SP, 13041-311, Brazil</text:p>
          </table:table-cell>
          <table:table-cell office:value-type="string">
            <text:p>(19) 3275-2040</text:p>
          </table:table-cell>
        </table:table-row>
        <table:table-row table:style-name="ro1">
          <table:table-cell office:value-type="string">
            <text:p>Padaria Pane D´ France</text:p>
          </table:table-cell>
          <table:table-cell office:value-type="string">
            <text:p>Av. Baden Powell, 1726 - Jardim Nova Europa, Campinas - SP, 13040-093, Brazil</text:p>
          </table:table-cell>
          <table:table-cell office:value-type="string">
            <text:p>(19) 3278-0262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Dr. Hermas Braga, 23 - Nova Campinas, Campinas - SP, 13092-133, Brazil</text:p>
          </table:table-cell>
          <table:table-cell office:value-type="string">
            <text:p>(19) 3295-6660</text:p>
          </table:table-cell>
        </table:table-row>
        <table:table-row table:style-name="ro1">
          <table:table-cell office:value-type="string">
            <text:p>Casa da Sobremesa | Shopping Iguatemi Campinas</text:p>
          </table:table-cell>
          <table:table-cell office:value-type="string">
            <text:p>Av. Iguatemi, 777 - Vila Brandina, Campinas - SP, 13092-500, Brazil</text:p>
          </table:table-cell>
          <table:table-cell office:value-type="string">
            <text:p>(19) 3295-6771</text:p>
          </table:table-cell>
        </table:table-row>
        <table:table-row table:style-name="ro1">
          <table:table-cell office:value-type="string">
            <text:p>Bom Demais Bolos - Jardim Flamboyant</text:p>
          </table:table-cell>
          <table:table-cell office:value-type="string">
            <text:p>Av. José Bonifácio, 582 - Jardim das Paineiras, Campinas - SP, 13092-305, Brazil</text:p>
          </table:table-cell>
          <table:table-cell office:value-type="string">
            <text:p>(19) 3307-0731</text:p>
          </table:table-cell>
        </table:table-row>
        <table:table-row table:style-name="ro1">
          <table:table-cell office:value-type="string">
            <text:p>Original Cheesecake</text:p>
          </table:table-cell>
          <table:table-cell office:value-type="string">
            <text:p>Av. Júlio de Mesquita, 468 - Cambuí, Campinas - SP, 13025-060, Brazil</text:p>
          </table:table-cell>
          <table:table-cell office:value-type="string">
            <text:p>(19) 3326-1566</text:p>
          </table:table-cell>
        </table:table-row>
        <table:table-row table:style-name="ro1">
          <table:table-cell office:value-type="string">
            <text:p>Padaria Lagoa do Taquaral</text:p>
          </table:table-cell>
          <table:table-cell office:value-type="string">
            <text:p>Av. Júlio Prestes, 273 - Taquaral, Campinas - SP, 13076-001, Brazil</text:p>
          </table:table-cell>
          <table:table-cell office:value-type="string">
            <text:p>(19) 3365-4870</text:p>
          </table:table-cell>
        </table:table-row>
        <table:table-row table:style-name="ro1">
          <table:table-cell office:value-type="string">
            <text:p>Gelateria Pallure</text:p>
          </table:table-cell>
          <table:table-cell office:value-type="string">
            <text:p>R. Maria Ferreira Antunes, 94 - Barão Geraldo, Campinas - SP, 13084-180, Brazil</text:p>
          </table:table-cell>
          <table:table-cell office:value-type="string">
            <text:p>(19) 3381-7632</text:p>
          </table:table-cell>
        </table:table-row>
        <table:table-row table:style-name="ro1">
          <table:table-cell office:value-type="string">
            <text:p>Gelato Borelli Cambuí</text:p>
          </table:table-cell>
          <table:table-cell office:value-type="string">
            <text:p>R. Cel. Quirino, 1186 - Cambuí, Campinas - SP, 13015-330, Brazil</text:p>
          </table:table-cell>
          <table:table-cell office:value-type="string">
            <text:p>(19) 3396-9543</text:p>
          </table:table-cell>
        </table:table-row>
        <table:table-row table:style-name="ro1">
          <table:table-cell office:value-type="string">
            <text:p>Cremoni Sorvetes</text:p>
          </table:table-cell>
          <table:table-cell office:value-type="string">
            <text:p>Av. Pioneiro Antônio Franco de Morais, 1775 - Jardim Paris, Maringá - PR, 87083-413, Brazil</text:p>
          </table:table-cell>
          <table:table-cell office:value-type="string">
            <text:p>(19) 3822-1768</text:p>
          </table:table-cell>
        </table:table-row>
        <table:table-row table:style-name="ro1">
          <table:table-cell office:value-type="string">
            <text:p>Espetacular Doceria</text:p>
          </table:table-cell>
          <table:table-cell office:value-type="string">
            <text:p>R. Grão Pará, 629 - Santa Efigênia, Belo Horizonte - MG, 30150-341, Brazil</text:p>
          </table:table-cell>
          <table:table-cell office:value-type="string">
            <text:p>(31) 2535-0790</text:p>
          </table:table-cell>
        </table:table-row>
        <table:table-row table:style-name="ro1">
          <table:table-cell office:value-type="string">
            <text:p>Gelateria Hot Cold</text:p>
          </table:table-cell>
          <table:table-cell office:value-type="string">
            <text:p>Rua Flor de Guambé, 36 - União, Belo Horizonte - MG, 31160-290, Brazil</text:p>
          </table:table-cell>
          <table:table-cell office:value-type="string">
            <text:p>(31) 3024-1399</text:p>
          </table:table-cell>
        </table:table-row>
        <table:table-row table:style-name="ro1">
          <table:table-cell office:value-type="string">
            <text:p>Doces da Cé</text:p>
          </table:table-cell>
          <table:table-cell office:value-type="string">
            <text:p>Rua Calcedônia, 219 - Prado, Belo Horizonte - MG, 30411-103, Brazil</text:p>
          </table:table-cell>
          <table:table-cell office:value-type="string">
            <text:p>(31) 3077-7682</text:p>
          </table:table-cell>
        </table:table-row>
        <table:table-row table:style-name="ro1">
          <table:table-cell office:value-type="string">
            <text:p>Bitpaes</text:p>
          </table:table-cell>
          <table:table-cell office:value-type="string">
            <text:p>Rua dos Guaranis, 244 - Centro, Belo Horizonte - MG, 30120-040, Brazil</text:p>
          </table:table-cell>
          <table:table-cell office:value-type="string">
            <text:p>(31) 3212-4013</text:p>
          </table:table-cell>
        </table:table-row>
        <table:table-row table:style-name="ro1">
          <table:table-cell office:value-type="string">
            <text:p>Confectionery Mole Antonelliana</text:p>
          </table:table-cell>
          <table:table-cell office:value-type="string">
            <text:p>Av. João Pinheiro, 156 - Centro, Belo Horizonte - MG, 30130-180, Brazil</text:p>
          </table:table-cell>
          <table:table-cell office:value-type="string">
            <text:p>(31) 3224-1342</text:p>
          </table:table-cell>
        </table:table-row>
        <table:table-row table:style-name="ro1">
          <table:table-cell office:value-type="string">
            <text:p>CumPanio</text:p>
          </table:table-cell>
          <table:table-cell office:value-type="string">
            <text:p>R. do Ouro, 292 - Serra, Belo Horizonte - MG, 30220-000, Brazil</text:p>
          </table:table-cell>
          <table:table-cell office:value-type="string">
            <text:p>(31) 3225-5246</text:p>
          </table:table-cell>
        </table:table-row>
        <table:table-row table:style-name="ro1">
          <table:table-cell office:value-type="string">
            <text:p>Padaria Belopães</text:p>
          </table:table-cell>
          <table:table-cell office:value-type="string">
            <text:p>Av. Santos Dumont, 193 - Centro, Belo Horizonte - MG, 30111-040, Brazil</text:p>
          </table:table-cell>
          <table:table-cell office:value-type="string">
            <text:p>(31) 3226-3822</text:p>
          </table:table-cell>
        </table:table-row>
        <table:table-row table:style-name="ro1">
          <table:table-cell office:value-type="string">
            <text:p>Bagueteria Francesa</text:p>
          </table:table-cell>
          <table:table-cell office:value-type="string">
            <text:p>Entra pela Santos Dumont pista do Move trtra - Av. Santos Dumont, 201 - Centro, Belo Horizonte - MG, 30111-040, Brazil</text:p>
          </table:table-cell>
          <table:table-cell office:value-type="string">
            <text:p>(31) 3226-3822</text:p>
          </table:table-cell>
        </table:table-row>
        <table:table-row table:style-name="ro1">
          <table:table-cell office:value-type="string">
            <text:p>Inventiva Sorveteria Artesanal</text:p>
          </table:table-cell>
          <table:table-cell office:value-type="string">
            <text:p>R. Grão Pará, 553 - Santa Efigênia, Belo Horizonte - MG, 30150-340, Brazil</text:p>
          </table:table-cell>
          <table:table-cell office:value-type="string">
            <text:p>(31) 3241-2342</text:p>
          </table:table-cell>
        </table:table-row>
        <table:table-row table:style-name="ro1">
          <table:table-cell office:value-type="string">
            <text:p>Doces de Portugal - Savassi 1</text:p>
          </table:table-cell>
          <table:table-cell office:value-type="string">
            <text:p>R. Santa Rita Durão, 949 - Funcionários, Belo Horizonte - MG, 30140-111, Brazil</text:p>
          </table:table-cell>
          <table:table-cell office:value-type="string">
            <text:p>(31) 3261-5772</text:p>
          </table:table-cell>
        </table:table-row>
        <table:table-row table:style-name="ro1">
          <table:table-cell office:value-type="string">
            <text:p>Sodiê Doces Savassi BH</text:p>
          </table:table-cell>
          <table:table-cell office:value-type="string">
            <text:p>R. Antônio de Albuquerque, 120 - Funcionários, Belo Horizonte - MG, 30112-010, Brazil</text:p>
          </table:table-cell>
          <table:table-cell office:value-type="string">
            <text:p>(31) 3267-6202</text:p>
          </table:table-cell>
        </table:table-row>
        <table:table-row table:style-name="ro1">
          <table:table-cell office:value-type="string">
            <text:p>Du Pain &amp; C.A</text:p>
          </table:table-cell>
          <table:table-cell office:value-type="string">
            <text:p>Mercado Central de Belo Horizonte - Av. Augusto de Lima, 744 - Loja 288 - Centro, Belo Horizonte - MG, 30190-922, Brazil</text:p>
          </table:table-cell>
          <table:table-cell office:value-type="string">
            <text:p>(31) 3267-9740</text:p>
          </table:table-cell>
        </table:table-row>
        <table:table-row table:style-name="ro1">
          <table:table-cell office:value-type="string">
            <text:p>Alessa Lourdes</text:p>
          </table:table-cell>
          <table:table-cell office:value-type="string">
            <text:p>R. São Paulo, 2112 - Lourdes, Belo Horizonte - MG, 30170-132, Brazil</text:p>
          </table:table-cell>
          <table:table-cell office:value-type="string">
            <text:p>(31) 3292-2588</text:p>
          </table:table-cell>
        </table:table-row>
        <table:table-row table:style-name="ro1">
          <table:table-cell office:value-type="string">
            <text:p>Padaria Sabor de Pão Sagrada Família</text:p>
          </table:table-cell>
          <table:table-cell office:value-type="string">
            <text:p>R. Pitangui, 2208 - Concórdia, Belo Horizonte - MG, 31030-204, Brazil</text:p>
          </table:table-cell>
          <table:table-cell office:value-type="string">
            <text:p>(31) 3309-0231</text:p>
          </table:table-cell>
        </table:table-row>
        <table:table-row table:style-name="ro1">
          <table:table-cell office:value-type="string">
            <text:p>Bakery Bread Brazil</text:p>
          </table:table-cell>
          <table:table-cell office:value-type="string">
            <text:p>R. das Perpétuas, 556 - Lindéia, Belo Horizonte - MG, 30690-270, Brazil</text:p>
          </table:table-cell>
          <table:table-cell office:value-type="string">
            <text:p>(31) 3321-1322</text:p>
          </table:table-cell>
        </table:table-row>
        <table:table-row table:style-name="ro1">
          <table:table-cell office:value-type="string">
            <text:p>Boca do Forno</text:p>
          </table:table-cell>
          <table:table-cell office:value-type="string">
            <text:p>Rua André Cavalcanti, 571 - Gutierrez, Belo Horizonte - MG, 30441-060, Brazil</text:p>
          </table:table-cell>
          <table:table-cell office:value-type="string">
            <text:p>(31) 3334-6377</text:p>
          </table:table-cell>
        </table:table-row>
        <table:table-row table:style-name="ro1">
          <table:table-cell office:value-type="string">
            <text:p>Doces de Portugal - Savassi 2</text:p>
          </table:table-cell>
          <table:table-cell office:value-type="string">
            <text:p>R. Antônio de Albuquerque, 862 - 03 - Funcionários, Belo Horizonte - MG, 30112-011, Brazil</text:p>
          </table:table-cell>
          <table:table-cell office:value-type="string">
            <text:p>(31) 3344-5808</text:p>
          </table:table-cell>
        </table:table-row>
        <table:table-row table:style-name="ro1">
          <table:table-cell office:value-type="string">
            <text:p>Panificadora Colombina</text:p>
          </table:table-cell>
          <table:table-cell office:value-type="string">
            <text:p>R. Itajubá, 551 - Floresta, Belo Horizonte - MG, 31215-280, Brazil</text:p>
          </table:table-cell>
          <table:table-cell office:value-type="string">
            <text:p>(31) 3370-0800</text:p>
          </table:table-cell>
        </table:table-row>
        <table:table-row table:style-name="ro1">
          <table:table-cell office:value-type="string">
            <text:p>Gelateria Hot Cold</text:p>
          </table:table-cell>
          <table:table-cell office:value-type="string">
            <text:p>Av. Guarapari, 865 - loja 01 - Santa Amelia, Belo Horizonte - MG, 31560-290, Brazil</text:p>
          </table:table-cell>
          <table:table-cell office:value-type="string">
            <text:p>(31) 3443-3368</text:p>
          </table:table-cell>
        </table:table-row>
        <table:table-row table:style-name="ro1">
          <table:table-cell office:value-type="string">
            <text:p>Emporium Santa Isabel</text:p>
          </table:table-cell>
          <table:table-cell office:value-type="string">
            <text:p>Av. Ressaca, 402 - Padre Eustáquio, Belo Horizonte - MG, 30535-540, Brazil</text:p>
          </table:table-cell>
          <table:table-cell office:value-type="string">
            <text:p>(31) 3464-5582</text:p>
          </table:table-cell>
        </table:table-row>
        <table:table-row table:style-name="ro1">
          <table:table-cell office:value-type="string">
            <text:p>Boca do Forno Cidade Nova</text:p>
          </table:table-cell>
          <table:table-cell office:value-type="string">
            <text:p>Av. Cristiano Machado, 1794 - Cidade Nova, Belo Horizonte - MG, 31140-660, Brazil</text:p>
          </table:table-cell>
          <table:table-cell office:value-type="string">
            <text:p>(31) 3484-5409</text:p>
          </table:table-cell>
        </table:table-row>
        <table:table-row table:style-name="ro1">
          <table:table-cell office:value-type="string">
            <text:p>Ping Bakery Bread</text:p>
          </table:table-cell>
          <table:table-cell office:value-type="string">
            <text:p>Rua Izabel Bueno, 1415 - Jaraguá, Belo Horizonte - MG, 31270-414, Brazil</text:p>
          </table:table-cell>
          <table:table-cell office:value-type="string">
            <text:p>(31) 3491-5192</text:p>
          </table:table-cell>
        </table:table-row>
        <table:table-row table:style-name="ro1">
          <table:table-cell office:value-type="string">
            <text:p>Padaria Pampulha</text:p>
          </table:table-cell>
          <table:table-cell office:value-type="string">
            <text:p>Av. Min. Guilhermino de Oliveira, 381 - Santa Amelia, Belo Horizonte - MG, 31560-100, Brazil</text:p>
          </table:table-cell>
          <table:table-cell office:value-type="string">
            <text:p>(31) 3492-1291</text:p>
          </table:table-cell>
        </table:table-row>
        <table:table-row table:style-name="ro1">
          <table:table-cell office:value-type="string">
            <text:p>Panificadora Portugal</text:p>
          </table:table-cell>
          <table:table-cell office:value-type="string">
            <text:p>Av. Portugal, 1995 - Santa Amelia, Belo Horizonte - MG, 31555-000, Brazil</text:p>
          </table:table-cell>
          <table:table-cell office:value-type="string">
            <text:p>(31) 3497-8899</text:p>
          </table:table-cell>
        </table:table-row>
        <table:table-row table:style-name="ro1">
          <table:table-cell office:value-type="string">
            <text:p>Pastícciere Tortas</text:p>
          </table:table-cell>
          <table:table-cell office:value-type="string">
            <text:p>Rua - Tv. Adriano, 63B - Nova Cintra, Belo Horizonte - MG, 30516-240, Brazil</text:p>
          </table:table-cell>
          <table:table-cell office:value-type="string">
            <text:p>(31) 3504-7213</text:p>
          </table:table-cell>
        </table:table-row>
        <table:table-row table:style-name="ro1">
          <table:table-cell office:value-type="string">
            <text:p>Hangar dos Pães</text:p>
          </table:table-cell>
          <table:table-cell office:value-type="string">
            <text:p>Av. Portugal, 4304 - Jardim Atlântico, Belo Horizonte - MG, 31710-400, Brazil</text:p>
          </table:table-cell>
          <table:table-cell office:value-type="string">
            <text:p>(31) 3566-7063</text:p>
          </table:table-cell>
        </table:table-row>
        <table:table-row table:style-name="ro1">
          <table:table-cell office:value-type="string">
            <text:p>PaneOdore - Padaria e Confeitaria</text:p>
          </table:table-cell>
          <table:table-cell office:value-type="string">
            <text:p>R. Contagem, 1167 - Santa Ines, Belo Horizonte - MG, 31080-255, Brazil</text:p>
          </table:table-cell>
          <table:table-cell office:value-type="string">
            <text:p>(31) 3568-2955</text:p>
          </table:table-cell>
        </table:table-row>
        <table:table-row table:style-name="ro1">
          <table:table-cell office:value-type="string">
            <text:p>Fiorella Gelato</text:p>
          </table:table-cell>
          <table:table-cell office:value-type="string">
            <text:p>R. Antônio de Albuquerque, 478 - Savassi, Belo Horizonte - MG, 30112-010, Brazil</text:p>
          </table:table-cell>
          <table:table-cell office:value-type="string">
            <text:p>(31) 3586-2123</text:p>
          </table:table-cell>
        </table:table-row>
        <table:table-row table:style-name="ro1">
          <table:table-cell office:value-type="string">
            <text:p>Mi Garba! BH Shopping</text:p>
          </table:table-cell>
          <table:table-cell office:value-type="string">
            <text:p>BR-356 - Belvedere, Belo Horizonte - MG, 30320-900, Brazil</text:p>
          </table:table-cell>
          <table:table-cell office:value-type="string">
            <text:p>(31) 3643-7379</text:p>
          </table:table-cell>
        </table:table-row>
        <table:table-row table:style-name="ro1">
          <table:table-cell office:value-type="string">
            <text:p>Lullo Gelato</text:p>
          </table:table-cell>
          <table:table-cell office:value-type="string">
            <text:p>R. Antônio de Albuquerque, 617 - Funcionários, Belo Horizonte - MG, 30112-010, Brazil</text:p>
          </table:table-cell>
          <table:table-cell office:value-type="string">
            <text:p>(31) 3656-0625</text:p>
          </table:table-cell>
        </table:table-row>
        <table:table-row table:style-name="ro1">
          <table:table-cell office:value-type="string">
            <text:p>La Cremeria Veneziana</text:p>
          </table:table-cell>
          <table:table-cell office:value-type="string">
            <text:p>Rua dos Tupis, 337 - Piso Goitacazes, Shopping Cidade - Centro, Belo Horizonte - MG, 30190-060, Brazil</text:p>
          </table:table-cell>
          <table:table-cell office:value-type="string">
            <text:p>(31) 3656-2300</text:p>
          </table:table-cell>
        </table:table-row>
        <table:table-row table:style-name="ro1">
          <table:table-cell office:value-type="string">
            <text:p>Padaria SELEVE (BH)</text:p>
          </table:table-cell>
          <table:table-cell office:value-type="string">
            <text:p>Av. Álvares Cabral, 399 - Lourdes, Belo Horizonte - MG, 30170-001, Brazil</text:p>
          </table:table-cell>
          <table:table-cell office:value-type="string">
            <text:p>(31) 3786-4001</text:p>
          </table:table-cell>
        </table:table-row>
        <table:table-row table:style-name="ro1">
          <table:table-cell office:value-type="string">
            <text:p>Puro Gelato Center Shopping - Sorveteria em Uberlândia</text:p>
          </table:table-cell>
          <table:table-cell office:value-type="string">
            <text:p>Em frente ao Cacau Show - Av. João Naves de Ávila, 1331 - Loja 1319 - Piso 2 - Tibery, Uberlândia - MG, 38408-902, Brazil</text:p>
          </table:table-cell>
          <table:table-cell office:value-type="string">
            <text:p>(34) 2154-1008</text:p>
          </table:table-cell>
        </table:table-row>
        <table:table-row table:style-name="ro1">
          <table:table-cell office:value-type="string">
            <text:p>Gela Boca - Uberlândia</text:p>
          </table:table-cell>
          <table:table-cell office:value-type="string">
            <text:p>Av. Afonso Pena, 02 - Loja 02 A - Centro, Uberlândia - MG, 38400-128, Brazil</text:p>
          </table:table-cell>
          <table:table-cell office:value-type="string">
            <text:p>(34) 3046-4067</text:p>
          </table:table-cell>
        </table:table-row>
        <table:table-row table:style-name="ro1">
          <table:table-cell office:value-type="string">
            <text:p>The Shaky Sorvetes</text:p>
          </table:table-cell>
          <table:table-cell office:value-type="string">
            <text:p>Av. Quinze de Novembro, 515 - Estados Unidos, Uberaba - MG, 38015-305, Brazil</text:p>
          </table:table-cell>
          <table:table-cell office:value-type="string">
            <text:p>(34) 3071-2755</text:p>
          </table:table-cell>
        </table:table-row>
        <table:table-row table:style-name="ro1">
          <table:table-cell office:value-type="string">
            <text:p>Riberdoces</text:p>
          </table:table-cell>
          <table:table-cell office:value-type="string">
            <text:p>Av. Barão do Rio Branco, 1123 - São Benedito, Uberaba - MG, 38020-300, Brazil</text:p>
          </table:table-cell>
          <table:table-cell office:value-type="string">
            <text:p>(34) 3074-3000</text:p>
          </table:table-cell>
        </table:table-row>
        <table:table-row table:style-name="ro1">
          <table:table-cell office:value-type="string">
            <text:p>Panificadora Lau - Jardim América</text:p>
          </table:table-cell>
          <table:table-cell office:value-type="string">
            <text:p>Av. Olímpica, 515 - Jardim America II, Uberlândia - MG, 38401-260, Brazil</text:p>
          </table:table-cell>
          <table:table-cell office:value-type="string">
            <text:p>(34) 3210-2563</text:p>
          </table:table-cell>
        </table:table-row>
        <table:table-row table:style-name="ro1">
          <table:table-cell office:value-type="string">
            <text:p>Sorveteria Amarena Sorvetes e açaí</text:p>
          </table:table-cell>
          <table:table-cell office:value-type="string">
            <text:p>Av. Maranhão, 651 - Brasil, Uberlândia - MG, 38400-738, Brazil</text:p>
          </table:table-cell>
          <table:table-cell office:value-type="string">
            <text:p>(34) 3211-0909</text:p>
          </table:table-cell>
        </table:table-row>
        <table:table-row table:style-name="ro1">
          <table:table-cell office:value-type="string">
            <text:p>Panificadora Pão Do Dia- Uberlândia</text:p>
          </table:table-cell>
          <table:table-cell office:value-type="string">
            <text:p>R. Antônio Zeferino de Paula, 1000 - Santa Mônica, Uberlândia - MG, 38408-270, Brazil</text:p>
          </table:table-cell>
          <table:table-cell office:value-type="string">
            <text:p>(34) 3212-0278</text:p>
          </table:table-cell>
        </table:table-row>
        <table:table-row table:style-name="ro1">
          <table:table-cell office:value-type="string">
            <text:p>Panificadora e Confeitaria Grécia</text:p>
          </table:table-cell>
          <table:table-cell office:value-type="string">
            <text:p>Av. Athaídes de Deus Vieira, 494 - Tibery, Uberlândia - MG, 38405-150, Brazil</text:p>
          </table:table-cell>
          <table:table-cell office:value-type="string">
            <text:p>(34) 3212-1911</text:p>
          </table:table-cell>
        </table:table-row>
        <table:table-row table:style-name="ro1">
          <table:table-cell office:value-type="string">
            <text:p>Ice Cream Shop</text:p>
          </table:table-cell>
          <table:table-cell office:value-type="string">
            <text:p>Praça Clarinda de Freitas, 445 - Pres. Roosevelt, Uberlândia - MG, 38401-081, Brazil</text:p>
          </table:table-cell>
          <table:table-cell office:value-type="string">
            <text:p>(34) 3215-7776</text:p>
          </table:table-cell>
        </table:table-row>
        <table:table-row table:style-name="ro1">
          <table:table-cell office:value-type="string">
            <text:p>Bia doces finos</text:p>
          </table:table-cell>
          <table:table-cell office:value-type="string">
            <text:p>R. da Carioca - Patrimônio, Uberlândia - MG, 38411-046, Brazil</text:p>
          </table:table-cell>
          <table:table-cell office:value-type="string">
            <text:p>(34) 3216-6646</text:p>
          </table:table-cell>
        </table:table-row>
        <table:table-row table:style-name="ro1">
          <table:table-cell office:value-type="string">
            <text:p>Flavor &amp; Art</text:p>
          </table:table-cell>
          <table:table-cell office:value-type="string">
            <text:p>Av. Dr. Laerte Vieira Gonçalves, 2271 - Santa Mônica, Uberlândia - MG, 38408-176, Brazil</text:p>
          </table:table-cell>
          <table:table-cell office:value-type="string">
            <text:p>(34) 3219-2655</text:p>
          </table:table-cell>
        </table:table-row>
        <table:table-row table:style-name="ro1">
          <table:table-cell office:value-type="string">
            <text:p>Padaria Villa Carioca</text:p>
          </table:table-cell>
          <table:table-cell office:value-type="string">
            <text:p>R. da Carioca, 1095 - Copacabana, Uberlândia - MG, 38411-046, Brazil</text:p>
          </table:table-cell>
          <table:table-cell office:value-type="string">
            <text:p>(34) 3221-4158</text:p>
          </table:table-cell>
        </table:table-row>
        <table:table-row table:style-name="ro1">
          <table:table-cell office:value-type="string">
            <text:p>Nova Estação</text:p>
          </table:table-cell>
          <table:table-cell office:value-type="string">
            <text:p>Av. Dr. Laerte Vieira Gonçalves, 35 - Santa Mônica, Uberlândia - MG, 38408-176, Brazil</text:p>
          </table:table-cell>
          <table:table-cell office:value-type="string">
            <text:p>(34) 3222-5314</text:p>
          </table:table-cell>
        </table:table-row>
        <table:table-row table:style-name="ro1">
          <table:table-cell office:value-type="string">
            <text:p>Europães</text:p>
          </table:table-cell>
          <table:table-cell office:value-type="string">
            <text:p>Av. Benjamin Magalhães, 783 - Tibery, Uberlândia - MG, 38405-040, Brazil</text:p>
          </table:table-cell>
          <table:table-cell office:value-type="string">
            <text:p>(34) 3222-7710</text:p>
          </table:table-cell>
        </table:table-row>
        <table:table-row table:style-name="ro1">
          <table:table-cell office:value-type="string">
            <text:p>Via Sabor</text:p>
          </table:table-cell>
          <table:table-cell office:value-type="string">
            <text:p>R. São Francisco de Assis, 118 - Vigilato Pereira, Uberlândia - MG, 38408-608, Brazil</text:p>
          </table:table-cell>
          <table:table-cell office:value-type="string">
            <text:p>(34) 3224-0633</text:p>
          </table:table-cell>
        </table:table-row>
        <table:table-row table:style-name="ro1">
          <table:table-cell office:value-type="string">
            <text:p>Padaria Lara</text:p>
          </table:table-cell>
          <table:table-cell office:value-type="string">
            <text:p>Av. Alípio Abrão, 943 - Jardim dos Gravatas (Jockey Camping), Uberlândia - MG, 38410-629, Brazil</text:p>
          </table:table-cell>
          <table:table-cell office:value-type="string">
            <text:p>(34) 3225-0082</text:p>
          </table:table-cell>
        </table:table-row>
        <table:table-row table:style-name="ro1">
          <table:table-cell office:value-type="string">
            <text:p>Essencial Pães - Umuarama</text:p>
          </table:table-cell>
          <table:table-cell office:value-type="string">
            <text:p>R. Paulo Frontin, 1051 - Alto Umuarama, Uberlândia - MG, 38405-210, Brazil</text:p>
          </table:table-cell>
          <table:table-cell office:value-type="string">
            <text:p>(34) 3225-0210</text:p>
          </table:table-cell>
        </table:table-row>
        <table:table-row table:style-name="ro1">
          <table:table-cell office:value-type="string">
            <text:p>Warehouse Bread</text:p>
          </table:table-cell>
          <table:table-cell office:value-type="string">
            <text:p>Av. Liberdade, 701 - Copacabana, Uberlândia - MG, 38411-247, Brazil</text:p>
          </table:table-cell>
          <table:table-cell office:value-type="string">
            <text:p>(34) 3225-0310</text:p>
          </table:table-cell>
        </table:table-row>
        <table:table-row table:style-name="ro1">
          <table:table-cell office:value-type="string">
            <text:p>Essencial Pães - Santa Mônica</text:p>
          </table:table-cell>
          <table:table-cell office:value-type="string">
            <text:p>Av. Belarmino Cotta Pacheco, 1541 - Santa Mônica, Uberlândia - MG, 38408-168, Brazil</text:p>
          </table:table-cell>
          <table:table-cell office:value-type="string">
            <text:p>(34) 3225-7510</text:p>
          </table:table-cell>
        </table:table-row>
        <table:table-row table:style-name="ro1">
          <table:table-cell office:value-type="string">
            <text:p>Bread station</text:p>
          </table:table-cell>
          <table:table-cell office:value-type="string">
            <text:p>Av. Ana Godoy De Sousa, 1002 - Santa Mônica, Uberlândia - MG, 38408-290, Brazil</text:p>
          </table:table-cell>
          <table:table-cell office:value-type="string">
            <text:p>(34) 3226-2111</text:p>
          </table:table-cell>
        </table:table-row>
        <table:table-row table:style-name="ro1">
          <table:table-cell office:value-type="string">
            <text:p>Piter Pão</text:p>
          </table:table-cell>
          <table:table-cell office:value-type="string">
            <text:p>Av. Dr. Misael Rodrigues de Castro, 293 - Santa Mônica, Uberlândia - MG, 38408-184, Brazil</text:p>
          </table:table-cell>
          <table:table-cell office:value-type="string">
            <text:p>(34) 3226-5065</text:p>
          </table:table-cell>
        </table:table-row>
        <table:table-row table:style-name="ro1">
          <table:table-cell office:value-type="string">
            <text:p>Palace of the Flavors</text:p>
          </table:table-cell>
          <table:table-cell office:value-type="string">
            <text:p>Av. Dr. Laerte Vieira Gonçalves, 865 - Santa Mônica, Uberlândia - MG, 38408-176, Brazil</text:p>
          </table:table-cell>
          <table:table-cell office:value-type="string">
            <text:p>(34) 3227-0664</text:p>
          </table:table-cell>
        </table:table-row>
        <table:table-row table:style-name="ro1">
          <table:table-cell office:value-type="string">
            <text:p>Homemade Sweets bee</text:p>
          </table:table-cell>
          <table:table-cell office:value-type="string">
            <text:p>Av. Belo Horizonte, 724 - Martins, Uberlândia - MG, 38400-456, Brazil</text:p>
          </table:table-cell>
          <table:table-cell office:value-type="string">
            <text:p>(34) 3234-1543</text:p>
          </table:table-cell>
        </table:table-row>
        <table:table-row table:style-name="ro1">
          <table:table-cell office:value-type="string">
            <text:p>Doces Bárbaros</text:p>
          </table:table-cell>
          <table:table-cell office:value-type="string">
            <text:p>R. Santos Dumont, 517 - lj 12 - Centro, Uberlândia - MG, 38400-060, Brazil</text:p>
          </table:table-cell>
          <table:table-cell office:value-type="string">
            <text:p>(34) 3235-3458</text:p>
          </table:table-cell>
        </table:table-row>
        <table:table-row table:style-name="ro1">
          <table:table-cell office:value-type="string">
            <text:p>Panificadora Martins | Confeitaria, Mercearia e Coffe Break</text:p>
          </table:table-cell>
          <table:table-cell office:value-type="string">
            <text:p>Av. Fernando Vilela, 1293 - Martins, Uberlândia - MG, 38400-456, Brazil</text:p>
          </table:table-cell>
          <table:table-cell office:value-type="string">
            <text:p>(34) 3236-0955</text:p>
          </table:table-cell>
        </table:table-row>
        <table:table-row table:style-name="ro1">
          <table:table-cell office:value-type="string">
            <text:p>Doce Mania Bakery</text:p>
          </table:table-cell>
          <table:table-cell office:value-type="string">
            <text:p>Av. Rio Branco, 291 - Centro, Uberlândia - MG, 38400-056, Brazil</text:p>
          </table:table-cell>
          <table:table-cell office:value-type="string">
            <text:p>(34) 3236-1937</text:p>
          </table:table-cell>
        </table:table-row>
        <table:table-row table:style-name="ro1">
          <table:table-cell office:value-type="string">
            <text:p>Doces Bárbaros Confeitaria</text:p>
          </table:table-cell>
          <table:table-cell office:value-type="string">
            <text:p>R. Duque de Caxias, 2020 - Saraiva, Uberlândia - MG, 38408-382, Brazil</text:p>
          </table:table-cell>
          <table:table-cell office:value-type="string">
            <text:p>(34) 3236-3334</text:p>
          </table:table-cell>
        </table:table-row>
        <table:table-row table:style-name="ro1">
          <table:table-cell office:value-type="string">
            <text:p>Gelatos e Burgers</text:p>
          </table:table-cell>
          <table:table-cell office:value-type="string">
            <text:p>Praça Dr. Ney Hugo de Alencar, 451 - Saraiva, Uberlândia - MG, 38408-058, Brazil</text:p>
          </table:table-cell>
          <table:table-cell office:value-type="string">
            <text:p>(34) 3236-3395</text:p>
          </table:table-cell>
        </table:table-row>
        <table:table-row table:style-name="ro1">
          <table:table-cell office:value-type="string">
            <text:p>Doce Petit</text:p>
          </table:table-cell>
          <table:table-cell office:value-type="string">
            <text:p>R. Felisberto Carrejo, 74 - Fundinho, Uberlândia - MG, 38411-036, Brazil</text:p>
          </table:table-cell>
          <table:table-cell office:value-type="string">
            <text:p>(34) 3237-4038</text:p>
          </table:table-cell>
        </table:table-row>
        <table:table-row table:style-name="ro1">
          <table:table-cell office:value-type="string">
            <text:p>Divine bakery bread</text:p>
          </table:table-cell>
          <table:table-cell office:value-type="string">
            <text:p>Av. Uirapuru, 1505 - Cidade Jardim, Uberlândia - MG, 38412-166, Brazil</text:p>
          </table:table-cell>
          <table:table-cell office:value-type="string">
            <text:p>(34) 3238-7734</text:p>
          </table:table-cell>
        </table:table-row>
        <table:table-row table:style-name="ro1">
          <table:table-cell office:value-type="string">
            <text:p>Bella Paris</text:p>
          </table:table-cell>
          <table:table-cell office:value-type="string">
            <text:p>Praça Clarinda de Freitas, 143 - Pres. Roosevelt, Uberlândia - MG, 38401-081, Brazil</text:p>
          </table:table-cell>
          <table:table-cell office:value-type="string">
            <text:p>(34) 3255-5333</text:p>
          </table:table-cell>
        </table:table-row>
        <table:table-row table:style-name="ro1">
          <table:table-cell office:value-type="string">
            <text:p>Gela Vê</text:p>
          </table:table-cell>
          <table:table-cell office:value-type="string">
            <text:p>R. da Secretária, 960 - Planalto, Uberlândia - MG, 38413-150, Brazil</text:p>
          </table:table-cell>
          <table:table-cell office:value-type="string">
            <text:p>(34) 3306-7829</text:p>
          </table:table-cell>
        </table:table-row>
        <table:table-row table:style-name="ro1">
          <table:table-cell office:value-type="string">
            <text:p>Puro Gelato Uberlândia Colina</text:p>
          </table:table-cell>
          <table:table-cell office:value-type="string">
            <text:p>Av. Francisco Galassi, 839 - Morada da Colina, Uberlândia - MG, 38411-120, Brazil</text:p>
          </table:table-cell>
          <table:table-cell office:value-type="string">
            <text:p>(34) 3306-8586</text:p>
          </table:table-cell>
        </table:table-row>
        <table:table-row table:style-name="ro1">
          <table:table-cell office:value-type="string">
            <text:p>Sou Ice Sorvetes e Congelados Uberaba</text:p>
          </table:table-cell>
          <table:table-cell office:value-type="string">
            <text:p>Av. da Saudade, 1273 - Santa Marta, Uberaba - MG, 38061-000, Brazil</text:p>
          </table:table-cell>
          <table:table-cell office:value-type="string">
            <text:p>(34) 3311-0014</text:p>
          </table:table-cell>
        </table:table-row>
        <table:table-row table:style-name="ro1">
          <table:table-cell office:value-type="string">
            <text:p>Mania Torta | Bolos e Doces</text:p>
          </table:table-cell>
          <table:table-cell office:value-type="string">
            <text:p>Av. Santos Dumont, 751 - Centro, Uberaba - MG, 38010-370, Brazil</text:p>
          </table:table-cell>
          <table:table-cell office:value-type="string">
            <text:p>(34) 3311-1052</text:p>
          </table:table-cell>
        </table:table-row>
        <table:table-row table:style-name="ro1">
          <table:table-cell office:value-type="string">
            <text:p>Sorvete Sorriso - Sorveteria</text:p>
          </table:table-cell>
          <table:table-cell office:value-type="string">
            <text:p>Praça Dr. Jorge Frange, 264 - São Benedito, Uberaba - MG, 38022-110, Brazil</text:p>
          </table:table-cell>
          <table:table-cell office:value-type="string">
            <text:p>(34) 3311-4555</text:p>
          </table:table-cell>
        </table:table-row>
        <table:table-row table:style-name="ro1">
          <table:table-cell office:value-type="string">
            <text:p>Cia Sugar</text:p>
          </table:table-cell>
          <table:table-cell office:value-type="string">
            <text:p>R. Dr. José Ferreira, 226 - Jardim Alexandre Campos, Uberaba - MG, 38010-340, Brazil</text:p>
          </table:table-cell>
          <table:table-cell office:value-type="string">
            <text:p>(34) 3312-2021</text:p>
          </table:table-cell>
        </table:table-row>
        <table:table-row table:style-name="ro1">
          <table:table-cell office:value-type="string">
            <text:p>Panificadora Bonsallito</text:p>
          </table:table-cell>
          <table:table-cell office:value-type="string">
            <text:p>Praça Carlos Gomes, 204 - Estados Unidos, Uberaba - MG, 38015-480, Brazil</text:p>
          </table:table-cell>
          <table:table-cell office:value-type="string">
            <text:p>(34) 3312-2322</text:p>
          </table:table-cell>
        </table:table-row>
        <table:table-row table:style-name="ro1">
          <table:table-cell office:value-type="string">
            <text:p>Fernanda Clemente Doceria e Café</text:p>
          </table:table-cell>
          <table:table-cell office:value-type="string">
            <text:p>R. Padre Leandro, 54 - Estados Unidos, Uberaba - MG, 38015-340, Brazil</text:p>
          </table:table-cell>
          <table:table-cell office:value-type="string">
            <text:p>(34) 3312-3162</text:p>
          </table:table-cell>
        </table:table-row>
        <table:table-row table:style-name="ro1">
          <table:table-cell office:value-type="string">
            <text:p>Bakery and Confectionery Ki Sabor</text:p>
          </table:table-cell>
          <table:table-cell office:value-type="string">
            <text:p>Av. Prudente de Morais, 954 - Nossa Sra. da Abadia, Uberaba - MG, 38026-250, Brazil</text:p>
          </table:table-cell>
          <table:table-cell office:value-type="string">
            <text:p>(34) 3312-5375</text:p>
          </table:table-cell>
        </table:table-row>
        <table:table-row table:style-name="ro1">
          <table:table-cell office:value-type="string">
            <text:p>Di Pan Padaria &amp; Confeitaria</text:p>
          </table:table-cell>
          <table:table-cell office:value-type="string">
            <text:p>Av. Dom Luíz Maria de Santana, 290 - Mercês, Uberaba - MG, 38061-080, Brazil</text:p>
          </table:table-cell>
          <table:table-cell office:value-type="string">
            <text:p>(34) 3312-6236</text:p>
          </table:table-cell>
        </table:table-row>
        <table:table-row table:style-name="ro1">
          <table:table-cell office:value-type="string">
            <text:p>Shop Doces</text:p>
          </table:table-cell>
          <table:table-cell office:value-type="string">
            <text:p>Av. Prudente de Morais, 233 - Nossa Sra. da Abadia, Uberaba - MG, 38026-250, Brazil</text:p>
          </table:table-cell>
          <table:table-cell office:value-type="string">
            <text:p>(34) 3312-6660</text:p>
          </table:table-cell>
        </table:table-row>
        <table:table-row table:style-name="ro1">
          <table:table-cell office:value-type="string">
            <text:p>Panificadora KI Sabor Prime</text:p>
          </table:table-cell>
          <table:table-cell office:value-type="string">
            <text:p>R. Saldanha Marinho, 546 - Abadia, Uberaba - MG, 38028-058, Brazil</text:p>
          </table:table-cell>
          <table:table-cell office:value-type="string">
            <text:p>(34) 3312-8303</text:p>
          </table:table-cell>
        </table:table-row>
        <table:table-row table:style-name="ro1">
          <table:table-cell office:value-type="string">
            <text:p>Chiquinho Sorvetes</text:p>
          </table:table-cell>
          <table:table-cell office:value-type="string">
            <text:p>Av. da Saudade, 784 - Santa Marta, Uberaba - MG, 38061-000, Brazil</text:p>
          </table:table-cell>
          <table:table-cell office:value-type="string">
            <text:p>(34) 3312-8388</text:p>
          </table:table-cell>
        </table:table-row>
        <table:table-row table:style-name="ro1">
          <table:table-cell office:value-type="string">
            <text:p>Gosto de Festa</text:p>
          </table:table-cell>
          <table:table-cell office:value-type="string">
            <text:p>Av. Gabriela Castro Cunha, 101 - Vila Olimpica, Uberaba - MG, 38066-000, Brazil</text:p>
          </table:table-cell>
          <table:table-cell office:value-type="string">
            <text:p>(34) 3312-9998</text:p>
          </table:table-cell>
        </table:table-row>
        <table:table-row table:style-name="ro1">
          <table:table-cell office:value-type="string">
            <text:p>Ana Lu Ice Cream</text:p>
          </table:table-cell>
          <table:table-cell office:value-type="string">
            <text:p>Av. Thomas Bawden Camargos - Boa Vista, Uberaba - MG, 38072-400, Brazil</text:p>
          </table:table-cell>
          <table:table-cell office:value-type="string">
            <text:p>(34) 3313-3174</text:p>
          </table:table-cell>
        </table:table-row>
        <table:table-row table:style-name="ro1">
          <table:table-cell office:value-type="string">
            <text:p>Panificadora São José</text:p>
          </table:table-cell>
          <table:table-cell office:value-type="string">
            <text:p>Av. José Valim de Melo, 43 - Parque das Gameleiras, Uberaba - MG, 38037-065, Brazil</text:p>
          </table:table-cell>
          <table:table-cell office:value-type="string">
            <text:p>(34) 3313-7636</text:p>
          </table:table-cell>
        </table:table-row>
        <table:table-row table:style-name="ro1">
          <table:table-cell office:value-type="string">
            <text:p>Panificadora Horiuchi</text:p>
          </table:table-cell>
          <table:table-cell office:value-type="string">
            <text:p>R. Ponta Grossa, 598 - Parque das Gameleiras, Uberaba - MG, 38037-480, Brazil</text:p>
          </table:table-cell>
          <table:table-cell office:value-type="string">
            <text:p>(34) 3314-5812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Santa Beatriz da Silva, 1501 - São Benedito, Uberaba - MG, 38020-430, Brazil</text:p>
          </table:table-cell>
          <table:table-cell office:value-type="string">
            <text:p>(34) 3314-8514</text:p>
          </table:table-cell>
        </table:table-row>
        <table:table-row table:style-name="ro1">
          <table:table-cell office:value-type="string">
            <text:p>Padaria e Restaurante São Gabriel</text:p>
          </table:table-cell>
          <table:table-cell office:value-type="string">
            <text:p>Av. Niza Marquez Guaritá, 88 - Conj. Manoel Mendes, Uberaba - MG, 38082-000, Brazil</text:p>
          </table:table-cell>
          <table:table-cell office:value-type="string">
            <text:p>(34) 3315-2738</text:p>
          </table:table-cell>
        </table:table-row>
        <table:table-row table:style-name="ro1">
          <table:table-cell office:value-type="string">
            <text:p>Sorvetes e Açaí Prado</text:p>
          </table:table-cell>
          <table:table-cell office:value-type="string">
            <text:p>Av. Nenê Sabino, 1029 - Olinda, Uberaba - MG, 38055-500, Brazil</text:p>
          </table:table-cell>
          <table:table-cell office:value-type="string">
            <text:p>(34) 3315-9906</text:p>
          </table:table-cell>
        </table:table-row>
        <table:table-row table:style-name="ro1">
          <table:table-cell office:value-type="string">
            <text:p>Kuka Freska Ice Cream</text:p>
          </table:table-cell>
          <table:table-cell office:value-type="string">
            <text:p>Praça Nossa Sra. da Abadia, 292 - Nossa Sra. da Abadia, Uberaba - MG, 38025-430, Brazil</text:p>
          </table:table-cell>
          <table:table-cell office:value-type="string">
            <text:p>(34) 3316-0424</text:p>
          </table:table-cell>
        </table:table-row>
        <table:table-row table:style-name="ro1">
          <table:table-cell office:value-type="string">
            <text:p>Panificadora Favo de Mel</text:p>
          </table:table-cell>
          <table:table-cell office:value-type="string">
            <text:p>R. Dr. João Severiano Rodrigues da Cunha, 173 - Conj. Cassio Rezende, Uberaba - MG, 38080-320, Brazil</text:p>
          </table:table-cell>
          <table:table-cell office:value-type="string">
            <text:p>(34) 3316-4811</text:p>
          </table:table-cell>
        </table:table-row>
        <table:table-row table:style-name="ro1">
          <table:table-cell office:value-type="string">
            <text:p>Max-Pão Panificadora e Conveniência</text:p>
          </table:table-cell>
          <table:table-cell office:value-type="string">
            <text:p>Av. Dr. Fidélis Réis, 966 - Boa Vista, Uberaba - MG, 38017-020, Brazil</text:p>
          </table:table-cell>
          <table:table-cell office:value-type="string">
            <text:p>(34) 3321-4740</text:p>
          </table:table-cell>
        </table:table-row>
        <table:table-row table:style-name="ro1">
          <table:table-cell office:value-type="string">
            <text:p>Greengrocers Grandma Tuta</text:p>
          </table:table-cell>
          <table:table-cell office:value-type="string">
            <text:p>R. Conceição das Alagoas, 50 - São Benedito, Uberaba - MG, 38020-250, Brazil</text:p>
          </table:table-cell>
          <table:table-cell office:value-type="string">
            <text:p>(34) 3321-5447</text:p>
          </table:table-cell>
        </table:table-row>
        <table:table-row table:style-name="ro1">
          <table:table-cell office:value-type="string">
            <text:p>Homemade sweets Mineiro</text:p>
          </table:table-cell>
          <table:table-cell office:value-type="string">
            <text:p>R. Iguatama, 39 - Vila Sao Vicente, Uberaba - MG, 38026-100, Brazil</text:p>
          </table:table-cell>
          <table:table-cell office:value-type="string">
            <text:p>(34) 3322-7050</text:p>
          </table:table-cell>
        </table:table-row>
        <table:table-row table:style-name="ro1">
          <table:table-cell office:value-type="string">
            <text:p>Splendid Breads and Pastries</text:p>
          </table:table-cell>
          <table:table-cell office:value-type="string">
            <text:p>Av. Lucas Borges, 1115 - Vila Militar, Uberaba - MG, 38066-160, Brazil</text:p>
          </table:table-cell>
          <table:table-cell office:value-type="string">
            <text:p>(34) 3322-8259</text:p>
          </table:table-cell>
        </table:table-row>
        <table:table-row table:style-name="ro1">
          <table:table-cell office:value-type="string">
            <text:p>Ana Pires Doceria</text:p>
          </table:table-cell>
          <table:table-cell office:value-type="string">
            <text:p>Av. Afrânio Azevedo, 730 - Santa Maria, Uberaba - MG, 38050-110, Brazil</text:p>
          </table:table-cell>
          <table:table-cell office:value-type="string">
            <text:p>(34) 3331-0479</text:p>
          </table:table-cell>
        </table:table-row>
        <table:table-row table:style-name="ro1">
          <table:table-cell office:value-type="string">
            <text:p>Saboreal Panificadoras</text:p>
          </table:table-cell>
          <table:table-cell office:value-type="string">
            <text:p>Av. Leopoldino de Oliveira, 2541 - Estados Unidos, Uberaba - MG, 38015-000, Brazil</text:p>
          </table:table-cell>
          <table:table-cell office:value-type="string">
            <text:p>(34) 3333-1700</text:p>
          </table:table-cell>
        </table:table-row>
        <table:table-row table:style-name="ro1">
          <table:table-cell office:value-type="string">
            <text:p>Trigalle Pão e Café</text:p>
          </table:table-cell>
          <table:table-cell office:value-type="string">
            <text:p>Av. Santos Dumont, 155 - Centro, Uberaba - MG, 38010-370, Brazil</text:p>
          </table:table-cell>
          <table:table-cell office:value-type="string">
            <text:p>(34) 3333-5239</text:p>
          </table:table-cell>
        </table:table-row>
        <table:table-row table:style-name="ro1">
          <table:table-cell office:value-type="string">
            <text:p>Chandelly Sorveteria</text:p>
          </table:table-cell>
          <table:table-cell office:value-type="string">
            <text:p>R. Gov. Valadares, 422 - Centro, Uberaba - MG, 38065-065, Brazil</text:p>
          </table:table-cell>
          <table:table-cell office:value-type="string">
            <text:p>(34) 3333-8034</text:p>
          </table:table-cell>
        </table:table-row>
        <table:table-row table:style-name="ro1">
          <table:table-cell office:value-type="string">
            <text:p>Beliske Panificadora</text:p>
          </table:table-cell>
          <table:table-cell office:value-type="string">
            <text:p>Praça Santa Terezinha, 344 - Fabrício, Uberaba - MG, 38065-130, Brazil</text:p>
          </table:table-cell>
          <table:table-cell office:value-type="string">
            <text:p>(34) 3333-9088</text:p>
          </table:table-cell>
        </table:table-row>
        <table:table-row table:style-name="ro1">
          <table:table-cell office:value-type="string">
            <text:p>Araújo Padaria e Pizzaria 24H</text:p>
          </table:table-cell>
          <table:table-cell office:value-type="string">
            <text:p>Av. Santa Beatriz da Silva, 600 - Santa Maria, Uberaba - MG, 38050-096, Brazil</text:p>
          </table:table-cell>
          <table:table-cell office:value-type="string">
            <text:p>(34) 3333-9090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Av. Leopoldino de Oliveira, 3184 - Centro, Uberaba - MG, 38015-000, Brazil</text:p>
          </table:table-cell>
          <table:table-cell office:value-type="string">
            <text:p>(34) 3334-1072</text:p>
          </table:table-cell>
        </table:table-row>
        <table:table-row table:style-name="ro1">
          <table:table-cell office:value-type="string">
            <text:p>Indústria e Comércio de Doces Lourraine</text:p>
          </table:table-cell>
          <table:table-cell office:value-type="string">
            <text:p>R. Nova Ponte, 381 - Bom Retiro, Uberaba - MG, 38022-230, Brazil</text:p>
          </table:table-cell>
          <table:table-cell office:value-type="string">
            <text:p>(34) 3336-1200</text:p>
          </table:table-cell>
        </table:table-row>
        <table:table-row table:style-name="ro1">
          <table:table-cell office:value-type="string">
            <text:p>Bakery Santa Luzia</text:p>
          </table:table-cell>
          <table:table-cell office:value-type="string">
            <text:p>R. Luís Mario Molinar, 26 - Jardim Induberaba, Uberaba - MG, 38040-180, Brazil</text:p>
          </table:table-cell>
          <table:table-cell office:value-type="string">
            <text:p>(34) 3336-3010</text:p>
          </table:table-cell>
        </table:table-row>
        <table:table-row table:style-name="ro1">
          <table:table-cell office:value-type="string">
            <text:p>Doce Delícia Panificadora &amp; Delicatessen</text:p>
          </table:table-cell>
          <table:table-cell office:value-type="string">
            <text:p>Av. Guilherme Ferreira, 976 - São Benedito, Uberaba - MG, 38022-200, Brazil</text:p>
          </table:table-cell>
          <table:table-cell office:value-type="string">
            <text:p>(34) 3338-2370</text:p>
          </table:table-cell>
        </table:table-row>
        <table:table-row table:style-name="ro1">
          <table:table-cell office:value-type="string">
            <text:p>Padaria Pão Mania</text:p>
          </table:table-cell>
          <table:table-cell office:value-type="string">
            <text:p>Praça Dr. Jorge Frange, 72 - São Benedito, Uberaba - MG, 38022-110, Brazil</text:p>
          </table:table-cell>
          <table:table-cell office:value-type="string">
            <text:p>(34) 3338-3795</text:p>
          </table:table-cell>
        </table:table-row>
        <table:table-row table:style-name="ro1">
          <table:table-cell office:value-type="string">
            <text:p>Bellinha Panificadora</text:p>
          </table:table-cell>
          <table:table-cell office:value-type="string">
            <text:p>Av. Lucas Borges, 630 - Fabrício, Uberaba - MG, 38065-300, Brazil</text:p>
          </table:table-cell>
          <table:table-cell office:value-type="string">
            <text:p>(34) 3338-7240</text:p>
          </table:table-cell>
        </table:table-row>
        <table:table-row table:style-name="ro1">
          <table:table-cell office:value-type="string">
            <text:p>Yah Congelados</text:p>
          </table:table-cell>
          <table:table-cell office:value-type="string">
            <text:p>Av. João XXIII, 714 - Parque das Americas, Uberaba - MG, 38045-100, Brazil</text:p>
          </table:table-cell>
          <table:table-cell office:value-type="string">
            <text:p>(34) 3479-1001</text:p>
          </table:table-cell>
        </table:table-row>
        <table:table-row table:style-name="ro1">
          <table:table-cell office:value-type="string">
            <text:p>Pastry Lab</text:p>
          </table:table-cell>
          <table:table-cell office:value-type="string">
            <text:p>Avenida do Batel, 1868 - Piso L1 LOJA 126 - Batel, Curitiba - PR, 80420-090, Brazil</text:p>
          </table:table-cell>
          <table:table-cell office:value-type="string">
            <text:p>(41) 3020-3717</text:p>
          </table:table-cell>
        </table:table-row>
        <table:table-row table:style-name="ro1">
          <table:table-cell office:value-type="string">
            <text:p>Jauense Panificadora e Confeitaria</text:p>
          </table:table-cell>
          <table:table-cell office:value-type="string">
            <text:p>R. Dom Pedro I, 433 - Água Verde, Curitiba - PR, 80620-130, Brazil</text:p>
          </table:table-cell>
          <table:table-cell office:value-type="string">
            <text:p>(41) 3027-1220</text:p>
          </table:table-cell>
        </table:table-row>
        <table:table-row table:style-name="ro1">
          <table:table-cell office:value-type="string">
            <text:p>Hachimitsu Curitiba</text:p>
          </table:table-cell>
          <table:table-cell office:value-type="string">
            <text:p>R. Euclides da Cunha, 816 - Bigorrilho, Curitiba - PR, 80730-360, Brazil</text:p>
          </table:table-cell>
          <table:table-cell office:value-type="string">
            <text:p>(41) 3029-2740</text:p>
          </table:table-cell>
        </table:table-row>
        <table:table-row table:style-name="ro1">
          <table:table-cell office:value-type="string">
            <text:p>Damarate Confeitaria Curitiba - Batel</text:p>
          </table:table-cell>
          <table:table-cell office:value-type="string">
            <text:p>R. Dr. Alexandre Gutierrez, 718 - Batel, Curitiba - PR, 80240-130, Brazil</text:p>
          </table:table-cell>
          <table:table-cell office:value-type="string">
            <text:p>(41) 3044-0865</text:p>
          </table:table-cell>
        </table:table-row>
        <table:table-row table:style-name="ro1">
          <table:table-cell office:value-type="string">
            <text:p>Café du Centre</text:p>
          </table:table-cell>
          <table:table-cell office:value-type="string">
            <text:p>R. Francisco Rocha, 612 - Batel, Curitiba - PR, 80420-130, Brazil</text:p>
          </table:table-cell>
          <table:table-cell office:value-type="string">
            <text:p>(41) 3044-5566</text:p>
          </table:table-cell>
        </table:table-row>
        <table:table-row table:style-name="ro1">
          <table:table-cell office:value-type="string">
            <text:p>Bazaar Sweet Confectionery</text:p>
          </table:table-cell>
          <table:table-cell office:value-type="string">
            <text:p>Alameda Pres. Taunay, 316 - Batel, Curitiba - PR, 80420-180, Brazil</text:p>
          </table:table-cell>
          <table:table-cell office:value-type="string">
            <text:p>(41) 3076-9808</text:p>
          </table:table-cell>
        </table:table-row>
        <table:table-row table:style-name="ro1">
          <table:table-cell office:value-type="string">
            <text:p>Banoffi Confeitaria</text:p>
          </table:table-cell>
          <table:table-cell office:value-type="string">
            <text:p>R. Itupava, 1094 - Alto da XV, Curitiba - PR, 80040-134, Brazil</text:p>
          </table:table-cell>
          <table:table-cell office:value-type="string">
            <text:p>(41) 3078-0010</text:p>
          </table:table-cell>
        </table:table-row>
        <table:table-row table:style-name="ro1">
          <table:table-cell office:value-type="string">
            <text:p>D'vicz</text:p>
          </table:table-cell>
          <table:table-cell office:value-type="string">
            <text:p>R. Buenos Aires, 357 - Batel, Curitiba - PR, 80250-070, Brazil</text:p>
          </table:table-cell>
          <table:table-cell office:value-type="string">
            <text:p>(41) 3082-6257</text:p>
          </table:table-cell>
        </table:table-row>
        <table:table-row table:style-name="ro1">
          <table:table-cell office:value-type="string">
            <text:p>Bertoni Gelateria</text:p>
          </table:table-cell>
          <table:table-cell office:value-type="string">
            <text:p>R. Camões, 515 - Alto da XV, Curitiba - PR, 80045-320, Brazil</text:p>
          </table:table-cell>
          <table:table-cell office:value-type="string">
            <text:p>(41) 3086-2085</text:p>
          </table:table-cell>
        </table:table-row>
        <table:table-row table:style-name="ro1">
          <table:table-cell office:value-type="string">
            <text:p>Carolina Café + Doceria</text:p>
          </table:table-cell>
          <table:table-cell office:value-type="string">
            <text:p>Rua Cel. Isaías Natel de Paula, 131 - Bom Retiro, Curitiba - PR, 80520-450, Brazil</text:p>
          </table:table-cell>
          <table:table-cell office:value-type="string">
            <text:p>(41) 3121-2077</text:p>
          </table:table-cell>
        </table:table-row>
        <table:table-row table:style-name="ro1">
          <table:table-cell office:value-type="string">
            <text:p>Confeitaria das Famílias</text:p>
          </table:table-cell>
          <table:table-cell office:value-type="string">
            <text:p>R. XV de Novembro, 374 - Centro, Curitiba - PR, 80020-310, Brazil</text:p>
          </table:table-cell>
          <table:table-cell office:value-type="string">
            <text:p>(41) 3223-0313</text:p>
          </table:table-cell>
        </table:table-row>
        <table:table-row table:style-name="ro1">
          <table:table-cell office:value-type="string">
            <text:p>A Formiga</text:p>
          </table:table-cell>
          <table:table-cell office:value-type="string">
            <text:p>Av. Iguaçu, 2011 - Água Verde, Curitiba - PR, 80250-190, Brazil</text:p>
          </table:table-cell>
          <table:table-cell office:value-type="string">
            <text:p>(41) 3242-0563</text:p>
          </table:table-cell>
        </table:table-row>
        <table:table-row table:style-name="ro1">
          <table:table-cell office:value-type="string">
            <text:p>Gela Boca Curitiba Portão</text:p>
          </table:table-cell>
          <table:table-cell office:value-type="string">
            <text:p>R. João Bettega, 465 - Portão, Curitiba - PR, 81070-000, Brazil</text:p>
          </table:table-cell>
          <table:table-cell office:value-type="string">
            <text:p>(41) 3264-6147</text:p>
          </table:table-cell>
        </table:table-row>
        <table:table-row table:style-name="ro1">
          <table:table-cell office:value-type="string">
            <text:p>J.A. Doces - Distribuidora de Doces e Embalagens em Curitiba</text:p>
          </table:table-cell>
          <table:table-cell office:value-type="string">
            <text:p>Av. Mal. Floriano Peixoto, 5537 - Hauer, Curitiba - PR, 81610-000, Brazil</text:p>
          </table:table-cell>
          <table:table-cell office:value-type="string">
            <text:p>(41) 3277-2383</text:p>
          </table:table-cell>
        </table:table-row>
        <table:table-row table:style-name="ro1">
          <table:table-cell office:value-type="string">
            <text:p>Cheia de Graça Pâtisserie</text:p>
          </table:table-cell>
          <table:table-cell office:value-type="string">
            <text:p>R. Bpo. Dom José, 2465 - Batel, Curitiba - PR, 80440-080, Brazil</text:p>
          </table:table-cell>
          <table:table-cell office:value-type="string">
            <text:p>(41) 3311-2604</text:p>
          </table:table-cell>
        </table:table-row>
        <table:table-row table:style-name="ro1">
          <table:table-cell office:value-type="string">
            <text:p>Confeitaria Holandesa</text:p>
          </table:table-cell>
          <table:table-cell office:value-type="string">
            <text:p>R. Dr. Pedrosa, 366 - Centro, Curitiba - PR, 80420-120, Brazil</text:p>
          </table:table-cell>
          <table:table-cell office:value-type="string">
            <text:p>(41) 3333-0111</text:p>
          </table:table-cell>
        </table:table-row>
        <table:table-row table:style-name="ro1">
          <table:table-cell office:value-type="string">
            <text:p>Confeitaria Gênova - Bolos e Doces</text:p>
          </table:table-cell>
          <table:table-cell office:value-type="string">
            <text:p>Rua 24 de Maio, 1333 - Rebouças, Curitiba - PR, 80230-080, Brazil</text:p>
          </table:table-cell>
          <table:table-cell office:value-type="string">
            <text:p>(41) 3333-8643</text:p>
          </table:table-cell>
        </table:table-row>
        <table:table-row table:style-name="ro1">
          <table:table-cell office:value-type="string">
            <text:p>Sorveteria Pedacinho do Nordeste</text:p>
          </table:table-cell>
          <table:table-cell office:value-type="string">
            <text:p>R. Marquês do Paraná, 947 - Água Verde, Curitiba - PR, 80620-210, Brazil</text:p>
          </table:table-cell>
          <table:table-cell office:value-type="string">
            <text:p>(41) 3342-7067</text:p>
          </table:table-cell>
        </table:table-row>
        <table:table-row table:style-name="ro1">
          <table:table-cell office:value-type="string">
            <text:p>A Familiar Confeitaria</text:p>
          </table:table-cell>
          <table:table-cell office:value-type="string">
            <text:p>R. Rocha Pombo, 377 - Juvevê, Curitiba - PR, 80030-390, Brazil</text:p>
          </table:table-cell>
          <table:table-cell office:value-type="string">
            <text:p>(41) 3353-6161</text:p>
          </table:table-cell>
        </table:table-row>
        <table:table-row table:style-name="ro1">
          <table:table-cell office:value-type="string">
            <text:p>The Famous Brigadeiro - Hugo Lange</text:p>
          </table:table-cell>
          <table:table-cell office:value-type="string">
            <text:p>R. Augusto Stresser, 1345 - Hugo Lange, Curitiba - PR, 80040-345, Brazil</text:p>
          </table:table-cell>
          <table:table-cell office:value-type="string">
            <text:p>(41) 3362-6653</text:p>
          </table:table-cell>
        </table:table-row>
        <table:table-row table:style-name="ro1">
          <table:table-cell office:value-type="string">
            <text:p>Chiffon Cake</text:p>
          </table:table-cell>
          <table:table-cell office:value-type="string">
            <text:p>R. Jaime Balão, 130 - Hugo Lange, Curitiba - PR, 80040-340, Brazil</text:p>
          </table:table-cell>
          <table:table-cell office:value-type="string">
            <text:p>(41) 3362-7715</text:p>
          </table:table-cell>
        </table:table-row>
        <table:table-row table:style-name="ro1">
          <table:table-cell office:value-type="string">
            <text:p>Goodies Bakery Ahú</text:p>
          </table:table-cell>
          <table:table-cell office:value-type="string">
            <text:p>R. Cel. Brasilino Moura, 382 - Ahú, Curitiba - PR, 80540-340, Brazil</text:p>
          </table:table-cell>
          <table:table-cell office:value-type="string">
            <text:p>(41) 3408-2225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R. Fernando Simas, 27 - Mercês, Curitiba - PR, 80430-190, Brazil</text:p>
          </table:table-cell>
          <table:table-cell office:value-type="string">
            <text:p>(41) 3527-5775</text:p>
          </table:table-cell>
        </table:table-row>
        <table:table-row table:style-name="ro1">
          <table:table-cell office:value-type="string">
            <text:p>Délices de Sucre - Confeitaria</text:p>
          </table:table-cell>
          <table:table-cell office:value-type="string">
            <text:p>R. Simão Bolívar, 628 - Juvevê, Curitiba - PR, 80040-140, Brazil</text:p>
          </table:table-cell>
          <table:table-cell office:value-type="string">
            <text:p>(41) 3598-0007</text:p>
          </table:table-cell>
        </table:table-row>
        <table:table-row table:style-name="ro1">
          <table:table-cell office:value-type="string">
            <text:p>FRUTTETO- GELATOS NATURAIS E CRIATIVOS</text:p>
          </table:table-cell>
          <table:table-cell office:value-type="string">
            <text:p>R. Foz do Iguaçu, 20 - Bancários, Londrina - PR, 86061-000, Brazil</text:p>
          </table:table-cell>
          <table:table-cell office:value-type="string">
            <text:p>(43) 3367-7416</text:p>
          </table:table-cell>
        </table:table-row>
        <table:table-row table:style-name="ro1">
          <table:table-cell office:value-type="string">
            <text:p>Ice cream Gela Boca</text:p>
          </table:table-cell>
          <table:table-cell office:value-type="string">
            <text:p>Av. Mandacaru, 695 - Vila Santa Izabel, Maringá - PR, 87080-000, Brazil</text:p>
          </table:table-cell>
          <table:table-cell office:value-type="string">
            <text:p>(44) 3025-6659</text:p>
          </table:table-cell>
        </table:table-row>
        <table:table-row table:style-name="ro1">
          <table:table-cell office:value-type="string">
            <text:p>Docela Panificadora</text:p>
          </table:table-cell>
          <table:table-cell office:value-type="string">
            <text:p>Rua: Vereador Basílio Sautchuk, 243 - Zona 01, Maringá - PR, 87013-190, Brazil</text:p>
          </table:table-cell>
          <table:table-cell office:value-type="string">
            <text:p>(44) 3026-2043</text:p>
          </table:table-cell>
        </table:table-row>
        <table:table-row table:style-name="ro1">
          <table:table-cell office:value-type="string">
            <text:p>Panificadora Café da Manhã</text:p>
          </table:table-cell>
          <table:table-cell office:value-type="string">
            <text:p>R. Paranaguá, 345 B - Zona 7, Maringá - PR, 87020-190, Brazil</text:p>
          </table:table-cell>
          <table:table-cell office:value-type="string">
            <text:p>(44) 3026-4242</text:p>
          </table:table-cell>
        </table:table-row>
        <table:table-row table:style-name="ro1">
          <table:table-cell office:value-type="string">
            <text:p>Panificadora Holandesa</text:p>
          </table:table-cell>
          <table:table-cell office:value-type="string">
            <text:p>Av. Brasil, 2886 - Zona I, Maringá - PR, 87013-000, Brazil</text:p>
          </table:table-cell>
          <table:table-cell office:value-type="string">
            <text:p>(44) 3026-7728</text:p>
          </table:table-cell>
        </table:table-row>
        <table:table-row table:style-name="ro1">
          <table:table-cell office:value-type="string">
            <text:p>ESQUINA DO PÃO</text:p>
          </table:table-cell>
          <table:table-cell office:value-type="string">
            <text:p>Av. Pedro Taques, 2445 - Jardim Alvorada, Maringá - PR, 87033-000, Brazil</text:p>
          </table:table-cell>
          <table:table-cell office:value-type="string">
            <text:p>(44) 3029-1918</text:p>
          </table:table-cell>
        </table:table-row>
        <table:table-row table:style-name="ro1">
          <table:table-cell office:value-type="string">
            <text:p>Açukapê Restaurante e Café</text:p>
          </table:table-cell>
          <table:table-cell office:value-type="string">
            <text:p>R. Santos Dumont, 2543 - Zona 01, Maringá - PR, 87013-050, Brazil</text:p>
          </table:table-cell>
          <table:table-cell office:value-type="string">
            <text:p>(44) 3030-3299</text:p>
          </table:table-cell>
        </table:table-row>
        <table:table-row table:style-name="ro1">
          <table:table-cell office:value-type="string">
            <text:p>Padaria Cerro Azul - Restaurante, Confeitaria e Panificadora</text:p>
          </table:table-cell>
          <table:table-cell office:value-type="string">
            <text:p>Av. Cerro Azul, 908 - Zona 02, Maringá - PR, 87010-000, Brazil</text:p>
          </table:table-cell>
          <table:table-cell office:value-type="string">
            <text:p>(44) 3031-0468</text:p>
          </table:table-cell>
        </table:table-row>
        <table:table-row table:style-name="ro1">
          <table:table-cell office:value-type="string">
            <text:p>The Best Açaí Maringá - Av. Pedro Taques</text:p>
          </table:table-cell>
          <table:table-cell office:value-type="string">
            <text:p>Av. Pedro Taques, 1196 - Jardim Alvorada, Maringá - PR, 87030-000, Brazil</text:p>
          </table:table-cell>
          <table:table-cell office:value-type="string">
            <text:p>(44) 3034-1824</text:p>
          </table:table-cell>
        </table:table-row>
        <table:table-row table:style-name="ro1">
          <table:table-cell office:value-type="string">
            <text:p>Maná Panificadora e Confeitaria</text:p>
          </table:table-cell>
          <table:table-cell office:value-type="string">
            <text:p>Av. das Palmeiras, 850 - Parque Palmeiras, Maringá - PR, 87023-160, Brazil</text:p>
          </table:table-cell>
          <table:table-cell office:value-type="string">
            <text:p>(44) 3034-5509</text:p>
          </table:table-cell>
        </table:table-row>
        <table:table-row table:style-name="ro1">
          <table:table-cell office:value-type="string">
            <text:p>Hachimitsu Maringá</text:p>
          </table:table-cell>
          <table:table-cell office:value-type="string">
            <text:p>Av. São Paulo, 1700 - Zona 02, Maringá - PR, 87010-355, Brazil</text:p>
          </table:table-cell>
          <table:table-cell office:value-type="string">
            <text:p>(44) 3041-0003</text:p>
          </table:table-cell>
        </table:table-row>
        <table:table-row table:style-name="ro1">
          <table:table-cell office:value-type="string">
            <text:p>Flor do Ingá Gelato Artesanal</text:p>
          </table:table-cell>
          <table:table-cell office:value-type="string">
            <text:p>Em frente ao Parque do Ingá - Av. São Paulo, 1404 - Zona 02, Maringá - PR, 87013-040, Brazil</text:p>
          </table:table-cell>
          <table:table-cell office:value-type="string">
            <text:p>(44) 3122-0000</text:p>
          </table:table-cell>
        </table:table-row>
        <table:table-row table:style-name="ro1">
          <table:table-cell office:value-type="string">
            <text:p>Panificadora Primor</text:p>
          </table:table-cell>
          <table:table-cell office:value-type="string">
            <text:p>Av. Brasil, 4943 - Zona 04, Maringá - PR, 87014-070, Brazil</text:p>
          </table:table-cell>
          <table:table-cell office:value-type="string">
            <text:p>(44) 3224-7966</text:p>
          </table:table-cell>
        </table:table-row>
        <table:table-row table:style-name="ro1">
          <table:table-cell office:value-type="string">
            <text:p>Panificadora Pão Quente</text:p>
          </table:table-cell>
          <table:table-cell office:value-type="string">
            <text:p>Av. Mandacaru, 516 - Vila Santa Izabel, Maringá - PR, 87080-000, Brazil</text:p>
          </table:table-cell>
          <table:table-cell office:value-type="string">
            <text:p>(44) 3224-9676</text:p>
          </table:table-cell>
        </table:table-row>
        <table:table-row table:style-name="ro1">
          <table:table-cell office:value-type="string">
            <text:p>Marco's Boutique de Pão</text:p>
          </table:table-cell>
          <table:table-cell office:value-type="string">
            <text:p>Av. XV de Novembro, 803 - loja 1 - Zona 01, Maringá - PR, 87013-230, Brazil</text:p>
          </table:table-cell>
          <table:table-cell office:value-type="string">
            <text:p>(44) 3226-2244</text:p>
          </table:table-cell>
        </table:table-row>
        <table:table-row table:style-name="ro1">
          <table:table-cell office:value-type="string">
            <text:p>Très Riche Restaurante, Confeitaria &amp; Gelateria</text:p>
          </table:table-cell>
          <table:table-cell office:value-type="string">
            <text:p>Av. Pres. Juscelino K. de Oliveira, 1187 - Zona 02, Maringá - PR, 87010-440, Brazil</text:p>
          </table:table-cell>
          <table:table-cell office:value-type="string">
            <text:p>(44) 3226-3333</text:p>
          </table:table-cell>
        </table:table-row>
        <table:table-row table:style-name="ro1">
          <table:table-cell office:value-type="string">
            <text:p>Panificadora Nosso Pão</text:p>
          </table:table-cell>
          <table:table-cell office:value-type="string">
            <text:p>Av. Carmen Miranda, 2603-2585 - Conj. Res. Cidade Alta, Maringá - PR, 87053-000, Brazil</text:p>
          </table:table-cell>
          <table:table-cell office:value-type="string">
            <text:p>(44) 3255-4070</text:p>
          </table:table-cell>
        </table:table-row>
        <table:table-row table:style-name="ro1">
          <table:table-cell office:value-type="string">
            <text:p>Flavia Panicadora e Confeitaria</text:p>
          </table:table-cell>
          <table:table-cell office:value-type="string">
            <text:p>Av. José Alves Nendo, 337 - Jardim Fregadoli, Maringá - PR, 87055-000, Brazil</text:p>
          </table:table-cell>
          <table:table-cell office:value-type="string">
            <text:p>(44) 3255-5196</text:p>
          </table:table-cell>
        </table:table-row>
        <table:table-row table:style-name="ro1">
          <table:table-cell office:value-type="string">
            <text:p>Panificadora e Confeitaria Pão Café</text:p>
          </table:table-cell>
          <table:table-cell office:value-type="string">
            <text:p>R. Universo, 804 - Jardim Universo, Maringá - PR, 87060-420, Brazil</text:p>
          </table:table-cell>
          <table:table-cell office:value-type="string">
            <text:p>(44) 3259-3538</text:p>
          </table:table-cell>
        </table:table-row>
        <table:table-row table:style-name="ro1">
          <table:table-cell office:value-type="string">
            <text:p>Panificadora Fabiana</text:p>
          </table:table-cell>
          <table:table-cell office:value-type="string">
            <text:p>Av. Morangueira, 320 - Vila Santo Antonio, Maringá - PR, 87030-300, Brazil</text:p>
          </table:table-cell>
          <table:table-cell office:value-type="string">
            <text:p>(44) 3263-3873</text:p>
          </table:table-cell>
        </table:table-row>
        <table:table-row table:style-name="ro1">
          <table:table-cell office:value-type="string">
            <text:p>Leone Gelateria - Maringá</text:p>
          </table:table-cell>
          <table:table-cell office:value-type="string">
            <text:p>Av. São Paulo, 1099 - Zona 01, Maringá - PR, 87013-931, Brazil</text:p>
          </table:table-cell>
          <table:table-cell office:value-type="string">
            <text:p>(44) 3346-3315</text:p>
          </table:table-cell>
        </table:table-row>
        <table:table-row table:style-name="ro1">
          <table:table-cell office:value-type="string">
            <text:p>DOM Gelateria</text:p>
          </table:table-cell>
          <table:table-cell office:value-type="string">
            <text:p>Shopping Maringá Park - Av. São Paulo, 1099 - 2º piso - Zona 01, Maringá - PR, 87013-040, Brazil</text:p>
          </table:table-cell>
          <table:table-cell office:value-type="string">
            <text:p>(44) 3346-8916</text:p>
          </table:table-cell>
        </table:table-row>
        <table:table-row table:style-name="ro1">
          <table:table-cell office:value-type="string">
            <text:p>Trigo &amp; Cia</text:p>
          </table:table-cell>
          <table:table-cell office:value-type="string">
            <text:p>R. Padre Bernardo Plate, 1750 - Jardim Polo Centro, Foz do Iguaçu - PR, 85852-000, Brazil</text:p>
          </table:table-cell>
          <table:table-cell office:value-type="string">
            <text:p>(45) 3025-3800</text:p>
          </table:table-cell>
        </table:table-row>
        <table:table-row table:style-name="ro1">
          <table:table-cell office:value-type="string">
            <text:p>Safira Doces</text:p>
          </table:table-cell>
          <table:table-cell office:value-type="string">
            <text:p>R. Assis Brasil, 514 - Vila Portes, Foz do Iguaçu - PR, 85865-140, Brazil</text:p>
          </table:table-cell>
          <table:table-cell office:value-type="string">
            <text:p>(45) 3025-4698</text:p>
          </table:table-cell>
        </table:table-row>
        <table:table-row table:style-name="ro1">
          <table:table-cell office:value-type="string">
            <text:p>Famiglia Maran Restaurante, Confeitaria, Panificadora E Café 24h.</text:p>
          </table:table-cell>
          <table:table-cell office:value-type="string">
            <text:p>R. Alm. Barroso, 1968 - Centro, Foz do Iguaçu - PR, 85851-010, Brazil</text:p>
          </table:table-cell>
          <table:table-cell office:value-type="string">
            <text:p>(45) 3027-1212</text:p>
          </table:table-cell>
        </table:table-row>
        <table:table-row table:style-name="ro1">
          <table:table-cell office:value-type="string">
            <text:p>Padaria Monte Líbano | Foz do Iguaçu</text:p>
          </table:table-cell>
          <table:table-cell office:value-type="string">
            <text:p>R. Cândido Portinari, 20 - Jardim das Nações, Foz do Iguaçu - PR, 85865-010, Brazil</text:p>
          </table:table-cell>
          <table:table-cell office:value-type="string">
            <text:p>(45) 3027-4175</text:p>
          </table:table-cell>
        </table:table-row>
        <table:table-row table:style-name="ro1">
          <table:table-cell office:value-type="string">
            <text:p>Jauense Confeitaria - Foz do Iguaçu</text:p>
          </table:table-cell>
          <table:table-cell office:value-type="string">
            <text:p>Av. Juscelino Kubitscheck, 117 - Centro, Foz do Iguaçu - PR, 85851-210, Brazil</text:p>
          </table:table-cell>
          <table:table-cell office:value-type="string">
            <text:p>(45) 3028-1621</text:p>
          </table:table-cell>
        </table:table-row>
        <table:table-row table:style-name="ro1">
          <table:table-cell office:value-type="string">
            <text:p>Engenho Doce Panificadora e Confeitaria</text:p>
          </table:table-cell>
          <table:table-cell office:value-type="string">
            <text:p>Av. Paraná, 909 - Centro, Foz do Iguaçu - PR, 85852-000, Brazil</text:p>
          </table:table-cell>
          <table:table-cell office:value-type="string">
            <text:p>(45) 3028-7010</text:p>
          </table:table-cell>
        </table:table-row>
        <table:table-row table:style-name="ro1">
          <table:table-cell office:value-type="string">
            <text:p>sweet cake Brazil</text:p>
          </table:table-cell>
          <table:table-cell office:value-type="string">
            <text:p>R. Quintino Bocaiúva, 912 - Centro, Foz do Iguaçu - PR, 85851-130, Brazil</text:p>
          </table:table-cell>
          <table:table-cell office:value-type="string">
            <text:p>(45) 3029-0116</text:p>
          </table:table-cell>
        </table:table-row>
        <table:table-row table:style-name="ro1">
          <table:table-cell office:value-type="string">
            <text:p>Coralina Bakery and Confectionery</text:p>
          </table:table-cell>
          <table:table-cell office:value-type="string">
            <text:p>Rua Belarmino de Mendonça, 340 - Centro, Foz do Iguaçu - PR, 85851-100, Brazil</text:p>
          </table:table-cell>
          <table:table-cell office:value-type="string">
            <text:p>(45) 3029-1942</text:p>
          </table:table-cell>
        </table:table-row>
        <table:table-row table:style-name="ro1">
          <table:table-cell office:value-type="string">
            <text:p>Sodiê Doces Foz do Iguaçu</text:p>
          </table:table-cell>
          <table:table-cell office:value-type="string">
            <text:p>R. Alm. Barroso, 1397 - Centro, Foz do Iguaçu - PR, 85851-010, Brazil</text:p>
          </table:table-cell>
          <table:table-cell office:value-type="string">
            <text:p>(45) 3029-7444</text:p>
          </table:table-cell>
        </table:table-row>
        <table:table-row table:style-name="ro1">
          <table:table-cell office:value-type="string">
            <text:p>Sorveteria Mac Milk</text:p>
          </table:table-cell>
          <table:table-cell office:value-type="string">
            <text:p>Av. Mario Filho, 751 - Parque Res. Morumbi, Foz do Iguaçu - PR, 85858-440, Brazil</text:p>
          </table:table-cell>
          <table:table-cell office:value-type="string">
            <text:p>(45) 3029-8061</text:p>
          </table:table-cell>
        </table:table-row>
        <table:table-row table:style-name="ro1">
          <table:table-cell office:value-type="string">
            <text:p>Chocolato Chocolateria</text:p>
          </table:table-cell>
          <table:table-cell office:value-type="string">
            <text:p>R. Alm. Barroso, 1466 - Sala 05 - Centro, Foz do Iguaçu - PR, 85851-010, Brazil</text:p>
          </table:table-cell>
          <table:table-cell office:value-type="string">
            <text:p>(45) 3029-8680</text:p>
          </table:table-cell>
        </table:table-row>
        <table:table-row table:style-name="ro1">
          <table:table-cell office:value-type="string">
            <text:p>Flor de Trigo</text:p>
          </table:table-cell>
          <table:table-cell office:value-type="string">
            <text:p>Av. Garibaldi, 1192 - Vila A, Foz do Iguaçu - PR, 85861-528, Brazil</text:p>
          </table:table-cell>
          <table:table-cell office:value-type="string">
            <text:p>(45) 3198-0366</text:p>
          </table:table-cell>
        </table:table-row>
        <table:table-row table:style-name="ro1">
          <table:table-cell office:value-type="string">
            <text:p>Gela Boca - Foz do Iguaçu | Jd. Panorama</text:p>
          </table:table-cell>
          <table:table-cell office:value-type="string">
            <text:p>Av. República Argentina, 3830 - Jardim Panorama, Foz do Iguaçu - PR, 85856-578, Brazil</text:p>
          </table:table-cell>
          <table:table-cell office:value-type="string">
            <text:p>(45) 3198-9275</text:p>
          </table:table-cell>
        </table:table-row>
        <table:table-row table:style-name="ro1">
          <table:table-cell office:value-type="string">
            <text:p>Albayan Doceria Arabic</text:p>
          </table:table-cell>
          <table:table-cell office:value-type="string">
            <text:p>R. Meca, 586 - Parque Monjolo, Foz do Iguaçu - PR, 85864-410, Brazil</text:p>
          </table:table-cell>
          <table:table-cell office:value-type="string">
            <text:p>(45) 3522-3043</text:p>
          </table:table-cell>
        </table:table-row>
        <table:table-row table:style-name="ro1">
          <table:table-cell office:value-type="string">
            <text:p>Panificadora Doce Pão Restaurante</text:p>
          </table:table-cell>
          <table:table-cell office:value-type="string">
            <text:p>R. Tarobá, 992 - Centro, Foz do Iguaçu - PR, 85851-220, Brazil</text:p>
          </table:table-cell>
          <table:table-cell office:value-type="string">
            <text:p>(45) 3522-7966</text:p>
          </table:table-cell>
        </table:table-row>
        <table:table-row table:style-name="ro1">
          <table:table-cell office:value-type="string">
            <text:p>Gela Boca</text:p>
          </table:table-cell>
          <table:table-cell office:value-type="string">
            <text:p>Av. Mario Filho - Foz do Iguaçu, PR, 85858-751, Brazil</text:p>
          </table:table-cell>
          <table:table-cell office:value-type="string">
            <text:p>(45) 3523-0139</text:p>
          </table:table-cell>
        </table:table-row>
        <table:table-row table:style-name="ro1">
          <table:table-cell office:value-type="string">
            <text:p>Marias &amp; Maria Bakery</text:p>
          </table:table-cell>
          <table:table-cell office:value-type="string">
            <text:p>Av. Brasil, 505 - Centro, Foz do Iguaçu - PR, 85851-000, Brazil</text:p>
          </table:table-cell>
          <table:table-cell office:value-type="string">
            <text:p>(45) 3523-5472</text:p>
          </table:table-cell>
        </table:table-row>
        <table:table-row table:style-name="ro1">
          <table:table-cell office:value-type="string">
            <text:p>Panificadora Sensação Confeitaria</text:p>
          </table:table-cell>
          <table:table-cell office:value-type="string">
            <text:p>R. Piquiri, 171 - Conj. Libra, Foz do Iguaçu - PR, 85857-610, Brazil</text:p>
          </table:table-cell>
          <table:table-cell office:value-type="string">
            <text:p>(45) 3525-0137</text:p>
          </table:table-cell>
        </table:table-row>
        <table:table-row table:style-name="ro1">
          <table:table-cell office:value-type="string">
            <text:p>Padaria do Xiru</text:p>
          </table:table-cell>
          <table:table-cell office:value-type="string">
            <text:p>R. Francisco Fogaça do Nascimento, 3290 - Jardim São Roque, Foz do Iguaçu - PR, 85853-660, Brazil</text:p>
          </table:table-cell>
          <table:table-cell office:value-type="string">
            <text:p>(45) 3525-1336</text:p>
          </table:table-cell>
        </table:table-row>
        <table:table-row table:style-name="ro1">
          <table:table-cell office:value-type="string">
            <text:p>Espaço do Sorvete</text:p>
          </table:table-cell>
          <table:table-cell office:value-type="string">
            <text:p>R. Airton Ramos, 392 - Jardim São Paulo II, Foz do Iguaçu - PR, 85856-380, Brazil</text:p>
          </table:table-cell>
          <table:table-cell office:value-type="string">
            <text:p>(45) 3525-4098</text:p>
          </table:table-cell>
        </table:table-row>
        <table:table-row table:style-name="ro1">
          <table:table-cell office:value-type="string">
            <text:p>Panificadora e Confeitaria Gabriela</text:p>
          </table:table-cell>
          <table:table-cell office:value-type="string">
            <text:p>Av. Mario Filho, 1964 - Parque Res. Morumbi II, Foz do Iguaçu - PR, 85859-000, Brazil</text:p>
          </table:table-cell>
          <table:table-cell office:value-type="string">
            <text:p>(45) 3525-5936</text:p>
          </table:table-cell>
        </table:table-row>
        <table:table-row table:style-name="ro1">
          <table:table-cell office:value-type="string">
            <text:p>Doces Aurora</text:p>
          </table:table-cell>
          <table:table-cell office:value-type="string">
            <text:p>R. Fagundes Varela, 270 - Vila Portes, Foz do Iguaçu - PR, 85865-160, Brazil</text:p>
          </table:table-cell>
          <table:table-cell office:value-type="string">
            <text:p>(45) 3573-1195</text:p>
          </table:table-cell>
        </table:table-row>
        <table:table-row table:style-name="ro1">
          <table:table-cell office:value-type="string">
            <text:p>Panificadora Adorela</text:p>
          </table:table-cell>
          <table:table-cell office:value-type="string">
            <text:p>R. Bogotá, 26 - Jardim Alice I, Foz do Iguaçu - PR, 85858-030, Brazil</text:p>
          </table:table-cell>
          <table:table-cell office:value-type="string">
            <text:p>(45) 3573-5217</text:p>
          </table:table-cell>
        </table:table-row>
        <table:table-row table:style-name="ro1">
          <table:table-cell office:value-type="string">
            <text:p>Café Moinho Pães &amp; Doces</text:p>
          </table:table-cell>
          <table:table-cell office:value-type="string">
            <text:p>Av. Iguaçu, 412 - Vila Yolanda, Foz do Iguaçu - PR, 85853-230, Brazil</text:p>
          </table:table-cell>
          <table:table-cell office:value-type="string">
            <text:p>(45) 3574-1170</text:p>
          </table:table-cell>
        </table:table-row>
        <table:table-row table:style-name="ro1">
          <table:table-cell office:value-type="string">
            <text:p>Roma Panificadora</text:p>
          </table:table-cell>
          <table:table-cell office:value-type="string">
            <text:p>R. Jorge Sanwais, 430 - Centro, Foz do Iguaçu - PR, 85851-010, Brazil</text:p>
          </table:table-cell>
          <table:table-cell office:value-type="string">
            <text:p>(45) 3574-4978</text:p>
          </table:table-cell>
        </table:table-row>
        <table:table-row table:style-name="ro1">
          <table:table-cell office:value-type="string">
            <text:p>Ice cream K &amp; K</text:p>
          </table:table-cell>
          <table:table-cell office:value-type="string">
            <text:p>Rua Otto Pfuetzenreuter, 792 - Costa e Silva, Joinville - SC, 89219-202, Brazil</text:p>
          </table:table-cell>
          <table:table-cell office:value-type="string">
            <text:p>(47) 3026-4533</text:p>
          </table:table-cell>
        </table:table-row>
        <table:table-row table:style-name="ro1">
          <table:table-cell office:value-type="string">
            <text:p>Padeirito - "O mundo da Confeitaria é aqui"</text:p>
          </table:table-cell>
          <table:table-cell office:value-type="string">
            <text:p>R. Paul Hering, 155 - Centro, Blumenau - SC, 89010-050, Brazil</text:p>
          </table:table-cell>
          <table:table-cell office:value-type="string">
            <text:p>(47) 3035-3838</text:p>
          </table:table-cell>
        </table:table-row>
        <table:table-row table:style-name="ro1">
          <table:table-cell office:value-type="string">
            <text:p>Panificio and Confectionery Benkendorf</text:p>
          </table:table-cell>
          <table:table-cell office:value-type="string">
            <text:p>R. São Paulo, 1638 - Victor Konder, Blumenau - SC, 89012-001, Brazil</text:p>
          </table:table-cell>
          <table:table-cell office:value-type="string">
            <text:p>(47) 3041-0869</text:p>
          </table:table-cell>
        </table:table-row>
        <table:table-row table:style-name="ro1">
          <table:table-cell office:value-type="string">
            <text:p>Gela Boca Sorvetes e Sobremesas</text:p>
          </table:table-cell>
          <table:table-cell office:value-type="string">
            <text:p>R. Antônio da Veiga, 589 - Victor Konder, Blumenau - SC, 89012-500, Brazil</text:p>
          </table:table-cell>
          <table:table-cell office:value-type="string">
            <text:p>(47) 3041-6968</text:p>
          </table:table-cell>
        </table:table-row>
        <table:table-row table:style-name="ro1">
          <table:table-cell office:value-type="string">
            <text:p>Freddo Garten Shopping Joinville</text:p>
          </table:table-cell>
          <table:table-cell office:value-type="string">
            <text:p>Av. Rolf Wiest, 333 - Bom Retiro, Joinville - SC, 89219-710, Brazil</text:p>
          </table:table-cell>
          <table:table-cell office:value-type="string">
            <text:p>(47) 3043-9193</text:p>
          </table:table-cell>
        </table:table-row>
        <table:table-row table:style-name="ro1">
          <table:table-cell office:value-type="string">
            <text:p>Atacadão de Sorvetes Multimarcas</text:p>
          </table:table-cell>
          <table:table-cell office:value-type="string">
            <text:p>R. Albano Schmidt, 4390 - Comasa, Joinville - SC, 89228-310, Brazil</text:p>
          </table:table-cell>
          <table:table-cell office:value-type="string">
            <text:p>(47) 3207-1247</text:p>
          </table:table-cell>
        </table:table-row>
        <table:table-row table:style-name="ro1">
          <table:table-cell office:value-type="string">
            <text:p>O Doceiro</text:p>
          </table:table-cell>
          <table:table-cell office:value-type="string">
            <text:p>R. Gen. Osório, 2011 - Água Verde, Blumenau - SC, 89041-003, Brazil</text:p>
          </table:table-cell>
          <table:table-cell office:value-type="string">
            <text:p>(47) 3234-3332</text:p>
          </table:table-cell>
        </table:table-row>
        <table:table-row table:style-name="ro1">
          <table:table-cell office:value-type="string">
            <text:p>Imperial Bakery and Confectionery</text:p>
          </table:table-cell>
          <table:table-cell office:value-type="string">
            <text:p>R. Gen. Osório, 1650 - Velha, Blumenau - SC, 89041-002, Brazil</text:p>
          </table:table-cell>
          <table:table-cell office:value-type="string">
            <text:p>(47) 3285-5425</text:p>
          </table:table-cell>
        </table:table-row>
        <table:table-row table:style-name="ro1">
          <table:table-cell office:value-type="string">
            <text:p>O Doceiro Escola Agrícola</text:p>
          </table:table-cell>
          <table:table-cell office:value-type="string">
            <text:p>R. Benjamin Constant, 641 - Escola Agrícola, Blumenau - SC, 89037-501, Brazil</text:p>
          </table:table-cell>
          <table:table-cell office:value-type="string">
            <text:p>(47) 3288-8998</text:p>
          </table:table-cell>
        </table:table-row>
        <table:table-row table:style-name="ro1">
          <table:table-cell office:value-type="string">
            <text:p>Confeitaria Dona Hilda</text:p>
          </table:table-cell>
          <table:table-cell office:value-type="string">
            <text:p>R. Antônio da Veiga, 440 - Itoupava Seca, Blumenau - SC, 89030-103, Brazil</text:p>
          </table:table-cell>
          <table:table-cell office:value-type="string">
            <text:p>(47) 3322-6986</text:p>
          </table:table-cell>
        </table:table-row>
        <table:table-row table:style-name="ro1">
          <table:table-cell office:value-type="string">
            <text:p>Della Nonna Breads &amp; Pastries</text:p>
          </table:table-cell>
          <table:table-cell office:value-type="string">
            <text:p>R. São Bento, 566 - Vorstadt, Blumenau - SC, 89015-300, Brazil</text:p>
          </table:table-cell>
          <table:table-cell office:value-type="string">
            <text:p>(47) 3322-8906</text:p>
          </table:table-cell>
        </table:table-row>
        <table:table-row table:style-name="ro1">
          <table:table-cell office:value-type="string">
            <text:p>Gelattus</text:p>
          </table:table-cell>
          <table:table-cell office:value-type="string">
            <text:p>R. Amazonas, 4246 - Garcia, Blumenau - SC, 89022-002, Brazil</text:p>
          </table:table-cell>
          <table:table-cell office:value-type="string">
            <text:p>(47) 3324-1002</text:p>
          </table:table-cell>
        </table:table-row>
        <table:table-row table:style-name="ro1">
          <table:table-cell office:value-type="string">
            <text:p>Sorveteria Schmitt Blumenau</text:p>
          </table:table-cell>
          <table:table-cell office:value-type="string">
            <text:p>Rua Marechal - R. Floriano Peixoto, 231 - Centro, Blumenau - SC, 89010-500, Brazil</text:p>
          </table:table-cell>
          <table:table-cell office:value-type="string">
            <text:p>(47) 3326-6160</text:p>
          </table:table-cell>
        </table:table-row>
        <table:table-row table:style-name="ro1">
          <table:table-cell office:value-type="string">
            <text:p>Sorveteria Bonatti Blumenau</text:p>
          </table:table-cell>
          <table:table-cell office:value-type="string">
            <text:p>R. Alberto Stein, sala 01 48 - Velha, Blumenau - SC, 89036-200, Brazil</text:p>
          </table:table-cell>
          <table:table-cell office:value-type="string">
            <text:p>(47) 3328-1267</text:p>
          </table:table-cell>
        </table:table-row>
        <table:table-row table:style-name="ro1">
          <table:table-cell office:value-type="string">
            <text:p>Bakery and Confectionery Caçadores</text:p>
          </table:table-cell>
          <table:table-cell office:value-type="string">
            <text:p>R. dos Caçadores, 837 - Velha, Blumenau - SC, 89040-000, Brazil</text:p>
          </table:table-cell>
          <table:table-cell office:value-type="string">
            <text:p>(47) 3328-5072</text:p>
          </table:table-cell>
        </table:table-row>
        <table:table-row table:style-name="ro1">
          <table:table-cell office:value-type="string">
            <text:p>Confeitaria Cafehaus Glória</text:p>
          </table:table-cell>
          <table:table-cell office:value-type="string">
            <text:p>R. Humberto de Campos, 1091 - Velha, Blumenau - SC, 89036-050, Brazil</text:p>
          </table:table-cell>
          <table:table-cell office:value-type="string">
            <text:p>(47) 3329-0000</text:p>
          </table:table-cell>
        </table:table-row>
        <table:table-row table:style-name="ro1">
          <table:table-cell office:value-type="string">
            <text:p>Ice cream shop la Dolce</text:p>
          </table:table-cell>
          <table:table-cell office:value-type="string">
            <text:p>R. Dante Nazato, 1354 - Vila Nova, Joinville - SC, 89237-310, Brazil</text:p>
          </table:table-cell>
          <table:table-cell office:value-type="string">
            <text:p>(47) 3434-1955</text:p>
          </table:table-cell>
        </table:table-row>
        <table:table-row table:style-name="ro1">
          <table:table-cell office:value-type="string">
            <text:p>Sorveteria Telles</text:p>
          </table:table-cell>
          <table:table-cell office:value-type="string">
            <text:p>R. João Luiz de Miranda Coutinho, 928 - Paranaguamirim, Joinville - SC, 89231-720, Brazil</text:p>
          </table:table-cell>
          <table:table-cell office:value-type="string">
            <text:p>(47) 3466-0402</text:p>
          </table:table-cell>
        </table:table-row>
        <table:table-row table:style-name="ro1">
          <table:table-cell office:value-type="string">
            <text:p>Gela Boca Joinville</text:p>
          </table:table-cell>
          <table:table-cell office:value-type="string">
            <text:p>R. Tuiuti, 1254 - Jardim Iririú, Joinville - SC, 89227-473, Brazil</text:p>
          </table:table-cell>
          <table:table-cell office:value-type="string">
            <text:p>(47) 3801-3015</text:p>
          </table:table-cell>
        </table:table-row>
        <table:table-row table:style-name="ro1">
          <table:table-cell office:value-type="string">
            <text:p>Belluno Gelateria Italiana</text:p>
          </table:table-cell>
          <table:table-cell office:value-type="string">
            <text:p>Alameda César Nascimento, 436 - Jurerê, Florianópolis - SC, 88053-500, Brazil</text:p>
          </table:table-cell>
          <table:table-cell office:value-type="string">
            <text:p>(48) 3023-9076</text:p>
          </table:table-cell>
        </table:table-row>
        <table:table-row table:style-name="ro1">
          <table:table-cell office:value-type="string">
            <text:p>Mu Gelato | Centro</text:p>
          </table:table-cell>
          <table:table-cell office:value-type="string">
            <text:p>R. Alm. Lamego, 1455 - Centro, Florianópolis - SC, 88015-601, Brazil</text:p>
          </table:table-cell>
          <table:table-cell office:value-type="string">
            <text:p>(48) 3206-3819</text:p>
          </table:table-cell>
        </table:table-row>
        <table:table-row table:style-name="ro1">
          <table:table-cell office:value-type="string">
            <text:p>Berola Praia Ingleses doces de pelotas</text:p>
          </table:table-cell>
          <table:table-cell office:value-type="string">
            <text:p>Rod. João Gualberto Soares, 822 - Sala 2 - Ingleses, Florianópolis - SC, 88058-300, Brazil</text:p>
          </table:table-cell>
          <table:table-cell office:value-type="string">
            <text:p>(48) 3206-6539</text:p>
          </table:table-cell>
        </table:table-row>
        <table:table-row table:style-name="ro1">
          <table:table-cell office:value-type="string">
            <text:p>Due Gelato &amp; Café</text:p>
          </table:table-cell>
          <table:table-cell office:value-type="string">
            <text:p>Rua Desembargador Flavio Tavares da Cunha Mello - R. Des. Pedro Silva, 30 - Coqueiros, Florianópolis - SC, 88085-710, Brazil</text:p>
          </table:table-cell>
          <table:table-cell office:value-type="string">
            <text:p>(48) 3206-6555</text:p>
          </table:table-cell>
        </table:table-row>
        <table:table-row table:style-name="ro1">
          <table:table-cell office:value-type="string">
            <text:p>FairyLand Santo Antônio</text:p>
          </table:table-cell>
          <table:table-cell office:value-type="string">
            <text:p>Estrada - Caminho dos Açores, 1740 - Santo Antônio de Lisboa, Florianópolis - SC, 88050-300, Brazil</text:p>
          </table:table-cell>
          <table:table-cell office:value-type="string">
            <text:p>(48) 3209-7462</text:p>
          </table:table-cell>
        </table:table-row>
        <table:table-row table:style-name="ro1">
          <table:table-cell office:value-type="string">
            <text:p>Doce Vida</text:p>
          </table:table-cell>
          <table:table-cell office:value-type="string">
            <text:p>R. Conselheiro Mafra, 570 - Centro, Florianópolis - SC, 88010-102, Brazil</text:p>
          </table:table-cell>
          <table:table-cell office:value-type="string">
            <text:p>(48) 3225-6271</text:p>
          </table:table-cell>
        </table:table-row>
        <table:table-row table:style-name="ro1">
          <table:table-cell office:value-type="string">
            <text:p>Amoriko Brigaderia &amp; Café</text:p>
          </table:table-cell>
          <table:table-cell office:value-type="string">
            <text:p>Rod. Baldicero Filomeno, 7227 - Ribeirão da Ilha, Florianópolis - SC, 88064-002, Brazil</text:p>
          </table:table-cell>
          <table:table-cell office:value-type="string">
            <text:p>(48) 3234-0890</text:p>
          </table:table-cell>
        </table:table-row>
        <table:table-row table:style-name="ro1">
          <table:table-cell office:value-type="string">
            <text:p>Amoratto Sorvetes Artesanais - Gelateria Florianópolis</text:p>
          </table:table-cell>
          <table:table-cell office:value-type="string">
            <text:p>SC-401, 4320 - Saco Grande, Florianópolis - SC, 88032-005, Brazil</text:p>
          </table:table-cell>
          <table:table-cell office:value-type="string">
            <text:p>(48) 3238-1333</text:p>
          </table:table-cell>
        </table:table-row>
        <table:table-row table:style-name="ro1">
          <table:table-cell office:value-type="string">
            <text:p>Confeitaria Krauss</text:p>
          </table:table-cell>
          <table:table-cell office:value-type="string">
            <text:p>Av. Eng. Max de Souza, 720 - Coqueiros, Florianópolis - SC, 88080-000, Brazil</text:p>
          </table:table-cell>
          <table:table-cell office:value-type="string">
            <text:p>(48) 3248-5298</text:p>
          </table:table-cell>
        </table:table-row>
        <table:table-row table:style-name="ro1">
          <table:table-cell office:value-type="string">
            <text:p>Akitutes Confeitaria - Centro de Produção e Distribuição</text:p>
          </table:table-cell>
          <table:table-cell office:value-type="string">
            <text:p>R. José Cândido da Silva, 312 - Balneario, Florianópolis - SC, 88075-250, Brazil</text:p>
          </table:table-cell>
          <table:table-cell office:value-type="string">
            <text:p>(48) 3249-5114</text:p>
          </table:table-cell>
        </table:table-row>
        <table:table-row table:style-name="ro1">
          <table:table-cell office:value-type="string">
            <text:p>THAT'S AMORE - Gelato &amp; co.</text:p>
          </table:table-cell>
          <table:table-cell office:value-type="string">
            <text:p>Rodovia Jornalista Maurício Sirotski Sobrinho, 5845 - Jurerê, Florianópolis - SC, 88053-700, Brazil</text:p>
          </table:table-cell>
          <table:table-cell office:value-type="string">
            <text:p>(48) 3307-0824</text:p>
          </table:table-cell>
        </table:table-row>
        <table:table-row table:style-name="ro1">
          <table:table-cell office:value-type="string">
            <text:p>Patrícia Goedert Sweets</text:p>
          </table:table-cell>
          <table:table-cell office:value-type="string">
            <text:p>Av. Pref. Osmar Cunha, 416 - sala 1 - Centro, Florianópolis - SC, 88015-100, Brazil</text:p>
          </table:table-cell>
          <table:table-cell office:value-type="string">
            <text:p>(48) 3365-9569</text:p>
          </table:table-cell>
        </table:table-row>
        <table:table-row table:style-name="ro1">
          <table:table-cell office:value-type="string">
            <text:p>Italian ice cream Monte Pelmo</text:p>
          </table:table-cell>
          <table:table-cell office:value-type="string">
            <text:p>R. Brisamar, 360 - Ingleses do Rio Vermelho, Florianópolis - SC, 88058-570, Brazil</text:p>
          </table:table-cell>
          <table:table-cell office:value-type="string">
            <text:p>(48) 3369-3049</text:p>
          </table:table-cell>
        </table:table-row>
        <table:table-row table:style-name="ro1">
          <table:table-cell office:value-type="string">
            <text:p>Mu Gelato | Porto da Lagoa</text:p>
          </table:table-cell>
          <table:table-cell office:value-type="string">
            <text:p>Rodovia Dr. Antônio Luiz Moura Gonzaga, 128 - Porto da Lagoa, Florianópolis - SC, 88048-300, Brazil</text:p>
          </table:table-cell>
          <table:table-cell office:value-type="string">
            <text:p>(48) 3389-2834</text:p>
          </table:table-cell>
        </table:table-row>
        <table:table-row table:style-name="ro1">
          <table:table-cell office:value-type="string">
            <text:p>Max Gelateria - Beira Mar</text:p>
          </table:table-cell>
          <table:table-cell office:value-type="string">
            <text:p>Tv. Carreirao, 104 - Centro, Florianópolis - SC, 88015-540, Brazil</text:p>
          </table:table-cell>
          <table:table-cell office:value-type="string">
            <text:p>(48) 4009-2431</text:p>
          </table:table-cell>
        </table:table-row>
        <table:table-row table:style-name="ro1">
          <table:table-cell office:value-type="string">
            <text:p>Gelateria Gianluca Zaffari</text:p>
          </table:table-cell>
          <table:table-cell office:value-type="string">
            <text:p>Av. Padre Cacique, 2893 - Praia de Belas, Porto Alegre - RS, 90810-240, Brazil</text:p>
          </table:table-cell>
          <table:table-cell office:value-type="string">
            <text:p>(51) 2165-5460</text:p>
          </table:table-cell>
        </table:table-row>
        <table:table-row table:style-name="ro1">
          <table:table-cell office:value-type="string">
            <text:p>Troppo Buono</text:p>
          </table:table-cell>
          <table:table-cell office:value-type="string">
            <text:p>R. Olávo Barreto Viana, 36 - 3º Andar - Moinhos de Vento, Porto Alegre - RS, 90570-070, Brazil</text:p>
          </table:table-cell>
          <table:table-cell office:value-type="string">
            <text:p>(51) 3072-9620</text:p>
          </table:table-cell>
        </table:table-row>
        <table:table-row table:style-name="ro1">
          <table:table-cell office:value-type="string">
            <text:p>Troppo Buono</text:p>
          </table:table-cell>
          <table:table-cell office:value-type="string">
            <text:p>Av. Grécia, 1500 - Loja 131 - Passo d'Areia, Porto Alegre - RS, 91350-070, Brazil</text:p>
          </table:table-cell>
          <table:table-cell office:value-type="string">
            <text:p>(51) 3094-3516</text:p>
          </table:table-cell>
        </table:table-row>
        <table:table-row table:style-name="ro1">
          <table:table-cell office:value-type="string">
            <text:p>Gianluca Zaffari</text:p>
          </table:table-cell>
          <table:table-cell office:value-type="string">
            <text:p>Praça Dr. Maurício Cardoso, 7 - Moinhos de Vento, Porto Alegre - RS, 90570-010, Brazil</text:p>
          </table:table-cell>
          <table:table-cell office:value-type="string">
            <text:p>(51) 3110-7227</text:p>
          </table:table-cell>
        </table:table-row>
        <table:table-row table:style-name="ro1">
          <table:table-cell office:value-type="string">
            <text:p>Di Argento Gelateria</text:p>
          </table:table-cell>
          <table:table-cell office:value-type="string">
            <text:p>Av. João Wallig, 1800 - Passo d'Areia, Porto Alegre - RS, 91340-010, Brazil</text:p>
          </table:table-cell>
          <table:table-cell office:value-type="string">
            <text:p>(51) 3131-2000</text:p>
          </table:table-cell>
        </table:table-row>
        <table:table-row table:style-name="ro1">
          <table:table-cell office:value-type="string">
            <text:p>Gelateria Gianluca Zaffari</text:p>
          </table:table-cell>
          <table:table-cell office:value-type="string">
            <text:p>Rua Fernandes Vieira, 518 - Bom Fim, Porto Alegre - RS, 90035-090, Brazil</text:p>
          </table:table-cell>
          <table:table-cell office:value-type="string">
            <text:p>(51) 3209-0306</text:p>
          </table:table-cell>
        </table:table-row>
        <table:table-row table:style-name="ro1">
          <table:table-cell office:value-type="string">
            <text:p>Doces Pelotenses</text:p>
          </table:table-cell>
          <table:table-cell office:value-type="string">
            <text:p>R. Quintino Bocaiúva, 345 - Moinhos de Vento, Porto Alegre - RS, 90440-051, Brazil</text:p>
          </table:table-cell>
          <table:table-cell office:value-type="string">
            <text:p>(51) 3222-4929</text:p>
          </table:table-cell>
        </table:table-row>
        <table:table-row table:style-name="ro1">
          <table:table-cell office:value-type="string">
            <text:p>Confeitaria Vício Doce</text:p>
          </table:table-cell>
          <table:table-cell office:value-type="string">
            <text:p>Av. Cristóvão Colombo, 949 - Moinhos de Vento, Porto Alegre - RS, 90035-000, Brazil</text:p>
          </table:table-cell>
          <table:table-cell office:value-type="string">
            <text:p>(51) 3225-8367</text:p>
          </table:table-cell>
        </table:table-row>
        <table:table-row table:style-name="ro1">
          <table:table-cell office:value-type="string">
            <text:p>Confeitaria Ponto Doce</text:p>
          </table:table-cell>
          <table:table-cell office:value-type="string">
            <text:p>Av. Cristóvão Colombo, 1310 - Floresta, Porto Alegre - RS, 90030-141, Brazil</text:p>
          </table:table-cell>
          <table:table-cell office:value-type="string">
            <text:p>(51) 3268-3536</text:p>
          </table:table-cell>
        </table:table-row>
        <table:table-row table:style-name="ro1">
          <table:table-cell office:value-type="string">
            <text:p>Confeitaria Sodiê Doces - Porto Alegre ( Zona Sul )</text:p>
          </table:table-cell>
          <table:table-cell office:value-type="string">
            <text:p>Av. Otto Niemeyer, 2061 - Loja 101 - Camaquã, Porto Alegre - RS, 91910-001, Brazil</text:p>
          </table:table-cell>
          <table:table-cell office:value-type="string">
            <text:p>(51) 3273-1300</text:p>
          </table:table-cell>
        </table:table-row>
        <table:table-row table:style-name="ro1">
          <table:table-cell office:value-type="string">
            <text:p>La Dulceteria - Doces de Pelotas</text:p>
          </table:table-cell>
          <table:table-cell office:value-type="string">
            <text:p>Av. Assis Brasil, 4320 - sala 21 - São Sebastião, Porto Alegre - RS, 91110-000, Brazil</text:p>
          </table:table-cell>
          <table:table-cell office:value-type="string">
            <text:p>(51) 3279-1221</text:p>
          </table:table-cell>
        </table:table-row>
        <table:table-row table:style-name="ro1">
          <table:table-cell office:value-type="string">
            <text:p>Doce Entrega Confeitaria</text:p>
          </table:table-cell>
          <table:table-cell office:value-type="string">
            <text:p>Av. Cel. Lucas de Oliveira, 2363 - Petrópolis, Porto Alegre - RS, 90460-001, Brazil</text:p>
          </table:table-cell>
          <table:table-cell office:value-type="string">
            <text:p>(51) 3330-4403</text:p>
          </table:table-cell>
        </table:table-row>
        <table:table-row table:style-name="ro1">
          <table:table-cell office:value-type="string">
            <text:p>Nana Pereira Pâtisserie</text:p>
          </table:table-cell>
          <table:table-cell office:value-type="string">
            <text:p>R. Domingos José de Almeida, 50 - Rio Branco, Porto Alegre - RS, 90420-200, Brazil</text:p>
          </table:table-cell>
          <table:table-cell office:value-type="string">
            <text:p>(51) 3332-2684</text:p>
          </table:table-cell>
        </table:table-row>
        <table:table-row table:style-name="ro1">
          <table:table-cell office:value-type="string">
            <text:p>Confeitaria Dona Inês</text:p>
          </table:table-cell>
          <table:table-cell office:value-type="string">
            <text:p>Av. Sertório, 9001 - Sarandi, Porto Alegre - RS, 91130-721, Brazil</text:p>
          </table:table-cell>
          <table:table-cell office:value-type="string">
            <text:p>(51) 3340-5441</text:p>
          </table:table-cell>
        </table:table-row>
        <table:table-row table:style-name="ro1">
          <table:table-cell office:value-type="string">
            <text:p>Gelateria Gianluca Zaffari</text:p>
          </table:table-cell>
          <table:table-cell office:value-type="string">
            <text:p>Av. dos Estados, 111 - São João, Porto Alegre - RS, 90200-000, Brazil</text:p>
          </table:table-cell>
          <table:table-cell office:value-type="string">
            <text:p>(51) 3361-4680</text:p>
          </table:table-cell>
        </table:table-row>
        <table:table-row table:style-name="ro1">
          <table:table-cell office:value-type="string">
            <text:p>Charlie Brownie</text:p>
          </table:table-cell>
          <table:table-cell office:value-type="string">
            <text:p>Rua Tenente Coronel Fabricio Pillar, 822 - Terreo - Mont'Serrat, Porto Alegre - RS, 90450-040, Brazil</text:p>
          </table:table-cell>
          <table:table-cell office:value-type="string">
            <text:p>(51) 3391-3901</text:p>
          </table:table-cell>
        </table:table-row>
        <table:table-row table:style-name="ro1">
          <table:table-cell office:value-type="string">
            <text:p>Imperatriz Doces Finos</text:p>
          </table:table-cell>
          <table:table-cell office:value-type="string">
            <text:p>Praça Sete de Julho, 179 - Lojas 39 - 40 - Centro, Pelotas - RS, 96020-010, Brazil</text:p>
          </table:table-cell>
          <table:table-cell office:value-type="string">
            <text:p>(53) 3028-0352</text:p>
          </table:table-cell>
        </table:table-row>
        <table:table-row table:style-name="ro1">
          <table:table-cell office:value-type="string">
            <text:p>Padaria Rio Branco</text:p>
          </table:table-cell>
          <table:table-cell office:value-type="string">
            <text:p>R. Bento Gonçalves, 1284 - Nossa Sra. de Lourdes, Caxias do Sul - RS, 95020-410, Brazil</text:p>
          </table:table-cell>
          <table:table-cell office:value-type="string">
            <text:p>(54) 3027-5774</text:p>
          </table:table-cell>
        </table:table-row>
        <table:table-row table:style-name="ro1">
          <table:table-cell office:value-type="string">
            <text:p>Panificadora e Doceria Rio Branco</text:p>
          </table:table-cell>
          <table:table-cell office:value-type="string">
            <text:p>Rua Luiz Michielon, 1438 - Cruzeiro, Caxias do Sul - RS, 95074-001, Brazil</text:p>
          </table:table-cell>
          <table:table-cell office:value-type="string">
            <text:p>(54) 3027-6033</text:p>
          </table:table-cell>
        </table:table-row>
        <table:table-row table:style-name="ro1">
          <table:table-cell office:value-type="string">
            <text:p>Panificadora e Doceria Rio Branco</text:p>
          </table:table-cell>
          <table:table-cell office:value-type="string">
            <text:p>Av. Rio Branco, 617 - Rio Branco, Caxias do Sul - RS, 95010-060, Brazil</text:p>
          </table:table-cell>
          <table:table-cell office:value-type="string">
            <text:p>(54) 3028-6033</text:p>
          </table:table-cell>
        </table:table-row>
        <table:table-row table:style-name="ro1">
          <table:table-cell office:value-type="string">
            <text:p>Atacadão De Sorvetes Gramado</text:p>
          </table:table-cell>
          <table:table-cell office:value-type="string">
            <text:p>Euzébío Balzaretti, 585 - Centro, Gramado - RS, 95670-080, Brazil</text:p>
          </table:table-cell>
          <table:table-cell office:value-type="string">
            <text:p>(54) 3286-1561</text:p>
          </table:table-cell>
        </table:table-row>
        <table:table-row table:style-name="ro1">
          <table:table-cell office:value-type="string">
            <text:p>Planalto Chocolate Fábrica</text:p>
          </table:table-cell>
          <table:table-cell office:value-type="string">
            <text:p>Rua João Carniel, 689 - Carniel, Gramado - RS, 95670-000, Brazil</text:p>
          </table:table-cell>
          <table:table-cell office:value-type="string">
            <text:p>(54) 3286-1701</text:p>
          </table:table-cell>
        </table:table-row>
        <table:table-row table:style-name="ro1">
          <table:table-cell office:value-type="string">
            <text:p>Florybal Chocolates - Praça das Bandeiras</text:p>
          </table:table-cell>
          <table:table-cell office:value-type="string">
            <text:p>Av. Borges de Medeiros, 1868 - Centro, Gramado - RS, 95670-000, Brazil</text:p>
          </table:table-cell>
          <table:table-cell office:value-type="string">
            <text:p>(54) 3286-3645</text:p>
          </table:table-cell>
        </table:table-row>
        <table:table-row table:style-name="ro1">
          <table:table-cell office:value-type="string">
            <text:p>Prawer - Concept Store</text:p>
          </table:table-cell>
          <table:table-cell office:value-type="string">
            <text:p>Av. Borges de Medeiros, 2795 - Centro, Gramado - RS, 95670-000, Brazil</text:p>
          </table:table-cell>
          <table:table-cell office:value-type="string">
            <text:p>(54) 3286-3709</text:p>
          </table:table-cell>
        </table:table-row>
        <table:table-row table:style-name="ro1">
          <table:table-cell office:value-type="string">
            <text:p>Estação do Crepe - La Gare (Bistrô)</text:p>
          </table:table-cell>
          <table:table-cell office:value-type="string">
            <text:p>Av. das Hortênsias, 1710 - Centro, Gramado - RS, 95670-000, Brazil</text:p>
          </table:table-cell>
          <table:table-cell office:value-type="string">
            <text:p>(54) 3286-3752</text:p>
          </table:table-cell>
        </table:table-row>
        <table:table-row table:style-name="ro1">
          <table:table-cell office:value-type="string">
            <text:p>D'roma Lancheria e Sorveteria</text:p>
          </table:table-cell>
          <table:table-cell office:value-type="string">
            <text:p>R. Tristão Oliveira, 92 - Centro, Gramado - RS, 95670-000, Brazil</text:p>
          </table:table-cell>
          <table:table-cell office:value-type="string">
            <text:p>(54) 3286-3866</text:p>
          </table:table-cell>
        </table:table-row>
        <table:table-row table:style-name="ro1">
          <table:table-cell office:value-type="string">
            <text:p>Caracol Chocolates - Boutique</text:p>
          </table:table-cell>
          <table:table-cell office:value-type="string">
            <text:p>Av. Borges de Medeiros, 2935 - Centro, Gramado - RS, 95670-000, Brazil</text:p>
          </table:table-cell>
          <table:table-cell office:value-type="string">
            <text:p>(54) 3286-4253</text:p>
          </table:table-cell>
        </table:table-row>
        <table:table-row table:style-name="ro1">
          <table:table-cell office:value-type="string">
            <text:p>São Pedro Casa de Pães e Café</text:p>
          </table:table-cell>
          <table:table-cell office:value-type="string">
            <text:p>R. Pedro Benetti, 5 - sala 01 - Centro, Gramado - RS, 95670-000, Brazil</text:p>
          </table:table-cell>
          <table:table-cell office:value-type="string">
            <text:p>(54) 3286-4551</text:p>
          </table:table-cell>
        </table:table-row>
        <table:table-row table:style-name="ro1">
          <table:table-cell office:value-type="string">
            <text:p>Gelateria Veneta</text:p>
          </table:table-cell>
          <table:table-cell office:value-type="string">
            <text:p>Av. Borges de Medeiros, 2727 - 22 - Centro, Gramado - RS, 95670-000, Brazil</text:p>
          </table:table-cell>
          <table:table-cell office:value-type="string">
            <text:p>(54) 3286-4620</text:p>
          </table:table-cell>
        </table:table-row>
        <table:table-row table:style-name="ro1">
          <table:table-cell office:value-type="string">
            <text:p>Gnomo Lanches</text:p>
          </table:table-cell>
          <table:table-cell office:value-type="string">
            <text:p>Av. Borges de Medeiros, 3036 - Centro - Centro, Gramado - RS, 95670-000, Brazil</text:p>
          </table:table-cell>
          <table:table-cell office:value-type="string">
            <text:p>(54) 3286-4840</text:p>
          </table:table-cell>
        </table:table-row>
        <table:table-row table:style-name="ro1">
          <table:table-cell office:value-type="string">
            <text:p>Loja do Luguito</text:p>
          </table:table-cell>
          <table:table-cell office:value-type="string">
            <text:p>Av. das Hortênsias, 5585 - Carniel, Gramado - RS, 95670-000, Brazil</text:p>
          </table:table-cell>
          <table:table-cell office:value-type="string">
            <text:p>(54) 3533-4460</text:p>
          </table:table-cell>
        </table:table-row>
        <table:table-row table:style-name="ro1">
          <table:table-cell office:value-type="string">
            <text:p>Sereníssima Panetteria</text:p>
          </table:table-cell>
          <table:table-cell office:value-type="string">
            <text:p>Av. Borges de Medeiros, 3271 - Centro, Gramado - RS, 95670-000, Brazil</text:p>
          </table:table-cell>
          <table:table-cell office:value-type="string">
            <text:p>(54) 3699-1164</text:p>
          </table:table-cell>
        </table:table-row>
        <table:table-row table:style-name="ro1">
          <table:table-cell office:value-type="string">
            <text:p>Casa da Velha Bruxa</text:p>
          </table:table-cell>
          <table:table-cell office:value-type="string">
            <text:p>Av. Borges de Medeiros, 2738 - Centro, Gramado - RS, 95670-000, Brazil</text:p>
          </table:table-cell>
          <table:table-cell office:value-type="string">
            <text:p>(54) 3699-9655</text:p>
          </table:table-cell>
        </table:table-row>
        <table:table-row table:style-name="ro1">
          <table:table-cell office:value-type="string">
            <text:p>Florybal Chocolates - A Fábrica Mágica de gramado</text:p>
          </table:table-cell>
          <table:table-cell office:value-type="string">
            <text:p>R. Tristão Oliveira, 1200 - Floresta, Gramado - RS, 95670-000, Brazil</text:p>
          </table:table-cell>
          <table:table-cell office:value-type="string">
            <text:p>(54) 3905-3600</text:p>
          </table:table-cell>
        </table:table-row>
        <table:table-row table:style-name="ro1">
          <table:table-cell office:value-type="string">
            <text:p>A Fantástica Casa de Chocolates Florybal</text:p>
          </table:table-cell>
          <table:table-cell office:value-type="string">
            <text:p>Av. Borges de Medeiros, 2771 - Centro, Gramado - RS, 95670-000, Brazil</text:p>
          </table:table-cell>
          <table:table-cell office:value-type="string">
            <text:p>(54) 3905-3636</text:p>
          </table:table-cell>
        </table:table-row>
        <table:table-row table:style-name="ro1">
          <table:table-cell office:value-type="string">
            <text:p>Paradouro Florybal</text:p>
          </table:table-cell>
          <table:table-cell office:value-type="string">
            <text:p>Av. das Hortênsias, 5386 - Carniel, Gramado - RS, 95670-000, Brazil</text:p>
          </table:table-cell>
          <table:table-cell office:value-type="string">
            <text:p>(54) 3905-3640</text:p>
          </table:table-cell>
        </table:table-row>
        <table:table-row table:style-name="ro1">
          <table:table-cell office:value-type="string">
            <text:p>Brazilian Ice Cream</text:p>
          </table:table-cell>
          <table:table-cell office:value-type="string">
            <text:p>Bloco C - Brasília, DF, 70673-603, Brazil</text:p>
          </table:table-cell>
          <table:table-cell office:value-type="string">
            <text:p>(61) 3041-4848</text:p>
          </table:table-cell>
        </table:table-row>
        <table:table-row table:style-name="ro1">
          <table:table-cell office:value-type="string">
            <text:p>Oni-Uno Ateliê De Gelato - Sudoeste</text:p>
          </table:table-cell>
          <table:table-cell office:value-type="string">
            <text:p>Embaixo do Tróia - St. Sudoeste CLSW 103 Bloco B loja 1 subsolo - Cruzeiro / Sudoeste / Octogonal, Brasília - DF, 70670-522, Brazil</text:p>
          </table:table-cell>
          <table:table-cell office:value-type="string">
            <text:p>(61) 3045-9532</text:p>
          </table:table-cell>
        </table:table-row>
        <table:table-row table:style-name="ro1">
          <table:table-cell office:value-type="string">
            <text:p>Stonia Ice Creamland - Asa Norte</text:p>
          </table:table-cell>
          <table:table-cell office:value-type="string">
            <text:p>CLN 109 Norte, Bloco C, Loja 55 - SHCN CLN 109 - Asa Norte, Brasília - DF, 70752-120, Brazil</text:p>
          </table:table-cell>
          <table:table-cell office:value-type="string">
            <text:p>(61) 3201-2834</text:p>
          </table:table-cell>
        </table:table-row>
        <table:table-row table:style-name="ro1">
          <table:table-cell office:value-type="string">
            <text:p>Cioccolateria</text:p>
          </table:table-cell>
          <table:table-cell office:value-type="string">
            <text:p>SCLS Quadra 410 Bloco A Loja 13 - SHCS CLS 410 - Asa Sul, Brasília - DF, 70276-510, Brazil</text:p>
          </table:table-cell>
          <table:table-cell office:value-type="string">
            <text:p>(61) 3242-6399</text:p>
          </table:table-cell>
        </table:table-row>
        <table:table-row table:style-name="ro1">
          <table:table-cell office:value-type="string">
            <text:p>Stonia Ice Creamland - Asa Sul</text:p>
          </table:table-cell>
          <table:table-cell office:value-type="string">
            <text:p>Loja 22 - Asa Sul, Brasília - DF, 70239-520, Brazil</text:p>
          </table:table-cell>
          <table:table-cell office:value-type="string">
            <text:p>(61) 3244-8772</text:p>
          </table:table-cell>
        </table:table-row>
        <table:table-row table:style-name="ro1">
          <table:table-cell office:value-type="string">
            <text:p>Lale Café e Doceria</text:p>
          </table:table-cell>
          <table:table-cell office:value-type="string">
            <text:p>SHCS CLS 213 Bloco A Loje 37 - Asa Sul, Brasília - DF, 70292-510, Brazil</text:p>
          </table:table-cell>
          <table:table-cell office:value-type="string">
            <text:p>(61) 3248-7348</text:p>
          </table:table-cell>
        </table:table-row>
        <table:table-row table:style-name="ro1">
          <table:table-cell office:value-type="string">
            <text:p>Ilgiorno Gelato: Bolo, Cookie, Panqueca, Tapioca, Milkshake, Delivery, Asa Norte</text:p>
          </table:table-cell>
          <table:table-cell office:value-type="string">
            <text:p>Comércio Local Norte 113, BL A, lojas 1 e 5 - Asa Norte, Brasília - DF, 70763-510, Brazil</text:p>
          </table:table-cell>
          <table:table-cell office:value-type="string">
            <text:p>(61) 3254-4934</text:p>
          </table:table-cell>
        </table:table-row>
        <table:table-row table:style-name="ro1">
          <table:table-cell office:value-type="string">
            <text:p>Brazilian Ice Cream - Asa Sul</text:p>
          </table:table-cell>
          <table:table-cell office:value-type="string">
            <text:p>Q CLS 209 - bloco A - Loja 37 - Asa Sul, Brasília - DF, 70272-510, Brazil</text:p>
          </table:table-cell>
          <table:table-cell office:value-type="string">
            <text:p>(61) 3256-3908</text:p>
          </table:table-cell>
        </table:table-row>
        <table:table-row table:style-name="ro1">
          <table:table-cell office:value-type="string">
            <text:p>Casa de Biscoitos Mineiros Asa Norte</text:p>
          </table:table-cell>
          <table:table-cell office:value-type="string">
            <text:p>SHCN CLN 210 BL D Lojas 20/48 - Asa Sul, Brasília - DF, 70862-040, Brazil</text:p>
          </table:table-cell>
          <table:table-cell office:value-type="string">
            <text:p>(61) 3274-2922</text:p>
          </table:table-cell>
        </table:table-row>
        <table:table-row table:style-name="ro1">
          <table:table-cell office:value-type="string">
            <text:p>Davvero Gelato Asa Sul</text:p>
          </table:table-cell>
          <table:table-cell office:value-type="string">
            <text:p>SHCS CL QD 103 Q, BL C Lj 16 - Asa Sul, Brasília - DF, 70342-530, Brazil</text:p>
          </table:table-cell>
          <table:table-cell office:value-type="string">
            <text:p>(61) 3274-6555</text:p>
          </table:table-cell>
        </table:table-row>
        <table:table-row table:style-name="ro1">
          <table:table-cell office:value-type="string">
            <text:p>Daniel Briand Patissier Chocolatier</text:p>
          </table:table-cell>
          <table:table-cell office:value-type="string">
            <text:p>Comércio Local Norte, 104 - loja 26 BL A - Asa Norte, Brasília - DF, 70733-540, Brazil</text:p>
          </table:table-cell>
          <table:table-cell office:value-type="string">
            <text:p>(61) 3326-1135</text:p>
          </table:table-cell>
        </table:table-row>
        <table:table-row table:style-name="ro1">
          <table:table-cell office:value-type="string">
            <text:p>Saborella Gelato - Asa Norte</text:p>
          </table:table-cell>
          <table:table-cell office:value-type="string">
            <text:p>SHCN CL 112 Bloco C Loja 36 - SHCN CLN 112 - Asa Norte, Brasília - DF, 70762-530, Brazil</text:p>
          </table:table-cell>
          <table:table-cell office:value-type="string">
            <text:p>(61) 3340-4894</text:p>
          </table:table-cell>
        </table:table-row>
        <table:table-row table:style-name="ro1">
          <table:table-cell office:value-type="string">
            <text:p>Maria Amélia Doceria - Asa Norte</text:p>
          </table:table-cell>
          <table:table-cell office:value-type="string">
            <text:p>SHCN CLN 113 BL C 70297-400 - Brasília, DF, 70763-030, Brazil</text:p>
          </table:table-cell>
          <table:table-cell office:value-type="string">
            <text:p>(61) 3340-7263</text:p>
          </table:table-cell>
        </table:table-row>
        <table:table-row table:style-name="ro1">
          <table:table-cell office:value-type="string">
            <text:p>Maggiore Doceria</text:p>
          </table:table-cell>
          <table:table-cell office:value-type="string">
            <text:p>SHCS CLS 203 Bloco C loja 5 - Asa Sul, Brasília - DF, 70233-530, Brazil</text:p>
          </table:table-cell>
          <table:table-cell office:value-type="string">
            <text:p>(61) 3344-1535</text:p>
          </table:table-cell>
        </table:table-row>
        <table:table-row table:style-name="ro1">
          <table:table-cell office:value-type="string">
            <text:p>Confeitaria Sweet Cake - Brasilia (Asa Sul)</text:p>
          </table:table-cell>
          <table:table-cell office:value-type="string">
            <text:p>23 - SHCS CLS 413 27 - Asa Sul, Brasília - DF, 70296-500, Brazil</text:p>
          </table:table-cell>
          <table:table-cell office:value-type="string">
            <text:p>(61) 3345-3531</text:p>
          </table:table-cell>
        </table:table-row>
        <table:table-row table:style-name="ro1">
          <table:table-cell office:value-type="string">
            <text:p>Confeitaria Sweet Cake - Brasilia (Lago Sul)</text:p>
          </table:table-cell>
          <table:table-cell office:value-type="string">
            <text:p>St. de Habitações Individuais Sul QI 21 Bloco C Loja 24 e 36 - Lago Sul, Brasília - DF, 71655-570, Brazil</text:p>
          </table:table-cell>
          <table:table-cell office:value-type="string">
            <text:p>(61) 3366-3531</text:p>
          </table:table-cell>
        </table:table-row>
        <table:table-row table:style-name="ro1">
          <table:table-cell office:value-type="string">
            <text:p>Casa Doce Família Artesanal</text:p>
          </table:table-cell>
          <table:table-cell office:value-type="string">
            <text:p>SHCS CLS 112 BL D - Asa Sul, Brasília - DF, 70375-540, Brazil</text:p>
          </table:table-cell>
          <table:table-cell office:value-type="string">
            <text:p>(61) 3445-2807</text:p>
          </table:table-cell>
        </table:table-row>
        <table:table-row table:style-name="ro1">
          <table:table-cell office:value-type="string">
            <text:p>Sorbê Sorvetes Artesanais - Asa Norte</text:p>
          </table:table-cell>
          <table:table-cell office:value-type="string">
            <text:p>BL C - Brasília, DF, 70846-030, Brazil</text:p>
          </table:table-cell>
          <table:table-cell office:value-type="string">
            <text:p>(61) 3447-4158</text:p>
          </table:table-cell>
        </table:table-row>
        <table:table-row table:style-name="ro1">
          <table:table-cell office:value-type="string">
            <text:p>Cremeria Italiana - Il gelato creativo</text:p>
          </table:table-cell>
          <table:table-cell office:value-type="string">
            <text:p>CLS 206 Bl. B lojas 2/4 - Asa Sul, Brasília - DF, 70252-520, Brazil</text:p>
          </table:table-cell>
          <table:table-cell office:value-type="string">
            <text:p>(61) 3536-9693</text:p>
          </table:table-cell>
        </table:table-row>
        <table:table-row table:style-name="ro1">
          <table:table-cell office:value-type="string">
            <text:p>Doux Brigaderia - Doceria Especializada</text:p>
          </table:table-cell>
          <table:table-cell office:value-type="string">
            <text:p>Asa Norte, Brasilia - Federal District, 70710-100, Brazil</text:p>
          </table:table-cell>
          <table:table-cell office:value-type="string">
            <text:p>(61) 3542-7226</text:p>
          </table:table-cell>
        </table:table-row>
        <table:table-row table:style-name="ro1">
          <table:table-cell office:value-type="string">
            <text:p>Maria Amélia Doceria e Cafeteria - Lago Sul</text:p>
          </table:table-cell>
          <table:table-cell office:value-type="string">
            <text:p>AE, 03 - Quadra 03 Lote 03 - Jardim Botânico, Brasília - DF, 71680-349, Brazil</text:p>
          </table:table-cell>
          <table:table-cell office:value-type="string">
            <text:p>(61) 3546-8900</text:p>
          </table:table-cell>
        </table:table-row>
        <table:table-row table:style-name="ro1">
          <table:table-cell office:value-type="string">
            <text:p>Dulce Patagonia</text:p>
          </table:table-cell>
          <table:table-cell office:value-type="string">
            <text:p>BL C - Loja 42 - Brasília, DF, 70755-530, Brazil</text:p>
          </table:table-cell>
          <table:table-cell office:value-type="string">
            <text:p>(61) 3967-3008</text:p>
          </table:table-cell>
        </table:table-row>
        <table:table-row table:style-name="ro1">
          <table:table-cell office:value-type="string">
            <text:p>Dona Zuca</text:p>
          </table:table-cell>
          <table:table-cell office:value-type="string">
            <text:p>SHCN CLN 309 BL A Loja 34 - Brasília, DF, 70755-510, Brazil</text:p>
          </table:table-cell>
          <table:table-cell office:value-type="string">
            <text:p>(61) 3977-6044</text:p>
          </table:table-cell>
        </table:table-row>
        <table:table-row table:style-name="ro1">
          <table:table-cell office:value-type="string">
            <text:p>Big Creme Sorvetes | Açaí | Picolé | Sorveteria em Cuiabá</text:p>
          </table:table-cell>
          <table:table-cell office:value-type="string">
            <text:p>Av. Generoso Ponce, 268 - Centro Norte, Cuiabá - MT, 78005-430, Brazil</text:p>
          </table:table-cell>
          <table:table-cell office:value-type="string">
            <text:p>(65) 2127-8600</text:p>
          </table:table-cell>
        </table:table-row>
        <table:table-row table:style-name="ro1">
          <table:table-cell office:value-type="string">
            <text:p>Padaria do Moinho</text:p>
          </table:table-cell>
          <table:table-cell office:value-type="string">
            <text:p>Rua dos Diamantes, 88 - Bosque da Saude, Cuiabá - MT, 78050-242, Brazil</text:p>
          </table:table-cell>
          <table:table-cell office:value-type="string">
            <text:p>(65) 2128-8888</text:p>
          </table:table-cell>
        </table:table-row>
        <table:table-row table:style-name="ro1">
          <table:table-cell office:value-type="string">
            <text:p>Padoca Pães e Doces - Padaria e Confeitaria</text:p>
          </table:table-cell>
          <table:table-cell office:value-type="string">
            <text:p>Av. José Rodrigues do Prado, 131 - Santa Rosa, Cuiabá - MT, 78040-000, Brazil</text:p>
          </table:table-cell>
          <table:table-cell office:value-type="string">
            <text:p>(65) 2129-1739</text:p>
          </table:table-cell>
        </table:table-row>
        <table:table-row table:style-name="ro1">
          <table:table-cell office:value-type="string">
            <text:p>Sweeterella Pâtisserie</text:p>
          </table:table-cell>
          <table:table-cell office:value-type="string">
            <text:p>Av. Pres. Getúlio Vargas, 661 - Centro Norte, Cuiabá - MT, 78005-370, Brazil</text:p>
          </table:table-cell>
          <table:table-cell office:value-type="string">
            <text:p>(65) 2129-4611</text:p>
          </table:table-cell>
        </table:table-row>
        <table:table-row table:style-name="ro1">
          <table:table-cell office:value-type="string">
            <text:p>Sésamo | Gelato Italiano | Sobremesas | Cafés</text:p>
          </table:table-cell>
          <table:table-cell office:value-type="string">
            <text:p>Av. Miguel Sutil, 9300 - Santa Rosa, Cuiabá - MT, 78040-790, Brazil</text:p>
          </table:table-cell>
          <table:table-cell office:value-type="string">
            <text:p>(65) 2136-0740</text:p>
          </table:table-cell>
        </table:table-row>
        <table:table-row table:style-name="ro1">
          <table:table-cell office:value-type="string">
            <text:p>Panificadora Caramella's</text:p>
          </table:table-cell>
          <table:table-cell office:value-type="string">
            <text:p>Av. Ver. Juliano da Costa Marques, 291 - Bela Vista, Cuiabá - MT, 78050-570, Brazil</text:p>
          </table:table-cell>
          <table:table-cell office:value-type="string">
            <text:p>(65) 2136-4896</text:p>
          </table:table-cell>
        </table:table-row>
        <table:table-row table:style-name="ro1">
          <table:table-cell office:value-type="string">
            <text:p>Bakehouse 44</text:p>
          </table:table-cell>
          <table:table-cell office:value-type="string">
            <text:p>Av. Isaac Póvoas, 1555 - Duque de Caxias II, Cuiabá - MT, 78043-400, Brazil</text:p>
          </table:table-cell>
          <table:table-cell office:value-type="string">
            <text:p>(65) 3023-4561</text:p>
          </table:table-cell>
        </table:table-row>
        <table:table-row table:style-name="ro1">
          <table:table-cell office:value-type="string">
            <text:p>La Chocole Doceria</text:p>
          </table:table-cell>
          <table:table-cell office:value-type="string">
            <text:p>Av. Sen. Filinto Müller, 1878 - Quilombo, Cuiabá - MT, 78043-500, Brazil</text:p>
          </table:table-cell>
          <table:table-cell office:value-type="string">
            <text:p>(65) 3023-8665</text:p>
          </table:table-cell>
        </table:table-row>
        <table:table-row table:style-name="ro1">
          <table:table-cell office:value-type="string">
            <text:p>Mount Lebanon bakery</text:p>
          </table:table-cell>
          <table:table-cell office:value-type="string">
            <text:p>R. Professora Tereza Lobo, 45 - Consil, Cuiabá - MT, 78048-670, Brazil</text:p>
          </table:table-cell>
          <table:table-cell office:value-type="string">
            <text:p>(65) 3027-4118</text:p>
          </table:table-cell>
        </table:table-row>
        <table:table-row table:style-name="ro1">
          <table:table-cell office:value-type="string">
            <text:p>Panificadora Doce Mania</text:p>
          </table:table-cell>
          <table:table-cell office:value-type="string">
            <text:p>Av. Gen. Mello, 3480 - Praeiro, Cuiabá - MT, 78070-300, Brazil</text:p>
          </table:table-cell>
          <table:table-cell office:value-type="string">
            <text:p>(65) 3028-6727</text:p>
          </table:table-cell>
        </table:table-row>
        <table:table-row table:style-name="ro1">
          <table:table-cell office:value-type="string">
            <text:p>La Docica Doces</text:p>
          </table:table-cell>
          <table:table-cell office:value-type="string">
            <text:p>Rua Franklin Cassiano da Silva, 70 - Duque de Caxias I, Cuiabá - MT, 78043-294, Brazil</text:p>
          </table:table-cell>
          <table:table-cell office:value-type="string">
            <text:p>(65) 3055-0625</text:p>
          </table:table-cell>
        </table:table-row>
        <table:table-row table:style-name="ro1">
          <table:table-cell office:value-type="string">
            <text:p>Chiquinho seu Sorvete</text:p>
          </table:table-cell>
          <table:table-cell office:value-type="string">
            <text:p>Av. Historiador Rubens de Mendonça, 1807 - Bosque da Saude, Cuiabá - MT, 78050-000, Brazil</text:p>
          </table:table-cell>
          <table:table-cell office:value-type="string">
            <text:p>(65) 3056-1800</text:p>
          </table:table-cell>
        </table:table-row>
        <table:table-row table:style-name="ro1">
          <table:table-cell office:value-type="string">
            <text:p>Viena Pães &amp; Doces</text:p>
          </table:table-cell>
          <table:table-cell office:value-type="string">
            <text:p>R. Brg. Eduardo Gomes, s/n - Popular, Cuiabá - MT, 78045-350, Brazil</text:p>
          </table:table-cell>
          <table:table-cell office:value-type="string">
            <text:p>(65) 3321-5835</text:p>
          </table:table-cell>
        </table:table-row>
        <table:table-row table:style-name="ro1">
          <table:table-cell office:value-type="string">
            <text:p>Viena Pães e Doces</text:p>
          </table:table-cell>
          <table:table-cell office:value-type="string">
            <text:p>Av. Miguel Sutil, 9300 - L253 - Santa Rosa, Cuiabá - MT, 78020-160, Brazil</text:p>
          </table:table-cell>
          <table:table-cell office:value-type="string">
            <text:p>(65) 3321-5835</text:p>
          </table:table-cell>
        </table:table-row>
        <table:table-row table:style-name="ro1">
          <table:table-cell office:value-type="string">
            <text:p>Baba de Moça</text:p>
          </table:table-cell>
          <table:table-cell office:value-type="string">
            <text:p>Av. Sen. Filinto Müller, 202 - Popular, Cuiabá - MT, 78045-410, Brazil</text:p>
          </table:table-cell>
          <table:table-cell office:value-type="string">
            <text:p>(65) 3321-9001</text:p>
          </table:table-cell>
        </table:table-row>
        <table:table-row table:style-name="ro1">
          <table:table-cell office:value-type="string">
            <text:p>Marechal Pães e Doces</text:p>
          </table:table-cell>
          <table:table-cell office:value-type="string">
            <text:p>Av. Mal. Deodoro, 1231 - Centro Norte, Cuiabá - MT, 78005-100, Brazil</text:p>
          </table:table-cell>
          <table:table-cell office:value-type="string">
            <text:p>(65) 3322-4648</text:p>
          </table:table-cell>
        </table:table-row>
        <table:table-row table:style-name="ro1">
          <table:table-cell office:value-type="string">
            <text:p>San Rafaelli Sorveteria</text:p>
          </table:table-cell>
          <table:table-cell office:value-type="string">
            <text:p>San Rafaelli - Av. Tancredo Neves, 405 - Jardim Petropolis, Cuiabá - MT, 78065-120, Brazil</text:p>
          </table:table-cell>
          <table:table-cell office:value-type="string">
            <text:p>(65) 3358-5761</text:p>
          </table:table-cell>
        </table:table-row>
        <table:table-row table:style-name="ro1">
          <table:table-cell office:value-type="string">
            <text:p>Água na Boca Doceria</text:p>
          </table:table-cell>
          <table:table-cell office:value-type="string">
            <text:p>Av. Brasília, 1258 - Jardim das Américas, Cuiabá - MT, 78010-245, Brazil</text:p>
          </table:table-cell>
          <table:table-cell office:value-type="string">
            <text:p>(65) 3365-7003</text:p>
          </table:table-cell>
        </table:table-row>
        <table:table-row table:style-name="ro1">
          <table:table-cell office:value-type="string">
            <text:p>Cremutty - Sorvetes Artesanais</text:p>
          </table:table-cell>
          <table:table-cell office:value-type="string">
            <text:p>Av. das Palmeiras, 32 - Jardim Imperial, Cuiabá - MT, 78075-850, Brazil</text:p>
          </table:table-cell>
          <table:table-cell office:value-type="string">
            <text:p>(65) 3621-1333</text:p>
          </table:table-cell>
        </table:table-row>
        <table:table-row table:style-name="ro1">
          <table:table-cell office:value-type="string">
            <text:p>Padaria e Confeitaria Estrela</text:p>
          </table:table-cell>
          <table:table-cell office:value-type="string">
            <text:p>Praca Maria Taquara, 49 - Dom Aquino, Cuiabá - MT, 78015-270, Brazil</text:p>
          </table:table-cell>
          <table:table-cell office:value-type="string">
            <text:p>(65) 3621-2845</text:p>
          </table:table-cell>
        </table:table-row>
        <table:table-row table:style-name="ro1">
          <table:table-cell office:value-type="string">
            <text:p>Sorveteria Nevaska</text:p>
          </table:table-cell>
          <table:table-cell office:value-type="string">
            <text:p>R. Barão de Melgaço, 2169 - Centro Sul, Cuiabá - MT, 78020-800, Brazil</text:p>
          </table:table-cell>
          <table:table-cell office:value-type="string">
            <text:p>(65) 3622-1550</text:p>
          </table:table-cell>
        </table:table-row>
        <table:table-row table:style-name="ro1">
          <table:table-cell office:value-type="string">
            <text:p>Magrello - Jardim Cuiabá</text:p>
          </table:table-cell>
          <table:table-cell office:value-type="string">
            <text:p>R. das Papoulas, 70 - Jardim Cuiaba, Cuiabá - MT, 78043-138, Brazil</text:p>
          </table:table-cell>
          <table:table-cell office:value-type="string">
            <text:p>(65) 3623-0959</text:p>
          </table:table-cell>
        </table:table-row>
        <table:table-row table:style-name="ro1">
          <table:table-cell office:value-type="string">
            <text:p>Padaria Sorella</text:p>
          </table:table-cell>
          <table:table-cell office:value-type="string">
            <text:p>R. Brg. Eduardo Gomes, 417 - Popular, Cuiabá - MT, 78045-000, Brazil</text:p>
          </table:table-cell>
          <table:table-cell office:value-type="string">
            <text:p>(65) 3623-3192</text:p>
          </table:table-cell>
        </table:table-row>
        <table:table-row table:style-name="ro1">
          <table:table-cell office:value-type="string">
            <text:p>Vilma Confectionery and Cafeteria</text:p>
          </table:table-cell>
          <table:table-cell office:value-type="string">
            <text:p>R. Miranda Reis, 205 - Poção, Cuiabá - MT, 78015-640, Brazil</text:p>
          </table:table-cell>
          <table:table-cell office:value-type="string">
            <text:p>(65) 3623-5698</text:p>
          </table:table-cell>
        </table:table-row>
        <table:table-row table:style-name="ro1">
          <table:table-cell office:value-type="string">
            <text:p>Café / Confeitaria / Doces / Bolos / Cuiabá-MT - Fábula de Doces</text:p>
          </table:table-cell>
          <table:table-cell office:value-type="string">
            <text:p>Av. Fernando Corrêa da Costa, 1178 - Pico do Amor, Cuiabá - MT, 78065-000, Brazil</text:p>
          </table:table-cell>
          <table:table-cell office:value-type="string">
            <text:p>(65) 3627-1488</text:p>
          </table:table-cell>
        </table:table-row>
        <table:table-row table:style-name="ro1">
          <table:table-cell office:value-type="string">
            <text:p>Sorvetes Alaska</text:p>
          </table:table-cell>
          <table:table-cell office:value-type="string">
            <text:p>Av. Edgar Vieira, 148 - Boa Esperança, Cuiabá - MT, 78068-784, Brazil</text:p>
          </table:table-cell>
          <table:table-cell office:value-type="string">
            <text:p>(65) 3627-2767</text:p>
          </table:table-cell>
        </table:table-row>
        <table:table-row table:style-name="ro1">
          <table:table-cell office:value-type="string">
            <text:p>Padaria América</text:p>
          </table:table-cell>
          <table:table-cell office:value-type="string">
            <text:p>Av. Haiti, 344 - Jardim das Américas, Cuiabá - MT, 78060-618, Brazil</text:p>
          </table:table-cell>
          <table:table-cell office:value-type="string">
            <text:p>(65) 3628-3060</text:p>
          </table:table-cell>
        </table:table-row>
        <table:table-row table:style-name="ro1">
          <table:table-cell office:value-type="string">
            <text:p>Padaria Leve Pães</text:p>
          </table:table-cell>
          <table:table-cell office:value-type="string">
            <text:p>Av. Carmindo de Campos, 1068 - Jardim Petropolis, Cuiabá - MT, 78070-100, Brazil</text:p>
          </table:table-cell>
          <table:table-cell office:value-type="string">
            <text:p>(65) 3634-0473</text:p>
          </table:table-cell>
        </table:table-row>
        <table:table-row table:style-name="ro1">
          <table:table-cell office:value-type="string">
            <text:p>Pão e Delícias</text:p>
          </table:table-cell>
          <table:table-cell office:value-type="string">
            <text:p>Av. Gen. Mello, 1616 - Campo Velho, Cuiabá - MT, 78015, Brazil</text:p>
          </table:table-cell>
          <table:table-cell office:value-type="string">
            <text:p>(65) 3634-1020</text:p>
          </table:table-cell>
        </table:table-row>
        <table:table-row table:style-name="ro1">
          <table:table-cell office:value-type="string">
            <text:p>Doçurinha Doceria</text:p>
          </table:table-cell>
          <table:table-cell office:value-type="string">
            <text:p>R. Antônio Maria Coelho, 2389 - Centro, Campo Grande - MS, 79002-221, Brazil</text:p>
          </table:table-cell>
          <table:table-cell office:value-type="string">
            <text:p>(67) 2525-4511</text:p>
          </table:table-cell>
        </table:table-row>
        <table:table-row table:style-name="ro1">
          <table:table-cell office:value-type="string">
            <text:p>Sorvetes Campo Grande</text:p>
          </table:table-cell>
          <table:table-cell office:value-type="string">
            <text:p>Av. Mato Grosso, 2.721 - Vila Célia, Campo Grande - MS, 79020-200, Brazil</text:p>
          </table:table-cell>
          <table:table-cell office:value-type="string">
            <text:p>(67) 3025-6653</text:p>
          </table:table-cell>
        </table:table-row>
        <table:table-row table:style-name="ro1">
          <table:table-cell office:value-type="string">
            <text:p>Mercadão dos Doces</text:p>
          </table:table-cell>
          <table:table-cell office:value-type="string">
            <text:p>R. Sete de Setembro, 474 - Centro, Campo Grande - MS, 79002-121, Brazil</text:p>
          </table:table-cell>
          <table:table-cell office:value-type="string">
            <text:p>(67) 3026-4909</text:p>
          </table:table-cell>
        </table:table-row>
        <table:table-row table:style-name="ro1">
          <table:table-cell office:value-type="string">
            <text:p>Niura Doceria</text:p>
          </table:table-cell>
          <table:table-cell office:value-type="string">
            <text:p>R. Euclides da Cunha, 350 - Centro, Campo Grande - MS, 79020-230, Brazil</text:p>
          </table:table-cell>
          <table:table-cell office:value-type="string">
            <text:p>(67) 3044-6076</text:p>
          </table:table-cell>
        </table:table-row>
        <table:table-row table:style-name="ro1">
          <table:table-cell office:value-type="string">
            <text:p>Doces Momentos Shopping Campo Grande</text:p>
          </table:table-cell>
          <table:table-cell office:value-type="string">
            <text:p>Av. Afonso Pena - Jardim, 4909 - Santa Fe, Campo Grande - MS, 79031-900, Brazil</text:p>
          </table:table-cell>
          <table:table-cell office:value-type="string">
            <text:p>(67) 3045-3949</text:p>
          </table:table-cell>
        </table:table-row>
        <table:table-row table:style-name="ro1">
          <table:table-cell office:value-type="string">
            <text:p>Sésamo</text:p>
          </table:table-cell>
          <table:table-cell office:value-type="string">
            <text:p>R. Antônio Maria Coelho, 3443 - Jardim dos Estados, Campo Grande - MS, 79020-210, Brazil</text:p>
          </table:table-cell>
          <table:table-cell office:value-type="string">
            <text:p>(67) 3211-1386</text:p>
          </table:table-cell>
        </table:table-row>
        <table:table-row table:style-name="ro1">
          <table:table-cell office:value-type="string">
            <text:p>Sodiê Doces - Campo Grande/MS - Centro</text:p>
          </table:table-cell>
          <table:table-cell office:value-type="string">
            <text:p>R. Barão do Rio Branco, 1702 - Centro, Campo Grande - MS, 79020-230, Brazil</text:p>
          </table:table-cell>
          <table:table-cell office:value-type="string">
            <text:p>(67) 3211-4235</text:p>
          </table:table-cell>
        </table:table-row>
        <table:table-row table:style-name="ro1">
          <table:table-cell office:value-type="string">
            <text:p>Doces Momentos</text:p>
          </table:table-cell>
          <table:table-cell office:value-type="string">
            <text:p>R. Abrão Júlio Rahe, 795 - Centro, Campo Grande - MS, 79021-120, Brazil</text:p>
          </table:table-cell>
          <table:table-cell office:value-type="string">
            <text:p>(67) 3311-3400</text:p>
          </table:table-cell>
        </table:table-row>
        <table:table-row table:style-name="ro1">
          <table:table-cell office:value-type="string">
            <text:p>Candy House</text:p>
          </table:table-cell>
          <table:table-cell office:value-type="string">
            <text:p>R. Dom Aquino, 436 - Amambai, Campo Grande - MS, 79002-181, Brazil</text:p>
          </table:table-cell>
          <table:table-cell office:value-type="string">
            <text:p>(67) 3317-1291</text:p>
          </table:table-cell>
        </table:table-row>
        <table:table-row table:style-name="ro1">
          <table:table-cell office:value-type="string">
            <text:p>Sésamo</text:p>
          </table:table-cell>
          <table:table-cell office:value-type="string">
            <text:p>Av. Afonso Pena, 4909 - Cidade Jardim, Campo Grande - MS, 79031-900, Brazil</text:p>
          </table:table-cell>
          <table:table-cell office:value-type="string">
            <text:p>(67) 3326-0745</text:p>
          </table:table-cell>
        </table:table-row>
        <table:table-row table:style-name="ro1">
          <table:table-cell office:value-type="string">
            <text:p>Choco Candy Triunfo</text:p>
          </table:table-cell>
          <table:table-cell office:value-type="string">
            <text:p>Rua 14 de Julho, 44 - Vila Gloria, Campo Grande - MS, 79004-390, Brazil</text:p>
          </table:table-cell>
          <table:table-cell office:value-type="string">
            <text:p>(67) 3342-9999</text:p>
          </table:table-cell>
        </table:table-row>
        <table:table-row table:style-name="ro1">
          <table:table-cell office:value-type="string">
            <text:p>Sweet Café e Confeitaria</text:p>
          </table:table-cell>
          <table:table-cell office:value-type="string">
            <text:p>R. Catumbi, 159 - Jardim Bela Vista, Campo Grande - MS, 79003-070, Brazil</text:p>
          </table:table-cell>
          <table:table-cell office:value-type="string">
            <text:p>(67) 3349-4441</text:p>
          </table:table-cell>
        </table:table-row>
        <table:table-row table:style-name="ro1">
          <table:table-cell office:value-type="string">
            <text:p>Gela Boca - Campo Grande</text:p>
          </table:table-cell>
          <table:table-cell office:value-type="string">
            <text:p>Av. Bom Pastor, 165 - Vila Vilas Boas, Campo Grande - MS, 79051-220, Brazil</text:p>
          </table:table-cell>
          <table:table-cell office:value-type="string">
            <text:p>(67) 3351-8223</text:p>
          </table:table-cell>
        </table:table-row>
        <table:table-row table:style-name="ro1">
          <table:table-cell office:value-type="string">
            <text:p>Confeitaria Quebra Nozes - Doceria Campo Grande MS</text:p>
          </table:table-cell>
          <table:table-cell office:value-type="string">
            <text:p>Av. Manoel Ferreira, 202 - Santo Antonio, Campo Grande - MS, 79100-330, Brazil</text:p>
          </table:table-cell>
          <table:table-cell office:value-type="string">
            <text:p>(67) 3362-6513</text:p>
          </table:table-cell>
        </table:table-row>
        <table:table-row table:style-name="ro1">
          <table:table-cell office:value-type="string">
            <text:p>Candy store TWO LOVES</text:p>
          </table:table-cell>
          <table:table-cell office:value-type="string">
            <text:p>Av. Afonso Pena, 216 - Amambai, Campo Grande - MS, 79005-001, Brazil</text:p>
          </table:table-cell>
          <table:table-cell office:value-type="string">
            <text:p>(67) 3384-8659</text:p>
          </table:table-cell>
        </table:table-row>
        <table:table-row table:style-name="ro1">
          <table:table-cell office:value-type="string">
            <text:p>Alítti Gelato E Café</text:p>
          </table:table-cell>
          <table:table-cell office:value-type="string">
            <text:p>R. Ipanema, 186 - village maciel, Rio Branco - AC, 69918-490, Brazil</text:p>
          </table:table-cell>
          <table:table-cell office:value-type="string">
            <text:p>(68) 2102-1203</text:p>
          </table:table-cell>
        </table:table-row>
        <table:table-row table:style-name="ro1">
          <table:table-cell office:value-type="string">
            <text:p>H Gelato Sorveteria</text:p>
          </table:table-cell>
          <table:table-cell office:value-type="string">
            <text:p>Av. Brasil, 32 - Parque dos Sabias, Rio Branco - AC, 69908-670, Brazil</text:p>
          </table:table-cell>
          <table:table-cell office:value-type="string">
            <text:p>(68) 3223-9658</text:p>
          </table:table-cell>
        </table:table-row>
        <table:table-row table:style-name="ro1">
          <table:table-cell office:value-type="string">
            <text:p>Buonissimo</text:p>
          </table:table-cell>
          <table:table-cell office:value-type="string">
            <text:p>R. Duque de Caxias - Caiari, Porto Velho - RO, 76801-170, Brazil</text:p>
          </table:table-cell>
          <table:table-cell office:value-type="string">
            <text:p>(69) 3214-8879</text:p>
          </table:table-cell>
        </table:table-row>
        <table:table-row table:style-name="ro1">
          <table:table-cell office:value-type="string">
            <text:p>Adocica Confeitaria</text:p>
          </table:table-cell>
          <table:table-cell office:value-type="string">
            <text:p>Av. Rio Madeira, 5505 - Nova Esperança, Porto Velho - RO, 76820-713, Brazil</text:p>
          </table:table-cell>
          <table:table-cell office:value-type="string">
            <text:p>(69) 3222-0775</text:p>
          </table:table-cell>
        </table:table-row>
        <table:table-row table:style-name="ro1">
          <table:table-cell office:value-type="string">
            <text:p>Frutteto Açaí &amp; Tapioca</text:p>
          </table:table-cell>
          <table:table-cell office:value-type="string">
            <text:p>Av. Gov. Jorge Teixeira, 1873 - Liberdade, Porto Velho - RO, 76803-895, Brazil</text:p>
          </table:table-cell>
          <table:table-cell office:value-type="string">
            <text:p>(69) 3223-4670</text:p>
          </table:table-cell>
        </table:table-row>
        <table:table-row table:style-name="ro1">
          <table:table-cell office:value-type="string">
            <text:p>Atacadão Eskimo Ice Cream</text:p>
          </table:table-cell>
          <table:table-cell office:value-type="string">
            <text:p>Av. Gov. Jorge Teixeira, 2151 - Liberdade, Porto Velho - RO, 76803-895, Brazil</text:p>
          </table:table-cell>
          <table:table-cell office:value-type="string">
            <text:p>(69) 3224-2602</text:p>
          </table:table-cell>
        </table:table-row>
        <table:table-row table:style-name="ro1">
          <table:table-cell office:value-type="string">
            <text:p>Mr Mix Milk Shake Porto Velho</text:p>
          </table:table-cell>
          <table:table-cell office:value-type="string">
            <text:p>R. Alexandre Guimarães, 7479 - Tancredo Neves, Porto Velho - RO, 76829-613, Brazil</text:p>
          </table:table-cell>
          <table:table-cell office:value-type="string">
            <text:p>(69) 3224-7868</text:p>
          </table:table-cell>
        </table:table-row>
        <table:table-row table:style-name="ro1">
          <table:table-cell office:value-type="string">
            <text:p>Ice Cream Happy Child</text:p>
          </table:table-cell>
          <table:table-cell office:value-type="string">
            <text:p>R. Geraldo Siqueira, 2614 - Caladinho, Porto Velho - RO, 76810-660, Brazil</text:p>
          </table:table-cell>
          <table:table-cell office:value-type="string">
            <text:p>(69) 3227-2919</text:p>
          </table:table-cell>
        </table:table-row>
        <table:table-row table:style-name="ro1">
          <table:table-cell office:value-type="string">
            <text:p>Confeitaria Delicerse</text:p>
          </table:table-cell>
          <table:table-cell office:value-type="string">
            <text:p>R. Abunã, 2161 - Centro, Porto Velho - RO, 78900-000, Brazil</text:p>
          </table:table-cell>
          <table:table-cell office:value-type="string">
            <text:p>(69) 3229-3441</text:p>
          </table:table-cell>
        </table:table-row>
        <table:table-row table:style-name="ro1">
          <table:table-cell office:value-type="string">
            <text:p>San Paolo Gelato - Pituba</text:p>
          </table:table-cell>
          <table:table-cell office:value-type="string">
            <text:p>Rua das Hortênsias, 612 - Pituba, Salvador - BA, 41810-010, Brazil</text:p>
          </table:table-cell>
          <table:table-cell office:value-type="string">
            <text:p>(71) 2132-0044</text:p>
          </table:table-cell>
        </table:table-row>
        <table:table-row table:style-name="ro1">
          <table:table-cell office:value-type="string">
            <text:p>Sorveteria da Barra</text:p>
          </table:table-cell>
          <table:table-cell office:value-type="string">
            <text:p>Avenida Oceânica, 683 - Lj 1 Ed. Expresso 2222 - Barra, Salvador - BA, 40140-130, Brazil</text:p>
          </table:table-cell>
          <table:table-cell office:value-type="string">
            <text:p>(71) 2132-5999</text:p>
          </table:table-cell>
        </table:table-row>
        <table:table-row table:style-name="ro1">
          <table:table-cell office:value-type="string">
            <text:p>San Paolo Gelato - Salvador Shopping</text:p>
          </table:table-cell>
          <table:table-cell office:value-type="string">
            <text:p>Av. Tancredo Neves, 3133 - Caminho das Árvores, Salvador - BA, 41820-021, Brazil</text:p>
          </table:table-cell>
          <table:table-cell office:value-type="string">
            <text:p>(71) 3022-3101</text:p>
          </table:table-cell>
        </table:table-row>
        <table:table-row table:style-name="ro1">
          <table:table-cell office:value-type="string">
            <text:p>Sorveteria da Ribeira Imbuí</text:p>
          </table:table-cell>
          <table:table-cell office:value-type="string">
            <text:p>R. das Gaivotas, 120 - Imbuí, Salvador - BA, 41720-070, Brazil</text:p>
          </table:table-cell>
          <table:table-cell office:value-type="string">
            <text:p>(71) 3042-8485</text:p>
          </table:table-cell>
        </table:table-row>
        <table:table-row table:style-name="ro1">
          <table:table-cell office:value-type="string">
            <text:p>Crema Gelato Italiano</text:p>
          </table:table-cell>
          <table:table-cell office:value-type="string">
            <text:p>Av. Paulo VI, 1890 - Pituba, Salvador - BA, 41810-001, Brazil</text:p>
          </table:table-cell>
          <table:table-cell office:value-type="string">
            <text:p>(71) 3106-0000</text:p>
          </table:table-cell>
        </table:table-row>
        <table:table-row table:style-name="ro1">
          <table:table-cell office:value-type="string">
            <text:p>Sorveteria Amaralina</text:p>
          </table:table-cell>
          <table:table-cell office:value-type="string">
            <text:p>Próximo ao Colégio Nossa Senhora da Luz - R. Rio Grande do Sul, 260 - Pituba, Salvador - BA, 41830-140, Brazil</text:p>
          </table:table-cell>
          <table:table-cell office:value-type="string">
            <text:p>(71) 3248-4791</text:p>
          </table:table-cell>
        </table:table-row>
        <table:table-row table:style-name="ro1">
          <table:table-cell office:value-type="string">
            <text:p>Sorveteria e Lanchonete Le Glacier Laporte</text:p>
          </table:table-cell>
          <table:table-cell office:value-type="string">
            <text:p>Largo do Cruzeiro de São Francisco, 21 - Pelourinho, Salvador - BA, 40020-280, Brazil</text:p>
          </table:table-cell>
          <table:table-cell office:value-type="string">
            <text:p>(71) 3266-3649</text:p>
          </table:table-cell>
        </table:table-row>
        <table:table-row table:style-name="ro1">
          <table:table-cell office:value-type="string">
            <text:p>Sorveteria da Ribeira</text:p>
          </table:table-cell>
          <table:table-cell office:value-type="string">
            <text:p>R. da Penha, 87 - Ribeira, Salvador - BA, 40421-110, Brazil</text:p>
          </table:table-cell>
          <table:table-cell office:value-type="string">
            <text:p>(71) 3316-5451</text:p>
          </table:table-cell>
        </table:table-row>
        <table:table-row table:style-name="ro1">
          <table:table-cell office:value-type="string">
            <text:p>Madame Ladoux</text:p>
          </table:table-cell>
          <table:table-cell office:value-type="string">
            <text:p>Avenida Tancredo Neves, 3133 - Av. Tancredo Neves Caminho das Árvores, Q304 - Caminho das Árvores, Salvador - BA, 41820-910, Brazil</text:p>
          </table:table-cell>
          <table:table-cell office:value-type="string">
            <text:p>(71) 3341-0771</text:p>
          </table:table-cell>
        </table:table-row>
        <table:table-row table:style-name="ro1">
          <table:table-cell office:value-type="string">
            <text:p>Doce Encontro</text:p>
          </table:table-cell>
          <table:table-cell office:value-type="string">
            <text:p>R. Virgildásio Sena, 14 - Boca do Rio, Salvador - BA, 40250-470, Brazil</text:p>
          </table:table-cell>
          <table:table-cell office:value-type="string">
            <text:p>(71) 3362-2470</text:p>
          </table:table-cell>
        </table:table-row>
        <table:table-row table:style-name="ro1">
          <table:table-cell office:value-type="string">
            <text:p>Confectionery Priscilla Diniz</text:p>
          </table:table-cell>
          <table:table-cell office:value-type="string">
            <text:p>R. das Rosas, 78 - Pituba, Salvador - BA, 41810-070, Brazil</text:p>
          </table:table-cell>
          <table:table-cell office:value-type="string">
            <text:p>(71) 3379-4250</text:p>
          </table:table-cell>
        </table:table-row>
        <table:table-row table:style-name="ro1">
          <table:table-cell office:value-type="string">
            <text:p>Paccolini Sorvetes</text:p>
          </table:table-cell>
          <table:table-cell office:value-type="string">
            <text:p>Rua Thomaz Gonzaga, 178 - Pernambués, Salvador - BA, 41100-000, Brazil</text:p>
          </table:table-cell>
          <table:table-cell office:value-type="string">
            <text:p>(71) 3431-0442</text:p>
          </table:table-cell>
        </table:table-row>
        <table:table-row table:style-name="ro1">
          <table:table-cell office:value-type="string">
            <text:p>Doce Lembrança Confeitaria</text:p>
          </table:table-cell>
          <table:table-cell office:value-type="string">
            <text:p>R. Dr. Célso Oliva, 444 - 13 de Julho, Aracaju - SE, 49020-090, Brazil</text:p>
          </table:table-cell>
          <table:table-cell office:value-type="string">
            <text:p>(79) 3022-0277</text:p>
          </table:table-cell>
        </table:table-row>
        <table:table-row table:style-name="ro1">
          <table:table-cell office:value-type="string">
            <text:p>Chocolamour Patisserie</text:p>
          </table:table-cell>
          <table:table-cell office:value-type="string">
            <text:p>R. Álvaro de Brito, 73 - 13 de Julho, Aracaju - SE, 49020-400, Brazil</text:p>
          </table:table-cell>
          <table:table-cell office:value-type="string">
            <text:p>(79) 3022-2610</text:p>
          </table:table-cell>
        </table:table-row>
        <table:table-row table:style-name="ro1">
          <table:table-cell office:value-type="string">
            <text:p>Nossa Confeitaria</text:p>
          </table:table-cell>
          <table:table-cell office:value-type="string">
            <text:p>R. Dom Bôsco, 927 - Suíça, Aracaju - SE, 49052-140, Brazil</text:p>
          </table:table-cell>
          <table:table-cell office:value-type="string">
            <text:p>(79) 3023-1770</text:p>
          </table:table-cell>
        </table:table-row>
        <table:table-row table:style-name="ro1">
          <table:table-cell office:value-type="string">
            <text:p>il Sordo Gelato Treze de Julho</text:p>
          </table:table-cell>
          <table:table-cell office:value-type="string">
            <text:p>R. Cristóvão de Barros, 90 - 13 de Julho, Aracaju - SE, 49020-180, Brazil</text:p>
          </table:table-cell>
          <table:table-cell office:value-type="string">
            <text:p>(79) 3027-1258</text:p>
          </table:table-cell>
        </table:table-row>
        <table:table-row table:style-name="ro1">
          <table:table-cell office:value-type="string">
            <text:p>The Kitchen of Mother Minita</text:p>
          </table:table-cell>
          <table:table-cell office:value-type="string">
            <text:p>R. Riachuelo, 960 - São José, Aracaju - SE, 49015-160, Brazil</text:p>
          </table:table-cell>
          <table:table-cell office:value-type="string">
            <text:p>(79) 3211-3335</text:p>
          </table:table-cell>
        </table:table-row>
        <table:table-row table:style-name="ro1">
          <table:table-cell office:value-type="string">
            <text:p>Le Docê Confeitaria</text:p>
          </table:table-cell>
          <table:table-cell office:value-type="string">
            <text:p>R. Ananias Azevedo, 1181 - Salgado Filho, Aracaju - SE, 49020-535, Brazil</text:p>
          </table:table-cell>
          <table:table-cell office:value-type="string">
            <text:p>(79) 3211-5229</text:p>
          </table:table-cell>
        </table:table-row>
        <table:table-row table:style-name="ro1">
          <table:table-cell office:value-type="string">
            <text:p>Só Doces</text:p>
          </table:table-cell>
          <table:table-cell office:value-type="string">
            <text:p>Av. Eng. Gentil Tavares, 320 - Loja 09 - Getúlio Vargas, Aracaju - SE, 49055-260, Brazil</text:p>
          </table:table-cell>
          <table:table-cell office:value-type="string">
            <text:p>(79) 3214-2993</text:p>
          </table:table-cell>
        </table:table-row>
        <table:table-row table:style-name="ro1">
          <table:table-cell office:value-type="string">
            <text:p>Big Bolo</text:p>
          </table:table-cell>
          <table:table-cell office:value-type="string">
            <text:p>R. Urquiza Leal, 978 - Grageru, Aracaju - SE, 49025-000, Brazil</text:p>
          </table:table-cell>
          <table:table-cell office:value-type="string">
            <text:p>(79) 3219-2018</text:p>
          </table:table-cell>
        </table:table-row>
        <table:table-row table:style-name="ro1">
          <table:table-cell office:value-type="string">
            <text:p>Cacau Confeitaria</text:p>
          </table:table-cell>
          <table:table-cell office:value-type="string">
            <text:p>Avenida Caçula Barreto - Av. Augusto Franco, 325 - conjunto - Farolândia, Aracaju - SE, 49030-130, Brazil</text:p>
          </table:table-cell>
          <table:table-cell office:value-type="string">
            <text:p>(79) 3248-2354</text:p>
          </table:table-cell>
        </table:table-row>
        <table:table-row table:style-name="ro1">
          <table:table-cell office:value-type="string">
            <text:p>Sorveteria Moniery</text:p>
          </table:table-cell>
          <table:table-cell office:value-type="string">
            <text:p>R. Copérnico, 2 - Inácio Barbosa, Aracaju - SE, 49040-130, Brazil</text:p>
          </table:table-cell>
          <table:table-cell office:value-type="string">
            <text:p>(79) 3249-1852</text:p>
          </table:table-cell>
        </table:table-row>
        <table:table-row table:style-name="ro1">
          <table:table-cell office:value-type="string">
            <text:p>Sorveteria Castelo Branco - Jardins</text:p>
          </table:table-cell>
          <table:table-cell office:value-type="string">
            <text:p>Av. Jorge Amado, 1466 - Jardins, Aracaju - SE, 49025-330, Brazil</text:p>
          </table:table-cell>
          <table:table-cell office:value-type="string">
            <text:p>(79) 3259-1142</text:p>
          </table:table-cell>
        </table:table-row>
        <table:table-row table:style-name="ro1">
          <table:table-cell office:value-type="string">
            <text:p>Ice cream Castelo Branco</text:p>
          </table:table-cell>
          <table:table-cell office:value-type="string">
            <text:p>Av. São João Batista, 2 - Ponto Novo, Aracaju - SE, 49097-000, Brazil</text:p>
          </table:table-cell>
          <table:table-cell office:value-type="string">
            <text:p>(79) 3259-5138</text:p>
          </table:table-cell>
        </table:table-row>
        <table:table-row table:style-name="ro1">
          <table:table-cell office:value-type="string">
            <text:p>Castelo Confeitaria</text:p>
          </table:table-cell>
          <table:table-cell office:value-type="string">
            <text:p>R. Cel. João Gonçalves, 15 - Ponto Novo, Aracaju - SE, 49097-130, Brazil</text:p>
          </table:table-cell>
          <table:table-cell office:value-type="string">
            <text:p>(79) 3259-7006</text:p>
          </table:table-cell>
        </table:table-row>
        <table:table-row table:style-name="ro1">
          <table:table-cell office:value-type="string">
            <text:p>Casa Alemã</text:p>
          </table:table-cell>
          <table:table-cell office:value-type="string">
            <text:p>Av. Jorge Amado, 864 - Jardins, Aracaju - SE, 49025-330, Brazil</text:p>
          </table:table-cell>
          <table:table-cell office:value-type="string">
            <text:p>(79) 3301-4444</text:p>
          </table:table-cell>
        </table:table-row>
        <table:table-row table:style-name="ro1">
          <table:table-cell office:value-type="string">
            <text:p>Mercatto - Sorvetes e Açaí</text:p>
          </table:table-cell>
          <table:table-cell office:value-type="string">
            <text:p>Av. Farmacêutica Cezartina Régis, 658 - Jabotiana, Aracaju - SE, 49095-100, Brazil</text:p>
          </table:table-cell>
          <table:table-cell office:value-type="string">
            <text:p>(79) 3302-3977</text:p>
          </table:table-cell>
        </table:table-row>
        <table:table-row table:style-name="ro1">
          <table:table-cell office:value-type="string">
            <text:p>Mercatto - Sorvetes e Açaí</text:p>
          </table:table-cell>
          <table:table-cell office:value-type="string">
            <text:p>R. Manoel Gomes da Rocha, 51 - Luzia, Aracaju - SE, 49045-480, Brazil</text:p>
          </table:table-cell>
          <table:table-cell office:value-type="string">
            <text:p>(79) 3304-4202</text:p>
          </table:table-cell>
        </table:table-row>
        <table:table-row table:style-name="ro1">
          <table:table-cell office:value-type="string">
            <text:p>Vila Amizade Padaria Artesanal</text:p>
          </table:table-cell>
          <table:table-cell office:value-type="string">
            <text:p>R. da Amizade, 54 - Graças, Recife - PE, 52011-260, Brazil</text:p>
          </table:table-cell>
          <table:table-cell office:value-type="string">
            <text:p>(81) 3019-1365</text:p>
          </table:table-cell>
        </table:table-row>
        <table:table-row table:style-name="ro1">
          <table:table-cell office:value-type="string">
            <text:p>Delikata | Doceria e Kit Festa</text:p>
          </table:table-cell>
          <table:table-cell office:value-type="string">
            <text:p>Av. Dezessete de Agosto, 656 - Casa Forte, Recife - PE, 52061-540, Brazil</text:p>
          </table:table-cell>
          <table:table-cell office:value-type="string">
            <text:p>(81) 3038-0606</text:p>
          </table:table-cell>
        </table:table-row>
        <table:table-row table:style-name="ro1">
          <table:table-cell office:value-type="string">
            <text:p>Delikata Sweet and Savory</text:p>
          </table:table-cell>
          <table:table-cell office:value-type="string">
            <text:p>Av. Eng. Domingos Ferreira, 2041 - Boa Viagem, Recife - PE, 51111-020, Brazil</text:p>
          </table:table-cell>
          <table:table-cell office:value-type="string">
            <text:p>(81) 3038-0606</text:p>
          </table:table-cell>
        </table:table-row>
        <table:table-row table:style-name="ro1">
          <table:table-cell office:value-type="string">
            <text:p>Simone Barros - Doceria</text:p>
          </table:table-cell>
          <table:table-cell office:value-type="string">
            <text:p>Rua do Chacon, 64 - lojas 3, 4 e 5 - Poço da Panela, Recife - PE, 52061-390, Brazil</text:p>
          </table:table-cell>
          <table:table-cell office:value-type="string">
            <text:p>(81) 3038-2135</text:p>
          </table:table-cell>
        </table:table-row>
        <table:table-row table:style-name="ro1">
          <table:table-cell office:value-type="string">
            <text:p>Benvinda Doceria</text:p>
          </table:table-cell>
          <table:table-cell office:value-type="string">
            <text:p>R. Dona Benvinda, 200 - Paissandu, Recife - PE, 50070-220, Brazil</text:p>
          </table:table-cell>
          <table:table-cell office:value-type="string">
            <text:p>(81) 3038-9537</text:p>
          </table:table-cell>
        </table:table-row>
        <table:table-row table:style-name="ro1">
          <table:table-cell office:value-type="string">
            <text:p>Bakery La Roque</text:p>
          </table:table-cell>
          <table:table-cell office:value-type="string">
            <text:p>R. Leandro Barreto, 512 - Jardim São Paulo, Recife - PE, 50790-000, Brazil</text:p>
          </table:table-cell>
          <table:table-cell office:value-type="string">
            <text:p>(81) 3039-6045</text:p>
          </table:table-cell>
        </table:table-row>
        <table:table-row table:style-name="ro1">
          <table:table-cell office:value-type="string">
            <text:p>Cioccolatte Gelateria</text:p>
          </table:table-cell>
          <table:table-cell office:value-type="string">
            <text:p>Av. Alfredo Lisboa, 507 - A - Recife, PE, 50030-150, Brazil</text:p>
          </table:table-cell>
          <table:table-cell office:value-type="string">
            <text:p>(81) 3049-0039</text:p>
          </table:table-cell>
        </table:table-row>
        <table:table-row table:style-name="ro1">
          <table:table-cell office:value-type="string">
            <text:p>San Paolo Gelato Gourmet</text:p>
          </table:table-cell>
          <table:table-cell office:value-type="string">
            <text:p>Av. República do Líbano, 251 - Pina, Recife - PE, 51110-150, Brazil</text:p>
          </table:table-cell>
          <table:table-cell office:value-type="string">
            <text:p>(81) 3049-3005</text:p>
          </table:table-cell>
        </table:table-row>
        <table:table-row table:style-name="ro1">
          <table:table-cell office:value-type="string">
            <text:p>Thorpe's Brigaderia CDU</text:p>
          </table:table-cell>
          <table:table-cell office:value-type="string">
            <text:p>R. Gen. Polidoro, 352 - lj 10 - Cidade Universitária, Recife - PE, 50740-050, Brazil</text:p>
          </table:table-cell>
          <table:table-cell office:value-type="string">
            <text:p>(81) 3075-6520</text:p>
          </table:table-cell>
        </table:table-row>
        <table:table-row table:style-name="ro1">
          <table:table-cell office:value-type="string">
            <text:p>Doce de Comer</text:p>
          </table:table-cell>
          <table:table-cell office:value-type="string">
            <text:p>Av. General Mac Arthur, 301 - Imbiribeira, Recife - PE, 51020-000, Brazil</text:p>
          </table:table-cell>
          <table:table-cell office:value-type="string">
            <text:p>(81) 3097-3030</text:p>
          </table:table-cell>
        </table:table-row>
        <table:table-row table:style-name="ro1">
          <table:table-cell office:value-type="string">
            <text:p>Simone Barros</text:p>
          </table:table-cell>
          <table:table-cell office:value-type="string">
            <text:p>R. Marquês do Paraná, 252 - Espinheiro, Recife - PE, 52021-050, Brazil</text:p>
          </table:table-cell>
          <table:table-cell office:value-type="string">
            <text:p>(81) 3097-7782</text:p>
          </table:table-cell>
        </table:table-row>
        <table:table-row table:style-name="ro1">
          <table:table-cell office:value-type="string">
            <text:p>Atacadão Center Doces</text:p>
          </table:table-cell>
          <table:table-cell office:value-type="string">
            <text:p>Praça Dom Vital, 63 - São José, Recife - PE, 50020-280, Brazil</text:p>
          </table:table-cell>
          <table:table-cell office:value-type="string">
            <text:p>(81) 3117-2828</text:p>
          </table:table-cell>
        </table:table-row>
        <table:table-row table:style-name="ro1">
          <table:table-cell office:value-type="string">
            <text:p>Dois Tons Gelateria Casa Forte</text:p>
          </table:table-cell>
          <table:table-cell office:value-type="string">
            <text:p>Praça de Casa Forte, 482 - Casa Forte, Recife - PE, 52061-420, Brazil</text:p>
          </table:table-cell>
          <table:table-cell office:value-type="string">
            <text:p>(81) 3125-2906</text:p>
          </table:table-cell>
        </table:table-row>
        <table:table-row table:style-name="ro1">
          <table:table-cell office:value-type="string">
            <text:p>Augusta Padaria Artesanal</text:p>
          </table:table-cell>
          <table:table-cell office:value-type="string">
            <text:p>Av. Conselheiro Aguiar, 1980 - Boa Viagem, Recife - PE, 51111-010, Brazil</text:p>
          </table:table-cell>
          <table:table-cell office:value-type="string">
            <text:p>(81) 3129-8800</text:p>
          </table:table-cell>
        </table:table-row>
        <table:table-row table:style-name="ro1">
          <table:table-cell office:value-type="string">
            <text:p>Casa dos Doces Madalena: Tortas, Doces, Salgados, Confeitaria, Recife PE</text:p>
          </table:table-cell>
          <table:table-cell office:value-type="string">
            <text:p>R. Real da Torre, 1022 - Madalena, Recife - PE, 50710-100, Brazil</text:p>
          </table:table-cell>
          <table:table-cell office:value-type="string">
            <text:p>(81) 3202-4849</text:p>
          </table:table-cell>
        </table:table-row>
        <table:table-row table:style-name="ro1">
          <table:table-cell office:value-type="string">
            <text:p>Casa dos Doces</text:p>
          </table:table-cell>
          <table:table-cell office:value-type="string">
            <text:p>Av. Conselheiro Aguiar, 1273 - Boa Viagem, Recife - PE, 51011-700, Brazil</text:p>
          </table:table-cell>
          <table:table-cell office:value-type="string">
            <text:p>(81) 3202-4849</text:p>
          </table:table-cell>
        </table:table-row>
        <table:table-row table:style-name="ro1">
          <table:table-cell office:value-type="string">
            <text:p>Candy House</text:p>
          </table:table-cell>
          <table:table-cell office:value-type="string">
            <text:p>Estr. do Arraial, 3692 - Casa Amarela, Recife - PE, 52070-230, Brazil</text:p>
          </table:table-cell>
          <table:table-cell office:value-type="string">
            <text:p>(81) 3202-4849</text:p>
          </table:table-cell>
        </table:table-row>
        <table:table-row table:style-name="ro1">
          <table:table-cell office:value-type="string">
            <text:p>Recife Sweets and Caramels</text:p>
          </table:table-cell>
          <table:table-cell office:value-type="string">
            <text:p>R. Carlos Pena Filho, 339 - Afogados, Recife - PE, 50850-030, Brazil</text:p>
          </table:table-cell>
          <table:table-cell office:value-type="string">
            <text:p>(81) 3202-7878</text:p>
          </table:table-cell>
        </table:table-row>
        <table:table-row table:style-name="ro1">
          <table:table-cell office:value-type="string">
            <text:p>Madoska Sorvetes Recife Boa Viagem</text:p>
          </table:table-cell>
          <table:table-cell office:value-type="string">
            <text:p>R. Barão de Souza Leão, 75 - LOJA 02 - Boa Viagem, Recife - PE, 51030-300, Brazil</text:p>
          </table:table-cell>
          <table:table-cell office:value-type="string">
            <text:p>(81) 3204-0162</text:p>
          </table:table-cell>
        </table:table-row>
        <table:table-row table:style-name="ro1">
          <table:table-cell office:value-type="string">
            <text:p>Padaria Triunfo Gourmet</text:p>
          </table:table-cell>
          <table:table-cell office:value-type="string">
            <text:p>Av. Lins Petit, 101/107 - Boa Vista, Recife - PE, 50070-235, Brazil</text:p>
          </table:table-cell>
          <table:table-cell office:value-type="string">
            <text:p>(81) 3221-3455</text:p>
          </table:table-cell>
        </table:table-row>
        <table:table-row table:style-name="ro1">
          <table:table-cell office:value-type="string">
            <text:p>Donna Brigadeiro Pâtisserie - Shopping Recife</text:p>
          </table:table-cell>
          <table:table-cell office:value-type="string">
            <text:p>R. Padre Carapuceiro, 777 - B165 - Boa Viagem, Recife - PE, 51020-280, Brazil</text:p>
          </table:table-cell>
          <table:table-cell office:value-type="string">
            <text:p>(81) 3226-1563</text:p>
          </table:table-cell>
        </table:table-row>
        <table:table-row table:style-name="ro1">
          <table:table-cell office:value-type="string">
            <text:p>Mug Sorvetes</text:p>
          </table:table-cell>
          <table:table-cell office:value-type="string">
            <text:p>Av. Gen. San Martin, 478 - Cordeiro, Recife - PE, 50630-060, Brazil</text:p>
          </table:table-cell>
          <table:table-cell office:value-type="string">
            <text:p>(81) 3228-1000</text:p>
          </table:table-cell>
        </table:table-row>
        <table:table-row table:style-name="ro1">
          <table:table-cell office:value-type="string">
            <text:p>Padaria Imperatriz</text:p>
          </table:table-cell>
          <table:table-cell office:value-type="string">
            <text:p>R. Imperatriz Teresa Cristina, 240 - Boa Vista, Recife - PE, 50060-120, Brazil</text:p>
          </table:table-cell>
          <table:table-cell office:value-type="string">
            <text:p>(81) 3231-3171</text:p>
          </table:table-cell>
        </table:table-row>
        <table:table-row table:style-name="ro1">
          <table:table-cell office:value-type="string">
            <text:p>Empório Doces e Salgados</text:p>
          </table:table-cell>
          <table:table-cell office:value-type="string">
            <text:p>R. José Osório, 111 - Madalena, Recife - PE, 50610-280, Brazil</text:p>
          </table:table-cell>
          <table:table-cell office:value-type="string">
            <text:p>(81) 3236-4400</text:p>
          </table:table-cell>
        </table:table-row>
        <table:table-row table:style-name="ro1">
          <table:table-cell office:value-type="string">
            <text:p>Flávia Falcão | Confeitaria Artesanal</text:p>
          </table:table-cell>
          <table:table-cell office:value-type="string">
            <text:p>R. José Clementino, 96 - Graças, Recife - PE, 52050-070, Brazil</text:p>
          </table:table-cell>
          <table:table-cell office:value-type="string">
            <text:p>(81) 3241-7900</text:p>
          </table:table-cell>
        </table:table-row>
        <table:table-row table:style-name="ro1">
          <table:table-cell office:value-type="string">
            <text:p>Padaria Com.Pão</text:p>
          </table:table-cell>
          <table:table-cell office:value-type="string">
            <text:p>Av. Conselheiro Rosa e Silva, 745 - Graças, Recife - PE, 52050-020, Brazil</text:p>
          </table:table-cell>
          <table:table-cell office:value-type="string">
            <text:p>(81) 3242-4242</text:p>
          </table:table-cell>
        </table:table-row>
        <table:table-row table:style-name="ro1">
          <table:table-cell office:value-type="string">
            <text:p>Parla Deli</text:p>
          </table:table-cell>
          <table:table-cell office:value-type="string">
            <text:p>Av. Conselheiro Rosa e Silva, 1305 - Aflitos, Recife - PE, 52050-020, Brazil</text:p>
          </table:table-cell>
          <table:table-cell office:value-type="string">
            <text:p>(81) 3268-5849</text:p>
          </table:table-cell>
        </table:table-row>
        <table:table-row table:style-name="ro1">
          <table:table-cell office:value-type="string">
            <text:p>Rainha da Várzea Delicatessen</text:p>
          </table:table-cell>
          <table:table-cell office:value-type="string">
            <text:p>Av. Afonso Olindense, 2088 - Várzea, Recife - PE, 50810-000, Brazil</text:p>
          </table:table-cell>
          <table:table-cell office:value-type="string">
            <text:p>(81) 3271-1245</text:p>
          </table:table-cell>
        </table:table-row>
        <table:table-row table:style-name="ro1">
          <table:table-cell office:value-type="string">
            <text:p>Além do Pão Delicatessen</text:p>
          </table:table-cell>
          <table:table-cell office:value-type="string">
            <text:p>Rua Desembargador João Paes, 738 - Boa Viagem, Recife - PE, 51021-360, Brazil</text:p>
          </table:table-cell>
          <table:table-cell office:value-type="string">
            <text:p>(81) 3314-7248</text:p>
          </table:table-cell>
        </table:table-row>
        <table:table-row table:style-name="ro1">
          <table:table-cell office:value-type="string">
            <text:p>Carmem Padaria Gourmet - Pães e Buffet</text:p>
          </table:table-cell>
          <table:table-cell office:value-type="string">
            <text:p>Av. Conselheiro Aguiar, 2878 - Boa Viagem, Recife - PE, 51020-020, Brazil</text:p>
          </table:table-cell>
          <table:table-cell office:value-type="string">
            <text:p>(81) 3327-7777</text:p>
          </table:table-cell>
        </table:table-row>
        <table:table-row table:style-name="ro1">
          <table:table-cell office:value-type="string">
            <text:p>Panificadora Santa Rosa</text:p>
          </table:table-cell>
          <table:table-cell office:value-type="string">
            <text:p>R. Sas Souza, 154 - Boa Viagem, Recife - PE, 51030-065, Brazil</text:p>
          </table:table-cell>
          <table:table-cell office:value-type="string">
            <text:p>(81) 3341-2510</text:p>
          </table:table-cell>
        </table:table-row>
        <table:table-row table:style-name="ro1">
          <table:table-cell office:value-type="string">
            <text:p>DALENA Tortas Finas - Rosa e Silva, Aflitos | @dalenatortas</text:p>
          </table:table-cell>
          <table:table-cell office:value-type="string">
            <text:p>Av. Conselheiro Rosa e Silva, 431 - Aflitos, Recife - PE, 52020-220, Brazil</text:p>
          </table:table-cell>
          <table:table-cell office:value-type="string">
            <text:p>(81) 3423-2526</text:p>
          </table:table-cell>
        </table:table-row>
        <table:table-row table:style-name="ro1">
          <table:table-cell office:value-type="string">
            <text:p>Galo Padeiro</text:p>
          </table:table-cell>
          <table:table-cell office:value-type="string">
            <text:p>R. Cap. Lima, 82 - Santo Amaro, Recife - PE, 50040-080, Brazil</text:p>
          </table:table-cell>
          <table:table-cell office:value-type="string">
            <text:p>(81) 3423-6094</text:p>
          </table:table-cell>
        </table:table-row>
        <table:table-row table:style-name="ro1">
          <table:table-cell office:value-type="string">
            <text:p>Brotfabrik</text:p>
          </table:table-cell>
          <table:table-cell office:value-type="string">
            <text:p>R. da Moeda, 87 - Recife, PE, 50030-040, Brazil</text:p>
          </table:table-cell>
          <table:table-cell office:value-type="string">
            <text:p>(81) 3424-2250</text:p>
          </table:table-cell>
        </table:table-row>
        <table:table-row table:style-name="ro1">
          <table:table-cell office:value-type="string">
            <text:p>Pão Recife - Padaria e Lanchonete</text:p>
          </table:table-cell>
          <table:table-cell office:value-type="string">
            <text:p>R. Dr. José Maria, 881 - Rosarinho, Recife - PE, 52041-000, Brazil</text:p>
          </table:table-cell>
          <table:table-cell office:value-type="string">
            <text:p>(81) 3427-9731</text:p>
          </table:table-cell>
        </table:table-row>
        <table:table-row table:style-name="ro1">
          <table:table-cell office:value-type="string">
            <text:p>Magia dos Pães Delicatessen</text:p>
          </table:table-cell>
          <table:table-cell office:value-type="string">
            <text:p>Rua Arquiteto Luiz Nunes, 921 - Imbiribeira, Recife - PE, 51170-430, Brazil</text:p>
          </table:table-cell>
          <table:table-cell office:value-type="string">
            <text:p>(81) 3428-9111</text:p>
          </table:table-cell>
        </table:table-row>
        <table:table-row table:style-name="ro1">
          <table:table-cell office:value-type="string">
            <text:p>Empório Cozeart</text:p>
          </table:table-cell>
          <table:table-cell office:value-type="string">
            <text:p>Av. Conselheiro Aguiar, 3786 - Boa Viagem, Recife - PE, 51020-020, Brazil</text:p>
          </table:table-cell>
          <table:table-cell office:value-type="string">
            <text:p>(81) 3467-1326</text:p>
          </table:table-cell>
        </table:table-row>
        <table:table-row table:style-name="ro1">
          <table:table-cell office:value-type="string">
            <text:p>Diplomata Delicatessen</text:p>
          </table:table-cell>
          <table:table-cell office:value-type="string">
            <text:p>Av. Conselheiro Aguiar, 2154 - Boa Viagem, Recife - PE, 51111-010, Brazil</text:p>
          </table:table-cell>
          <table:table-cell office:value-type="string">
            <text:p>(81) 3467-3739</text:p>
          </table:table-cell>
        </table:table-row>
        <table:table-row table:style-name="ro1">
          <table:table-cell office:value-type="string">
            <text:p>San Paolo Gelato - Amélia</text:p>
          </table:table-cell>
          <table:table-cell office:value-type="string">
            <text:p>R. Amélia, 452 - Graças, Recife - PE, 52011-050, Brazil</text:p>
          </table:table-cell>
          <table:table-cell office:value-type="string">
            <text:p>(81) 3877-3795</text:p>
          </table:table-cell>
        </table:table-row>
        <table:table-row table:style-name="ro1">
          <table:table-cell office:value-type="string">
            <text:p>Jazzlato</text:p>
          </table:table-cell>
          <table:table-cell office:value-type="string">
            <text:p>Galeria Joana D’Arc - Av. Herculano Bandeira, n° 513 - Loja 11 - Boa Viagem, Recife - PE, 51110-131, Brazil</text:p>
          </table:table-cell>
          <table:table-cell office:value-type="string">
            <text:p>(81) 7341-2195</text:p>
          </table:table-cell>
        </table:table-row>
        <table:table-row table:style-name="ro1">
          <table:table-cell office:value-type="string">
            <text:p>San Paolo - Casa Forte Origens</text:p>
          </table:table-cell>
          <table:table-cell office:value-type="string">
            <text:p>Av. Dezessete de Agosto, 1659 - Parnamirim, Recife - PE, 52060-590, Brazil</text:p>
          </table:table-cell>
          <table:table-cell office:value-type="string">
            <text:p>(85) 3067-1451</text:p>
          </table:table-cell>
        </table:table-row>
        <table:table-row table:style-name="ro1">
          <table:table-cell office:value-type="string">
            <text:p>Mercado Doce</text:p>
          </table:table-cell>
          <table:table-cell office:value-type="string">
            <text:p>Av. Jóquei Clube, 1982 B - Jóquei, Teresina - PI, 64049-240, Brazil</text:p>
          </table:table-cell>
          <table:table-cell office:value-type="string">
            <text:p>(86) 3029-6071</text:p>
          </table:table-cell>
        </table:table-row>
        <table:table-row table:style-name="ro1">
          <table:table-cell office:value-type="string">
            <text:p>Ideal Ponto de Alimentação</text:p>
          </table:table-cell>
          <table:table-cell office:value-type="string">
            <text:p>Av. Barão de Castelo Branco, 1663 - Monte Castelo, Teresina - PI, 64016-850, Brazil</text:p>
          </table:table-cell>
          <table:table-cell office:value-type="string">
            <text:p>(86) 3085-0477</text:p>
          </table:table-cell>
        </table:table-row>
        <table:table-row table:style-name="ro1">
          <table:table-cell office:value-type="string">
            <text:p>50 Sabores Sorveteria</text:p>
          </table:table-cell>
          <table:table-cell office:value-type="string">
            <text:p>Av. Nossa Sra. de Fátima, 1740 - Fátima, Teresina - PI, 64049-526, Brazil</text:p>
          </table:table-cell>
          <table:table-cell office:value-type="string">
            <text:p>(86) 3085-4759</text:p>
          </table:table-cell>
        </table:table-row>
        <table:table-row table:style-name="ro1">
          <table:table-cell office:value-type="string">
            <text:p>Pão da Hora</text:p>
          </table:table-cell>
          <table:table-cell office:value-type="string">
            <text:p>Av. Centenário, 1070 - Aeroporto, Teresina - PI, 64006-700, Brazil</text:p>
          </table:table-cell>
          <table:table-cell office:value-type="string">
            <text:p>(86) 3213-4014</text:p>
          </table:table-cell>
        </table:table-row>
        <table:table-row table:style-name="ro1">
          <table:table-cell office:value-type="string">
            <text:p>Pão da Hora</text:p>
          </table:table-cell>
          <table:table-cell office:value-type="string">
            <text:p>Av. São Raimundo, 2009 - Cristo Rei, Teresina - PI, 64015-465, Brazil</text:p>
          </table:table-cell>
          <table:table-cell office:value-type="string">
            <text:p>(86) 3216-8571</text:p>
          </table:table-cell>
        </table:table-row>
        <table:table-row table:style-name="ro1">
          <table:table-cell office:value-type="string">
            <text:p>Panificadora Trigão</text:p>
          </table:table-cell>
          <table:table-cell office:value-type="string">
            <text:p>Av. Barão de Gurguéia, 1932 - Vermelha, Teresina - PI, 64018-290, Brazil</text:p>
          </table:table-cell>
          <table:table-cell office:value-type="string">
            <text:p>(86) 3218-1484</text:p>
          </table:table-cell>
        </table:table-row>
        <table:table-row table:style-name="ro1">
          <table:table-cell office:value-type="string">
            <text:p>Doce Vício</text:p>
          </table:table-cell>
          <table:table-cell office:value-type="string">
            <text:p>Rua Treze de Maio, 106 - Centro (Sul), Teresina - PI, 64001-150, Brazil</text:p>
          </table:table-cell>
          <table:table-cell office:value-type="string">
            <text:p>(86) 3221-4029</text:p>
          </table:table-cell>
        </table:table-row>
        <table:table-row table:style-name="ro1">
          <table:table-cell office:value-type="string">
            <text:p>Panificadora Modelo</text:p>
          </table:table-cell>
          <table:table-cell office:value-type="string">
            <text:p>Av. Frei Serafim, 1910 - Centro (Sul), Teresina - PI, 64001-020, Brazil</text:p>
          </table:table-cell>
          <table:table-cell office:value-type="string">
            <text:p>(86) 3221-8595</text:p>
          </table:table-cell>
        </table:table-row>
        <table:table-row table:style-name="ro1">
          <table:table-cell office:value-type="string">
            <text:p>Doce Mania</text:p>
          </table:table-cell>
          <table:table-cell office:value-type="string">
            <text:p>R. Félix Pacheco, 826 - Centro (Sul), Teresina - PI, 64001-160, Brazil</text:p>
          </table:table-cell>
          <table:table-cell office:value-type="string">
            <text:p>(86) 3222-7174</text:p>
          </table:table-cell>
        </table:table-row>
        <table:table-row table:style-name="ro1">
          <table:table-cell office:value-type="string">
            <text:p>Confeitaria Trigart Gourmet</text:p>
          </table:table-cell>
          <table:table-cell office:value-type="string">
            <text:p>Av. Miguel Rosa, 2166 - Centro (Norte), Teresina - PI, 64000-480, Brazil</text:p>
          </table:table-cell>
          <table:table-cell office:value-type="string">
            <text:p>(86) 3223-6061</text:p>
          </table:table-cell>
        </table:table-row>
        <table:table-row table:style-name="ro1">
          <table:table-cell office:value-type="string">
            <text:p>Panificadora Ideal</text:p>
          </table:table-cell>
          <table:table-cell office:value-type="string">
            <text:p>Av. União, 2406 - Memorare, Teresina - PI, 64009-500, Brazil</text:p>
          </table:table-cell>
          <table:table-cell office:value-type="string">
            <text:p>(86) 3225-1343</text:p>
          </table:table-cell>
        </table:table-row>
        <table:table-row table:style-name="ro1">
          <table:table-cell office:value-type="string">
            <text:p>Padaria Alimenta</text:p>
          </table:table-cell>
          <table:table-cell office:value-type="string">
            <text:p>Av. Jerumenha, 4674 - Camacho, Teresina - PI, 64008-300, Brazil</text:p>
          </table:table-cell>
          <table:table-cell office:value-type="string">
            <text:p>(86) 3225-1913</text:p>
          </table:table-cell>
        </table:table-row>
        <table:table-row table:style-name="ro1">
          <table:table-cell office:value-type="string">
            <text:p>Panificadora Império do Pão</text:p>
          </table:table-cell>
          <table:table-cell office:value-type="string">
            <text:p>Av. Duque de Caxias, 5040 - Buenos Aires, Teresina - PI, 64009-170, Brazil</text:p>
          </table:table-cell>
          <table:table-cell office:value-type="string">
            <text:p>(86) 3225-7457</text:p>
          </table:table-cell>
        </table:table-row>
        <table:table-row table:style-name="ro1">
          <table:table-cell office:value-type="string">
            <text:p>Time Bakery Bread</text:p>
          </table:table-cell>
          <table:table-cell office:value-type="string">
            <text:p>Av. Dr. Luís Píres Chaves, Q- 66/ C- 2 - Saci, Teresina - PI, 64020-480, Brazil</text:p>
          </table:table-cell>
          <table:table-cell office:value-type="string">
            <text:p>(86) 3227-2077</text:p>
          </table:table-cell>
        </table:table-row>
        <table:table-row table:style-name="ro1">
          <table:table-cell office:value-type="string">
            <text:p>IDEAL FEEDING POINT</text:p>
          </table:table-cell>
          <table:table-cell office:value-type="string">
            <text:p>Av. Ininga, 1201, Loja 22 a 25, 34 - e 35 - Fátima, Teresina - PI, 64048-110, Brazil</text:p>
          </table:table-cell>
          <table:table-cell office:value-type="string">
            <text:p>(86) 3230-2023</text:p>
          </table:table-cell>
        </table:table-row>
        <table:table-row table:style-name="ro1">
          <table:table-cell office:value-type="string">
            <text:p>Cookies</text:p>
          </table:table-cell>
          <table:table-cell office:value-type="string">
            <text:p>Ground Floor - Av. Raul Lopes, 1000 - Loja 125 - Noivos, Teresina - PI, 64046-902, Brazil</text:p>
          </table:table-cell>
          <table:table-cell office:value-type="string">
            <text:p>(86) 3230-2098</text:p>
          </table:table-cell>
        </table:table-row>
        <table:table-row table:style-name="ro1">
          <table:table-cell office:value-type="string">
            <text:p>Dona Conceição Doces e Salgados - Unidade São João</text:p>
          </table:table-cell>
          <table:table-cell office:value-type="string">
            <text:p>R. Nair Ramalho, 2503 - São João, Teresina - PI, 64045-735, Brazil</text:p>
          </table:table-cell>
          <table:table-cell office:value-type="string">
            <text:p>(86) 3231-1082</text:p>
          </table:table-cell>
        </table:table-row>
        <table:table-row table:style-name="ro1">
          <table:table-cell office:value-type="string">
            <text:p>Comfeitiço</text:p>
          </table:table-cell>
          <table:table-cell office:value-type="string">
            <text:p>Av. Jóquei Clube, 2449 - Jóquei, Teresina - PI, 64049-240, Brazil</text:p>
          </table:table-cell>
          <table:table-cell office:value-type="string">
            <text:p>(86) 3232-3498</text:p>
          </table:table-cell>
        </table:table-row>
        <table:table-row table:style-name="ro1">
          <table:table-cell office:value-type="string">
            <text:p>La Pâtisserie</text:p>
          </table:table-cell>
          <table:table-cell office:value-type="string">
            <text:p>Av. Nossa Sra. de Fátima, 2575 - Fátima, Teresina - PI, 64049-528, Brazil</text:p>
          </table:table-cell>
          <table:table-cell office:value-type="string">
            <text:p>(86) 3232-4414</text:p>
          </table:table-cell>
        </table:table-row>
        <table:table-row table:style-name="ro1">
          <table:table-cell office:value-type="string">
            <text:p>Pão da Hora</text:p>
          </table:table-cell>
          <table:table-cell office:value-type="string">
            <text:p>Av. João XXIII, 976 - Noivos, Teresina - PI, 64046-040, Brazil</text:p>
          </table:table-cell>
          <table:table-cell office:value-type="string">
            <text:p>(86) 3232-9563</text:p>
          </table:table-cell>
        </table:table-row>
        <table:table-row table:style-name="ro1">
          <table:table-cell office:value-type="string">
            <text:p>La Trufel</text:p>
          </table:table-cell>
          <table:table-cell office:value-type="string">
            <text:p>R. Prof. Darcy Araújo, 1980 - Jóquei, Teresina - PI, 64051-040, Brazil</text:p>
          </table:table-cell>
          <table:table-cell office:value-type="string">
            <text:p>(86) 3232-9585</text:p>
          </table:table-cell>
        </table:table-row>
        <table:table-row table:style-name="ro1">
          <table:table-cell office:value-type="string">
            <text:p>Duda's Teresina</text:p>
          </table:table-cell>
          <table:table-cell office:value-type="string">
            <text:p>Av. Pres. Kennedy, 3100 - Morros, Teresina - PI, 64062-100, Brazil</text:p>
          </table:table-cell>
          <table:table-cell office:value-type="string">
            <text:p>(86) 3233-1956</text:p>
          </table:table-cell>
        </table:table-row>
        <table:table-row table:style-name="ro1">
          <table:table-cell office:value-type="string">
            <text:p>Padaria Evolução - Jóquei</text:p>
          </table:table-cell>
          <table:table-cell office:value-type="string">
            <text:p>Av. Jóquei Clube, 1800 - Jóquei, Teresina - PI, 64049-240, Brazil</text:p>
          </table:table-cell>
          <table:table-cell office:value-type="string">
            <text:p>(86) 3233-5870</text:p>
          </table:table-cell>
        </table:table-row>
        <table:table-row table:style-name="ro1">
          <table:table-cell office:value-type="string">
            <text:p>Panificadora Pão Da Hora</text:p>
          </table:table-cell>
          <table:table-cell office:value-type="string">
            <text:p>Av. Universitária, 778 - Ininga, Teresina - PI, 64049-494, Brazil</text:p>
          </table:table-cell>
          <table:table-cell office:value-type="string">
            <text:p>(86) 3233-9202</text:p>
          </table:table-cell>
        </table:table-row>
        <table:table-row table:style-name="ro1">
          <table:table-cell office:value-type="string">
            <text:p>Bom Sabor Panificadora e Confeitaria</text:p>
          </table:table-cell>
          <table:table-cell office:value-type="string">
            <text:p>R. Jorn. Lívio Lopes, 5121 - Quadra 45 -Casa 46 A/B - Parque Ideal, Teresina - PI, 64077-805, Brazil</text:p>
          </table:table-cell>
          <table:table-cell office:value-type="string">
            <text:p>(86) 3234-6736</text:p>
          </table:table-cell>
        </table:table-row>
        <table:table-row table:style-name="ro1">
          <table:table-cell office:value-type="string">
            <text:p>San Paolo Gelato - Dom Severino</text:p>
          </table:table-cell>
          <table:table-cell office:value-type="string">
            <text:p>Av. Dom Severino, 430 - Fátima, Teresina - PI, 64049-370, Brazil</text:p>
          </table:table-cell>
          <table:table-cell office:value-type="string">
            <text:p>(86) 3303-8417</text:p>
          </table:table-cell>
        </table:table-row>
        <table:table-row table:style-name="ro1">
          <table:table-cell office:value-type="string">
            <text:p>Maioca - Handcrafted Ice Cream</text:p>
          </table:table-cell>
          <table:table-cell office:value-type="string">
            <text:p>R. Bernal do Couto, 308 - Umarizal, Belém - PA, 66055-080, Brazil</text:p>
          </table:table-cell>
          <table:table-cell office:value-type="string">
            <text:p>(91) 2121-3718</text:p>
          </table:table-cell>
        </table:table-row>
        <table:table-row table:style-name="ro1">
          <table:table-cell office:value-type="string">
            <text:p>Sorveteria Ice Club</text:p>
          </table:table-cell>
          <table:table-cell office:value-type="string">
            <text:p>Av. João Paulo II, 901 - Marco, Belém - PA, 66095-492, Brazil</text:p>
          </table:table-cell>
          <table:table-cell office:value-type="string">
            <text:p>(91) 3087-8600</text:p>
          </table:table-cell>
        </table:table-row>
        <table:table-row table:style-name="ro1">
          <table:table-cell office:value-type="string">
            <text:p>Maioca - Sorveteria Artesanal Duque</text:p>
          </table:table-cell>
          <table:table-cell office:value-type="string">
            <text:p>Tv. Curuzú, 1377 - Pedreira, Belém - PA, 66093-801, Brazil</text:p>
          </table:table-cell>
          <table:table-cell office:value-type="string">
            <text:p>(91) 3119-6071</text:p>
          </table:table-cell>
        </table:table-row>
        <table:table-row table:style-name="ro1">
          <table:table-cell office:value-type="string">
            <text:p>Doce do Bem - Doceria Saudável</text:p>
          </table:table-cell>
          <table:table-cell office:value-type="string">
            <text:p>R. Diogo Móia, 910 - Umarizal, Belém - PA, 66055-171, Brazil</text:p>
          </table:table-cell>
          <table:table-cell office:value-type="string">
            <text:p>(91) 3120-2989</text:p>
          </table:table-cell>
        </table:table-row>
        <table:table-row table:style-name="ro1">
          <table:table-cell office:value-type="string">
            <text:p>Marcos Berman Deliciosidades</text:p>
          </table:table-cell>
          <table:table-cell office:value-type="string">
            <text:p>Av. Nª Sra. de Nazaré, 881 - Nazaré, Belém - PA, 66035-145, Brazil</text:p>
          </table:table-cell>
          <table:table-cell office:value-type="string">
            <text:p>(91) 3223-0766</text:p>
          </table:table-cell>
        </table:table-row>
        <table:table-row table:style-name="ro1">
          <table:table-cell office:value-type="string">
            <text:p>Mariqueti Doceria</text:p>
          </table:table-cell>
          <table:table-cell office:value-type="string">
            <text:p>R. Gen. Henrique Gurjão, 211 - Reduto, Belém - PA, 66053-100, Brazil</text:p>
          </table:table-cell>
          <table:table-cell office:value-type="string">
            <text:p>(91) 3223-2714</text:p>
          </table:table-cell>
        </table:table-row>
        <table:table-row table:style-name="ro1">
          <table:table-cell office:value-type="string">
            <text:p>Eti Doceria - Doces e Salgados</text:p>
          </table:table-cell>
          <table:table-cell office:value-type="string">
            <text:p>Tv. Rui Barbosa, 1200 - Nazaré, Belém - PA, 66035-220, Brazil</text:p>
          </table:table-cell>
          <table:table-cell office:value-type="string">
            <text:p>(91) 3223-4071</text:p>
          </table:table-cell>
        </table:table-row>
        <table:table-row table:style-name="ro1">
          <table:table-cell office:value-type="string">
            <text:p>Tia Maria Doceria</text:p>
          </table:table-cell>
          <table:table-cell office:value-type="string">
            <text:p>Tv. Benjamin Constant, 1337 - Nazaré, Belém - PA, 66035-040, Brazil</text:p>
          </table:table-cell>
          <table:table-cell office:value-type="string">
            <text:p>(91) 3224-0867</text:p>
          </table:table-cell>
        </table:table-row>
        <table:table-row table:style-name="ro1">
          <table:table-cell office:value-type="string">
            <text:p>Doceria Amorosa</text:p>
          </table:table-cell>
          <table:table-cell office:value-type="string">
            <text:p>Av. Gentil Bitencourt, 2113 - São Brás, Belém - PA, 66063-018, Brazil</text:p>
          </table:table-cell>
          <table:table-cell office:value-type="string">
            <text:p>(91) 3249-6670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Av. Visc. de Souza Franco, 776 - 412 - Reduto, Belém - PA, 66053-972, Brazil</text:p>
          </table:table-cell>
          <table:table-cell office:value-type="string">
            <text:p>(91) 3299-0484</text:p>
          </table:table-cell>
        </table:table-row>
        <table:table-row table:style-name="ro1">
          <table:table-cell office:value-type="string">
            <text:p>Doceria Amorosa - Boaventura</text:p>
          </table:table-cell>
          <table:table-cell office:value-type="string">
            <text:p>R. Boaventura da Silva, 341 - Reduto, Belém - PA, 66053-050, Brazil</text:p>
          </table:table-cell>
          <table:table-cell office:value-type="string">
            <text:p>(91) 3347-4573</text:p>
          </table:table-cell>
        </table:table-row>
        <table:table-row table:style-name="ro1">
          <table:table-cell office:value-type="string">
            <text:p>Ice cream Santa Clara - Belem</text:p>
          </table:table-cell>
          <table:table-cell office:value-type="string">
            <text:p>Tv. Alm. Wandenkolk, 682 - Umarizal, Belém - PA, 66055-030, Brazil</text:p>
          </table:table-cell>
          <table:table-cell office:value-type="string">
            <text:p>(91) 3349-9075</text:p>
          </table:table-cell>
        </table:table-row>
        <table:table-row table:style-name="ro1">
          <table:table-cell office:value-type="string">
            <text:p>Sodiê Doces Belém</text:p>
          </table:table-cell>
          <table:table-cell office:value-type="string">
            <text:p>Av. Gov. José Malcher, 1350 - Nazaré, Belém - PA, 66060-230, Brazil</text:p>
          </table:table-cell>
          <table:table-cell office:value-type="string">
            <text:p>(91) 3352-4478</text:p>
          </table:table-cell>
        </table:table-row>
        <table:table-row table:style-name="ro1">
          <table:table-cell office:value-type="string">
            <text:p>Gabi Macêdo Doceria</text:p>
          </table:table-cell>
          <table:table-cell office:value-type="string">
            <text:p>R. Bernal do Couto, 38 - Umarizal, Belém - PA, 66055-080, Brazil</text:p>
          </table:table-cell>
          <table:table-cell office:value-type="string">
            <text:p>(91) 3352-4754</text:p>
          </table:table-cell>
        </table:table-row>
        <table:table-row table:style-name="ro1">
          <table:table-cell office:value-type="string">
            <text:p>Nega Maluca Doceria</text:p>
          </table:table-cell>
          <table:table-cell office:value-type="string">
            <text:p>R. Domingos Marreiros, 325 - Umarizal, Belém - PA, 66055-210, Brazil</text:p>
          </table:table-cell>
          <table:table-cell office:value-type="string">
            <text:p>(91) 4006-4466</text:p>
          </table:table-cell>
        </table:table-row>
        <table:table-row table:style-name="ro1">
          <table:table-cell office:value-type="string">
            <text:p>Fabrica &amp; Sorveteria Glacial</text:p>
          </table:table-cell>
          <table:table-cell office:value-type="string">
            <text:p>R. Maj. Gabriel, 2000 - Praça 14 de Janeiro, Manaus - AM, 69020-060, Brazil</text:p>
          </table:table-cell>
          <table:table-cell office:value-type="string">
            <text:p>(92) 3232-2457</text:p>
          </table:table-cell>
        </table:table-row>
        <table:table-row table:style-name="ro1">
          <table:table-cell office:value-type="string">
            <text:p>Sorveteria Glacial (Comercial Amazônia)</text:p>
          </table:table-cell>
          <table:table-cell office:value-type="string">
            <text:p>Comercial Amazônia - Av. Getúlio Vargas, 188 - Centro, Manaus - AM, 69020-010, Brazil</text:p>
          </table:table-cell>
          <table:table-cell office:value-type="string">
            <text:p>(92) 3232-2457</text:p>
          </table:table-cell>
        </table:table-row>
        <table:table-row table:style-name="ro1">
          <table:table-cell office:value-type="string">
            <text:p>Sorveteria Glacial Self Service (Loja 7)</text:p>
          </table:table-cell>
          <table:table-cell office:value-type="string">
            <text:p>Av. Constantino Nery, 1308 - São Geraldo, Manaus - AM, 69050-000, Brazil</text:p>
          </table:table-cell>
          <table:table-cell office:value-type="string">
            <text:p>(92) 3233-7871</text:p>
          </table:table-cell>
        </table:table-row>
        <table:table-row table:style-name="ro1">
          <table:table-cell office:value-type="string">
            <text:p>Bakery and Confectionery Lindopan Bread House</text:p>
          </table:table-cell>
          <table:table-cell office:value-type="string">
            <text:p>R. Silva Ramos, 2616 - Centro, Manaus - AM, 69025-100, Brazil</text:p>
          </table:table-cell>
          <table:table-cell office:value-type="string">
            <text:p>(92) 3234-7202</text:p>
          </table:table-cell>
        </table:table-row>
        <table:table-row table:style-name="ro1">
          <table:table-cell office:value-type="string">
            <text:p>Bombons Finos da Amazônia</text:p>
          </table:table-cell>
          <table:table-cell office:value-type="string">
            <text:p>Av. Buriti, 3104A - Distrito Industrial, Manaus - AM, 69075-000, Brazil</text:p>
          </table:table-cell>
          <table:table-cell office:value-type="string">
            <text:p>(92) 3236-2610</text:p>
          </table:table-cell>
        </table:table-row>
        <table:table-row table:style-name="ro1">
          <table:table-cell office:value-type="string">
            <text:p>Santo Gelato</text:p>
          </table:table-cell>
          <table:table-cell office:value-type="string">
            <text:p>Av. João Valério, 200 - Nossa Sra. das Graças, Manaus - AM, 69053-140, Brazil</text:p>
          </table:table-cell>
          <table:table-cell office:value-type="string">
            <text:p>(92) 3347-0003</text:p>
          </table:table-cell>
        </table:table-row>
        <table:table-row table:style-name="ro1">
          <table:table-cell office:value-type="string">
            <text:p>Yuri Doces E Salgados</text:p>
          </table:table-cell>
          <table:table-cell office:value-type="string">
            <text:p>R. Rio Jutaí, 62 - Nossa Sra. das Graças, Manaus - AM, 69053-020, Brazil</text:p>
          </table:table-cell>
          <table:table-cell office:value-type="string">
            <text:p>(92) 3584-0519</text:p>
          </table:table-cell>
        </table:table-row>
        <table:table-row table:style-name="ro1">
          <table:table-cell office:value-type="string">
            <text:p>Sorveteria Glacial - Self Service (Loja 1)</text:p>
          </table:table-cell>
          <table:table-cell office:value-type="string">
            <text:p>Av. Getúlio Vargas, 585 - Centro, Manaus - AM, 69010-010, Brazil</text:p>
          </table:table-cell>
          <table:table-cell office:value-type="string">
            <text:p>(92) 3622-4790</text:p>
          </table:table-cell>
        </table:table-row>
        <table:table-row table:style-name="ro1">
          <table:table-cell office:value-type="string">
            <text:p>Bodega do Pão</text:p>
          </table:table-cell>
          <table:table-cell office:value-type="string">
            <text:p>R. Marquesa de Santos, 92 - Coroado, Manaus - AM, 69035-520, Brazil</text:p>
          </table:table-cell>
          <table:table-cell office:value-type="string">
            <text:p>(92) 3639-1803</text:p>
          </table:table-cell>
        </table:table-row>
        <table:table-row table:style-name="ro1">
          <table:table-cell office:value-type="string">
            <text:p>Panificadora City Pan Café</text:p>
          </table:table-cell>
          <table:table-cell office:value-type="string">
            <text:p>R. Peruíbe, 40 - Conjunto Cidade Nova I, Manaus - AM, 69090-160, Brazil</text:p>
          </table:table-cell>
          <table:table-cell office:value-type="string">
            <text:p>(92) 3641-9610</text:p>
          </table:table-cell>
        </table:table-row>
        <table:table-row table:style-name="ro1">
          <table:table-cell office:value-type="string">
            <text:p>Pão &amp; Companhia Amazonas Shopping</text:p>
          </table:table-cell>
          <table:table-cell office:value-type="string">
            <text:p>Amazonas Shopping Center - Av. Djalma Batista, 482 - 147 - Chapada, Manaus - AM, 69050-010, Brazil</text:p>
          </table:table-cell>
          <table:table-cell office:value-type="string">
            <text:p>(92) 3642-3634</text:p>
          </table:table-cell>
        </table:table-row>
        <table:table-row table:style-name="ro1">
          <table:table-cell office:value-type="string">
            <text:p>Panificadora e Confeitaria Parque 10</text:p>
          </table:table-cell>
          <table:table-cell office:value-type="string">
            <text:p>Av. Ivanete Machado, 436 - Loja 01 - Parque Dez de Novembro, Manaus - AM, 69055-750, Brazil</text:p>
          </table:table-cell>
          <table:table-cell office:value-type="string">
            <text:p>(92) 3642-4773</text:p>
          </table:table-cell>
        </table:table-row>
        <table:table-row table:style-name="ro1">
          <table:table-cell office:value-type="string">
            <text:p>Panificadora Barcelona</text:p>
          </table:table-cell>
          <table:table-cell office:value-type="string">
            <text:p>R. Santo Antônio, 105 - Coroado, Manaus - AM, 69080-271, Brazil</text:p>
          </table:table-cell>
          <table:table-cell office:value-type="string">
            <text:p>(92) 3644-4692</text:p>
          </table:table-cell>
        </table:table-row>
        <table:table-row table:style-name="ro1">
          <table:table-cell office:value-type="string">
            <text:p>Conde do Pão Bakery</text:p>
          </table:table-cell>
          <table:table-cell office:value-type="string">
            <text:p>R. Martim Afonso de Souza, 589 - Dom Pedro, Manaus - AM, 69040-690, Brazil</text:p>
          </table:table-cell>
          <table:table-cell office:value-type="string">
            <text:p>(92) 3656-2888</text:p>
          </table:table-cell>
        </table:table-row>
        <table:table-row table:style-name="ro1">
          <table:table-cell office:value-type="string">
            <text:p>Bread Conde</text:p>
          </table:table-cell>
          <table:table-cell office:value-type="string">
            <text:p>Av. Darcy Vargas, 2144 - Chapada, Manaus - AM, 69050-020, Brazil</text:p>
          </table:table-cell>
          <table:table-cell office:value-type="string">
            <text:p>(92) 3656-2888</text:p>
          </table:table-cell>
        </table:table-row>
        <table:table-row table:style-name="ro1">
          <table:table-cell office:value-type="string">
            <text:p>Sorveteria Toya</text:p>
          </table:table-cell>
          <table:table-cell office:value-type="string">
            <text:p>Via Arterial Norte - Compensa, Manaus - AM, 69036, Brazil</text:p>
          </table:table-cell>
          <table:table-cell office:value-type="string">
            <text:p>(92) 3671-6070</text:p>
          </table:table-cell>
        </table:table-row>
        <table:table-row table:style-name="ro1">
          <table:table-cell office:value-type="string">
            <text:p>MilkShakers</text:p>
          </table:table-cell>
          <table:table-cell office:value-type="string">
            <text:p>Av. Nazaré, 47 - Prainha, Santarém - PA, 68005-340, Brazil</text:p>
          </table:table-cell>
          <table:table-cell office:value-type="string">
            <text:p>(93) 3522-0413</text:p>
          </table:table-cell>
        </table:table-row>
        <table:table-row table:style-name="ro1">
          <table:table-cell office:value-type="string">
            <text:p>Central das Balas</text:p>
          </table:table-cell>
          <table:table-cell office:value-type="string">
            <text:p>R. Galdino Veloso, 737 - Central, Santarém - PA, 68005-070, Brazil</text:p>
          </table:table-cell>
          <table:table-cell office:value-type="string">
            <text:p>(93) 3522-7734</text:p>
          </table:table-cell>
        </table:table-row>
        <table:table-row table:style-name="ro1">
          <table:table-cell office:value-type="string">
            <text:p>Santa Clara Artesanal</text:p>
          </table:table-cell>
          <table:table-cell office:value-type="string">
            <text:p>R. Hildemar Maia, 1216 - Santa Rita, Macapá - AP, 68901-271, Brazil</text:p>
          </table:table-cell>
          <table:table-cell office:value-type="string">
            <text:p>(96) 3222-0578</text:p>
          </table:table-cell>
        </table:table-row>
        <table:table-row table:style-name="ro1">
          <table:table-cell office:value-type="string">
            <text:p>Sorveteria Clara Neve</text:p>
          </table:table-cell>
          <table:table-cell office:value-type="string">
            <text:p>R. Manoel Eudóxio Pereira, 1868 - Central, Macapá - AP, 68900-021, Brazil</text:p>
          </table:table-cell>
          <table:table-cell office:value-type="string">
            <text:p>(96) 3222-2055</text:p>
          </table:table-cell>
        </table:table-row>
        <table:table-row table:style-name="ro1">
          <table:table-cell office:value-type="string">
            <text:p>Yupi Gelateria</text:p>
          </table:table-cell>
          <table:table-cell office:value-type="string">
            <text:p>Av. Fab, 821 - Central, Macapá - AP, 68900-073, Brazil</text:p>
          </table:table-cell>
          <table:table-cell office:value-type="string">
            <text:p>(96) 3222-9728</text:p>
          </table:table-cell>
        </table:table-row>
        <table:table-row table:style-name="ro1">
          <table:table-cell office:value-type="string">
            <text:p>Big Balas</text:p>
          </table:table-cell>
          <table:table-cell office:value-type="string">
            <text:p>R. Tiradentes, 253 - Central, Macapá - AP, 68900-098, Brazil</text:p>
          </table:table-cell>
          <table:table-cell office:value-type="string">
            <text:p>(96) 3223-1266</text:p>
          </table:table-cell>
        </table:table-row>
        <table:table-row table:style-name="ro1">
          <table:table-cell office:value-type="string">
            <text:p>Estação das Balas</text:p>
          </table:table-cell>
          <table:table-cell office:value-type="string">
            <text:p>R. Tiradentes, 1269 - Central, Macapá - AP, 68900-098, Brazil</text:p>
          </table:table-cell>
          <table:table-cell office:value-type="string">
            <text:p>(96) 3223-8921</text:p>
          </table:table-cell>
        </table:table-row>
        <table:table-row table:style-name="ro1">
          <table:table-cell office:value-type="string">
            <text:p>Doce Pedaço</text:p>
          </table:table-cell>
          <table:table-cell office:value-type="string">
            <text:p>Av. Mãe Luzia, 582 C - Julião Ramos, Macapá - AP, 68908-160, Brazil</text:p>
          </table:table-cell>
          <table:table-cell office:value-type="string">
            <text:p>(96) 3224-3707</text:p>
          </table:table-cell>
        </table:table-row>
        <table:table-row table:style-name="ro1">
          <table:table-cell office:value-type="string">
            <text:p>Padaria Casa Vieira</text:p>
          </table:table-cell>
          <table:table-cell office:value-type="string">
            <text:p>Av. José Miguel Ackel, 1863 - Parque Industrial Cumbica, Guarulhos - SP, 07241-090, Brazil</text:p>
          </table:table-cell>
          <table:table-cell office:value-type="string">
            <text:p>2486-2216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Panaderia Ponta Verde</text:p>
          </table:table-cell>
          <table:table-cell office:value-type="string">
            <text:p>R. Dep. José Lages, 288 - Ponta Verde, Maceió - AL, 57035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mpério do Pão - Cidade Nova</text:p>
          </table:table-cell>
          <table:table-cell office:value-type="string">
            <text:p>R. Padre João Ribeiro, 70 - Nova Cidade, Manaus - AM, 69097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B Mercado e Padaria</text:p>
          </table:table-cell>
          <table:table-cell office:value-type="string">
            <text:p>R. Platina, 212 - Campanário, Diadema - SP, 09931-4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Vianney</text:p>
          </table:table-cell>
          <table:table-cell office:value-type="string">
            <text:p>R. dos Aimorés, 200 - Funcionários, Belo Horizonte - MG, 30140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upão Cidade Nova</text:p>
          </table:table-cell>
          <table:table-cell office:value-type="string">
            <text:p>R. João Arantes, 413 - Cidade Nova, Belo Horizonte - MG, 31170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Le Crocant</text:p>
          </table:table-cell>
          <table:table-cell office:value-type="string">
            <text:p>Av. João Pinheiro, 3088 - Brasil, Uberlândia - MG, 38400-7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favorita Padaria</text:p>
          </table:table-cell>
          <table:table-cell office:value-type="string">
            <text:p>Av. Lindolfo Monteiro, 1326 - Fátima, Teresina - PI, 64052-8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ão da Hora</text:p>
          </table:table-cell>
          <table:table-cell office:value-type="string">
            <text:p>Av. Barão de Castelo Branco, 270 - Cidade Nova, Teresina - PI, 64016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oa Viagem</text:p>
          </table:table-cell>
          <table:table-cell office:value-type="string">
            <text:p>Av. Boa Viagem, 2846 - Boa Viagem, Recife - PE, 51020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oa Vista</text:p>
          </table:table-cell>
          <table:table-cell office:value-type="string">
            <text:p>R. Clemente da Rocha Silva, 7 - Montanhão, São Bernardo do Campo - SP, 09765-6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Asa Norte</text:p>
          </table:table-cell>
          <table:table-cell office:value-type="string">
            <text:p>Comércio Local Norte, 110 - Loja 10 - Asa Norte, Brasília - DF, 70753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SHCS CLS 111 Bloco A Loja 36 - Asa Sul, Brasília - DF, 70374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Pátio Brasil Shopping</text:p>
          </table:table-cell>
          <table:table-cell office:value-type="string">
            <text:p>SCS Quadra 7 - Asa Sul, Brasília - DF, 70307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da Sato</text:p>
          </table:table-cell>
          <table:table-cell office:value-type="string">
            <text:p>Rua Galvão Bueno, 40 (Shopping Sogo, terceiro andar - Liberdade, São Paulo - SP, 0150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ust Cold Creamery</text:p>
          </table:table-cell>
          <table:table-cell office:value-type="string">
            <text:p>R. Dinarte Ribeiro, 171 - Moinhos de Vento, Porto Alegre - RS, 90570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Bergalli</text:p>
          </table:table-cell>
          <table:table-cell office:value-type="string">
            <text:p>R. Veador Porto, 507 - Santana, Porto Alegre - RS, 9061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R. Padre Chagas, 228 - Moinhos de Vento, Porto Alegre - RS, 9057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Iguatemi</text:p>
          </table:table-cell>
          <table:table-cell office:value-type="string">
            <text:p>Av. João Wallig, 1800 - Passo d'Areia, Porto Alegre - RS, 91349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ijo de Leite</text:p>
          </table:table-cell>
          <table:table-cell office:value-type="string">
            <text:p>Av. Praia de Belas, 1181 - Praia de Belas, Porto Alegre - RS, 901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iù Bella Gelato - Blumenau</text:p>
          </table:table-cell>
          <table:table-cell office:value-type="string">
            <text:p>Alameda Rio Branco, 309 - Jardim Blumenau, Blumenau - SC, 89010-3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Dullie</text:p>
          </table:table-cell>
          <table:table-cell office:value-type="string">
            <text:p>Vila Germânica - R. Alberto Stein, 199 - loja 05 - Velha, Blumenau - SC, 89036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eddo - Neumarkt Shopping</text:p>
          </table:table-cell>
          <table:table-cell office:value-type="string">
            <text:p>em frente ao Outback - R. 7 de Setembro, 1213 - 2º andar - Centro, Blumenau - SC, 89010-9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Curitiba</text:p>
          </table:table-cell>
          <table:table-cell office:value-type="string">
            <text:p>R. Brg. Franco, 2300 - Batel, Curitiba - PR, 8025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Leopoldina</text:p>
          </table:table-cell>
          <table:table-cell office:value-type="string">
            <text:p>R. Monsenhor Manoel Vicente, 281 - loja 04 - Água Verde, Curitiba - PR, 80620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FT ≈ Ice Cream</text:p>
          </table:table-cell>
          <table:table-cell office:value-type="string">
            <text:p>Alameda Dr. Carlos de Carvalho, 665 - Loja 2 - Centro, Curitiba - PR, 804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átio Batel</text:p>
          </table:table-cell>
          <table:table-cell office:value-type="string">
            <text:p>Av. do Batel, 1868 - Batel, Curitiba - PR, 8042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Gelato &amp; Café</text:p>
          </table:table-cell>
          <table:table-cell office:value-type="string">
            <text:p>R. Otto Boehm, 1069 - Glória, Joinville - SC, 89216-28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(Gelato &amp; Café) - América</text:p>
          </table:table-cell>
          <table:table-cell office:value-type="string">
            <text:p>R. Blumenau, 2555 - América, Joinville - SC, 89204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Gelato &amp; Café</text:p>
          </table:table-cell>
          <table:table-cell office:value-type="string">
            <text:p>R. Min. Calógeras, 645 - Anita Garibaldi, Joinville - SC, 89202-00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32</text:p>
          </table:table-cell>
          <table:table-cell office:value-type="string">
            <text:p>R. Jerônimo Coelho, 60 - Centro, Florianópolis - SC, 8801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é Gelado - Gelatos Artesanais | Lagoa</text:p>
          </table:table-cell>
          <table:table-cell office:value-type="string">
            <text:p>Av. das Rendeiras, 1642 - Lagoa da Conceição, Florianópolis - SC, 88062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Di Panna - Multi Open Shopping</text:p>
          </table:table-cell>
          <table:table-cell office:value-type="string">
            <text:p>Rodovia Dr. Antônio Luiz Moura Gonzaga, 3339 - Rio Tavares, Florianópolis - SC, 88048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s Mochis Gelateria</text:p>
          </table:table-cell>
          <table:table-cell office:value-type="string">
            <text:p>Av. Moaçara, 1257 - Floresta, Santarém - PA, 68025-7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Nido (próximo ao Shopping Paraíso)</text:p>
          </table:table-cell>
          <table:table-cell office:value-type="string">
            <text:p>Av. Mendonça Furtado, 3374 - Liberdade, Santarém - PA, 68040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vertão do Macaxeira</text:p>
          </table:table-cell>
          <table:table-cell office:value-type="string">
            <text:p>Tv. Resistência, 1630 - São Cristóvão, Santarém - PA, 68047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llis Gelato - Artesanal e Natural</text:p>
          </table:table-cell>
          <table:table-cell office:value-type="string">
            <text:p>Rua Luís Góis, 1473 - Vila Clementino, São Paulo - SP, 04043-3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ÇAITERIA SORVETONI</text:p>
          </table:table-cell>
          <table:table-cell office:value-type="string">
            <text:p>R. Rio de Janeiro, 493 - Jardim Oratorio, Mauá - SP, 0938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R. Rio de Janeiro, 203 - Barra Funda, Guarujá - SP, 11410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O CENTRO</text:p>
          </table:table-cell>
          <table:table-cell office:value-type="string">
            <text:p>R. Epitácio Pessoa, 94 - Vila Buarque, São Paulo - SP, 0122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Higienopolis</text:p>
          </table:table-cell>
          <table:table-cell office:value-type="string">
            <text:p>Av. Higienópolis, 618 - Higienópolis, São Paulo - SP, 012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oi Mooi Amazing Ice Creams - Itaim</text:p>
          </table:table-cell>
          <table:table-cell office:value-type="string">
            <text:p>R. Manuel Guedes, 249 - Itaim Bibi, São Paulo - SP, 04536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Higienópolis Quiosque Picolé</text:p>
          </table:table-cell>
          <table:table-cell office:value-type="string">
            <text:p>Av. Higienópolis, 698 - Higienópolis, São Paulo - SP, 012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ela dona socorro</text:p>
          </table:table-cell>
          <table:table-cell office:value-type="string">
            <text:p>Praça Lie, 24 - Vila Rio de Janeiro, Guarulhos - SP, 07124-02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Rod. Niterói - Manilha, 100 - Boa Vista, São Gonçalo - RJ, 24466-9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bor Gelado Mutuá</text:p>
          </table:table-cell>
          <table:table-cell office:value-type="string">
            <text:p>Estrada covanca da Conceição, 882 - Mutua, São Gonçalo - RJ, 24461-3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hake Mara</text:p>
          </table:table-cell>
          <table:table-cell office:value-type="string">
            <text:p>R. São Gonçalo do Rio das Pedras, 1023 - Vila Mara, São Paulo - SP, 08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 like it! Creamery</text:p>
          </table:table-cell>
          <table:table-cell office:value-type="string">
            <text:p>Av. Rômulo Maiorana, 1580 - Marco, Belém - PA, 66093-67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Tv. Dom Romualdo de Seixas, 1139 - Umarizal, Belém - PA, 66055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Tv. 14 de Março, 1570 - Umarizal, Belém - PA, 66055-4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Blvd. Castilhos França, 707 - Campina, Belém - PA, 6601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Visc. de Souza Franco, 776 - 3º Piso - Loja 362 - Reduto, Belém - PA, 660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852 - Av. Conselheiro Furtado, 786 - Batista Campos, Belém - PA, 6602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Salvador</text:p>
          </table:table-cell>
          <table:table-cell office:value-type="string">
            <text:p>Av. Paulo VI, 1549 - Pituba, Salvador - BA, 418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Gelato</text:p>
          </table:table-cell>
          <table:table-cell office:value-type="string">
            <text:p>Alameda Praia de Camburiú, 130 - Stella Maris, Salvador - BA, 4160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ireh Gelatos</text:p>
          </table:table-cell>
          <table:table-cell office:value-type="string">
            <text:p>R. Nova do Vale - Pernambués, Salvador - BA, 40720-1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Tancredo Neves, 3133 - Caminho das Árvores, Salvador - BA, 41100-8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 Gelateria</text:p>
          </table:table-cell>
          <table:table-cell office:value-type="string">
            <text:p>R. Jovêntina Alves, 404 - Salgado Filho, Aracaju - SE, 49020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R. François Hoald, 10 - Atalaia, Aracaju - SE, 49037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SE-100, 7 - Atalaia, Aracaju - SE, 49035-7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</text:p>
          </table:table-cell>
          <table:table-cell office:value-type="string">
            <text:p>R. Desportista Humberto Guimarães, 541b - Ponta Verde, Maceió - AL, 57035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ramello Gelateria</text:p>
          </table:table-cell>
          <table:table-cell office:value-type="string">
            <text:p>R. Durval Guimarães, 370 - Ponta Verde, Maceió - AL, 57035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uca Gelato</text:p>
          </table:table-cell>
          <table:table-cell office:value-type="string">
            <text:p>R. Machado Lemos, 403 - Ponta Verde, Maceió - AL, 57035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 Shopping</text:p>
          </table:table-cell>
          <table:table-cell office:value-type="string">
            <text:p>Av. Comendador Gustavo Paiva, 2961 - Mangabeiras, Maceió - AL, 57035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 Vita - gelateria Italiana</text:p>
          </table:table-cell>
          <table:table-cell office:value-type="string">
            <text:p>R. Teófilo Otoni, 54 - Ponta da Terra, Maceió - AL, 57030-00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 Gruta</text:p>
          </table:table-cell>
          <table:table-cell office:value-type="string">
            <text:p>Av. Fernandes Lima, 3644 - Gruta de Lourdes, Maceió - AL, 57052-4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Parque Shopping Maceió</text:p>
          </table:table-cell>
          <table:table-cell office:value-type="string">
            <text:p>Av. Comendador Gustavo Paiva, 5945 - Cruz das Almas, Maceió - AL, 570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Comendador Gustavo Paiva, 2990 - Mangabeiras, Maceió - AL, 57035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 + Gelateria - Mundi</text:p>
          </table:table-cell>
          <table:table-cell office:value-type="string">
            <text:p>Shopping Boulevard Mundi - Av. Efigênio Salles, 2300 - Loja B7 - Aleixo, Manaus - AM, 6906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 - Adrianópolis</text:p>
          </table:table-cell>
          <table:table-cell office:value-type="string">
            <text:p>Av. Umberto Calderaro, 345-497 - Adrianópolis, Manaus - AM, 69057-02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</text:p>
          </table:table-cell>
          <table:table-cell office:value-type="string">
            <text:p>-41 - Av. Pedro Teixeira, 33 - Dom Pedro, Manaus - AM, 69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 - Av das Torres</text:p>
          </table:table-cell>
          <table:table-cell office:value-type="string">
            <text:p>Av. Gov. José Lindoso, 1950 - Loja 1B - Parque Dez de Novembro, Manaus - AM, 6905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 Monte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Barbarella - Unidade Centro</text:p>
          </table:table-cell>
          <table:table-cell office:value-type="string">
            <text:p>Rua 10 de Julho, 618 - Centro, Manaus - AM, 6901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Sonho Gelado</text:p>
          </table:table-cell>
          <table:table-cell office:value-type="string">
            <text:p>420 - R. Terra Nova, 214 - São José Operário, Manaus - AM, 69085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mpo Belo</text:p>
          </table:table-cell>
          <table:table-cell office:value-type="string">
            <text:p>R. Pascal, 973 - Campo Belo, São Paulo - SP, 04616-0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mpo Grande</text:p>
          </table:table-cell>
          <table:table-cell office:value-type="string">
            <text:p>R. Antônio Maria Coelho, 3583 - Vila Planalto, Campo Grande - MS, 7902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Shopping Campo Grande</text:p>
          </table:table-cell>
          <table:table-cell office:value-type="string">
            <text:p>Av. Afonso Pena, 4909 - Cidade Jardim, Campo Grande - MS, 79031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Campo Grande</text:p>
          </table:table-cell>
          <table:table-cell office:value-type="string">
            <text:p>R. Brilhante, 2681 - Vila Carvalho, Campo Grande - MS, 79006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gga mania sorvetes</text:p>
          </table:table-cell>
          <table:table-cell office:value-type="string">
            <text:p>Rua Porto Velho, 492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Dullim</text:p>
          </table:table-cell>
          <table:table-cell office:value-type="string">
            <text:p>Av. Carlos Gomes, 2350 - São Cristóvão, Porto Velho - RO, 76804-03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AVVERO PORTO VELHO</text:p>
          </table:table-cell>
          <table:table-cell office:value-type="string">
            <text:p>Av. Carlos Gomes, 1096 - São Cristóvão, Porto Velho - RO, 76801-12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ullim</text:p>
          </table:table-cell>
          <table:table-cell office:value-type="string">
            <text:p>Av. Calama, 3881 - Embratel, Porto Velho - RO, 76820-73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z - Sorvetes e Açaí</text:p>
          </table:table-cell>
          <table:table-cell office:value-type="string">
            <text:p>Av. Amazonas, 9895 - Jardim Santana, Porto Velho - RO, 76828-65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Lu</text:p>
          </table:table-cell>
          <table:table-cell office:value-type="string">
            <text:p>Av. Dom Pedro de Alcântara, 286 - Vila Sao Pedro, São Bernardo do Campo - SP, 0978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Iguatemi Campinas</text:p>
          </table:table-cell>
          <table:table-cell office:value-type="string">
            <text:p>Shopping Iguatemi - Av. Iguatemi, 777 - Piso 1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Cambuí</text:p>
          </table:table-cell>
          <table:table-cell office:value-type="string">
            <text:p>R. dos Bandeirantes, 155 - Cambuí, Campinas - SP, 13024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Shopping Prado Boulevard</text:p>
          </table:table-cell>
          <table:table-cell office:value-type="string">
            <text:p>Av. Washington Luiz, 2480 - Vila Marieta, Campinas - SP, 13042-1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. Pq Dom Pedro</text:p>
          </table:table-cell>
          <table:table-cell office:value-type="string">
            <text:p>Av. Guilherme Campos, 500 - Jardim Santa Genebra, Campinas - SP, 13087-6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Iguatemi Campinas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ro Gelato Iguatemi Campinas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Coronel Quirino</text:p>
          </table:table-cell>
          <table:table-cell office:value-type="string">
            <text:p>R. Cel. Quirino, 1267 - Cambuí, Campinas - SP, 13025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Guarulhos</text:p>
          </table:table-cell>
          <table:table-cell office:value-type="string">
            <text:p>R. Margarida Maria Barbosa, 113 - Jardim Maia, Guarulhos - SP, 07115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Rod. Pres. Dutra-Pista Lateral, 225 - Vila Itapegica, Guarulhos - SP, 07034-9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arque Maia</text:p>
          </table:table-cell>
          <table:table-cell office:value-type="string">
            <text:p>Av. Bartolomeu de Carlos, 230 - Loja 2053, P2 - Jardim Flor da Montanha, Guarulhos - SP, 07097-4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pule Gelato Artesanal</text:p>
          </table:table-cell>
          <table:table-cell office:value-type="string">
            <text:p>R. Mal. Floriano Peixoto, 1370 - Duque de Caxias, Cuiabá - MT, 78043-3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Lourdes</text:p>
          </table:table-cell>
          <table:table-cell office:value-type="string">
            <text:p>R. Marília de Dirceu, 161 - Lourdes, Belo Horizonte - MG, 3017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Belo Horizonte</text:p>
          </table:table-cell>
          <table:table-cell office:value-type="string">
            <text:p>R. Gonçalves Dias, 2273 - Lourdes, Belo Horizonte - MG, 30140-09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lo Gelato Castelo</text:p>
          </table:table-cell>
          <table:table-cell office:value-type="string">
            <text:p>Av. Miguel Perrela, 87 - Castelo, Belo Horizonte - MG, 31330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Mangabeiras</text:p>
          </table:table-cell>
          <table:table-cell office:value-type="string">
            <text:p>Av. dos Bandeirantes, 1733 - Anchieta, Belo Horizonte - MG, 30310-4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átio Savassi</text:p>
          </table:table-cell>
          <table:table-cell office:value-type="string">
            <text:p>Av. do Contorno, 6061 - São Pedro, Belo Horizonte - MG, 30110-92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Vila da Serra</text:p>
          </table:table-cell>
          <table:table-cell office:value-type="string">
            <text:p>Alameda Oscar Niemeyer, 1033 - loja 15 - Vila da Serra, Nova Lima - MG, 34006-0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r.Neves Gelateria</text:p>
          </table:table-cell>
          <table:table-cell office:value-type="string">
            <text:p>Av. Nicomedes Alves dos Santos, 1127 - Altamira, Uberlândia - MG, 38408-44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Best Açaí - Uberlândia Centro</text:p>
          </table:table-cell>
          <table:table-cell office:value-type="string">
            <text:p>Av. João Naves de Ávila, 188 - Centro, Uberlândia - MG, 38400-09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Sol &amp; Neve - Centro</text:p>
          </table:table-cell>
          <table:table-cell office:value-type="string">
            <text:p>Av. Floriano Peixoto, 140 - Centro, Uberlândia - MG, 384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Center Shopping Uberlândia</text:p>
          </table:table-cell>
          <table:table-cell office:value-type="string">
            <text:p>Av. João Naves de Ávila, 1331 - Tibery, Uberlândia - MG, 38408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lls &amp; Rolls</text:p>
          </table:table-cell>
          <table:table-cell office:value-type="string">
            <text:p>Av. Santos Dumont, 1281 - Quiosque 2 - Santa Maria, Uberaba - MG, 3805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Uberaba</text:p>
          </table:table-cell>
          <table:table-cell office:value-type="string">
            <text:p>R. Dr. Mozart Furtado Nunes, 426 - São Sebastiao, Uberaba - MG, 3806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h Açai | Sorvetes | Picolés</text:p>
          </table:table-cell>
          <table:table-cell office:value-type="string">
            <text:p>R. Dr. Mozart Furtado Nunes, 384 - loja 02 - São Sebastiao, Uberaba - MG, 3806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ios de Sol</text:p>
          </table:table-cell>
          <table:table-cell office:value-type="string">
            <text:p>Av. José Solé Filho, 219 - Serra Dourada, Uberaba - MG, 38057-72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Paolo</text:p>
          </table:table-cell>
          <table:table-cell office:value-type="string">
            <text:p>Av. Raul Lopes - Noivos, Teresina - PI, 64048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e Gelato</text:p>
          </table:table-cell>
          <table:table-cell office:value-type="string">
            <text:p>Av. Pres. Kennedy, 2031 - Horto, Teresina - PI, 64052-9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vino’s Sorvetes Teresina</text:p>
          </table:table-cell>
          <table:table-cell office:value-type="string">
            <text:p>Av. Lindolfo Monteiro, 1840 - Loja 03 - Fátima, Teresina - PI, 64049-4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ilhas da Amazônia Sorvetes | Teresina - PI</text:p>
          </table:table-cell>
          <table:table-cell office:value-type="string">
            <text:p>R. Raimundo Portela, 839 - Fátima, Teresina - PI, 64049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Puro Sabor</text:p>
          </table:table-cell>
          <table:table-cell office:value-type="string">
            <text:p>Av. Miguel Rosa, 5966 - Centro (Sul), Teresina - PI, 64018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qualo Gelateria I Setúbal, Boa Viagem - @squalogelato</text:p>
          </table:table-cell>
          <table:table-cell office:value-type="string">
            <text:p>Rua Dr. Luiz Inácio Pessoa de Melo - R. Setúbal, 290 - Boa Viagem, Recife - PE, 51030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Recife</text:p>
          </table:table-cell>
          <table:table-cell office:value-type="string">
            <text:p>R. Amélia, 470 - Graças, Recife - PE, 5201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meo Giulietta Gelato Artigianale Italiano</text:p>
          </table:table-cell>
          <table:table-cell office:value-type="string">
            <text:p>Shopping RioMar Recife - Av. República do Líbano, 251 - Pina, Recife - PE, 5111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Recife</text:p>
          </table:table-cell>
          <table:table-cell office:value-type="string">
            <text:p>R. Padre Carapuceiro, 777 - Boa Viagem, Recife - PE, 51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Paolo Gelato &amp; Café - Boa Viagem</text:p>
          </table:table-cell>
          <table:table-cell office:value-type="string">
            <text:p>R. Dona Magina Pontual, 48 - Loja 05 - Boa Viagem, Recife - PE, 51021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República do Líbano, 251 - Pina, Recife - PE, 5111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 Kasquin Sorveteria Artesanal</text:p>
          </table:table-cell>
          <table:table-cell office:value-type="string">
            <text:p>Rua Arquiteto Luiz Nunes, 620A - Imbiribeira, Recife - PE, 51170-4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Clara Neve</text:p>
          </table:table-cell>
          <table:table-cell office:value-type="string">
            <text:p>R. Odilardo Silva, 3095 - Julião Ramos, Macapá - AP, 68901-0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Marvim/ PARQUE DO FORTE</text:p>
          </table:table-cell>
          <table:table-cell office:value-type="string">
            <text:p>1768 - R. Cândido Mendes, 1718 - Central, Macapá - AP, 689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r Mix Milk Shake Macapá Loja 01</text:p>
          </table:table-cell>
          <table:table-cell office:value-type="string">
            <text:p>Amapá Garden Shopping - Rod. Josmar Chaves Pinto, 2141 - Universidade, Macapá - AP, 68903-41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ce cream Santa Clara</text:p>
          </table:table-cell>
          <table:table-cell office:value-type="string">
            <text:p>R. Adílson José Pinto Pereira, 1101 - São Lázaro, Macapá - AP, 68908-5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Jesus de Nazaré</text:p>
          </table:table-cell>
          <table:table-cell office:value-type="string">
            <text:p>R. Leopoldo Machado, 737 - Jesus de Nazaré, Macapá - AP, 68908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Yummy</text:p>
          </table:table-cell>
          <table:table-cell office:value-type="string">
            <text:p>R. Odilardo Silva, 3007 - Trem, Macapá - AP, 68901-0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’AMORE Sorvetes Artesanais</text:p>
          </table:table-cell>
          <table:table-cell office:value-type="string">
            <text:p>Rua Coronel Manoel Bandeira, 1804 - Sorvetes Artesanais - Geladinho Gourmet - Gelato Artesanal, Geladão Gourmet - Sorveteria em Imperatriz, Gelato em - Dindin Gourmet - Centro, Imperatriz - MA, 65907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Cremodan</text:p>
          </table:table-cell>
          <table:table-cell office:value-type="string">
            <text:p>R. Duque de Caxias - Vila Lobão, Imperatriz - MA, 65903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Av. Getúlio Vargas, 560 - Centro, Imperatriz - MA, 65903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yal Trudel</text:p>
          </table:table-cell>
          <table:table-cell office:value-type="string">
            <text:p>Av. Borges de Medeiros, 2300 - loja 10 - Planalt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Gaufre café e sorveteria</text:p>
          </table:table-cell>
          <table:table-cell office:value-type="string">
            <text:p>Av. Borges de Medeiros, 2480 - loja 18 - Bairro Belverede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ÇAÍ Express Gramado</text:p>
          </table:table-cell>
          <table:table-cell office:value-type="string">
            <text:p>R. Garibaldi, 308 - Centr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 chi</text:p>
          </table:table-cell>
          <table:table-cell office:value-type="string">
            <text:p>Vila Suica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ior Gelato Shopping Avenida Center</text:p>
          </table:table-cell>
          <table:table-cell office:value-type="string">
            <text:p>shopping avenida center - Av. São Paulo, 1911 - CENTRO, Maringá - PR, 8701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 Joan Gelateria</text:p>
          </table:table-cell>
          <table:table-cell office:value-type="string">
            <text:p>Av. Tiradentes, 1436 - Zona 04, Maringá - PR, 87013-34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Av. Prudente de Morais, 695 - Zona 7, Maringá - PR, 8702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tuaí</text:p>
          </table:table-cell>
          <table:table-cell office:value-type="string">
            <text:p>Av. Colombo, 9161 - Parque Industrial Bandeirantes, Maringá - PR, 870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Shopping Catuaí Palladium</text:p>
          </table:table-cell>
          <table:table-cell office:value-type="string">
            <text:p>Shopping Catuaí Palladium - Av. das Cataratas, 3570 - Vila Yolanda, Foz do Iguaçu - PR, 858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Picoléu - Atacado e Varejo</text:p>
          </table:table-cell>
          <table:table-cell office:value-type="string">
            <text:p>Av. Silvio Américo Sasdelli, 3315 - Vila A, Foz do Iguaçu - PR, 85869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Boa Vista</text:p>
          </table:table-cell>
          <table:table-cell office:value-type="string">
            <text:p>Av. Ville Roy, 3792 - Aparecida, Boa Vista - RR, 69306-4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.te Lisboa</text:p>
          </table:table-cell>
          <table:table-cell office:value-type="string">
            <text:p>Av. Independência, 1211 - 31 - Independência, Porto Alegre - RS, 90035-0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razi Doces Artesanais | Brigadeiros em Blumenau</text:p>
          </table:table-cell>
          <table:table-cell office:value-type="string">
            <text:p>R. Leopoldo Keunecke, 55 - Fortaleza, Blumenau - SC, 89056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ikurruchA’S</text:p>
          </table:table-cell>
          <table:table-cell office:value-type="string">
            <text:p>Av. Kennedy, 700 - Jardim do Mar, São Bernardo do Campo - SP, 09726-25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Colombo</text:p>
          </table:table-cell>
          <table:table-cell office:value-type="string">
            <text:p>R. Gonçalves Dias, 32 - Centro, Rio de Janeiro - RJ, 2005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Avai</text:p>
          </table:table-cell>
          <table:table-cell office:value-type="string">
            <text:p>Estr. da Colonia Mário Reimberg Christe, 367 - Jardim São Gonçalo, São Paulo - SP, 0837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Irmãos Pedrosa</text:p>
          </table:table-cell>
          <table:table-cell office:value-type="string">
            <text:p>R. São Gonçalo do Rio das Pedras, 598 - Vila Mara, São Paulo - SP, 08022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in cake</text:p>
          </table:table-cell>
          <table:table-cell office:value-type="string">
            <text:p>Av. Duque de Caxias, 804 - Marco, Belém - PA, 66093-02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elalê</text:p>
          </table:table-cell>
          <table:table-cell office:value-type="string">
            <text:p>Tv. Padre Eutíquio, 1128 - Campina, Belém - PA, 66023-7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o Brother</text:p>
          </table:table-cell>
          <table:table-cell office:value-type="string">
            <text:p>R. Salvador Corrêa de Sá, 660 - Jardim Ingai, Diadema - SP, 099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unLinno gourmet</text:p>
          </table:table-cell>
          <table:table-cell office:value-type="string">
            <text:p>R. Salvador Dali, 425 - Bl.09-Apto.103 - Jardim Apura, São Paulo - SP, 0447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faela Doces</text:p>
          </table:table-cell>
          <table:table-cell office:value-type="string">
            <text:p>R. Alcídes Ramos de Lima, 49 - Jacintinho, Maceió - AL, 57041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tit Marie Doces &amp; Delícias</text:p>
          </table:table-cell>
          <table:table-cell office:value-type="string">
            <text:p>R. João Camerino, n. 36 - Pajuçara, Maceió - AL, 57030-08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ownie</text:p>
          </table:table-cell>
          <table:table-cell office:value-type="string">
            <text:p>Av. João Valério, 708 - Nossa Sra. das Graças, Manaus - AM, 69053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na Luci - Divinos bolos e Doces Finos</text:p>
          </table:table-cell>
          <table:table-cell office:value-type="string">
            <text:p>R. Glorios - Alvorada 2, Manaus - AM, 69042-8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ss Doçura</text:p>
          </table:table-cell>
          <table:table-cell office:value-type="string">
            <text:p>Av. Guilherme Paraense, 464 - Adrianópolis, Manaus - AM, 69057-0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loma Bolos e Doces</text:p>
          </table:table-cell>
          <table:table-cell office:value-type="string">
            <text:p>Rua Porto Velho, 114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eite Pâtisserie</text:p>
          </table:table-cell>
          <table:table-cell office:value-type="string">
            <text:p>R. dos Arquitetos, 3723 - São João Bosco, Porto Velho - RO, 76803-69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o Paraiba</text:p>
          </table:table-cell>
          <table:table-cell office:value-type="string">
            <text:p>R. Antônio Guerra, 1914 - Ferrazópolis, São Bernardo do Campo - SP, 09781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grello's Doceria</text:p>
          </table:table-cell>
          <table:table-cell office:value-type="string">
            <text:p>3 - Av. Historiador Rubens de Mendonça, 3300 - Jardim Aclimacao, Cuiabá - MT, 78050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dice Peres Pâtisserie d'Exception</text:p>
          </table:table-cell>
          <table:table-cell office:value-type="string">
            <text:p>R. Grão Mogol, 872 - Loja 2 - Sion, Belo Horizonte - MG, 3031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á Comigo</text:p>
          </table:table-cell>
          <table:table-cell office:value-type="string">
            <text:p>R. Nunes Viêira, 99A - Santo Antônio, Belo Horizonte - MG, 30350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ria Di Jane - Doces Sobremesas Tortas e Pudim</text:p>
          </table:table-cell>
          <table:table-cell office:value-type="string">
            <text:p>R. Copenhague, 46 - Trevo, Belo Horizonte - MG, 31370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ia Torta Shopping Uberaba</text:p>
          </table:table-cell>
          <table:table-cell office:value-type="string">
            <text:p>Av. Santa Beatriz da Silva, 1501 - loja 258 - São Benedito, Uberaba - MG, 38020-43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Brigaderia Café</text:p>
          </table:table-cell>
          <table:table-cell office:value-type="string">
            <text:p>Av. Duque de Caxias, 603a - Central, Macapá - AP, 68900-0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ivino doce</text:p>
          </table:table-cell>
          <table:table-cell office:value-type="string">
            <text:p>Av. dos Aimorés, 992 - Buritizal, Macapá - AP, 68902-86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Belita "Delícias Caseiras"</text:p>
          </table:table-cell>
          <table:table-cell office:value-type="string">
            <text:p>Av. José Jucá Mont' Alverne - Cidade Nova, Macapá - AP, 68908-6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Mix</text:p>
          </table:table-cell>
          <table:table-cell office:value-type="string">
            <text:p>R. Hildemar Maia, 1017 - Santa Rita, Macapá - AP, 68901-2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Maringá</text:p>
          </table:table-cell>
          <table:table-cell office:value-type="string">
            <text:p>R. Dr. João Carlos Azevedo, 12 - Jardim Maringá, Mauá - SP, 09341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E Doceria Maringá</text:p>
          </table:table-cell>
          <table:table-cell office:value-type="string">
            <text:p>R. Maringá, 676 - Jardim Santo Eduardo, Embu das Artes - SP, 06823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ulenik</text:p>
          </table:table-cell>
          <table:table-cell office:value-type="string">
            <text:p>Av Das Cataratas, 3570 Quiosque Q117 - Centro, Foz do Iguaçu - PR, 858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&amp; Manias</text:p>
          </table:table-cell>
          <table:table-cell office:value-type="string">
            <text:p>R. Assis Brasil, 500 - Vila Portes, Foz do Iguaçu - PR, 85865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ela Boa vista</text:p>
          </table:table-cell>
          <table:table-cell office:value-type="string">
            <text:p>Viela boa Vista - Jardim Silvina, São Bernardo do Campo - SP, 09791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s da Nara (Divinéia SBC)</text:p>
          </table:table-cell>
          <table:table-cell office:value-type="string">
            <text:p>Rua Boa Vista - Montanhão, São Bernardo do Campo - SP, 09841-30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CEL.A1:CEL.C83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11:4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11:45:39.81</dc:date>
    <dc:creator>fernando hocevar</dc:creator>
    <meta:generator>OpenOffice/4.1.15$Win32 OpenOffice.org_project/4115m2$Build-9813</meta:generator>
    <meta:editing-duration>P1DT13H50M5S</meta:editing-duration>
    <meta:editing-cycles>57</meta:editing-cycles>
    <meta:document-statistic meta:table-count="3" meta:cell-count="4356" meta:object-count="0"/>
  </office:meta>
</office:document-meta>
</file>